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60/Configurations2/statusbar/"/>
  <manifest:file-entry manifest:media-type="" manifest:full-path="Object 160/Configurations2/accelerator/current.xml"/>
  <manifest:file-entry manifest:media-type="" manifest:full-path="Object 160/Configurations2/accelerato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progressbar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61/Configurations2/statusbar/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progressbar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62/Configurations2/statusbar/"/>
  <manifest:file-entry manifest:media-type="" manifest:full-path="Object 162/Configurations2/accelerator/current.xml"/>
  <manifest:file-entry manifest:media-type="" manifest:full-path="Object 162/Configurations2/accelerato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progressbar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application/rdf+xml" manifest:full-path="manifest.rdf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63/Configurations2/statusbar/"/>
  <manifest:file-entry manifest:media-type="" manifest:full-path="Object 163/Configurations2/accelerator/current.xml"/>
  <manifest:file-entry manifest:media-type="" manifest:full-path="Object 163/Configurations2/accelerator/"/>
  <manifest:file-entry manifest:media-type="" manifest:full-path="Object 163/Configurations2/floater/"/>
  <manifest:file-entry manifest:media-type="" manifest:full-path="Object 163/Configurations2/popupmenu/"/>
  <manifest:file-entry manifest:media-type="" manifest:full-path="Object 163/Configurations2/progressbar/"/>
  <manifest:file-entry manifest:media-type="" manifest:full-path="Object 163/Configurations2/menubar/"/>
  <manifest:file-entry manifest:media-type="" manifest:full-path="Object 163/Configurations2/toolbar/"/>
  <manifest:file-entry manifest:media-type="" manifest:full-path="Object 163/Configurations2/images/Bitmaps/"/>
  <manifest:file-entry manifest:media-type="" manifest:full-path="Object 163/Configurations2/images/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74/Configurations2/statusbar/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64/Configurations2/statusbar/"/>
  <manifest:file-entry manifest:media-type="" manifest:full-path="Object 164/Configurations2/accelerator/current.xml"/>
  <manifest:file-entry manifest:media-type="" manifest:full-path="Object 164/Configurations2/accelerato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progressbar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75/Configurations2/statusbar/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65/Configurations2/statusbar/"/>
  <manifest:file-entry manifest:media-type="" manifest:full-path="Object 165/Configurations2/accelerator/current.xml"/>
  <manifest:file-entry manifest:media-type="" manifest:full-path="Object 165/Configurations2/accelerato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progressbar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application/binary" manifest:full-path="layout-cache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66/Configurations2/statusbar/"/>
  <manifest:file-entry manifest:media-type="" manifest:full-path="Object 166/Configurations2/accelerator/current.xml"/>
  <manifest:file-entry manifest:media-type="" manifest:full-path="Object 166/Configurations2/accelerato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progressbar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77/Configurations2/status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67/Configurations2/statusbar/"/>
  <manifest:file-entry manifest:media-type="" manifest:full-path="Object 167/Configurations2/accelerator/current.xml"/>
  <manifest:file-entry manifest:media-type="" manifest:full-path="Object 167/Configurations2/accelerato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progressbar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78/Configurations2/statusbar/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68/Configurations2/statusbar/"/>
  <manifest:file-entry manifest:media-type="" manifest:full-path="Object 168/Configurations2/accelerator/current.xml"/>
  <manifest:file-entry manifest:media-type="" manifest:full-path="Object 168/Configurations2/accelerato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progressbar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69/Configurations2/statusbar/"/>
  <manifest:file-entry manifest:media-type="" manifest:full-path="Object 169/Configurations2/accelerator/current.xml"/>
  <manifest:file-entry manifest:media-type="" manifest:full-path="Object 169/Configurations2/accelerator/"/>
  <manifest:file-entry manifest:media-type="" manifest:full-path="Object 169/Configurations2/floater/"/>
  <manifest:file-entry manifest:media-type="" manifest:full-path="Object 169/Configurations2/popupmenu/"/>
  <manifest:file-entry manifest:media-type="" manifest:full-path="Object 169/Configurations2/progressbar/"/>
  <manifest:file-entry manifest:media-type="" manifest:full-path="Object 169/Configurations2/menubar/"/>
  <manifest:file-entry manifest:media-type="" manifest:full-path="Object 169/Configurations2/toolbar/"/>
  <manifest:file-entry manifest:media-type="" manifest:full-path="Object 169/Configurations2/images/Bitmaps/"/>
  <manifest:file-entry manifest:media-type="" manifest:full-path="Object 169/Configurations2/images/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70/Configurations2/statusbar/"/>
  <manifest:file-entry manifest:media-type="" manifest:full-path="Object 170/Configurations2/accelerator/current.xml"/>
  <manifest:file-entry manifest:media-type="" manifest:full-path="Object 170/Configurations2/accelerato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progressbar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Pictures/2000019E00004D40000039D6E6B788BD.svm"/>
  <manifest:file-entry manifest:media-type="" manifest:full-path="Pictures/200000C500004D40000039D6BE10D00A.svm"/>
  <manifest:file-entry manifest:media-type="" manifest:full-path="Pictures/"/>
  <manifest:file-entry manifest:media-type="" manifest:full-path="Object 81/Configurations2/statusbar/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71/Configurations2/statusbar/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progressbar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72/Configurations2/statusbar/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progressbar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83/Configurations2/statusbar/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73/Configurations2/statusbar/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progressbar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" manifest:full-path="Object 84/Configurations2/statusbar/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74/Configurations2/statusbar/"/>
  <manifest:file-entry manifest:media-type="" manifest:full-path="Object 174/Configurations2/accelerator/current.xml"/>
  <manifest:file-entry manifest:media-type="" manifest:full-path="Object 174/Configurations2/accelerato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progressbar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" manifest:full-path="Object 85/Configurations2/statusbar/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75/Configurations2/statusbar/"/>
  <manifest:file-entry manifest:media-type="" manifest:full-path="Object 175/Configurations2/accelerator/current.xml"/>
  <manifest:file-entry manifest:media-type="" manifest:full-path="Object 175/Configurations2/accelerato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progressbar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76/Configurations2/statusbar/"/>
  <manifest:file-entry manifest:media-type="" manifest:full-path="Object 176/Configurations2/accelerator/current.xml"/>
  <manifest:file-entry manifest:media-type="" manifest:full-path="Object 176/Configurations2/accelerato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progressbar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87/Configurations2/statusbar/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77/Configurations2/statusbar/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progressbar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88/Configurations2/statusbar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78/Configurations2/statusbar/"/>
  <manifest:file-entry manifest:media-type="" manifest:full-path="Object 178/Configurations2/accelerator/current.xml"/>
  <manifest:file-entry manifest:media-type="" manifest:full-path="Object 178/Configurations2/accelerato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progressbar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Object 89/Configurations2/statusbar/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79/Configurations2/statusbar/"/>
  <manifest:file-entry manifest:media-type="" manifest:full-path="Object 179/Configurations2/accelerator/current.xml"/>
  <manifest:file-entry manifest:media-type="" manifest:full-path="Object 179/Configurations2/accelerato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progressbar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180/Configurations2/statusbar/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progressbar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90/Configurations2/statusbar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81/Configurations2/statusbar/"/>
  <manifest:file-entry manifest:media-type="" manifest:full-path="Object 181/Configurations2/accelerator/current.xml"/>
  <manifest:file-entry manifest:media-type="" manifest:full-path="Object 181/Configurations2/accelerato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progressbar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91/Configurations2/status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82/Configurations2/statusbar/"/>
  <manifest:file-entry manifest:media-type="" manifest:full-path="Object 182/Configurations2/accelerator/current.xml"/>
  <manifest:file-entry manifest:media-type="" manifest:full-path="Object 182/Configurations2/accelerato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progressbar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application/vnd.sun.xml.ui.configuration" manifest:full-path="Object 182/Configurations2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" manifest:full-path="Object 92/Configurations2/statusbar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83/Configurations2/statusbar/"/>
  <manifest:file-entry manifest:media-type="" manifest:full-path="Object 183/Configurations2/accelerator/current.xml"/>
  <manifest:file-entry manifest:media-type="" manifest:full-path="Object 183/Configurations2/accelerator/"/>
  <manifest:file-entry manifest:media-type="" manifest:full-path="Object 183/Configurations2/floater/"/>
  <manifest:file-entry manifest:media-type="" manifest:full-path="Object 183/Configurations2/popupmenu/"/>
  <manifest:file-entry manifest:media-type="" manifest:full-path="Object 183/Configurations2/progressbar/"/>
  <manifest:file-entry manifest:media-type="" manifest:full-path="Object 183/Configurations2/menubar/"/>
  <manifest:file-entry manifest:media-type="" manifest:full-path="Object 183/Configurations2/toolbar/"/>
  <manifest:file-entry manifest:media-type="" manifest:full-path="Object 183/Configurations2/images/Bitmaps/"/>
  <manifest:file-entry manifest:media-type="" manifest:full-path="Object 183/Configurations2/images/"/>
  <manifest:file-entry manifest:media-type="application/vnd.sun.xml.ui.configuration" manifest:full-path="Object 183/Configurations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" manifest:full-path="Object 93/Configurations2/statusbar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84/Configurations2/statusbar/"/>
  <manifest:file-entry manifest:media-type="" manifest:full-path="Object 184/Configurations2/accelerator/current.xml"/>
  <manifest:file-entry manifest:media-type="" manifest:full-path="Object 184/Configurations2/accelerator/"/>
  <manifest:file-entry manifest:media-type="" manifest:full-path="Object 184/Configurations2/floater/"/>
  <manifest:file-entry manifest:media-type="" manifest:full-path="Object 184/Configurations2/popupmenu/"/>
  <manifest:file-entry manifest:media-type="" manifest:full-path="Object 184/Configurations2/progressbar/"/>
  <manifest:file-entry manifest:media-type="" manifest:full-path="Object 184/Configurations2/menubar/"/>
  <manifest:file-entry manifest:media-type="" manifest:full-path="Object 184/Configurations2/toolbar/"/>
  <manifest:file-entry manifest:media-type="" manifest:full-path="Object 184/Configurations2/images/Bitmaps/"/>
  <manifest:file-entry manifest:media-type="" manifest:full-path="Object 184/Configurations2/images/"/>
  <manifest:file-entry manifest:media-type="application/vnd.sun.xml.ui.configuration" manifest:full-path="Object 184/Configurations2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" manifest:full-path="Object 94/Configurations2/statusbar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185/Configurations2/statusbar/"/>
  <manifest:file-entry manifest:media-type="" manifest:full-path="Object 185/Configurations2/accelerator/current.xml"/>
  <manifest:file-entry manifest:media-type="" manifest:full-path="Object 185/Configurations2/accelerator/"/>
  <manifest:file-entry manifest:media-type="" manifest:full-path="Object 185/Configurations2/floater/"/>
  <manifest:file-entry manifest:media-type="" manifest:full-path="Object 185/Configurations2/popupmenu/"/>
  <manifest:file-entry manifest:media-type="" manifest:full-path="Object 185/Configurations2/progressbar/"/>
  <manifest:file-entry manifest:media-type="" manifest:full-path="Object 185/Configurations2/menubar/"/>
  <manifest:file-entry manifest:media-type="" manifest:full-path="Object 185/Configurations2/toolbar/"/>
  <manifest:file-entry manifest:media-type="" manifest:full-path="Object 185/Configurations2/images/Bitmaps/"/>
  <manifest:file-entry manifest:media-type="" manifest:full-path="Object 185/Configurations2/images/"/>
  <manifest:file-entry manifest:media-type="application/vnd.sun.xml.ui.configuration" manifest:full-path="Object 185/Configurations2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" manifest:full-path="Object 186/Configurations2/statusbar/"/>
  <manifest:file-entry manifest:media-type="" manifest:full-path="Object 186/Configurations2/accelerator/current.xml"/>
  <manifest:file-entry manifest:media-type="" manifest:full-path="Object 186/Configurations2/accelerator/"/>
  <manifest:file-entry manifest:media-type="" manifest:full-path="Object 186/Configurations2/floater/"/>
  <manifest:file-entry manifest:media-type="" manifest:full-path="Object 186/Configurations2/popupmenu/"/>
  <manifest:file-entry manifest:media-type="" manifest:full-path="Object 186/Configurations2/progressbar/"/>
  <manifest:file-entry manifest:media-type="" manifest:full-path="Object 186/Configurations2/menubar/"/>
  <manifest:file-entry manifest:media-type="" manifest:full-path="Object 186/Configurations2/toolbar/"/>
  <manifest:file-entry manifest:media-type="" manifest:full-path="Object 186/Configurations2/images/Bitmaps/"/>
  <manifest:file-entry manifest:media-type="" manifest:full-path="Object 186/Configurations2/images/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187/Configurations2/statusbar/"/>
  <manifest:file-entry manifest:media-type="" manifest:full-path="Object 187/Configurations2/accelerator/current.xml"/>
  <manifest:file-entry manifest:media-type="" manifest:full-path="Object 187/Configurations2/accelerator/"/>
  <manifest:file-entry manifest:media-type="" manifest:full-path="Object 187/Configurations2/floater/"/>
  <manifest:file-entry manifest:media-type="" manifest:full-path="Object 187/Configurations2/popupmenu/"/>
  <manifest:file-entry manifest:media-type="" manifest:full-path="Object 187/Configurations2/progressbar/"/>
  <manifest:file-entry manifest:media-type="" manifest:full-path="Object 187/Configurations2/menubar/"/>
  <manifest:file-entry manifest:media-type="" manifest:full-path="Object 187/Configurations2/toolbar/"/>
  <manifest:file-entry manifest:media-type="" manifest:full-path="Object 187/Configurations2/images/Bitmaps/"/>
  <manifest:file-entry manifest:media-type="" manifest:full-path="Object 187/Configurations2/images/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188/Configurations2/statusbar/"/>
  <manifest:file-entry manifest:media-type="" manifest:full-path="Object 188/Configurations2/accelerator/current.xml"/>
  <manifest:file-entry manifest:media-type="" manifest:full-path="Object 188/Configurations2/accelerator/"/>
  <manifest:file-entry manifest:media-type="" manifest:full-path="Object 188/Configurations2/floater/"/>
  <manifest:file-entry manifest:media-type="" manifest:full-path="Object 188/Configurations2/popupmenu/"/>
  <manifest:file-entry manifest:media-type="" manifest:full-path="Object 188/Configurations2/progressbar/"/>
  <manifest:file-entry manifest:media-type="" manifest:full-path="Object 188/Configurations2/menubar/"/>
  <manifest:file-entry manifest:media-type="" manifest:full-path="Object 188/Configurations2/toolbar/"/>
  <manifest:file-entry manifest:media-type="" manifest:full-path="Object 188/Configurations2/images/Bitmaps/"/>
  <manifest:file-entry manifest:media-type="" manifest:full-path="Object 188/Configurations2/images/"/>
  <manifest:file-entry manifest:media-type="application/vnd.sun.xml.ui.configuration" manifest:full-path="Object 188/Configurations2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189/Configurations2/statusbar/"/>
  <manifest:file-entry manifest:media-type="" manifest:full-path="Object 189/Configurations2/accelerator/current.xml"/>
  <manifest:file-entry manifest:media-type="" manifest:full-path="Object 189/Configurations2/accelerator/"/>
  <manifest:file-entry manifest:media-type="" manifest:full-path="Object 189/Configurations2/floater/"/>
  <manifest:file-entry manifest:media-type="" manifest:full-path="Object 189/Configurations2/popupmenu/"/>
  <manifest:file-entry manifest:media-type="" manifest:full-path="Object 189/Configurations2/progressbar/"/>
  <manifest:file-entry manifest:media-type="" manifest:full-path="Object 189/Configurations2/menubar/"/>
  <manifest:file-entry manifest:media-type="" manifest:full-path="Object 189/Configurations2/toolbar/"/>
  <manifest:file-entry manifest:media-type="" manifest:full-path="Object 189/Configurations2/images/Bitmaps/"/>
  <manifest:file-entry manifest:media-type="" manifest:full-path="Object 189/Configurations2/images/"/>
  <manifest:file-entry manifest:media-type="application/vnd.sun.xml.ui.configuration" manifest:full-path="Object 189/Configurations2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" manifest:full-path="Object 190/Configurations2/statusbar/"/>
  <manifest:file-entry manifest:media-type="" manifest:full-path="Object 190/Configurations2/accelerator/current.xml"/>
  <manifest:file-entry manifest:media-type="" manifest:full-path="Object 190/Configurations2/accelerator/"/>
  <manifest:file-entry manifest:media-type="" manifest:full-path="Object 190/Configurations2/floater/"/>
  <manifest:file-entry manifest:media-type="" manifest:full-path="Object 190/Configurations2/popupmenu/"/>
  <manifest:file-entry manifest:media-type="" manifest:full-path="Object 190/Configurations2/progressbar/"/>
  <manifest:file-entry manifest:media-type="" manifest:full-path="Object 190/Configurations2/menubar/"/>
  <manifest:file-entry manifest:media-type="" manifest:full-path="Object 190/Configurations2/toolbar/"/>
  <manifest:file-entry manifest:media-type="" manifest:full-path="Object 190/Configurations2/images/Bitmaps/"/>
  <manifest:file-entry manifest:media-type="" manifest:full-path="Object 190/Configurations2/images/"/>
  <manifest:file-entry manifest:media-type="application/vnd.sun.xml.ui.configuration" manifest:full-path="Object 190/Configurations2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" manifest:full-path="Object 191/Configurations2/statusbar/"/>
  <manifest:file-entry manifest:media-type="" manifest:full-path="Object 191/Configurations2/accelerator/current.xml"/>
  <manifest:file-entry manifest:media-type="" manifest:full-path="Object 191/Configurations2/accelerator/"/>
  <manifest:file-entry manifest:media-type="" manifest:full-path="Object 191/Configurations2/floater/"/>
  <manifest:file-entry manifest:media-type="" manifest:full-path="Object 191/Configurations2/popupmenu/"/>
  <manifest:file-entry manifest:media-type="" manifest:full-path="Object 191/Configurations2/progressbar/"/>
  <manifest:file-entry manifest:media-type="" manifest:full-path="Object 191/Configurations2/menubar/"/>
  <manifest:file-entry manifest:media-type="" manifest:full-path="Object 191/Configurations2/toolbar/"/>
  <manifest:file-entry manifest:media-type="" manifest:full-path="Object 191/Configurations2/images/Bitmaps/"/>
  <manifest:file-entry manifest:media-type="" manifest:full-path="Object 191/Configurations2/images/"/>
  <manifest:file-entry manifest:media-type="application/vnd.sun.xml.ui.configuration" manifest:full-path="Object 191/Configurations2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" manifest:full-path="Object 192/Configurations2/statusbar/"/>
  <manifest:file-entry manifest:media-type="" manifest:full-path="Object 192/Configurations2/accelerator/current.xml"/>
  <manifest:file-entry manifest:media-type="" manifest:full-path="Object 192/Configurations2/accelerator/"/>
  <manifest:file-entry manifest:media-type="" manifest:full-path="Object 192/Configurations2/floater/"/>
  <manifest:file-entry manifest:media-type="" manifest:full-path="Object 192/Configurations2/popupmenu/"/>
  <manifest:file-entry manifest:media-type="" manifest:full-path="Object 192/Configurations2/progressbar/"/>
  <manifest:file-entry manifest:media-type="" manifest:full-path="Object 192/Configurations2/menubar/"/>
  <manifest:file-entry manifest:media-type="" manifest:full-path="Object 192/Configurations2/toolbar/"/>
  <manifest:file-entry manifest:media-type="" manifest:full-path="Object 192/Configurations2/images/Bitmaps/"/>
  <manifest:file-entry manifest:media-type="" manifest:full-path="Object 192/Configurations2/images/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text/xml" manifest:full-path="settings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00/Configurations2/statusbar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01/Configurations2/statusbar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02/Configurations2/statusbar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03/Configurations2/statusbar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04/Configurations2/statusbar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05/Configurations2/status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08/Configurations2/statusbar/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09/Configurations2/statusbar/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11/Configurations2/statusbar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12/Configurations2/statusbar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4/Configurations2/statusbar/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15/Configurations2/statusbar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16/Configurations2/statusbar/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17/Configurations2/statusbar/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18/Configurations2/statusbar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19/Configurations2/statusbar/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20/Configurations2/statusbar/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21/Configurations2/statusbar/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122/Configurations2/statusbar/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progressbar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123/Configurations2/statusbar/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124/Configurations2/statusbar/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25/Configurations2/statusbar/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126/Configurations2/statusbar/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27/Configurations2/statusbar/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128/Configurations2/statusbar/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29/Configurations2/statusbar/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styles.xml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87"/>
  <manifest:file-entry manifest:media-type="" manifest:full-path="ObjectReplacements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130/Configurations2/statusbar/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progressbar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131/Configurations2/statusbar/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progressbar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32/Configurations2/statusbar/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progressbar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134/Configurations2/statusbar/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progressbar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35/Configurations2/status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136/Configurations2/statusbar/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137/Configurations2/statusbar/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progressbar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138/Configurations2/statusbar/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progressbar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39/Configurations2/statusbar/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progressbar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140/Configurations2/statusbar/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progressbar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141/Configurations2/statusbar/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142/Configurations2/statusbar/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43/Configurations2/statusbar/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progressbar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44/Configurations2/statusbar/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progressbar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45/Configurations2/statusbar/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progressbar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46/Configurations2/statusbar/"/>
  <manifest:file-entry manifest:media-type="" manifest:full-path="Object 146/Configurations2/accelerator/current.xml"/>
  <manifest:file-entry manifest:media-type="" manifest:full-path="Object 146/Configurations2/accelerato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147/Configurations2/statusbar/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progressbar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148/Configurations2/statusbar/"/>
  <manifest:file-entry manifest:media-type="" manifest:full-path="Object 148/Configurations2/accelerator/current.xml"/>
  <manifest:file-entry manifest:media-type="" manifest:full-path="Object 148/Configurations2/accelerato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progressbar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49/Configurations2/statusbar/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progressbar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50/Configurations2/statusbar/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progressbar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51/Configurations2/statusbar/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progressbar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152/Configurations2/statusbar/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progressbar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53/Configurations2/statusbar/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progressbar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154/Configurations2/statusbar/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progressbar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55/Configurations2/statusbar/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progressbar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56/Configurations2/statusbar/"/>
  <manifest:file-entry manifest:media-type="" manifest:full-path="Object 156/Configurations2/accelerator/current.xml"/>
  <manifest:file-entry manifest:media-type="" manifest:full-path="Object 156/Configurations2/accelerato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progressbar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57/Configurations2/statusbar/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progressbar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58/Configurations2/statusbar/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progressbar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59/Configurations2/statusbar/"/>
  <manifest:file-entry manifest:media-type="" manifest:full-path="Object 159/Configurations2/accelerator/current.xml"/>
  <manifest:file-entry manifest:media-type="" manifest:full-path="Object 159/Configurations2/accelerato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progressbar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y Kelman</text:p>
      <text:p text:style-name="Standard">ME 233 – Homework 8</text:p>
      <text:p text:style-name="Standard"/>
      <text:p text:style-name="Standard">1.a)</text:p>
      <text:p text:style-name="Standard"><draw:frame draw:style-name="fr3" draw:name="Object8" text:anchor-type="as-char" svg:width="2.5189in" svg:height="0.2091in" draw:z-index="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><draw:frame draw:style-name="fr3" draw:name="Object10" text:anchor-type="as-char" svg:width="3.3189in" svg:height="0.2091in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3" draw:name="Object9" text:anchor-type="as-char" svg:width="3.178in" svg:height="0.2327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><draw:frame draw:style-name="fr3" draw:name="Object11" text:anchor-type="as-char" svg:width="3.6701in" svg:height="0.2327in" draw:z-index="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><draw:frame draw:style-name="fr3" draw:name="Object13" text:anchor-type="as-char" svg:width="2.7252in" svg:height="0.2138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><draw:frame draw:style-name="fr3" draw:name="Object15" text:anchor-type="as-char" svg:width="4.1098in" svg:height="0.4929in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><draw:frame draw:style-name="fr3" draw:name="Object16" text:anchor-type="as-char" svg:width="5.7055in" svg:height="0.472in" draw:z-index="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Standard"><draw:frame draw:style-name="fr3" draw:name="Object26" text:anchor-type="as-char" svg:width="5.6929in" svg:height="0.5937in" draw:z-index="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Standard"><draw:frame draw:style-name="fr3" draw:name="Object14" text:anchor-type="as-char" svg:width="4.561in" svg:height="0.4925in" draw:z-index="0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3" draw:name="Object17" text:anchor-type="as-char" svg:width="6.6283in" svg:height="0.472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><draw:frame draw:style-name="fr3" draw:name="Object18" text:anchor-type="as-char" svg:width="4.2598in" svg:height="0.5445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><draw:frame draw:style-name="fr3" draw:name="Object19" text:anchor-type="as-char" svg:width="5.539in" svg:height="0.511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Standard"><draw:frame draw:style-name="fr4" draw:name="Object20" text:anchor-type="as-char" svg:y="0in" svg:width="6.6228in" svg:height="0.4382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Standard"><draw:frame draw:style-name="fr3" draw:name="Object21" text:anchor-type="as-char" svg:width="3.998in" svg:height="0.5417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><draw:frame draw:style-name="fr3" draw:name="Object22" text:anchor-type="as-char" svg:width="3.8272in" svg:height="0.5335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Standard">1.b)</text:p>
      <text:p text:style-name="Standard"><draw:frame draw:style-name="fr3" draw:name="Object23" text:anchor-type="as-char" svg:width="4.222in" svg:height="0.2138in" draw:z-index="1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Standard"><draw:frame draw:style-name="fr3" draw:name="Object24" text:anchor-type="as-char" svg:width="3.2783in" svg:height="0.2091in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Standard"><draw:frame draw:style-name="fr3" draw:name="Object25" text:anchor-type="as-char" svg:width="2.0209in" svg:height="0.472in" draw:z-index="1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Standard"><draw:frame draw:style-name="fr3" draw:name="Object27" text:anchor-type="as-char" svg:width="4.7937in" svg:height="0.472in" draw:z-index="1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><draw:frame draw:style-name="fr3" draw:name="Object28" text:anchor-type="as-char" svg:width="3.6319in" svg:height="0.5244in" draw:z-index="1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><draw:frame draw:style-name="fr3" draw:name="Object29" text:anchor-type="as-char" svg:width="1.9402in" svg:height="0.2327in" draw:z-index="2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><text:soft-page-break/><draw:frame draw:style-name="fr3" draw:name="Object38" text:anchor-type="as-char" svg:width="2.2626in" svg:height="0.2138in" draw:z-index="2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><draw:frame draw:style-name="fr3" draw:name="Object31" text:anchor-type="as-char" svg:width="2.0311in" svg:height="0.2138in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><draw:frame draw:style-name="fr3" draw:name="Object36" text:anchor-type="as-char" svg:width="2.3807in" svg:height="0.2055in" draw:z-index="2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><draw:frame draw:style-name="fr3" draw:name="Object30" text:anchor-type="as-char" svg:width="3.861in" svg:height="0.511in" draw:z-index="2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><draw:frame draw:style-name="fr3" draw:name="Object32" text:anchor-type="as-char" svg:width="6.5992in" svg:height="0.4925in" draw:z-index="2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Standard"><draw:frame draw:style-name="fr3" draw:name="Object33" text:anchor-type="as-char" svg:width="3.1957in" svg:height="0.1902in" draw:z-index="2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Standard"><draw:frame draw:style-name="fr3" draw:name="Object35" text:anchor-type="as-char" svg:width="4.6917in" svg:height="0.4811in" draw:z-index="2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Standard"><draw:frame draw:style-name="fr3" draw:name="Object34" text:anchor-type="as-char" svg:width="3.9984in" svg:height="0.5417in" draw:z-index="2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Standard"><draw:frame draw:style-name="fr3" draw:name="Object37" text:anchor-type="as-char" svg:width="4.8118in" svg:height="0.2154in" draw:z-index="2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><draw:frame draw:style-name="fr3" draw:name="Object39" text:anchor-type="as-char" svg:width="4.1161in" svg:height="0.2154in" draw:z-index="3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Standard">1.c)</text:p>
      <text:p text:style-name="Standard"><draw:frame draw:style-name="fr3" draw:name="Object40" text:anchor-type="as-char" svg:width="6.0063in" svg:height="0.2091in" draw:z-index="3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Standard"><draw:frame draw:style-name="fr3" draw:name="Object1" text:anchor-type="as-char" svg:width="6.422in" svg:height="0.2091in" draw:z-index="3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Standard"><draw:frame draw:style-name="fr3" draw:name="Object12" text:anchor-type="as-char" svg:width="2.3193in" svg:height="0.2091in" draw:z-index="3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><draw:frame draw:style-name="fr3" draw:name="Object42" text:anchor-type="as-char" svg:width="5.8756in" svg:height="0.2327in" draw:z-index="3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Standard"><draw:frame draw:style-name="fr3" draw:name="Object41" text:anchor-type="as-char" svg:width="4.3429in" svg:height="0.2327in" draw:z-index="3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><draw:frame draw:style-name="fr3" draw:name="Object44" text:anchor-type="as-char" svg:width="2.6453in" svg:height="0.2327in" draw:z-index="3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Standard"><draw:frame draw:style-name="fr3" draw:name="Object45" text:anchor-type="as-char" svg:width="6.6457in" svg:height="0.2327in" draw:z-index="3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Standard"><draw:frame draw:style-name="fr3" draw:name="Object46" text:anchor-type="as-char" svg:width="3.5035in" svg:height="0.2091in" draw:z-index="3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Standard"><draw:frame draw:style-name="fr3" draw:name="Object47" text:anchor-type="as-char" svg:width="4.5043in" svg:height="0.2327in" draw:z-index="3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><draw:frame draw:style-name="fr3" draw:name="Object48" text:anchor-type="as-char" svg:width="2.7154in" svg:height="0.2091in" draw:z-index="41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Standard"><draw:frame draw:style-name="fr3" draw:name="Object49" text:anchor-type="as-char" svg:width="4.3402in" svg:height="0.2091in" draw:z-index="42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Standard"><draw:frame draw:style-name="fr3" draw:name="Object43" text:anchor-type="as-char" svg:width="5.3457in" svg:height="0.2091in" draw:z-index="40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Standard"><draw:frame draw:style-name="fr3" draw:name="Object51" text:anchor-type="as-char" svg:width="4.598in" svg:height="0.2091in" draw:z-index="44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Standard"><draw:frame draw:style-name="fr3" draw:name="Object50" text:anchor-type="as-char" svg:width="5.152in" svg:height="0.1902in" draw:z-index="43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Standard"><draw:frame draw:style-name="fr3" draw:name="Object52" text:anchor-type="as-char" svg:width="3.0008in" svg:height="0.2091in" draw:z-index="45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draw:frame draw:style-name="fr3" draw:name="Object53" text:anchor-type="as-char" svg:width="5.8965in" svg:height="0.2327in" draw:z-index="4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Standard"><draw:frame draw:style-name="fr4" draw:name="Object2" text:anchor-type="as-char" svg:y="-0.3173in" svg:width="6.1484in" svg:height="0.498in" draw:z-index="4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draw:frame draw:style-name="fr3" draw:name="Object3" text:anchor-type="as-char" svg:width="6.5728in" svg:height="0.1902in" draw:z-index="4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><draw:frame draw:style-name="fr3" draw:name="Object55" text:anchor-type="as-char" svg:width="6.3807in" svg:height="0.1839in" draw:z-index="5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Standard"><draw:frame draw:style-name="fr3" draw:name="Object56" text:anchor-type="as-char" svg:width="6.8598in" svg:height="0.1839in" draw:z-index="5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><draw:frame draw:style-name="fr3" draw:name="Object7" text:anchor-type="as-char" svg:width="6.3543in" svg:height="0.4929in" draw:z-index="5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><draw:frame draw:style-name="fr3" draw:name="Object6" text:anchor-type="as-char" svg:width="5.7in" svg:height="0.6252in" draw:z-index="49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><draw:frame draw:style-name="fr3" draw:name="Object4" text:anchor-type="as-char" svg:width="4.2626in" svg:height="0.2327in" draw:z-index="5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><text:soft-page-break/><draw:frame draw:style-name="fr3" draw:name="Object5" text:anchor-type="as-char" svg:width="5.0299in" svg:height="0.2327in" draw:z-index="5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<draw:frame draw:style-name="fr3" draw:name="Object54" text:anchor-type="as-char" svg:width="6.8118in" svg:height="0.2327in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Standard"><draw:frame draw:style-name="fr3" draw:name="Object57" text:anchor-type="as-char" svg:width="5.0583in" svg:height="0.498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Standard"><draw:frame draw:style-name="fr3" draw:name="Object61" text:anchor-type="as-char" svg:width="4.3917in" svg:height="0.498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Standard"><draw:frame draw:style-name="fr3" draw:name="Object58" text:anchor-type="as-char" svg:width="3.2638in" svg:height="0.2327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3" draw:name="Object60" text:anchor-type="as-char" svg:width="6.5835in" svg:height="0.5417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Standard"><draw:frame draw:style-name="fr3" draw:name="Object59" text:anchor-type="as-char" svg:width="5.0756in" svg:height="0.5335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Standard"/>
      <text:p text:style-name="Standard">2.a)</text:p>
      <text:p text:style-name="Standard"><draw:frame draw:style-name="fr3" draw:name="Object62" text:anchor-type="as-char" svg:width="2.3583in" svg:height="0.4402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Standard"><draw:frame draw:style-name="fr3" draw:name="Object63" text:anchor-type="as-char" svg:width="3.8598in" svg:height="0.2327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Standard"><draw:frame draw:style-name="fr3" draw:name="Object64" text:anchor-type="as-char" svg:width="5.2543in" svg:height="0.2327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Standard"><draw:frame draw:style-name="fr3" draw:name="Object72" text:anchor-type="as-char" svg:width="6.5008in" svg:height="0.1902in" draw:z-index="67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Standard"><draw:frame draw:style-name="fr3" draw:name="Object73" text:anchor-type="as-char" svg:width="6.1736in" svg:height="0.2327in" draw:z-index="68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Standard"><draw:frame draw:style-name="fr3" draw:name="Object67" text:anchor-type="as-char" svg:width="4.5083in" svg:height="0.2091in" draw:z-index="64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Standard"><draw:frame draw:style-name="fr3" draw:name="Object68" text:anchor-type="as-char" svg:width="4.448in" svg:height="0.2091in" draw:z-index="65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Standard"><draw:frame draw:style-name="fr3" draw:name="Object69" text:anchor-type="as-char" svg:width="4.4437in" svg:height="0.2327in" draw:z-index="66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Standard"><draw:frame draw:style-name="fr4" draw:name="Object65" text:anchor-type="as-char" svg:y="-0.1181in" svg:width="6.8937in" svg:height="0.1909in" draw:z-index="69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Standard"><draw:frame draw:style-name="fr3" draw:name="Object66" text:anchor-type="as-char" svg:width="6.1665in" svg:height="0.2327in" draw:z-index="70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Standard"><draw:frame draw:style-name="fr3" draw:name="Object70" text:anchor-type="as-char" svg:width="6.5047in" svg:height="0.2327in" draw:z-index="71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Standard"><draw:frame draw:style-name="fr3" draw:name="Object71" text:anchor-type="as-char" svg:width="3.4083in" svg:height="0.2327in" draw:z-index="72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Standard"><draw:frame draw:style-name="fr3" draw:name="Object74" text:anchor-type="as-char" svg:width="6.8075in" svg:height="0.2327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Standard"><draw:frame draw:style-name="fr3" draw:name="Object75" text:anchor-type="as-char" svg:width="5.5366in" svg:height="0.2327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Standard"><draw:frame draw:style-name="fr3" draw:name="Object76" text:anchor-type="as-char" svg:width="6.852in" svg:height="0.9846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Standard"><draw:frame draw:style-name="fr3" draw:name="Object77" text:anchor-type="as-char" svg:width="4.322in" svg:height="0.2244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Standard">2.b)</text:p>
      <text:p text:style-name="Standard"><draw:frame draw:style-name="fr3" draw:name="Object78" text:anchor-type="as-char" svg:width="6.3811in" svg:height="0.4402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Standard"><draw:frame draw:style-name="fr3" draw:name="Object79" text:anchor-type="as-char" svg:width="3.9634in" svg:height="0.1902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Standard">2.c)</text:p>
      <text:p text:style-name="Standard"><draw:frame draw:style-name="fr3" draw:name="Object80" text:anchor-type="as-char" svg:width="6.7307in" svg:height="0.2138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Standard"><draw:frame draw:style-name="fr3" draw:name="Object81" text:anchor-type="as-char" svg:width="5.911in" svg:height="0.2138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Standard"><draw:frame draw:style-name="fr3" draw:name="Object83" text:anchor-type="as-char" svg:width="4.6854in" svg:height="0.2138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Standard"><draw:frame draw:style-name="fr1" draw:name="graphics1" text:anchor-type="paragraph" svg:width="6.9252in" svg:height="5.1839in" draw:z-index="79"><draw:image xlink:href="Pictures/2000019E00004D40000039D6E6B788BD.svm" xlink:type="simple" xlink:show="embed" xlink:actuate="onLoad"/></draw:frame><text:soft-page-break/><draw:frame draw:style-name="fr3" draw:name="Object84" text:anchor-type="as-char" svg:width="6.5165in" svg:height="0.2327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Standard"><draw:frame draw:style-name="fr3" draw:name="Object87" text:anchor-type="as-char" svg:width="6.9339in" svg:height="0.9807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Standard"><draw:frame draw:style-name="fr3" draw:name="Object88" text:anchor-type="as-char" svg:width="2.2327in" svg:height="0.2327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Standard"><draw:frame draw:style-name="fr3" draw:name="Object85" text:anchor-type="as-char" svg:width="6.2181in" svg:height="0.9807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Standard"><draw:frame draw:style-name="fr3" draw:name="Object86" text:anchor-type="as-char" svg:width="6.6744in" svg:height="0.2291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Standard"><draw:frame draw:style-name="fr3" draw:name="Object82" text:anchor-type="as-char" svg:width="5.7035in" svg:height="0.2327in" draw:z-index="8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Standard"><draw:frame draw:style-name="fr3" draw:name="Object89" text:anchor-type="as-char" svg:width="6.5016in" svg:height="0.9807in" draw:z-index="89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Standard"><draw:frame draw:style-name="fr3" draw:name="Object90" text:anchor-type="as-char" svg:width="5.7437in" svg:height="0.2134in" draw:z-index="90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Standard"><text:soft-page-break/>2.d)</text:p>
      <text:p text:style-name="Standard"><draw:frame draw:style-name="fr3" draw:name="Object91" text:anchor-type="as-char" svg:width="2.2118in" svg:height="0.2327in" draw:z-index="91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Standard"><draw:frame draw:style-name="fr3" draw:name="Object92" text:anchor-type="as-char" svg:width="6.0382in" svg:height="0.2327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Standard"><draw:frame draw:style-name="fr3" draw:name="Object93" text:anchor-type="as-char" svg:width="6.6028in" svg:height="0.2091in" draw:z-index="93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Standard"><draw:frame draw:style-name="fr3" draw:name="Object94" text:anchor-type="as-char" svg:width="6.5819in" svg:height="0.1839in" draw:z-index="94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Standard"><draw:frame draw:style-name="fr3" draw:name="Object95" text:anchor-type="as-char" svg:width="5.6898in" svg:height="0.2327in" draw:z-index="95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Standard"><draw:frame draw:style-name="fr3" draw:name="Object105" text:anchor-type="as-char" svg:width="6.7472in" svg:height="0.2327in" draw:z-index="105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Standard"><draw:frame draw:style-name="fr3" draw:name="Object96" text:anchor-type="as-char" svg:width="1.6811in" svg:height="0.2327in" draw:z-index="96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Standard"><draw:frame draw:style-name="fr3" draw:name="Object97" text:anchor-type="as-char" svg:width="6.7311in" svg:height="0.1839in" draw:z-index="97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Standard"><draw:frame draw:style-name="fr3" draw:name="Object98" text:anchor-type="as-char" svg:width="2.648in" svg:height="0.2327in" draw:z-index="98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Standard"><draw:frame draw:style-name="fr3" draw:name="Object99" text:anchor-type="as-char" svg:width="6.6201in" svg:height="0.2091in" draw:z-index="99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Standard"><draw:frame draw:style-name="fr3" draw:name="Object100" text:anchor-type="as-char" svg:width="5.4335in" svg:height="0.2327in" draw:z-index="100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Standard"><draw:frame draw:style-name="fr3" draw:name="Object101" text:anchor-type="as-char" svg:width="6.639in" svg:height="0.2327in" draw:z-index="101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ext:p text:style-name="Standard"><draw:frame draw:style-name="fr3" draw:name="Object102" text:anchor-type="as-char" svg:width="6.5256in" svg:height="0.2327in" draw:z-index="102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Standard"><draw:frame draw:style-name="fr3" draw:name="Object103" text:anchor-type="as-char" svg:width="6.4492in" svg:height="0.1839in" draw:z-index="103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Standard"><draw:frame draw:style-name="fr3" draw:name="Object104" text:anchor-type="as-char" svg:width="5.2299in" svg:height="0.2327in" draw:z-index="104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<text:p text:style-name="Standard"><draw:frame draw:style-name="fr3" draw:name="Object106" text:anchor-type="as-char" svg:width="4.9307in" svg:height="0.2327in" draw:z-index="106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Standard"><draw:frame draw:style-name="fr3" draw:name="Object107" text:anchor-type="as-char" svg:width="6.6862in" svg:height="0.2327in" draw:z-index="107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Standard"><draw:frame draw:style-name="fr3" draw:name="Object108" text:anchor-type="as-char" svg:width="4.5744in" svg:height="0.1839in" draw:z-index="108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Standard"><draw:frame draw:style-name="fr3" draw:name="Object109" text:anchor-type="as-char" svg:width="3.1984in" svg:height="0.2327in" draw:z-index="109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Standard"><draw:frame draw:style-name="fr3" draw:name="Object110" text:anchor-type="as-char" svg:width="5.2311in" svg:height="0.2327in" draw:z-index="110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Standard"><draw:frame draw:style-name="fr3" draw:name="Object111" text:anchor-type="as-char" svg:width="6.3299in" svg:height="0.2327in" draw:z-index="111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Standard"><draw:frame draw:style-name="fr3" draw:name="Object112" text:anchor-type="as-char" svg:width="5.6972in" svg:height="0.2327in" draw:z-index="112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Standard"><draw:frame draw:style-name="fr3" draw:name="Object113" text:anchor-type="as-char" svg:width="5.2839in" svg:height="0.2327in" draw:z-index="113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Standard"><draw:frame draw:style-name="fr3" draw:name="Object114" text:anchor-type="as-char" svg:width="6.4098in" svg:height="0.2327in" draw:z-index="114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Standard"><draw:frame draw:style-name="fr3" draw:name="Object115" text:anchor-type="as-char" svg:width="3.4346in" svg:height="0.2327in" draw:z-index="115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Standard"><draw:frame draw:style-name="fr3" draw:name="Object116" text:anchor-type="as-char" svg:width="3.3398in" svg:height="0.2327in" draw:z-index="116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Standard"><draw:frame draw:style-name="fr3" draw:name="Object117" text:anchor-type="as-char" svg:width="2.9626in" svg:height="0.2138in" draw:z-index="117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<text:p text:style-name="Standard"><draw:frame draw:style-name="fr3" draw:name="Object118" text:anchor-type="as-char" svg:width="3.2508in" svg:height="0.2138in" draw:z-index="118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Standard"><draw:frame draw:style-name="fr3" draw:name="Object119" text:anchor-type="as-char" svg:width="6.7043in" svg:height="0.1839in" draw:z-index="119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Standard"><draw:frame draw:style-name="fr3" draw:name="Object120" text:anchor-type="as-char" svg:width="6.0374in" svg:height="0.2327in" draw:z-index="120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Standard">2.e)</text:p>
      <text:p text:style-name="Standard"><draw:frame draw:style-name="fr3" draw:name="Object121" text:anchor-type="as-char" svg:width="6.3402in" svg:height="0.2327in" draw:z-index="121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Standard"><draw:frame draw:style-name="fr3" draw:name="Object122" text:anchor-type="as-char" svg:width="4.1681in" svg:height="0.2327in" draw:z-index="122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<text:p text:style-name="Standard"><draw:frame draw:style-name="fr3" draw:name="Object123" text:anchor-type="as-char" svg:width="5.7374in" svg:height="0.2327in" draw:z-index="123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Standard"><draw:frame draw:style-name="fr3" draw:name="Object124" text:anchor-type="as-char" svg:width="5.8165in" svg:height="0.9846in" draw:z-index="124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<text:p text:style-name="Standard"><draw:frame draw:style-name="fr3" draw:name="Object126" text:anchor-type="as-char" svg:width="4.1953in" svg:height="0.4165in" draw:z-index="126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<text:p text:style-name="Standard"><draw:frame draw:style-name="fr3" draw:name="Object125" text:anchor-type="as-char" svg:width="3.9634in" svg:height="0.1902in" draw:z-index="125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Standard"><draw:frame draw:style-name="fr2" draw:name="graphics2" text:anchor-type="paragraph" svg:x="0.0091in" svg:y="0.011in" svg:width="6.9252in" svg:height="5.1839in" draw:z-index="127"><draw:image xlink:href="Pictures/200000C500004D40000039D6BE10D00A.svm" xlink:type="simple" xlink:show="embed" xlink:actuate="onLoad"/></draw:frame><text:soft-page-break/><draw:frame draw:style-name="fr3" draw:name="Object128" text:anchor-type="as-char" svg:width="6.4602in" svg:height="0.9807in" draw:z-index="128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Standard"><draw:frame draw:style-name="fr3" draw:name="Object130" text:anchor-type="as-char" svg:width="5.2783in" svg:height="0.9807in" draw:z-index="129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<text:p text:style-name="Standard"><draw:frame draw:style-name="fr3" draw:name="Object131" text:anchor-type="as-char" svg:width="5.6016in" svg:height="0.2283in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<text:p text:style-name="Standard"><draw:frame draw:style-name="fr3" draw:name="Object133" text:anchor-type="as-char" svg:width="6.5043in" svg:height="0.9807in" draw:z-index="131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Standard"><draw:frame draw:style-name="fr3" draw:name="Object127" text:anchor-type="as-char" svg:width="5.7417in" svg:height="0.2134in" draw:z-index="132"><draw:object xlink:href="./Object 127" xlink:type="simple" xlink:show="embed" xlink:actuate="onLoad"/><draw:image xlink:href="./ObjectReplacements/Object 127" xlink:type="simple" xlink:show="embed" xlink:actuate="onLoad"/></draw:frame></text:p>
      <text:p text:style-name="Standard"><draw:frame draw:style-name="fr3" draw:name="Object129" text:anchor-type="as-char" svg:width="6.6126in" svg:height="0.1839in" draw:z-index="133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Standard"><draw:frame draw:style-name="fr3" draw:name="Object132" text:anchor-type="as-char" svg:width="6.2583in" svg:height="0.1839in" draw:z-index="134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<text:p text:style-name="Standard"/>
      <text:p text:style-name="Standard"/>
      <text:p text:style-name="Standard"><text:soft-page-break/>3.a)</text:p>
      <text:p text:style-name="Standard"><draw:frame draw:style-name="fr3" draw:name="Object134" text:anchor-type="as-char" svg:width="5.0917in" svg:height="0.4925in" draw:z-index="135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<text:p text:style-name="Standard"><draw:frame draw:style-name="fr3" draw:name="Object135" text:anchor-type="as-char" svg:width="4.8319in" svg:height="0.4319in" draw:z-index="136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Standard"><draw:frame draw:style-name="fr3" draw:name="Object136" text:anchor-type="as-char" svg:width="3.4272in" svg:height="0.4382in" draw:z-index="137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Standard"><draw:frame draw:style-name="fr3" draw:name="Object137" text:anchor-type="as-char" svg:width="5.928in" svg:height="0.2327in" draw:z-index="138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<text:p text:style-name="Standard"><draw:frame draw:style-name="fr3" draw:name="Object138" text:anchor-type="as-char" svg:width="5.9689in" svg:height="0.4925in" draw:z-index="139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<text:p text:style-name="Standard"><draw:frame draw:style-name="fr3" draw:name="Object139" text:anchor-type="as-char" svg:width="5.4189in" svg:height="0.4925in" draw:z-index="140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Standard"><draw:frame draw:style-name="fr3" draw:name="Object140" text:anchor-type="as-char" svg:width="3.8417in" svg:height="0.5445in" draw:z-index="141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Standard"><draw:frame draw:style-name="fr3" draw:name="Object141" text:anchor-type="as-char" svg:width="4.6484in" svg:height="0.2327in" draw:z-index="142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<text:p text:style-name="Standard"><draw:frame draw:style-name="fr3" draw:name="Object142" text:anchor-type="as-char" svg:width="3.0236in" svg:height="0.2327in" draw:z-index="143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<text:p text:style-name="Standard"><draw:frame draw:style-name="fr3" draw:name="Object143" text:anchor-type="as-char" svg:width="5.3693in" svg:height="0.2327in" draw:z-index="144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<text:p text:style-name="Standard"><draw:frame draw:style-name="fr3" draw:name="Object144" text:anchor-type="as-char" svg:width="6.6154in" svg:height="0.2327in" draw:z-index="145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<text:p text:style-name="Standard"><draw:frame draw:style-name="fr3" draw:name="Object145" text:anchor-type="as-char" svg:width="3.8201in" svg:height="0.2327in" draw:z-index="146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p text:style-name="Standard"><draw:frame draw:style-name="fr3" draw:name="Object146" text:anchor-type="as-char" svg:width="3.6075in" svg:height="0.2327in" draw:z-index="147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<text:p text:style-name="Standard"><draw:frame draw:style-name="fr3" draw:name="Object147" text:anchor-type="as-char" svg:width="2.6193in" svg:height="0.2327in" draw:z-index="148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p text:style-name="Standard"><draw:frame draw:style-name="fr3" draw:name="Object148" text:anchor-type="as-char" svg:width="2.1457in" svg:height="0.2228in" draw:z-index="149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<text:p text:style-name="Standard"><draw:frame draw:style-name="fr3" draw:name="Object149" text:anchor-type="as-char" svg:width="5.6047in" svg:height="0.2327in" draw:z-index="150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Standard"><draw:frame draw:style-name="fr3" draw:name="Object150" text:anchor-type="as-char" svg:width="4.8874in" svg:height="0.2327in" draw:z-index="151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<text:p text:style-name="Standard"><draw:frame draw:style-name="fr3" draw:name="Object152" text:anchor-type="as-char" svg:width="3.7654in" svg:height="0.2327in" draw:z-index="153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<text:p text:style-name="Standard"><draw:frame draw:style-name="fr3" draw:name="Object153" text:anchor-type="as-char" svg:width="4.5516in" svg:height="0.2984in" draw:z-index="154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p text:style-name="Standard"><draw:frame draw:style-name="fr3" draw:name="Object151" text:anchor-type="as-char" svg:width="5.9665in" svg:height="0.2228in" draw:z-index="152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<text:p text:style-name="Standard"><draw:frame draw:style-name="fr3" draw:name="Object154" text:anchor-type="as-char" svg:width="6.5307in" svg:height="0.2327in" draw:z-index="155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p text:style-name="Standard"><draw:frame draw:style-name="fr3" draw:name="Object155" text:anchor-type="as-char" svg:width="6.2646in" svg:height="0.2327in" draw:z-index="156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Standard"><draw:frame draw:style-name="fr3" draw:name="Object156" text:anchor-type="as-char" svg:width="3.6583in" svg:height="0.2327in" draw:z-index="157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Standard"><draw:frame draw:style-name="fr3" draw:name="Object157" text:anchor-type="as-char" svg:width="3.8437in" svg:height="0.2756in" draw:z-index="158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<text:p text:style-name="Standard"><draw:frame draw:style-name="fr3" draw:name="Object158" text:anchor-type="as-char" svg:width="5.9437in" svg:height="0.4693in" draw:z-index="159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Standard"><draw:frame draw:style-name="fr3" draw:name="Object159" text:anchor-type="as-char" svg:width="5.3992in" svg:height="0.4693in" draw:z-index="160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<text:p text:style-name="Standard"><draw:frame draw:style-name="fr3" draw:name="Object160" text:anchor-type="as-char" svg:width="2.6346in" svg:height="0.2244in" draw:z-index="161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<text:p text:style-name="Standard">3.b)</text:p>
      <text:p text:style-name="Standard"><draw:frame draw:style-name="fr3" draw:name="Object161" text:anchor-type="as-char" svg:width="6.748in" svg:height="0.4992in" draw:z-index="162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<text:p text:style-name="Standard"><draw:frame draw:style-name="fr3" draw:name="Object162" text:anchor-type="as-char" svg:width="4.8264in" svg:height="0.2047in" draw:z-index="163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<text:p text:style-name="Standard"><text:soft-page-break/><draw:frame draw:style-name="fr3" draw:name="Object163" text:anchor-type="as-char" svg:width="2.289in" svg:height="0.2189in" draw:z-index="164"><draw:object xlink:href="./Object 163" xlink:type="simple" xlink:show="embed" xlink:actuate="onLoad"/><draw:image xlink:href="./ObjectReplacements/Object 163" xlink:type="simple" xlink:show="embed" xlink:actuate="onLoad"/></draw:frame></text:p>
      <text:p text:style-name="Standard"><draw:frame draw:style-name="fr3" draw:name="Object167" text:anchor-type="as-char" svg:width="6.4571in" svg:height="0.1984in" draw:z-index="167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<text:p text:style-name="Standard"><draw:frame draw:style-name="fr3" draw:name="Object166" text:anchor-type="as-char" svg:width="3.5299in" svg:height="0.1839in" draw:z-index="168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<text:p text:style-name="Standard"><draw:frame draw:style-name="fr3" draw:name="Object164" text:anchor-type="as-char" svg:width="2.5063in" svg:height="0.2075in" draw:z-index="165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Standard"><draw:frame draw:style-name="fr3" draw:name="Object165" text:anchor-type="as-char" svg:width="2.4902in" svg:height="0.2189in" draw:z-index="166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<text:p text:style-name="Standard">3.c)</text:p>
      <text:p text:style-name="Standard"><draw:frame draw:style-name="fr3" draw:name="Object168" text:anchor-type="as-char" svg:width="5.1728in" svg:height="0.4925in" draw:z-index="169"><draw:object xlink:href="./Object 168" xlink:type="simple" xlink:show="embed" xlink:actuate="onLoad"/><draw:image xlink:href="./ObjectReplacements/Object 168" xlink:type="simple" xlink:show="embed" xlink:actuate="onLoad"/><svg:desc>formula</svg:desc></draw:frame></text:p>
      <text:p text:style-name="Standard"><draw:frame draw:style-name="fr3" draw:name="Object170" text:anchor-type="as-char" svg:width="3.8626in" svg:height="0.2327in" draw:z-index="171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<text:p text:style-name="Standard"><draw:frame draw:style-name="fr3" draw:name="Object171" text:anchor-type="as-char" svg:width="4.4984in" svg:height="0.5189in" draw:z-index="172"><draw:object xlink:href="./Object 171" xlink:type="simple" xlink:show="embed" xlink:actuate="onLoad"/><draw:image xlink:href="./ObjectReplacements/Object 171" xlink:type="simple" xlink:show="embed" xlink:actuate="onLoad"/><svg:desc>formula</svg:desc></draw:frame></text:p>
      <text:p text:style-name="Standard"><draw:frame draw:style-name="fr3" draw:name="Object169" text:anchor-type="as-char" svg:width="5.1728in" svg:height="0.4925in" draw:z-index="170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<text:p text:style-name="Standard"><draw:frame draw:style-name="fr3" draw:name="Object172" text:anchor-type="as-char" svg:width="2.6161in" svg:height="0.5189in" draw:z-index="173"><draw:object xlink:href="./Object 172" xlink:type="simple" xlink:show="embed" xlink:actuate="onLoad"/><draw:image xlink:href="./ObjectReplacements/Object 172" xlink:type="simple" xlink:show="embed" xlink:actuate="onLoad"/><svg:desc>formula</svg:desc></draw:frame></text:p>
      <text:p text:style-name="Standard"><draw:frame draw:style-name="fr3" draw:name="Object173" text:anchor-type="as-char" svg:width="3.661in" svg:height="0.2327in" draw:z-index="174"><draw:object xlink:href="./Object 173" xlink:type="simple" xlink:show="embed" xlink:actuate="onLoad"/><draw:image xlink:href="./ObjectReplacements/Object 173" xlink:type="simple" xlink:show="embed" xlink:actuate="onLoad"/><svg:desc>formula</svg:desc></draw:frame></text:p>
      <text:p text:style-name="Standard"><draw:frame draw:style-name="fr3" draw:name="Object174" text:anchor-type="as-char" svg:width="5.6102in" svg:height="0.2075in" draw:z-index="175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<text:p text:style-name="Standard"><draw:frame draw:style-name="fr3" draw:name="Object175" text:anchor-type="as-char" svg:width="6.1311in" svg:height="0.2327in" draw:z-index="176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<text:p text:style-name="Standard"><draw:frame draw:style-name="fr3" draw:name="Object176" text:anchor-type="as-char" svg:width="5.0543in" svg:height="0.2327in" draw:z-index="177"><draw:object xlink:href="./Object 176" xlink:type="simple" xlink:show="embed" xlink:actuate="onLoad"/><draw:image xlink:href="./ObjectReplacements/Object 176" xlink:type="simple" xlink:show="embed" xlink:actuate="onLoad"/><svg:desc>formula</svg:desc></draw:frame></text:p>
      <text:p text:style-name="Standard"><draw:frame draw:style-name="fr3" draw:name="Object177" text:anchor-type="as-char" svg:width="2.3083in" svg:height="0.2327in" draw:z-index="178"><draw:object xlink:href="./Object 177" xlink:type="simple" xlink:show="embed" xlink:actuate="onLoad"/><draw:image xlink:href="./ObjectReplacements/Object 177" xlink:type="simple" xlink:show="embed" xlink:actuate="onLoad"/><svg:desc>formula</svg:desc></draw:frame></text:p>
      <text:p text:style-name="Standard"><draw:frame draw:style-name="fr3" draw:name="Object178" text:anchor-type="as-char" svg:width="4.2929in" svg:height="0.5264in" draw:z-index="179"><draw:object xlink:href="./Object 178" xlink:type="simple" xlink:show="embed" xlink:actuate="onLoad"/><draw:image xlink:href="./ObjectReplacements/Object 178" xlink:type="simple" xlink:show="embed" xlink:actuate="onLoad"/><svg:desc>formula</svg:desc></draw:frame></text:p>
      <text:p text:style-name="Standard"><draw:frame draw:style-name="fr3" draw:name="Object179" text:anchor-type="as-char" svg:width="3.5083in" svg:height="0.5374in" draw:z-index="180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<text:p text:style-name="Standard"><draw:frame draw:style-name="fr3" draw:name="Object180" text:anchor-type="as-char" svg:width="5.4701in" svg:height="0.5264in" draw:z-index="181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<text:p text:style-name="Standard">3.d)</text:p>
      <text:p text:style-name="Standard"><draw:frame draw:style-name="fr3" draw:name="Object185" text:anchor-type="as-char" svg:width="4.3717in" svg:height="0.1839in" draw:z-index="185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<text:p text:style-name="Standard"><draw:frame draw:style-name="fr3" draw:name="Object184" text:anchor-type="as-char" svg:width="5.0535in" svg:height="0.4925in" draw:z-index="184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<text:p text:style-name="Standard"><draw:frame draw:style-name="fr3" draw:name="Object181" text:anchor-type="as-char" svg:width="5.2272in" svg:height="0.4925in" draw:z-index="182"><draw:object xlink:href="./Object 181" xlink:type="simple" xlink:show="embed" xlink:actuate="onLoad"/><draw:image xlink:href="./ObjectReplacements/Object 181" xlink:type="simple" xlink:show="embed" xlink:actuate="onLoad"/><svg:desc>formula</svg:desc></draw:frame></text:p>
      <text:p text:style-name="Standard"><draw:frame draw:style-name="fr3" draw:name="Object183" text:anchor-type="as-char" svg:width="5.9272in" svg:height="0.5417in" draw:z-index="183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<text:p text:style-name="Standard"><draw:frame draw:style-name="fr3" draw:name="Object182" text:anchor-type="as-char" svg:width="5.5535in" svg:height="0.9846in" draw:z-index="186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<text:p text:style-name="Standard"/>
      <text:p text:style-name="Standard"><text:soft-page-break/>3.e)</text:p>
      <text:p text:style-name="Standard"><draw:frame draw:style-name="fr3" draw:name="Object186" text:anchor-type="as-char" svg:width="4.298in" svg:height="0.2244in" draw:z-index="187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<text:p text:style-name="Standard"><draw:frame draw:style-name="fr3" draw:name="Object187" text:anchor-type="as-char" svg:width="6.5957in" svg:height="0.1839in" draw:z-index="188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<text:p text:style-name="Standard"><draw:frame draw:style-name="fr3" draw:name="Object188" text:anchor-type="as-char" svg:width="6.8772in" svg:height="0.1839in" draw:z-index="189"><draw:object xlink:href="./Object 188" xlink:type="simple" xlink:show="embed" xlink:actuate="onLoad"/><draw:image xlink:href="./ObjectReplacements/Object 188" xlink:type="simple" xlink:show="embed" xlink:actuate="onLoad"/><svg:desc>formula</svg:desc></draw:frame></text:p>
      <text:p text:style-name="Standard"><draw:frame draw:style-name="fr3" draw:name="Object189" text:anchor-type="as-char" svg:width="1.9402in" svg:height="0.1839in" draw:z-index="190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<text:p text:style-name="Standard">3.f)</text:p>
      <text:p text:style-name="Standard"><draw:frame draw:style-name="fr3" draw:name="Object190" text:anchor-type="as-char" svg:width="6.6835in" svg:height="0.1839in" draw:z-index="191"><draw:object xlink:href="./Object 190" xlink:type="simple" xlink:show="embed" xlink:actuate="onLoad"/><draw:image xlink:href="./ObjectReplacements/Object 190" xlink:type="simple" xlink:show="embed" xlink:actuate="onLoad"/><svg:desc>formula</svg:desc></draw:frame></text:p>
      <text:p text:style-name="Standard"><draw:frame draw:style-name="fr3" draw:name="Object191" text:anchor-type="as-char" svg:width="6.4811in" svg:height="0.1839in" draw:z-index="192"><draw:object xlink:href="./Object 191" xlink:type="simple" xlink:show="embed" xlink:actuate="onLoad"/><draw:image xlink:href="./ObjectReplacements/Object 191" xlink:type="simple" xlink:show="embed" xlink:actuate="onLoad"/><svg:desc>formula</svg:desc></draw:frame></text:p>
      <text:p text:style-name="Standard"><draw:frame draw:style-name="fr3" draw:name="Object192" text:anchor-type="as-char" svg:width="6.6409in" svg:height="0.1839in" draw:z-index="193"><draw:object xlink:href="./Object 192" xlink:type="simple" xlink:show="embed" xlink:actuate="onLoad"/><draw:image xlink:href="./ObjectReplacements/Object 19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Kelman</meta:initial-creator>
    <meta:creation-date>2010-02-02T13:28:01.46</meta:creation-date>
    <dc:date>2010-04-08T13:13:03.31</dc:date>
    <dc:creator>Tony Kelman</dc:creator>
    <meta:editing-duration>PT209H14M58S</meta:editing-duration>
    <meta:editing-cycles>319</meta:editing-cycles>
    <meta:generator>OpenOffice.org/3.2$Win32 OpenOffice.org_project/320m12$Build-9483</meta:generator>
    <meta:document-statistic meta:table-count="0" meta:image-count="2" meta:object-count="192" meta:page-count="9" meta:paragraph-count="208" meta:word-count="21" meta:character-count="278"/>
  </office:meta>
</office:document-meta>
</file>

<file path=Object 1/content.xml><?xml version="1.0" encoding="utf-8"?>
<math xmlns="http://www.w3.org/1998/Math/MathML">
  <semantics>
    <mrow>
      <mtext>Let </mtext>
      <msub>
        <mi>y</mi>
        <mi>w</mi>
      </msub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sub>
          <mi>B</mi>
          <mi>w</mi>
        </msub>
      </mrow>
      <msub>
        <mi>C</mi>
        <mi>w</mi>
      </msub>
      <msub>
        <mi>x</mi>
        <mi>w</mi>
      </msub>
      <mrow>
        <mo stretchy="false">(</mo>
        <mrow>
          <mi>k</mi>
          <mi mathvariant="normal">−</mi>
          <mn>1</mn>
        </mrow>
        <mo stretchy="false">)</mo>
      </mrow>
      <mtext>, so at step </mtext>
      <mi>k</mi>
      <mtext> we know </mtext>
      <msub>
        <mi>y</mi>
        <mi>w</mi>
      </msub>
      <mrow>
        <mo stretchy="false">(</mo>
        <mrow>
          <mi>k</mi>
          <mi mathvariant="normal">−</mi>
          <mn>1</mn>
        </mrow>
        <mo stretchy="false">)</mo>
      </mrow>
      <mtext> with zero measurement noise</mtext>
    </mrow>
    <annotation encoding="StarMath 5.0">"Let " y_w(k-1) = B_w C_w x_w(k-1) ", so at step " k " we know " y_w(k-1) " with zero measurement noise"</annotation>
  </semantics>
</math>
</file>

<file path=Object 10/content.xml><?xml version="1.0" encoding="utf-8"?>
<math xmlns="http://www.w3.org/1998/Math/MathML">
  <semantics>
    <mrow>
      <mi>E</mi>
      <mrow>
        <mrow>
          <mi stretchy="false" mathvariant="normal">{</mi>
          <mrow>
            <mi>x</mi>
            <mrow>
              <mo stretchy="false">(</mo>
              <mn>0</mn>
              <mo stretchy="false">)</mo>
            </mrow>
          </mrow>
          <mi stretchy="false" mathvariant="normal">}</mi>
        </mrow>
        <mi mathvariant="normal">=</mi>
        <msub>
          <mi>x</mi>
          <mi>o</mi>
        </msub>
      </mrow>
      <mi>,</mi>
      <mi/>
      <mi>E</mi>
      <mrow>
        <mrow>
          <mi stretchy="false" mathvariant="normal">{</mi>
          <mrow>
            <mrow>
              <mo stretchy="false">(</mo>
              <mrow>
                <mi>x</mi>
                <mrow>
                  <mrow>
                    <mo stretchy="false">(</mo>
                    <mn>0</mn>
                    <mo stretchy="false">)</mo>
                  </mrow>
                  <mi mathvariant="normal">−</mi>
                  <msub>
                    <mi>x</mi>
                    <mi>o</mi>
                  </msub>
                </mrow>
              </mrow>
              <mo stretchy="false">)</mo>
            </mrow>
            <msup>
              <mrow>
                <mo stretchy="false">(</mo>
                <mrow>
                  <mi>x</mi>
                  <mrow>
                    <mrow>
                      <mo stretchy="false">(</mo>
                      <mn>0</mn>
                      <mo stretchy="false">)</mo>
                    </mrow>
                    <mi mathvariant="normal">−</mi>
                    <msub>
                      <mi>x</mi>
                      <mi>o</mi>
                    </msub>
                  </mrow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sub>
          <mi>X</mi>
          <mi>o</mi>
        </msub>
      </mrow>
    </mrow>
    <annotation encoding="StarMath 5.0">E lbrace x(0) rbrace = x_o ,` E lbrace (x(0) - x_o) (x(0) - x_o)^T rbrace = X_o</annotation>
  </semantics>
</math>
</file>

<file path=Object 100/content.xml><?xml version="1.0" encoding="utf-8"?>
<math xmlns="http://www.w3.org/1998/Math/MathML">
  <semantics>
    <mrow>
      <mtext>product matrix </mtext>
      <msubsup>
        <mi>T</mi>
        <mi>M</mi>
        <mi>T</mi>
      </msubsup>
      <mi>Q</mi>
      <msub>
        <mi>T</mi>
        <mi>M</mi>
      </msub>
      <msub>
        <mo stretchy="false">Λ</mo>
        <mi>M</mi>
      </msub>
      <mtext>, and those columns will not contribute to the trace.</mtext>
    </mrow>
    <annotation encoding="StarMath 5.0">"product matrix " T_M^T Q T_M %LAMBDA_M ", and those columns will not contribute to the trace."</annotation>
  </semantics>
</math>
</file>

<file path=Object 101/content.xml><?xml version="1.0" encoding="utf-8"?>
<math xmlns="http://www.w3.org/1998/Math/MathML">
  <semantics>
    <mrow>
      <mtext>So defining </mtext>
      <msubsup>
        <mo stretchy="false">Λ</mo>
        <mi>M</mi>
        <mrow>
          <mn>1</mn>
          <mi mathvariant="normal">/</mi>
          <mn>2</mn>
        </mrow>
      </msubsup>
      <mtext> as the matrix with positive square roots of the eigenvalues of </mtext>
      <mi>M</mi>
      <mtext> on its diagonal,</mtext>
    </mrow>
    <annotation encoding="StarMath 5.0">"So defining " %LAMBDA_M^{1/2} " as the matrix with positive square roots of the eigenvalues of " M " on its diagonal,"</annotation>
  </semantics>
</math>
</file>

<file path=Object 102/content.xml><?xml version="1.0" encoding="utf-8"?>
<math xmlns="http://www.w3.org/1998/Math/MathML">
  <semantics>
    <mrow>
      <mtext>and </mtext>
      <msup>
        <mrow>
          <mo stretchy="false">(</mo>
          <msubsup>
            <mo stretchy="false">Λ</mo>
            <mi>M</mi>
            <mrow>
              <mn>1</mn>
              <mi mathvariant="normal">/</mi>
              <mn>2</mn>
            </mrow>
          </msubsup>
          <mo stretchy="false">)</mo>
        </mrow>
        <mtext>#</mtext>
      </msup>
      <mtext> as the pseudoinverse matrix with reciprocal values at the nonzero diagonals of </mtext>
      <msubsup>
        <mo stretchy="false">Λ</mo>
        <mi>M</mi>
        <mrow>
          <mn>1</mn>
          <mi mathvariant="normal">/</mi>
          <mn>2</mn>
        </mrow>
      </msubsup>
      <mi>,</mi>
    </mrow>
    <annotation encoding="StarMath 5.0">"and " (%LAMBDA_M^{1/2})^"#" " as the pseudoinverse matrix with reciprocal values at the nonzero diagonals of " %LAMBDA_M^{1/2} ,</annotation>
  </semantics>
</math>
</file>

<file path=Object 103/content.xml><?xml version="1.0" encoding="utf-8"?>
<math xmlns="http://www.w3.org/1998/Math/MathML">
  <semantics>
    <mtext>but zeros everywhere else, we can take a pseudo-similarity transform without altering the trace.</mtext>
    <annotation encoding="StarMath 5.0">"but zeros everywhere else, we can take a pseudo-similarity transform without altering the trace."</annotation>
  </semantics>
</math>
</file>

<file path=Object 104/content.xml><?xml version="1.0" encoding="utf-8"?>
<math xmlns="http://www.w3.org/1998/Math/MathML">
  <semantics>
    <mrow>
      <mi>trace</mi>
      <mrow>
        <mrow>
          <mi stretchy="false" mathvariant="normal">{</mi>
          <mrow>
            <msubsup>
              <mi>C</mi>
              <mi>Q</mi>
              <mi>T</mi>
            </msubsup>
            <msub>
              <mi>C</mi>
              <mi>Q</mi>
            </msub>
            <mi>M</mi>
          </mrow>
          <mi stretchy="false" mathvariant="normal">}</mi>
        </mrow>
        <mi mathvariant="normal">=</mi>
        <mi>trace</mi>
      </mrow>
      <mrow>
        <mrow>
          <mi stretchy="false" mathvariant="normal">{</mi>
          <mrow>
            <msubsup>
              <mo stretchy="false">Λ</mo>
              <mi>M</mi>
              <mrow>
                <mn>1</mn>
                <mi mathvariant="normal">/</mi>
                <mn>2</mn>
              </mrow>
            </msubsup>
            <msubsup>
              <mi>T</mi>
              <mi>M</mi>
              <mi>T</mi>
            </msubsup>
            <mi>Q</mi>
            <msub>
              <mi>T</mi>
              <mi>M</mi>
            </msub>
            <msub>
              <mo stretchy="false">Λ</mo>
              <mi>M</mi>
            </msub>
            <msup>
              <mrow>
                <mo stretchy="false">(</mo>
                <msubsup>
                  <mo stretchy="false">Λ</mo>
                  <mi>M</mi>
                  <mrow>
                    <mn>1</mn>
                    <mi mathvariant="normal">/</mi>
                    <mn>2</mn>
                  </mrow>
                </msubsup>
                <mo stretchy="false">)</mo>
              </mrow>
              <mtext>#</mtext>
            </msup>
          </mrow>
          <mi stretchy="false" mathvariant="normal">}</mi>
        </mrow>
        <mi mathvariant="normal">=</mi>
        <mi>trace</mi>
      </mrow>
      <mrow>
        <mi stretchy="false" mathvariant="normal">{</mi>
        <mrow>
          <msubsup>
            <mo stretchy="false">Λ</mo>
            <mi>M</mi>
            <mrow>
              <mn>1</mn>
              <mi mathvariant="normal">/</mi>
              <mn>2</mn>
            </mrow>
          </msubsup>
          <msubsup>
            <mi>T</mi>
            <mi>M</mi>
            <mi>T</mi>
          </msubsup>
          <mi>Q</mi>
          <msub>
            <mi>T</mi>
            <mi>M</mi>
          </msub>
          <msubsup>
            <mo stretchy="false">Λ</mo>
            <mi>M</mi>
            <mrow>
              <mn>1</mn>
              <mi mathvariant="normal">/</mi>
              <mn>2</mn>
            </mrow>
          </msubsup>
        </mrow>
        <mi stretchy="false" mathvariant="normal">}</mi>
      </mrow>
    </mrow>
    <annotation encoding="StarMath 5.0">func trace lbrace C_Q^T C_Q M rbrace = func trace lbrace %LAMBDA_M^{1/2} T_M^T Q T_M %LAMBDA_M (%LAMBDA_M^{1/2})^"#" rbrace = func trace lbrace %LAMBDA_M^{1/2} T_M^T Q T_M %LAMBDA_M^{1/2} rbrace</annotation>
  </semantics>
</math>
</file>

<file path=Object 105/content.xml><?xml version="1.0" encoding="utf-8"?>
<math xmlns="http://www.w3.org/1998/Math/MathML">
  <semantics>
    <mrow>
      <mtext>The transformations </mtext>
      <msub>
        <mi>T</mi>
        <mi>M</mi>
      </msub>
      <mtext> and </mtext>
      <msub>
        <mi>T</mi>
        <mi>V</mi>
      </msub>
      <mtext> of the symmetric real matrices are orthogonal: </mtext>
      <mrow>
        <msubsup>
          <mi>T</mi>
          <mi>M</mi>
          <mrow>
            <mi mathvariant="normal">−</mi>
            <mn>1</mn>
          </mrow>
        </msubsup>
        <mi mathvariant="normal">=</mi>
        <msubsup>
          <mi>T</mi>
          <mi>M</mi>
          <mi>T</mi>
        </msubsup>
      </mrow>
      <mi>,</mi>
      <mi/>
      <mrow>
        <msubsup>
          <mi>T</mi>
          <mi>V</mi>
          <mrow>
            <mi mathvariant="normal">−</mi>
            <mn>1</mn>
          </mrow>
        </msubsup>
        <mi mathvariant="normal">=</mi>
        <msubsup>
          <mi>T</mi>
          <mi>V</mi>
          <mi>T</mi>
        </msubsup>
      </mrow>
    </mrow>
    <annotation encoding="StarMath 5.0">"The transformations " T_M " and " T_V " of the symmetric real matrices are orthogonal: " T_M^-1 = T_M^T ,` T_V^-1 = T_V^T</annotation>
  </semantics>
</math>
</file>

<file path=Object 106/content.xml><?xml version="1.0" encoding="utf-8"?>
<math xmlns="http://www.w3.org/1998/Math/MathML">
  <semantics>
    <mrow>
      <mtext>For any vector </mtext>
      <mi>x</mi>
      <mtext>, let </mtext>
      <mrow>
        <mi>z</mi>
        <mi mathvariant="normal">=</mi>
        <msub>
          <mi>T</mi>
          <mi>M</mi>
        </msub>
      </mrow>
      <msubsup>
        <mo stretchy="false">Λ</mo>
        <mi>M</mi>
        <mrow>
          <mn>1</mn>
          <mi mathvariant="normal">/</mi>
          <mn>2</mn>
        </mrow>
      </msubsup>
      <mi>x</mi>
      <mtext>. Then </mtext>
      <msup>
        <mi>x</mi>
        <mi>T</mi>
      </msup>
      <msubsup>
        <mo stretchy="false">Λ</mo>
        <mi>M</mi>
        <mrow>
          <mn>1</mn>
          <mi mathvariant="normal">/</mi>
          <mn>2</mn>
        </mrow>
      </msubsup>
      <msubsup>
        <mi>T</mi>
        <mi>M</mi>
        <mi>T</mi>
      </msubsup>
      <mi>Q</mi>
      <msub>
        <mi>T</mi>
        <mi>M</mi>
      </msub>
      <msubsup>
        <mo stretchy="false">Λ</mo>
        <mi>M</mi>
        <mrow>
          <mn>1</mn>
          <mi mathvariant="normal">/</mi>
          <mn>2</mn>
        </mrow>
      </msubsup>
      <mrow>
        <mi>x</mi>
        <mi mathvariant="normal">=</mi>
        <msup>
          <mi>z</mi>
          <mi>T</mi>
        </msup>
      </mrow>
      <mi>Q</mi>
      <mi>z</mi>
    </mrow>
    <annotation encoding="StarMath 5.0">"For any vector " x ", let " z = T_M %LAMBDA_M^{1/2} x ". Then " x^T %LAMBDA_M^{1/2} T_M^T Q T_M %LAMBDA_M^{1/2} x = z^T Q z</annotation>
  </semantics>
</math>
</file>

<file path=Object 107/content.xml><?xml version="1.0" encoding="utf-8"?>
<math xmlns="http://www.w3.org/1998/Math/MathML">
  <semantics>
    <mrow>
      <mtext>By positive semidefiniteness </mtext>
      <msup>
        <mi>z</mi>
        <mi>T</mi>
      </msup>
      <mi>Q</mi>
      <mrow>
        <mi>z</mi>
        <mi mathvariant="normal">≥</mi>
        <mn>0,</mn>
      </mrow>
      <mtext> so that implies </mtext>
      <msubsup>
        <mo stretchy="false">Λ</mo>
        <mi>M</mi>
        <mrow>
          <mn>1</mn>
          <mi mathvariant="normal">/</mi>
          <mn>2</mn>
        </mrow>
      </msubsup>
      <msubsup>
        <mi>T</mi>
        <mi>M</mi>
        <mi>T</mi>
      </msubsup>
      <mi>Q</mi>
      <msub>
        <mi>T</mi>
        <mi>M</mi>
      </msub>
      <msubsup>
        <mo stretchy="false">Λ</mo>
        <mi>M</mi>
        <mrow>
          <mn>1</mn>
          <mi mathvariant="normal">/</mi>
          <mn>2</mn>
        </mrow>
      </msubsup>
      <mtext> is positive semidefinite,</mtext>
    </mrow>
    <annotation encoding="StarMath 5.0">"By positive semidefiniteness " z^T Q z &gt;= 0, " so that implies " %LAMBDA_M^{1/2} T_M^T Q T_M %LAMBDA_M^{1/2} " is positive semidefinite,"</annotation>
  </semantics>
</math>
</file>

<file path=Object 108/content.xml><?xml version="1.0" encoding="utf-8"?>
<math xmlns="http://www.w3.org/1998/Math/MathML">
  <semantics>
    <mtext>and therefore has nonnegative eigenvalues and a nonnegative trace.</mtext>
    <annotation encoding="StarMath 5.0">"and therefore has nonnegative eigenvalues and a nonnegative trace."</annotation>
  </semantics>
</math>
</file>

<file path=Object 109/content.xml><?xml version="1.0" encoding="utf-8"?>
<math xmlns="http://www.w3.org/1998/Math/MathML">
  <semantics>
    <mrow>
      <mi>trace</mi>
      <mrow>
        <mrow>
          <mi stretchy="false" mathvariant="normal">{</mi>
          <mrow>
            <msubsup>
              <mi>C</mi>
              <mi>Q</mi>
              <mi>T</mi>
            </msubsup>
            <msub>
              <mi>C</mi>
              <mi>Q</mi>
            </msub>
            <mi>M</mi>
          </mrow>
          <mi stretchy="false" mathvariant="normal">}</mi>
        </mrow>
        <mi mathvariant="normal">=</mi>
        <mi>trace</mi>
      </mrow>
      <mrow>
        <mrow>
          <mi stretchy="false" mathvariant="normal">{</mi>
          <mrow>
            <msubsup>
              <mo stretchy="false">Λ</mo>
              <mi>M</mi>
              <mrow>
                <mn>1</mn>
                <mi mathvariant="normal">/</mi>
                <mn>2</mn>
              </mrow>
            </msubsup>
            <msubsup>
              <mi>T</mi>
              <mi>M</mi>
              <mi>T</mi>
            </msubsup>
            <mi>Q</mi>
            <msub>
              <mi>T</mi>
              <mi>M</mi>
            </msub>
            <msubsup>
              <mo stretchy="false">Λ</mo>
              <mi>M</mi>
              <mrow>
                <mn>1</mn>
                <mi mathvariant="normal">/</mi>
                <mn>2</mn>
              </mrow>
            </msubsup>
          </mrow>
          <mi stretchy="false" mathvariant="normal">}</mi>
        </mrow>
        <mi mathvariant="normal">≥</mi>
        <mn>0</mn>
      </mrow>
    </mrow>
    <annotation encoding="StarMath 5.0">func trace lbrace C_Q^T C_Q M rbrace = func trace lbrace %LAMBDA_M^{1/2} T_M^T Q T_M %LAMBDA_M^{1/2} rbrace &gt;= 0</annotation>
  </semantics>
</math>
</file>

<file path=Object 11/content.xml><?xml version="1.0" encoding="utf-8"?>
<math xmlns="http://www.w3.org/1998/Math/MathML">
  <semantics>
    <mrow>
      <mi>w</mi>
      <mrow>
        <mrow>
          <mo stretchy="false">(</mo>
          <mi>k</mi>
          <mo stretchy="false">)</mo>
        </mrow>
        <mi mathvariant="normal">=</mi>
        <msub>
          <mi>C</mi>
          <mi>w</mi>
        </msub>
      </mrow>
      <msub>
        <mi>x</mi>
        <mi>w</mi>
      </msub>
      <mrow>
        <mo stretchy="false">(</mo>
        <mi>k</mi>
        <mo stretchy="false">)</mo>
      </mrow>
      <mi>,</mi>
      <mi/>
      <msub>
        <mi>x</mi>
        <mi>w</mi>
      </msub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sub>
          <mi>A</mi>
          <mi>w</mi>
        </msub>
      </mrow>
      <msub>
        <mi>x</mi>
        <mi>w</mi>
      </msub>
      <mrow>
        <mrow>
          <mo stretchy="false">(</mo>
          <mi>k</mi>
          <mo stretchy="false">)</mo>
        </mrow>
        <mo stretchy="false">+</mo>
        <msub>
          <mi>B</mi>
          <mi>n</mi>
        </msub>
      </mrow>
      <mo stretchy="false">η</mo>
      <mrow>
        <mo stretchy="false">(</mo>
        <mi>k</mi>
        <mo stretchy="false">)</mo>
      </mrow>
    </mrow>
    <annotation encoding="StarMath 5.0">w(k) = C_w x_w(k) ,` x_w(k+1) = A_w x_w(k) + B_n %eta(k)</annotation>
  </semantics>
</math>
</file>

<file path=Object 110/content.xml><?xml version="1.0" encoding="utf-8"?>
<math xmlns="http://www.w3.org/1998/Math/MathML">
  <semantics>
    <mrow>
      <mtext>Likewise </mtext>
      <mi>trace</mi>
      <mrow>
        <mrow>
          <mi stretchy="false" mathvariant="normal">{</mi>
          <mrow>
            <msup>
              <mi>L</mi>
              <mi>T</mi>
            </msup>
            <mi>P</mi>
            <mi>L</mi>
            <mi>V</mi>
          </mrow>
          <mi stretchy="false" mathvariant="normal">}</mi>
        </mrow>
        <mi mathvariant="normal">=</mi>
        <mi>trace</mi>
      </mrow>
      <mrow>
        <mrow>
          <mi stretchy="false" mathvariant="normal">{</mi>
          <mrow>
            <msup>
              <mi>L</mi>
              <mi>T</mi>
            </msup>
            <mi>P</mi>
            <mi>L</mi>
            <msub>
              <mi>T</mi>
              <mi>V</mi>
            </msub>
            <msub>
              <mo stretchy="false">Λ</mo>
              <mi>V</mi>
            </msub>
            <msubsup>
              <mi>T</mi>
              <mi>V</mi>
              <mi>T</mi>
            </msubsup>
          </mrow>
          <mi stretchy="false" mathvariant="normal">}</mi>
        </mrow>
        <mi mathvariant="normal">=</mi>
        <mi>trace</mi>
      </mrow>
      <mrow>
        <mi stretchy="false" mathvariant="normal">{</mi>
        <mrow>
          <msubsup>
            <mi>T</mi>
            <mi>V</mi>
            <mi>T</mi>
          </msubsup>
          <msup>
            <mi>L</mi>
            <mi>T</mi>
          </msup>
          <mi>P</mi>
          <mi>L</mi>
          <msub>
            <mi>T</mi>
            <mi>V</mi>
          </msub>
          <msub>
            <mo stretchy="false">Λ</mo>
            <mi>V</mi>
          </msub>
        </mrow>
        <mi stretchy="false" mathvariant="normal">}</mi>
      </mrow>
    </mrow>
    <annotation encoding="StarMath 5.0">"Likewise " func trace lbrace L^T P L V rbrace = func trace lbrace L^T P L T_V %LAMBDA_V T_V^T rbrace = func trace lbrace T_V^T L^T P L T_V %LAMBDA_V rbrace</annotation>
  </semantics>
</math>
</file>

<file path=Object 111/content.xml><?xml version="1.0" encoding="utf-8"?>
<math xmlns="http://www.w3.org/1998/Math/MathML">
  <semantics>
    <mrow>
      <mtext>Using corresponding definitions of </mtext>
      <msubsup>
        <mo stretchy="false">Λ</mo>
        <mi>V</mi>
        <mrow>
          <mn>1</mn>
          <mi mathvariant="normal">/</mi>
          <mn>2</mn>
        </mrow>
      </msubsup>
      <mtext> and </mtext>
      <msup>
        <mrow>
          <mo stretchy="false">(</mo>
          <msubsup>
            <mo stretchy="false">Λ</mo>
            <mi>V</mi>
            <mrow>
              <mn>1</mn>
              <mi mathvariant="normal">/</mi>
              <mn>2</mn>
            </mrow>
          </msubsup>
          <mo stretchy="false">)</mo>
        </mrow>
        <mtext>#</mtext>
      </msup>
      <mtext> and the same zero-eigenvalue argument,</mtext>
    </mrow>
    <annotation encoding="StarMath 5.0">"Using corresponding definitions of " %LAMBDA_V^{1/2} " and " (%LAMBDA_V^{1/2})^"#" " and the same zero-eigenvalue argument,"</annotation>
  </semantics>
</math>
</file>

<file path=Object 112/content.xml><?xml version="1.0" encoding="utf-8"?>
<math xmlns="http://www.w3.org/1998/Math/MathML">
  <semantics>
    <mrow>
      <mi>trace</mi>
      <mrow>
        <mrow>
          <mi stretchy="false" mathvariant="normal">{</mi>
          <mrow>
            <msup>
              <mi>L</mi>
              <mi>T</mi>
            </msup>
            <mi>P</mi>
            <mi>L</mi>
            <mi>V</mi>
          </mrow>
          <mi stretchy="false" mathvariant="normal">}</mi>
        </mrow>
        <mi mathvariant="normal">=</mi>
        <mi>trace</mi>
      </mrow>
      <mrow>
        <mrow>
          <mi stretchy="false" mathvariant="normal">{</mi>
          <mrow>
            <msubsup>
              <mo stretchy="false">Λ</mo>
              <mi>V</mi>
              <mrow>
                <mn>1</mn>
                <mi mathvariant="normal">/</mi>
                <mn>2</mn>
              </mrow>
            </msubsup>
            <msubsup>
              <mi>T</mi>
              <mi>V</mi>
              <mi>T</mi>
            </msubsup>
            <msup>
              <mi>L</mi>
              <mi>T</mi>
            </msup>
            <mi>P</mi>
            <mi>L</mi>
            <msub>
              <mi>T</mi>
              <mi>V</mi>
            </msub>
            <msub>
              <mo stretchy="false">Λ</mo>
              <mi>V</mi>
            </msub>
            <msup>
              <mrow>
                <mo stretchy="false">(</mo>
                <msubsup>
                  <mo stretchy="false">Λ</mo>
                  <mi>V</mi>
                  <mrow>
                    <mn>1</mn>
                    <mi mathvariant="normal">/</mi>
                    <mn>2</mn>
                  </mrow>
                </msubsup>
                <mo stretchy="false">)</mo>
              </mrow>
              <mtext>#</mtext>
            </msup>
          </mrow>
          <mi stretchy="false" mathvariant="normal">}</mi>
        </mrow>
        <mi mathvariant="normal">=</mi>
        <mi>trace</mi>
      </mrow>
      <mrow>
        <mi stretchy="false" mathvariant="normal">{</mi>
        <mrow>
          <msubsup>
            <mo stretchy="false">Λ</mo>
            <mi>V</mi>
            <mrow>
              <mn>1</mn>
              <mi mathvariant="normal">/</mi>
              <mn>2</mn>
            </mrow>
          </msubsup>
          <msubsup>
            <mi>T</mi>
            <mi>V</mi>
            <mi>T</mi>
          </msubsup>
          <msup>
            <mi>L</mi>
            <mi>T</mi>
          </msup>
          <mi>P</mi>
          <mi>L</mi>
          <msub>
            <mi>T</mi>
            <mi>V</mi>
          </msub>
          <msubsup>
            <mo stretchy="false">Λ</mo>
            <mi>V</mi>
            <mrow>
              <mn>1</mn>
              <mi mathvariant="normal">/</mi>
              <mn>2</mn>
            </mrow>
          </msubsup>
        </mrow>
        <mi stretchy="false" mathvariant="normal">}</mi>
      </mrow>
    </mrow>
    <annotation encoding="StarMath 5.0">func trace lbrace L^T P L V rbrace = func trace lbrace %LAMBDA_V^{1/2} T_V^T L^T P L T_V %LAMBDA_V (%LAMBDA_V^{1/2})^"#" rbrace = func trace lbrace %LAMBDA_V^{1/2} T_V^T L^T P L T_V %LAMBDA_V^{1/2} rbrace</annotation>
  </semantics>
</math>
</file>

<file path=Object 113/content.xml><?xml version="1.0" encoding="utf-8"?>
<math xmlns="http://www.w3.org/1998/Math/MathML">
  <semantics>
    <mrow>
      <mtext>For any vector </mtext>
      <mi>x</mi>
      <mtext>, let </mtext>
      <mrow>
        <mi>z</mi>
        <mi mathvariant="normal">=</mi>
        <msub>
          <mi>T</mi>
          <mi>M</mi>
        </msub>
      </mrow>
      <msubsup>
        <mo stretchy="false">Λ</mo>
        <mi>M</mi>
        <mrow>
          <mn>1</mn>
          <mi mathvariant="normal">/</mi>
          <mn>2</mn>
        </mrow>
      </msubsup>
      <mi>x</mi>
      <mtext>. Then </mtext>
      <msup>
        <mi>x</mi>
        <mi>T</mi>
      </msup>
      <msubsup>
        <mo stretchy="false">Λ</mo>
        <mi>M</mi>
        <mrow>
          <mn>1</mn>
          <mi mathvariant="normal">/</mi>
          <mn>2</mn>
        </mrow>
      </msubsup>
      <msubsup>
        <mi>T</mi>
        <mi>M</mi>
        <mi>T</mi>
      </msubsup>
      <mi>Q</mi>
      <msub>
        <mi>T</mi>
        <mi>M</mi>
      </msub>
      <msubsup>
        <mo stretchy="false">Λ</mo>
        <mi>M</mi>
        <mrow>
          <mn>1</mn>
          <mi mathvariant="normal">/</mi>
          <mn>2</mn>
        </mrow>
      </msubsup>
      <mrow>
        <mi>x</mi>
        <mi mathvariant="normal">=</mi>
        <msup>
          <mi>z</mi>
          <mi>T</mi>
        </msup>
      </mrow>
      <mi>Q</mi>
      <mi>z</mi>
    </mrow>
    <annotation encoding="StarMath 5.0">"For any vector " x ", let " z = T_M %LAMBDA_M^{1/2} x ". Then " x^T %LAMBDA_M^{1/2} T_M^T Q T_M %LAMBDA_M^{1/2} x = z^T Q z</annotation>
  </semantics>
</math>
</file>

<file path=Object 114/content.xml><?xml version="1.0" encoding="utf-8"?>
<math xmlns="http://www.w3.org/1998/Math/MathML">
  <semantics>
    <mrow>
      <msup>
        <mi>z</mi>
        <mi>T</mi>
      </msup>
      <mi>P</mi>
      <mrow>
        <mi>z</mi>
        <mi mathvariant="normal">≥</mi>
        <mn>0</mn>
      </mrow>
      <mtext> by positive semidefiniteness of </mtext>
      <mi>P</mi>
      <mtext>, so </mtext>
      <msubsup>
        <mo stretchy="false">Λ</mo>
        <mi>V</mi>
        <mrow>
          <mn>1</mn>
          <mi mathvariant="normal">/</mi>
          <mn>2</mn>
        </mrow>
      </msubsup>
      <msubsup>
        <mi>T</mi>
        <mi>V</mi>
        <mi>T</mi>
      </msubsup>
      <msup>
        <mi>L</mi>
        <mi>T</mi>
      </msup>
      <mi>P</mi>
      <mi>L</mi>
      <msub>
        <mi>T</mi>
        <mi>V</mi>
      </msub>
      <msubsup>
        <mo stretchy="false">Λ</mo>
        <mi>V</mi>
        <mrow>
          <mn>1</mn>
          <mi mathvariant="normal">/</mi>
          <mn>2</mn>
        </mrow>
      </msubsup>
      <mtext> is positive semidefinite</mtext>
    </mrow>
    <annotation encoding="StarMath 5.0">z^T P z &gt;= 0 " by positive semidefiniteness of " P ", so " %LAMBDA_V^{1/2} T_V^T L^T P L T_V %LAMBDA_V^{1/2} " is positive semidefinite"</annotation>
  </semantics>
</math>
</file>

<file path=Object 115/content.xml><?xml version="1.0" encoding="utf-8"?>
<math xmlns="http://www.w3.org/1998/Math/MathML">
  <semantics>
    <mrow>
      <mi>trace</mi>
      <mrow>
        <mrow>
          <mi stretchy="false" mathvariant="normal">{</mi>
          <mrow>
            <msup>
              <mi>L</mi>
              <mi>T</mi>
            </msup>
            <mi>P</mi>
            <mi>L</mi>
            <mi>V</mi>
          </mrow>
          <mi stretchy="false" mathvariant="normal">}</mi>
        </mrow>
        <mi mathvariant="normal">=</mi>
        <mi>trace</mi>
      </mrow>
      <mrow>
        <mrow>
          <mi stretchy="false" mathvariant="normal">{</mi>
          <mrow>
            <msubsup>
              <mo stretchy="false">Λ</mo>
              <mi>V</mi>
              <mrow>
                <mn>1</mn>
                <mi mathvariant="normal">/</mi>
                <mn>2</mn>
              </mrow>
            </msubsup>
            <msubsup>
              <mi>T</mi>
              <mi>V</mi>
              <mi>T</mi>
            </msubsup>
            <msup>
              <mi>L</mi>
              <mi>T</mi>
            </msup>
            <mi>P</mi>
            <mi>L</mi>
            <msub>
              <mi>T</mi>
              <mi>V</mi>
            </msub>
            <msubsup>
              <mo stretchy="false">Λ</mo>
              <mi>V</mi>
              <mrow>
                <mn>1</mn>
                <mi mathvariant="normal">/</mi>
                <mn>2</mn>
              </mrow>
            </msubsup>
          </mrow>
          <mi stretchy="false" mathvariant="normal">}</mi>
        </mrow>
        <mi mathvariant="normal">≥</mi>
        <mn>0</mn>
      </mrow>
    </mrow>
    <annotation encoding="StarMath 5.0">func trace lbrace L^T P L V rbrace = func trace lbrace %LAMBDA_V^{1/2} T_V^T L^T P L T_V %LAMBDA_V^{1/2} rbrace &gt;= 0</annotation>
  </semantics>
</math>
</file>

<file path=Object 116/content.xml><?xml version="1.0" encoding="utf-8"?>
<math xmlns="http://www.w3.org/1998/Math/MathML">
  <semantics>
    <mrow>
      <mtext>For this example </mtext>
      <mi>trace</mi>
      <mrow>
        <mrow>
          <mi stretchy="false" mathvariant="normal">{</mi>
          <mrow>
            <msubsup>
              <mi>C</mi>
              <mi>Q</mi>
              <mi>T</mi>
            </msubsup>
            <msub>
              <mi>C</mi>
              <mi>Q</mi>
            </msub>
            <mi>M</mi>
          </mrow>
          <mi stretchy="false" mathvariant="normal">}</mi>
        </mrow>
        <mi mathvariant="normal">=</mi>
        <mrow>
          <mn>7.7945</mn>
          <mi mathvariant="normal">⋅</mi>
          <msup>
            <mn>10</mn>
            <mrow>
              <mi mathvariant="normal">−</mi>
              <mn>14</mn>
            </mrow>
          </msup>
        </mrow>
      </mrow>
    </mrow>
    <annotation encoding="StarMath 5.0">"For this example " func trace lbrace C_Q^T C_Q M rbrace = 7.7945 cdot 10^-14</annotation>
  </semantics>
</math>
</file>

<file path=Object 117/content.xml><?xml version="1.0" encoding="utf-8"?>
<math xmlns="http://www.w3.org/1998/Math/MathML">
  <semantics>
    <mrow>
      <mtext>With </mtext>
      <mrow>
        <mi>R</mi>
        <mi mathvariant="normal">=</mi>
        <mn>1,</mn>
      </mrow>
      <mi/>
      <mi>trace</mi>
      <mrow>
        <mrow>
          <mi stretchy="false" mathvariant="normal">{</mi>
          <mrow>
            <msup>
              <mi>L</mi>
              <mi>T</mi>
            </msup>
            <mi>P</mi>
            <mi>L</mi>
            <mi>V</mi>
          </mrow>
          <mi stretchy="false" mathvariant="normal">}</mi>
        </mrow>
        <mi mathvariant="normal">=</mi>
        <mrow>
          <mn>2.1091</mn>
          <mi mathvariant="normal">⋅</mi>
          <msup>
            <mn>10</mn>
            <mrow>
              <mi mathvariant="normal">−</mi>
              <mn>16</mn>
            </mrow>
          </msup>
        </mrow>
      </mrow>
    </mrow>
    <annotation encoding="StarMath 5.0">"With " R = 1,` func trace lbrace L^T P L V rbrace = 2.1091 cdot 10^-16</annotation>
  </semantics>
</math>
</file>

<file path=Object 118/content.xml><?xml version="1.0" encoding="utf-8"?>
<math xmlns="http://www.w3.org/1998/Math/MathML">
  <semantics>
    <mrow>
      <mtext>With </mtext>
      <mrow>
        <mi>R</mi>
        <mi mathvariant="normal">=</mi>
        <msup>
          <mn>10</mn>
          <mrow>
            <mi mathvariant="normal">−</mi>
            <mn>10</mn>
          </mrow>
        </msup>
      </mrow>
      <mi>,</mi>
      <mi/>
      <mi>trace</mi>
      <mrow>
        <mrow>
          <mi stretchy="false" mathvariant="normal">{</mi>
          <mrow>
            <msup>
              <mi>L</mi>
              <mi>T</mi>
            </msup>
            <mi>P</mi>
            <mi>L</mi>
            <mi>V</mi>
          </mrow>
          <mi stretchy="false" mathvariant="normal">}</mi>
        </mrow>
        <mi mathvariant="normal">=</mi>
        <mrow>
          <mn>2.1090</mn>
          <mi mathvariant="normal">⋅</mi>
          <msup>
            <mn>10</mn>
            <mrow>
              <mi mathvariant="normal">−</mi>
              <mn>16</mn>
            </mrow>
          </msup>
        </mrow>
      </mrow>
    </mrow>
    <annotation encoding="StarMath 5.0">"With " R = 10^-10 ,` func trace lbrace L^T P L V rbrace = 2.1090 cdot 10^-16</annotation>
  </semantics>
</math>
</file>

<file path=Object 119/content.xml><?xml version="1.0" encoding="utf-8"?>
<math xmlns="http://www.w3.org/1998/Math/MathML">
  <semantics>
    <mtext>This is essentially at roundoff error, definitely two orders of magnitude smaller than the other term.</mtext>
    <annotation encoding="StarMath 5.0">"This is essentially at roundoff error, definitely two orders of magnitude smaller than the other term."</annotation>
  </semantics>
</math>
</file>

<file path=Object 12/content.xml><?xml version="1.0" encoding="utf-8"?>
<math xmlns="http://www.w3.org/1998/Math/MathML">
  <semantics>
    <mrow>
      <mi>E</mi>
      <mrow>
        <mrow>
          <mi stretchy="false" mathvariant="normal">{</mi>
          <mrow>
            <msub>
              <mi>x</mi>
              <mi>w</mi>
            </msub>
            <mrow>
              <mo stretchy="false">(</mo>
              <mn>0</mn>
              <mo stretchy="false">)</mo>
            </mrow>
          </mrow>
          <mi stretchy="false" mathvariant="normal">}</mi>
        </mrow>
        <mi mathvariant="normal">=</mi>
        <msub>
          <mi>x</mi>
          <mi mathvariant="italic">wo</mi>
        </msub>
      </mrow>
      <mi>,</mi>
      <mi/>
      <mi>E</mi>
      <mrow>
        <mrow>
          <mi stretchy="false" mathvariant="normal">{</mi>
          <mrow>
            <mrow>
              <mo stretchy="false">(</mo>
              <mrow>
                <msub>
                  <mi>x</mi>
                  <mi>w</mi>
                </msub>
                <mrow>
                  <mrow>
                    <mo stretchy="false">(</mo>
                    <mn>0</mn>
                    <mo stretchy="false">)</mo>
                  </mrow>
                  <mi mathvariant="normal">−</mi>
                  <msub>
                    <mi>x</mi>
                    <mi mathvariant="italic">wo</mi>
                  </msub>
                </mrow>
              </mrow>
              <mo stretchy="false">)</mo>
            </mrow>
            <msup>
              <mrow>
                <mo stretchy="false">(</mo>
                <mrow>
                  <msub>
                    <mi>x</mi>
                    <mi>w</mi>
                  </msub>
                  <mrow>
                    <mrow>
                      <mo stretchy="false">(</mo>
                      <mn>0</mn>
                      <mo stretchy="false">)</mo>
                    </mrow>
                    <mi mathvariant="normal">−</mi>
                    <msub>
                      <mi>x</mi>
                      <mi mathvariant="italic">wo</mi>
                    </msub>
                  </mrow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sub>
          <mi>X</mi>
          <mi mathvariant="italic">wo</mi>
        </msub>
      </mrow>
    </mrow>
    <annotation encoding="StarMath 5.0">E lbrace x_w(0) rbrace = x_wo ,` E lbrace (x_w(0) - x_wo) (x_w(0) - x_wo)^T rbrace = X_wo</annotation>
  </semantics>
</math>
</file>

<file path=Object 120/content.xml><?xml version="1.0" encoding="utf-8"?>
<math xmlns="http://www.w3.org/1998/Math/MathML">
  <semantics>
    <mrow>
      <mtext>Difficult to tell for sure with only this data, but it appears as </mtext>
      <mrow>
        <mi>R</mi>
        <mo stretchy="false">→</mo>
        <mn>0,</mn>
      </mrow>
      <mi/>
      <mrow>
        <msup>
          <mi>J</mi>
          <mi>o</mi>
        </msup>
        <mo stretchy="false">→</mo>
        <mi>trace</mi>
      </mrow>
      <mrow>
        <mi stretchy="false" mathvariant="normal">{</mi>
        <mrow>
          <msubsup>
            <mi>C</mi>
            <mi>Q</mi>
            <mi>T</mi>
          </msubsup>
          <msub>
            <mi>C</mi>
            <mi>Q</mi>
          </msub>
          <mi>M</mi>
        </mrow>
        <mi stretchy="false" mathvariant="normal">}</mi>
      </mrow>
    </mrow>
    <annotation encoding="StarMath 5.0">"Difficult to tell for sure with only this data, but it appears as " R toward 0,` J^o toward func trace lbrace C_Q^T C_Q M rbrace</annotation>
  </semantics>
</math>
</file>

<file path=Object 121/content.xml><?xml version="1.0" encoding="utf-8"?>
<math xmlns="http://www.w3.org/1998/Math/MathML">
  <semantics>
    <mrow>
      <mtext>Now </mtext>
      <msub>
        <mi>z</mi>
        <mn>1</mn>
      </msub>
      <mtext> does not depend on </mtext>
      <msub>
        <mi>z</mi>
        <mn>2</mn>
      </msub>
      <mtext> or </mtext>
      <mi>u</mi>
      <mrow>
        <mo stretchy="false">(</mo>
        <mi>t</mi>
        <mo stretchy="false">)</mo>
      </mrow>
      <mtext>, so </mtext>
      <msub>
        <mover accent="true">
          <mi>z</mi>
          <mi mathvariant="normal">¨</mi>
        </mover>
        <mn>1</mn>
      </msub>
      <mrow>
        <mrow>
          <mo stretchy="false">(</mo>
          <mi>t</mi>
          <mo stretchy="false">)</mo>
        </mrow>
        <mo stretchy="false">+</mo>
        <mn>134</mn>
      </mrow>
      <msub>
        <mover accent="true">
          <mi>z</mi>
          <mi mathvariant="normal">˙</mi>
        </mover>
        <mn>1</mn>
      </msub>
      <mrow>
        <mrow>
          <mo stretchy="false">(</mo>
          <mi>t</mi>
          <mo stretchy="false">)</mo>
        </mrow>
        <mo stretchy="false">+</mo>
        <mrow>
          <mrow>
            <mn>4.52</mn>
            <mi mathvariant="normal">⋅</mi>
            <msup>
              <mn>10</mn>
              <mn>9</mn>
            </msup>
          </mrow>
          <mi mathvariant="normal">⋅</mi>
          <msub>
            <mi>z</mi>
            <mn>1</mn>
          </msub>
        </mrow>
      </mrow>
      <mrow>
        <mrow>
          <mo stretchy="false">(</mo>
          <mi>t</mi>
          <mo stretchy="false">)</mo>
        </mrow>
        <mi mathvariant="normal">=</mi>
        <mrow>
          <mrow>
            <mn>1.367</mn>
            <mi mathvariant="normal">⋅</mi>
            <msup>
              <mn>10</mn>
              <mn>4</mn>
            </msup>
          </mrow>
          <mi mathvariant="normal">⋅</mi>
          <mi>w</mi>
        </mrow>
      </mrow>
      <mrow>
        <mo stretchy="false">(</mo>
        <mi>t</mi>
        <mo stretchy="false">)</mo>
      </mrow>
    </mrow>
    <annotation encoding="StarMath 5.0">"Now " z_1 " does not depend on " z_2 " or " u(t) ", so " {ddot z}_1(t) + 134 {dot z}_1(t) + 4.52 cdot 10^9 cdot z_1(t) = 1.367 cdot 10^4 cdot w(t)</annotation>
  </semantics>
</math>
</file>

<file path=Object 122/content.xml><?xml version="1.0" encoding="utf-8"?>
<math xmlns="http://www.w3.org/1998/Math/MathML">
  <semantics>
    <mrow>
      <mtext>As before, </mtext>
      <msub>
        <mover accent="true">
          <mi>z</mi>
          <mi mathvariant="normal">¨</mi>
        </mover>
        <mn>2</mn>
      </msub>
      <mrow>
        <mrow>
          <mo stretchy="false">(</mo>
          <mi>t</mi>
          <mo stretchy="false">)</mo>
        </mrow>
        <mi mathvariant="normal">=</mi>
        <mrow>
          <mi mathvariant="normal">−</mi>
          <msub>
            <mover accent="true">
              <mi>z</mi>
              <mi mathvariant="normal">¨</mi>
            </mover>
            <mn>1</mn>
          </msub>
        </mrow>
      </mrow>
      <mrow>
        <mrow>
          <mo stretchy="false">(</mo>
          <mi>t</mi>
          <mo stretchy="false">)</mo>
        </mrow>
        <mi mathvariant="normal">−</mi>
        <mn>2500</mn>
      </mrow>
      <msub>
        <mover accent="true">
          <mi>z</mi>
          <mi mathvariant="normal">˙</mi>
        </mover>
        <mn>2</mn>
      </msub>
      <mrow>
        <mrow>
          <mo stretchy="false">(</mo>
          <mi>t</mi>
          <mo stretchy="false">)</mo>
        </mrow>
        <mi mathvariant="normal">−</mi>
        <mrow>
          <mn>2</mn>
          <mi mathvariant="normal">⋅</mi>
          <msup>
            <mn>10</mn>
            <mn>8</mn>
          </msup>
        </mrow>
      </mrow>
      <msub>
        <mi>z</mi>
        <mn>2</mn>
      </msub>
      <mrow>
        <mrow>
          <mo stretchy="false">(</mo>
          <mi>t</mi>
          <mo stretchy="false">)</mo>
        </mrow>
        <mo stretchy="false">+</mo>
        <mn>12.5</mn>
      </mrow>
      <mi>u</mi>
      <mrow>
        <mo stretchy="false">(</mo>
        <mi>t</mi>
        <mo stretchy="false">)</mo>
      </mrow>
    </mrow>
    <annotation encoding="StarMath 5.0">"As before, " {ddot z}_2(t) = - {ddot z}_1(t) - 2500 {dot z}_2(t) - 2 cdot 10^8 z_2(t) + 12.5 u(t)</annotation>
  </semantics>
</math>
</file>

<file path=Object 123/content.xml><?xml version="1.0" encoding="utf-8"?>
<math xmlns="http://www.w3.org/1998/Math/MathML">
  <semantics>
    <mrow>
      <msub>
        <mover accent="true">
          <mi>z</mi>
          <mi mathvariant="normal">¨</mi>
        </mover>
        <mn>2</mn>
      </msub>
      <mrow>
        <mrow>
          <mo stretchy="false">(</mo>
          <mi>t</mi>
          <mo stretchy="false">)</mo>
        </mrow>
        <mi mathvariant="normal">=</mi>
        <mn>134</mn>
      </mrow>
      <msub>
        <mover accent="true">
          <mi>z</mi>
          <mi mathvariant="normal">˙</mi>
        </mover>
        <mn>1</mn>
      </msub>
      <mrow>
        <mrow>
          <mo stretchy="false">(</mo>
          <mi>t</mi>
          <mo stretchy="false">)</mo>
        </mrow>
        <mo stretchy="false">+</mo>
        <mrow>
          <mn>4.52</mn>
          <mi mathvariant="normal">⋅</mi>
          <msup>
            <mn>10</mn>
            <mn>9</mn>
          </msup>
        </mrow>
      </mrow>
      <msub>
        <mi>z</mi>
        <mn>1</mn>
      </msub>
      <mrow>
        <mrow>
          <mo stretchy="false">(</mo>
          <mi>t</mi>
          <mo stretchy="false">)</mo>
        </mrow>
        <mi mathvariant="normal">−</mi>
        <mrow>
          <mn>1.367</mn>
          <mi mathvariant="normal">⋅</mi>
          <msup>
            <mn>10</mn>
            <mn>4</mn>
          </msup>
        </mrow>
      </mrow>
      <mi>w</mi>
      <mrow>
        <mrow>
          <mo stretchy="false">(</mo>
          <mi>t</mi>
          <mo stretchy="false">)</mo>
        </mrow>
        <mi mathvariant="normal">−</mi>
        <mn>2500</mn>
      </mrow>
      <msub>
        <mover accent="true">
          <mi>z</mi>
          <mi mathvariant="normal">˙</mi>
        </mover>
        <mn>2</mn>
      </msub>
      <mrow>
        <mrow>
          <mo stretchy="false">(</mo>
          <mi>t</mi>
          <mo stretchy="false">)</mo>
        </mrow>
        <mi mathvariant="normal">−</mi>
        <mrow>
          <mn>2</mn>
          <mi mathvariant="normal">⋅</mi>
          <msup>
            <mn>10</mn>
            <mn>8</mn>
          </msup>
        </mrow>
      </mrow>
      <msub>
        <mi>z</mi>
        <mn>2</mn>
      </msub>
      <mrow>
        <mrow>
          <mo stretchy="false">(</mo>
          <mi>t</mi>
          <mo stretchy="false">)</mo>
        </mrow>
        <mo stretchy="false">+</mo>
        <mn>12.5</mn>
      </mrow>
      <mi>u</mi>
      <mrow>
        <mo stretchy="false">(</mo>
        <mi>t</mi>
        <mo stretchy="false">)</mo>
      </mrow>
    </mrow>
    <annotation encoding="StarMath 5.0">{ddot z}_2(t) = 134 {dot z}_1(t) + 4.52 cdot 10^9 z_1(t) - 1.367 cdot 10^4 w(t) - 2500 {dot z}_2(t) - 2 cdot 10^8 z_2(t) + 12.5 u(t)</annotation>
  </semantics>
</math>
</file>

<file path=Object 124/content.xml><?xml version="1.0" encoding="utf-8"?>
<math xmlns="http://www.w3.org/1998/Math/MathML">
  <semantics>
    <mrow>
      <mover accent="true">
        <mi>x</mi>
        <mi mathvariant="normal">˙</mi>
      </mover>
      <mrow>
        <mrow>
          <mo stretchy="false">(</mo>
          <mi>t</mi>
          <mo stretchy="false">)</mo>
        </mrow>
        <mi mathvariant="normal">=</mi>
        <mfenced open="[" close="]"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row>
                  <mrow>
                    <mi mathvariant="normal">−</mi>
                    <mn>4.52</mn>
                  </mrow>
                  <mi mathvariant="normal">⋅</mi>
                  <msup>
                    <mn>10</mn>
                    <mn>9</mn>
                  </msup>
                </mrow>
              </mtd>
              <mtd>
                <mn>0</mn>
              </mtd>
              <mtd>
                <mrow>
                  <mi mathvariant="normal">−</mi>
                  <mn>134</mn>
                </mrow>
              </mtd>
              <mtd>
                <mn>0</mn>
              </mtd>
            </mtr>
            <mtr>
              <mtd>
                <mrow>
                  <mn>4.52</mn>
                  <mi mathvariant="normal">⋅</mi>
                  <msup>
                    <mn>10</mn>
                    <mn>9</mn>
                  </msup>
                </mrow>
              </mtd>
              <mtd>
                <mrow>
                  <mrow>
                    <mi mathvariant="normal">−</mi>
                    <mn>2</mn>
                  </mrow>
                  <mi mathvariant="normal">⋅</mi>
                  <msup>
                    <mn>10</mn>
                    <mn>8</mn>
                  </msup>
                </mrow>
              </mtd>
              <mtd>
                <mn>134</mn>
              </mtd>
              <mtd>
                <mrow>
                  <mi mathvariant="normal">−</mi>
                  <mn>2500</mn>
                </mrow>
              </mtd>
            </mtr>
          </mtable>
        </mfenced>
      </mrow>
      <mrow>
        <mfenced open="[" close="]">
          <mtable>
            <mtr>
              <mtd>
                <mrow>
                  <msub>
                    <mi>z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z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z</mi>
                      <mi mathvariant="normal">˙</mi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z</mi>
                      <mi mathvariant="normal">˙</mi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n>12.5</mn>
              </mtd>
            </mtr>
          </mtable>
        </mfenced>
      </mrow>
      <mi>u</mi>
      <mrow>
        <mrow>
          <mo stretchy="false">(</mo>
          <mi>t</mi>
          <mo stretchy="false">)</mo>
        </mrow>
        <mo stretchy="false">+</mo>
        <mfenced open="[" close="]"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row>
                  <mn>1.367</mn>
                  <mi mathvariant="normal">⋅</mi>
                  <msup>
                    <mn>10</mn>
                    <mn>4</mn>
                  </msup>
                </mrow>
              </mtd>
            </mtr>
            <mtr>
              <mtd>
                <mrow>
                  <mrow>
                    <mi mathvariant="normal">−</mi>
                    <mn>1.367</mn>
                  </mrow>
                  <mi mathvariant="normal">⋅</mi>
                  <msup>
                    <mn>10</mn>
                    <mn>4</mn>
                  </msup>
                </mrow>
              </mtd>
            </mtr>
          </mtable>
        </mfenced>
      </mrow>
      <mi>w</mi>
      <mrow>
        <mo stretchy="false">(</mo>
        <mi>t</mi>
        <mo stretchy="false">)</mo>
      </mrow>
    </mrow>
    <annotation encoding="StarMath 5.0">dot x(t) = left [ matrix { 0 # 0 # 1 # 0 ## 0 # 0 # 0 # 1 ## -4.52 cdot 10^9 # 0 # -134 # 0 ## 4.52 cdot 10^9 # -2 cdot 10^8 # 134 # -2500 } right ] left [ matrix { z_1(t) ## z_2(t) ## {dot z}_1(t) ## {dot z}_2(t) } right ] + left [ matrix { 0 ## 0 ## 0 ## 12.5 } right ] u(t) + left [ matrix { 0 ## 0 ## 1.367 cdot 10^4 ## -1.367 cdot 10^4 } right ] w(t)</annotation>
  </semantics>
</math>
</file>

<file path=Object 125/content.xml><?xml version="1.0" encoding="utf-8"?>
<math xmlns="http://www.w3.org/1998/Math/MathML">
  <semantics>
    <mrow>
      <mtext>Symmetric root locus of </mtext>
      <mi>G</mi>
      <mrow>
        <mo stretchy="false">(</mo>
        <mrow>
          <mi mathvariant="normal">−</mi>
          <mi>s</mi>
        </mrow>
        <mo stretchy="false">)</mo>
      </mrow>
      <mi>G</mi>
      <mrow>
        <mo stretchy="false">(</mo>
        <mi>s</mi>
        <mo stretchy="false">)</mo>
      </mrow>
      <mtext> shown on next page</mtext>
    </mrow>
    <annotation encoding="StarMath 5.0">"Symmetric root locus of " G(-s) G(s) " shown on next page"</annotation>
  </semantics>
</math>
</file>

<file path=Object 126/content.xml><?xml version="1.0" encoding="utf-8"?>
<math xmlns="http://www.w3.org/1998/Math/MathML">
  <semantics>
    <mrow>
      <mtext>TF from </mtext>
      <mi>u</mi>
      <mtext> to </mtext>
      <mi>x</mi>
      <mtext> is </mtext>
      <mi>G</mi>
      <mrow>
        <mrow>
          <mo stretchy="false">(</mo>
          <mi>s</mi>
          <mo stretchy="false">)</mo>
        </mrow>
        <mi mathvariant="normal">=</mi>
        <mi>C</mi>
      </mrow>
      <msup>
        <mrow>
          <mo stretchy="false">(</mo>
          <mrow>
            <mi>s</mi>
            <mrow>
              <mi>I</mi>
              <mi mathvariant="normal">−</mi>
              <mi>A</mi>
            </mrow>
          </mrow>
          <mo stretchy="false">)</mo>
        </mrow>
        <mrow>
          <mi mathvariant="normal">−</mi>
          <mn>1</mn>
        </mrow>
      </msup>
      <mrow>
        <mi>B</mi>
        <mi mathvariant="normal">=</mi>
        <mfrac>
          <mn>12.5</mn>
          <mrow>
            <mrow>
              <msup>
                <mi>s</mi>
                <mn>2</mn>
              </msup>
              <mo stretchy="false">+</mo>
              <mn>2500</mn>
            </mrow>
            <mrow>
              <mi>s</mi>
              <mo stretchy="false">+</mo>
              <mrow>
                <mn>2</mn>
                <mi mathvariant="normal">⋅</mi>
                <msup>
                  <mn>10</mn>
                  <mn>8</mn>
                </msup>
              </mrow>
            </mrow>
          </mrow>
        </mfrac>
      </mrow>
    </mrow>
    <annotation encoding="StarMath 5.0">"TF from " u " to " x " is " G(s) = C (s I - A)^-1 B = {12.5} over {s^2 + 2500 s + 2 cdot 10^8}</annotation>
  </semantics>
</math>
</file>

<file path=Object 127/content.xml><?xml version="1.0" encoding="utf-8"?>
<math xmlns="http://www.w3.org/1998/Math/MathML">
  <semantics>
    <mrow>
      <mtext>and </mtext>
      <mrow>
        <mi>K</mi>
        <mi mathvariant="normal">=</mi>
        <mrow>
          <mi stretchy="false" mathvariant="normal">[</mi>
          <mtable>
            <mtr>
              <mtd>
                <mrow>
                  <mi mathvariant="normal">−</mi>
                  <mn>12.857</mn>
                </mrow>
              </mtd>
              <mtd>
                <mn>312.5</mn>
              </mtd>
              <mtd>
                <mn>0.13075</mn>
              </mtd>
              <mtd>
                <mn>0.12496</mn>
              </mtd>
            </mtr>
          </mtable>
          <mi stretchy="false" mathvariant="normal">]</mi>
        </mrow>
      </mrow>
      <mtext>, with optimal cost </mtext>
      <mrow>
        <msup>
          <mi>J</mi>
          <mi>o</mi>
        </msup>
        <mi mathvariant="normal">=</mi>
        <mrow>
          <mn>9.8598</mn>
          <mi mathvariant="normal">⋅</mi>
          <msup>
            <mn>10</mn>
            <mrow>
              <mi mathvariant="normal">−</mi>
              <mn>14</mn>
            </mrow>
          </msup>
        </mrow>
      </mrow>
    </mrow>
    <annotation encoding="StarMath 5.0">"and " K = [ matrix { -12.857 # 312.5 # 0.13075 # 0.12496 } ] ", with optimal cost " J^o = 9.8598 cdot 10^-14</annotation>
  </semantics>
</math>
</file>

<file path=Object 128/content.xml><?xml version="1.0" encoding="utf-8"?>
<math xmlns="http://www.w3.org/1998/Math/MathML">
  <semantics>
    <mrow>
      <mtext>Now </mtext>
      <mrow>
        <mi>M</mi>
        <mi mathvariant="normal">=</mi>
        <mfenced open="[" close="]">
          <mtable>
            <mtr>
              <mtd>
                <mrow>
                  <mn>1.5386</mn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  <mtd>
                <mrow>
                  <mrow>
                    <mi mathvariant="normal">−</mi>
                    <mn>1.6073</mn>
                  </mrow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  <mtd>
                <mrow>
                  <mn>1.4198</mn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  <mtd>
                <mrow>
                  <mn>4.2129</mn>
                  <mi mathvariant="normal">⋅</mi>
                  <msup>
                    <mn>10</mn>
                    <mrow>
                      <mi mathvariant="normal">−</mi>
                      <mn>8</mn>
                    </mrow>
                  </msup>
                </mrow>
              </mtd>
            </mtr>
            <mtr>
              <mtd>
                <mrow>
                  <mrow>
                    <mi mathvariant="normal">−</mi>
                    <mn>1.6073</mn>
                  </mrow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  <mtd>
                <mrow>
                  <mn>1.6857</mn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  <mtd>
                <mrow>
                  <mrow>
                    <mi mathvariant="normal">−</mi>
                    <mn>4.2162</mn>
                  </mrow>
                  <mi mathvariant="normal">⋅</mi>
                  <msup>
                    <mn>10</mn>
                    <mrow>
                      <mi mathvariant="normal">−</mi>
                      <mn>8</mn>
                    </mrow>
                  </msup>
                </mrow>
              </mtd>
              <mtd>
                <mrow>
                  <mn>1.8534</mn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</mtr>
            <mtr>
              <mtd>
                <mrow>
                  <mn>1.4198</mn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  <mtd>
                <mrow>
                  <mrow>
                    <mi mathvariant="normal">−</mi>
                    <mn>4.2162</mn>
                  </mrow>
                  <mi mathvariant="normal">⋅</mi>
                  <msup>
                    <mn>10</mn>
                    <mrow>
                      <mi mathvariant="normal">−</mi>
                      <mn>8</mn>
                    </mrow>
                  </msup>
                </mrow>
              </mtd>
              <mtd>
                <mrow>
                  <mn>6.9546</mn>
                  <mi mathvariant="normal">⋅</mi>
                  <msup>
                    <mn>10</mn>
                    <mrow>
                      <mi mathvariant="normal">−</mi>
                      <mn>2</mn>
                    </mrow>
                  </msup>
                </mrow>
              </mtd>
              <mtd>
                <mrow>
                  <mrow>
                    <mi mathvariant="normal">−</mi>
                    <mn>7.2655</mn>
                  </mrow>
                  <mi mathvariant="normal">⋅</mi>
                  <msup>
                    <mn>10</mn>
                    <mrow>
                      <mi mathvariant="normal">−</mi>
                      <mn>2</mn>
                    </mrow>
                  </msup>
                </mrow>
              </mtd>
            </mtr>
            <mtr>
              <mtd>
                <mrow>
                  <mn>4.2129</mn>
                  <mi mathvariant="normal">⋅</mi>
                  <msup>
                    <mn>10</mn>
                    <mrow>
                      <mi mathvariant="normal">−</mi>
                      <mn>8</mn>
                    </mrow>
                  </msup>
                </mrow>
              </mtd>
              <mtd>
                <mrow>
                  <mn>1.8534</mn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  <mtd>
                <mrow>
                  <mrow>
                    <mi mathvariant="normal">−</mi>
                    <mn>7.2655</mn>
                  </mrow>
                  <mi mathvariant="normal">⋅</mi>
                  <msup>
                    <mn>10</mn>
                    <mrow>
                      <mi mathvariant="normal">−</mi>
                      <mn>2</mn>
                    </mrow>
                  </msup>
                </mrow>
              </mtd>
              <mtd>
                <mrow>
                  <mn>7.6027</mn>
                  <mi mathvariant="normal">⋅</mi>
                  <msup>
                    <mn>10</mn>
                    <mrow>
                      <mi mathvariant="normal">−</mi>
                      <mn>2</mn>
                    </mrow>
                  </msup>
                </mrow>
              </mtd>
            </mtr>
          </mtable>
        </mfenced>
      </mrow>
      <mi>,</mi>
      <mi/>
      <mrow>
        <mi>L</mi>
        <mi mathvariant="normal">=</mi>
        <mfenced open="[" close="]">
          <mtable>
            <mtr>
              <mtd>
                <mrow>
                  <mi mathvariant="normal">−</mi>
                  <mn>41.359</mn>
                </mrow>
              </mtd>
            </mtr>
            <mtr>
              <mtd>
                <mn>47.255</mn>
              </mtd>
            </mtr>
            <mtr>
              <mtd>
                <mrow>
                  <mrow>
                    <mi mathvariant="normal">−</mi>
                    <mn>2.539</mn>
                  </mrow>
                  <mi mathvariant="normal">⋅</mi>
                  <msup>
                    <mn>10</mn>
                    <mn>6</mn>
                  </msup>
                </mrow>
              </mtd>
            </mtr>
            <mtr>
              <mtd>
                <mrow>
                  <mn>2.539</mn>
                  <mi mathvariant="normal">⋅</mi>
                  <msup>
                    <mn>10</mn>
                    <mn>6</mn>
                  </msup>
                </mrow>
              </mtd>
            </mtr>
          </mtable>
        </mfenced>
      </mrow>
    </mrow>
    <annotation encoding="StarMath 5.0">"Now " M = left [ matrix { 1.5386 cdot 10^-11 # -1.6073 cdot 10^-11 # 1.4198 cdot 10^-11 # 4.2129 cdot 10^-8 ## -1.6073 cdot 10^-11 # 1.6857 cdot 10^-11 # -4.2162 cdot 10^-8 # 1.8534 cdot 10^-11 ## 1.4198 cdot 10^-11 # -4.2162 cdot 10^-8 # 6.9546 cdot 10^-2 # -7.2655 cdot 10^-2 ## 4.2129 cdot 10^-8 # 1.8534 cdot 10^-11 # -7.2655 cdot 10^-2 # 7.6027 cdot 10^-2 } right ] ,` L = left [ matrix { -41.359 ## 47.255 ## -2.539 cdot 10^6 ## 2.539 cdot 10^6 } right ]</annotation>
  </semantics>
</math>
</file>

<file path=Object 129/content.xml><?xml version="1.0" encoding="utf-8"?>
<math xmlns="http://www.w3.org/1998/Math/MathML">
  <semantics>
    <mtext>LQG results quite similar between the two models. Biggest difference was in the transfer function</mtext>
    <annotation encoding="StarMath 5.0">"LQG results quite similar between the two models. Biggest difference was in the transfer function"</annotation>
  </semantics>
</math>
</file>

<file path=Object 13/content.xml><?xml version="1.0" encoding="utf-8"?>
<math xmlns="http://www.w3.org/1998/Math/MathML">
  <semantics>
    <mrow>
      <msubsup>
        <mover accent="true">
          <mi>x</mi>
          <mo stretchy="false">ˆ</mo>
        </mover>
        <mi>w</mi>
        <mi>o</mi>
      </msubsup>
      <mrow>
        <mrow>
          <mo stretchy="false">(</mo>
          <mi>k</mi>
          <mo stretchy="false">)</mo>
        </mrow>
        <mi mathvariant="normal">=</mi>
        <msub>
          <mi>A</mi>
          <mi>w</mi>
        </msub>
      </mrow>
      <msub>
        <mover accent="true">
          <mi>x</mi>
          <mo stretchy="false">ˆ</mo>
        </mover>
        <mi>w</mi>
      </msub>
      <mrow>
        <mo stretchy="false">(</mo>
        <mrow>
          <mrow>
            <mi>k</mi>
            <mi mathvariant="normal">−</mi>
            <mn>1</mn>
          </mrow>
          <mrow>
            <mi/>
            <mi mathvariant="normal">∣</mi>
            <mi/>
          </mrow>
          <mi>k</mi>
        </mrow>
        <mo stretchy="false">)</mo>
      </mrow>
      <mi>,</mi>
      <mi/>
      <msubsup>
        <mover accent="true">
          <mi>y</mi>
          <mo stretchy="false">˜</mo>
        </mover>
        <mi>w</mi>
        <mi>o</mi>
      </msubsup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sub>
          <mi>y</mi>
          <mi>w</mi>
        </msub>
      </mrow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−</mi>
        <msub>
          <mi>B</mi>
          <mi>w</mi>
        </msub>
      </mrow>
      <msub>
        <mi>C</mi>
        <mi>w</mi>
      </msub>
      <msubsup>
        <mover accent="true">
          <mi>x</mi>
          <mo stretchy="false">ˆ</mo>
        </mover>
        <mi>w</mi>
        <mi>o</mi>
      </msubsup>
      <mrow>
        <mo stretchy="false">(</mo>
        <mrow>
          <mi>k</mi>
          <mi mathvariant="normal">−</mi>
          <mn>1</mn>
        </mrow>
        <mo stretchy="false">)</mo>
      </mrow>
    </mrow>
    <annotation encoding="StarMath 5.0">{hat x}_w^o(k) = A_w {hat x}_w(k-1 ` divides ` k) ,` {tilde y}_w^o(k-1) = y_w(k-1) - B_w C_w {hat x}_w^o(k-1)</annotation>
  </semantics>
</math>
</file>

<file path=Object 130/content.xml><?xml version="1.0" encoding="utf-8"?>
<math xmlns="http://www.w3.org/1998/Math/MathML">
  <semantics>
    <mrow>
      <mtext>For </mtext>
      <mrow>
        <mi>R</mi>
        <mi mathvariant="normal">=</mi>
        <mn>1,</mn>
      </mrow>
      <mi/>
      <mrow>
        <mi>P</mi>
        <mi mathvariant="normal">=</mi>
        <mfenced open="[" close="]">
          <mtable>
            <mtr>
              <mtd>
                <mrow>
                  <mn>2.3319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2.093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6.9127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row>
                    <mi mathvariant="normal">−</mi>
                    <mn>1.0371</mn>
                  </mrow>
                  <mi mathvariant="normal">⋅</mi>
                  <msup>
                    <mn>10</mn>
                    <mrow>
                      <mi mathvariant="normal">−</mi>
                      <mn>10</mn>
                    </mrow>
                  </msup>
                </mrow>
              </mtd>
            </mtr>
            <mtr>
              <mtd>
                <mrow>
                  <mn>2.093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2.0625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2.7258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2.5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</mtr>
            <mtr>
              <mtd>
                <mrow>
                  <mn>6.9127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2.7258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1.098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1.0464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</mtr>
            <mtr>
              <mtd>
                <mrow>
                  <mrow>
                    <mi mathvariant="normal">−</mi>
                    <mn>1.0371</mn>
                  </mrow>
                  <mi mathvariant="normal">⋅</mi>
                  <msup>
                    <mn>10</mn>
                    <mrow>
                      <mi mathvariant="normal">−</mi>
                      <mn>10</mn>
                    </mrow>
                  </msup>
                </mrow>
              </mtd>
              <mtd>
                <mrow>
                  <mn>2.5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1.0464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1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</mtr>
          </mtable>
        </mfenced>
      </mrow>
    </mrow>
    <annotation encoding="StarMath 5.0">"For " R = 1,` P = left [ matrix { 2.3319 cdot 10^-4 # 2.093 cdot 10^-4 # 6.9127 cdot 10^-12 # -1.0371 cdot 10^-10 ## 2.093 cdot 10^-4 # 2.0625 cdot 10^-4 # 2.7258 cdot 10^-9 # 2.5 cdot 10^-9 ## 6.9127 cdot 10^-12 # 2.7258 cdot 10^-9 # 1.098 cdot 10^-12 # 1.0464 cdot 10^-12 ## -1.0371 cdot 10^-10 # 2.5 cdot 10^-9 # 1.0464 cdot 10^-12 # 1 cdot 10^-12 } right ]</annotation>
  </semantics>
</math>
</file>

<file path=Object 131/content.xml><?xml version="1.0" encoding="utf-8"?>
<math xmlns="http://www.w3.org/1998/Math/MathML">
  <semantics>
    <mrow>
      <mtext>and </mtext>
      <mrow>
        <mi>K</mi>
        <mi mathvariant="normal">=</mi>
        <mrow>
          <mi stretchy="false" mathvariant="normal">[</mi>
          <mtable>
            <mtr>
              <mtd>
                <mrow>
                  <mrow>
                    <mi mathvariant="normal">−</mi>
                    <mn>1.2963</mn>
                  </mrow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3.125</mn>
                  <mi mathvariant="normal">⋅</mi>
                  <msup>
                    <mn>10</mn>
                    <mrow>
                      <mi mathvariant="normal">−</mi>
                      <mn>8</mn>
                    </mrow>
                  </msup>
                </mrow>
              </mtd>
              <mtd>
                <mrow>
                  <mn>1.308</mn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  <mtd>
                <mrow>
                  <mn>1.25</mn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</mtr>
          </mtable>
          <mi stretchy="false" mathvariant="normal">]</mi>
        </mrow>
      </mrow>
      <mi>,</mi>
      <mi/>
      <mrow>
        <msup>
          <mi>J</mi>
          <mi>o</mi>
        </msup>
        <mi mathvariant="normal">=</mi>
        <mrow>
          <mn>9.8598</mn>
          <mi mathvariant="normal">⋅</mi>
          <msup>
            <mn>10</mn>
            <mrow>
              <mi mathvariant="normal">−</mi>
              <mn>14</mn>
            </mrow>
          </msup>
        </mrow>
      </mrow>
    </mrow>
    <annotation encoding="StarMath 5.0">"and " K = [ matrix { -1.2963 cdot 10^-9 # 3.125 cdot 10^-8 # 1.308 cdot 10^-11 # 1.25 cdot 10^-11 } ] ,` J^o = 9.8598 cdot 10^-14</annotation>
  </semantics>
</math>
</file>

<file path=Object 132/content.xml><?xml version="1.0" encoding="utf-8"?>
<math xmlns="http://www.w3.org/1998/Math/MathML">
  <semantics>
    <mtext>and therefore root locus as well. There was a pole/zero cancellation and a reduction of order.</mtext>
    <annotation encoding="StarMath 5.0">"and therefore root locus as well. There was a pole/zero cancellation and a reduction of order."</annotation>
  </semantics>
</math>
</file>

<file path=Object 133/content.xml><?xml version="1.0" encoding="utf-8"?>
<math xmlns="http://www.w3.org/1998/Math/MathML">
  <semantics>
    <mrow>
      <mtext>For </mtext>
      <mrow>
        <mi>R</mi>
        <mi mathvariant="normal">=</mi>
        <msup>
          <mn>10</mn>
          <mrow>
            <mi mathvariant="normal">−</mi>
            <mn>10</mn>
          </mrow>
        </msup>
      </mrow>
      <mtext>, LQR result is </mtext>
      <mrow>
        <mi>P</mi>
        <mi mathvariant="normal">=</mi>
        <mfenced open="[" close="]">
          <mtable>
            <mtr>
              <mtd>
                <mrow>
                  <mn>2.3312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2.0924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7.7655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row>
                    <mi mathvariant="normal">−</mi>
                    <mn>1.0285</mn>
                  </mrow>
                  <mi mathvariant="normal">⋅</mi>
                  <msup>
                    <mn>10</mn>
                    <mrow>
                      <mi mathvariant="normal">−</mi>
                      <mn>10</mn>
                    </mrow>
                  </msup>
                </mrow>
              </mtd>
            </mtr>
            <mtr>
              <mtd>
                <mrow>
                  <mn>2.0924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2.0619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2.7258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2.5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</mtr>
            <mtr>
              <mtd>
                <mrow>
                  <mn>7.7655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2.7258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1.0976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1.046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</mtr>
            <mtr>
              <mtd>
                <mrow>
                  <mrow>
                    <mi mathvariant="normal">−</mi>
                    <mn>1.0285</mn>
                  </mrow>
                  <mi mathvariant="normal">⋅</mi>
                  <msup>
                    <mn>10</mn>
                    <mrow>
                      <mi mathvariant="normal">−</mi>
                      <mn>10</mn>
                    </mrow>
                  </msup>
                </mrow>
              </mtd>
              <mtd>
                <mrow>
                  <mn>2.5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1.046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9.9968</mn>
                  <mi mathvariant="normal">⋅</mi>
                  <msup>
                    <mn>10</mn>
                    <mrow>
                      <mi mathvariant="normal">−</mi>
                      <mn>13</mn>
                    </mrow>
                  </msup>
                </mrow>
              </mtd>
            </mtr>
          </mtable>
        </mfenced>
      </mrow>
    </mrow>
    <annotation encoding="StarMath 5.0">"For " R = 10^-10 ", LQR result is " P = left [ matrix { 2.3312 cdot 10^-4 # 2.0924 cdot 10^-4 # 7.7655 cdot 10^-12 # -1.0285 cdot 10^-10 ## 2.0924 cdot 10^-4 # 2.0619 cdot 10^-4 # 2.7258 cdot 10^-9 # 2.5 cdot 10^-9 ## 7.7655 cdot 10^-12 # 2.7258 cdot 10^-9 # 1.0976 cdot 10^-12 # 1.046 cdot 10^-12 ## -1.0285 cdot 10^-10 # 2.5 cdot 10^-9 # 1.046 cdot 10^-12 # 9.9968 cdot 10^-13 } right ]</annotation>
  </semantics>
</math>
</file>

<file path=Object 134/content.xml><?xml version="1.0" encoding="utf-8"?>
<math xmlns="http://www.w3.org/1998/Math/MathML">
  <semantics>
    <mrow>
      <mfrac>
        <mi>d</mi>
        <mi mathvariant="italic">dt</mi>
      </mfrac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fenced>
      </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n>0</mn>
              </mtd>
            </mtr>
            <mtr>
              <mtd>
                <mi>m</mi>
              </mtd>
            </mtr>
          </mtable>
        </mfenced>
      </mrow>
      <mi>u</mi>
      <mrow>
        <mrow>
          <mo stretchy="false">(</mo>
          <mi>t</mi>
          <mo stretchy="false">)</mo>
        </mrow>
        <mo stretchy="false">+</mo>
        <mfenced open="[" close="]">
          <mtable>
            <mtr>
              <mtd>
                <mn>1</mn>
              </mtd>
            </mtr>
            <mtr>
              <mtd>
                <mn>1</mn>
              </mtd>
            </mtr>
          </mtable>
        </mfenced>
      </mrow>
      <mi>w</mi>
      <mrow>
        <mo stretchy="false">(</mo>
        <mi>t</mi>
        <mo stretchy="false">)</mo>
      </mrow>
      <mi>,</mi>
      <mi/>
      <mi>y</mi>
      <mrow>
        <mrow>
          <mo stretchy="false">(</mo>
          <mi>t</mi>
          <mo stretchy="false">)</mo>
        </mrow>
        <mi mathvariant="normal">=</mi>
        <mrow>
          <mi stretchy="false" mathvariant="normal">[</mi>
          <mtable>
            <mtr>
              <mtd>
                <mn>1</mn>
              </mtd>
              <mtd>
                <mn>0</mn>
              </mtd>
            </mtr>
          </mtable>
          <mi stretchy="false" mathvariant="normal">]</mi>
        </mrow>
      </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o stretchy="false">+</mo>
        <mi>v</mi>
      </mrow>
      <mrow>
        <mo stretchy="false">(</mo>
        <mi>t</mi>
        <mo stretchy="false">)</mo>
      </mrow>
    </mrow>
    <annotation encoding="StarMath 5.0">d over dt left [ matrix { x_1(t) ## x_2(t) } right ] = left [ matrix { 1 # 1 ## 0 # 1 } right ] left [ matrix { x_1(t) ## x_2(t) } right ] + left [ matrix { 0 ## m } right ] u(t) + left [ matrix { 1 ## 1 } right ] w(t) ,` y(t) = [ matrix { 1 # 0 } ] left [ matrix { x_1(t) ## x_2(t) } right ] + v(t)</annotation>
  </semantics>
</math>
</file>

<file path=Object 135/content.xml><?xml version="1.0" encoding="utf-8"?>
<math xmlns="http://www.w3.org/1998/Math/MathML">
  <semantics>
    <mrow>
      <mrow>
        <mi>J</mi>
        <mi mathvariant="normal">=</mi>
        <mi>E</mi>
      </mrow>
      <mrow>
        <mrow>
          <mi stretchy="false" mathvariant="normal">{</mi>
          <mrow>
            <msup>
              <mi>x</mi>
              <mi>T</mi>
            </msup>
            <mrow>
              <mo stretchy="false">(</mo>
              <mo stretchy="false">τ</mo>
              <mo stretchy="false">)</mo>
            </mrow>
            <mi>Q</mi>
            <mi>x</mi>
            <mrow>
              <mrow>
                <mo stretchy="false">(</mo>
                <mo stretchy="false">τ</mo>
                <mo stretchy="false">)</mo>
              </mrow>
              <mo stretchy="false">+</mo>
              <msup>
                <mi>u</mi>
                <mn>2</mn>
              </msup>
            </mrow>
            <mrow>
              <mo stretchy="false">(</mo>
              <mo stretchy="false">τ</mo>
              <mo stretchy="false">)</mo>
            </mrow>
          </mrow>
          <mi stretchy="false" mathvariant="normal">}</mi>
        </mrow>
        <mi mathvariant="normal">=</mi>
        <mtable>
          <mtr>
            <mtd>
              <mrow>
                <mi>lim</mi>
                <mtext/>
              </mrow>
            </mtd>
          </mtr>
          <mtr>
            <mtd>
              <msup>
                <mtext/>
                <mrow>
                  <mi>T</mi>
                  <mo stretchy="false">→</mo>
                  <mi mathvariant="normal">∞</mi>
                </mrow>
              </msup>
            </mtd>
          </mtr>
        </mtable>
      </mrow>
      <mi>E</mi>
      <mfenced open="{" close="}">
        <mrow>
          <mfrac>
            <mn>1</mn>
            <mi>T</mi>
          </mfrac>
          <mrow>
            <msubsup>
              <mi mathvariant="normal">∫</mi>
              <mn>0</mn>
              <mi>T</mi>
            </msubsup>
            <mrow>
              <mi stretchy="false" mathvariant="normal">[</mi>
              <mrow>
                <msup>
                  <mi>x</mi>
                  <mi>T</mi>
                </msup>
                <mrow>
                  <mo stretchy="false">(</mo>
                  <mo stretchy="false">τ</mo>
                  <mo stretchy="false">)</mo>
                </mrow>
                <mi>Q</mi>
                <mi>x</mi>
                <mrow>
                  <mrow>
                    <mo stretchy="false">(</mo>
                    <mo stretchy="false">τ</mo>
                    <mo stretchy="false">)</mo>
                  </mrow>
                  <mo stretchy="false">+</mo>
                  <msup>
                    <mi>u</mi>
                    <mn>2</mn>
                  </msup>
                </mrow>
                <mrow>
                  <mo stretchy="false">(</mo>
                  <mo stretchy="false">τ</mo>
                  <mo stretchy="false">)</mo>
                </mrow>
              </mrow>
              <mi stretchy="false" mathvariant="normal">]</mi>
            </mrow>
          </mrow>
          <mi>d</mi>
          <mo stretchy="false">τ</mo>
        </mrow>
      </mfenced>
    </mrow>
    <annotation encoding="StarMath 5.0">J = E lbrace x^T(%tau) Q x(%tau) + u^2(%tau) rbrace = matrix{lim "" ## ""^{T toward infinity}} E left lbrace 1 over T int_0^T [x^T(%tau) Q x(%tau) + u^2(%tau)] d%tau right rbrace</annotation>
  </semantics>
</math>
</file>

<file path=Object 136/content.xml><?xml version="1.0" encoding="utf-8"?>
<math xmlns="http://www.w3.org/1998/Math/MathML">
  <semantics>
    <mrow>
      <mrow>
        <mi>Q</mi>
        <mi mathvariant="normal">=</mi>
        <mo stretchy="false">ρ</mo>
      </mrow>
      <mfenced open="[" close="]">
        <mtable>
          <mtr>
            <mtd>
              <mn>1</mn>
            </mtd>
          </mtr>
          <mtr>
            <mtd>
              <mn>1</mn>
            </mtd>
          </mtr>
        </mtable>
      </mfenced>
      <mrow>
        <mrow>
          <mi stretchy="false" mathvariant="normal">[</mi>
          <mtable>
            <mtr>
              <mtd>
                <mn>1</mn>
              </mtd>
              <mtd>
                <mn>0</mn>
              </mtd>
            </mtr>
          </mtable>
          <mi stretchy="false" mathvariant="normal">]</mi>
        </mrow>
        <mi mathvariant="normal">=</mi>
        <mo stretchy="false">ρ</mo>
      </mrow>
      <mfenced open="[" close="]">
        <mtable>
          <mtr>
            <mtd>
              <mn>1</mn>
            </mtd>
            <mtd>
              <mn>1</mn>
            </mtd>
          </mtr>
          <mtr>
            <mtd>
              <mn>1</mn>
            </mtd>
            <mtd>
              <mn>1</mn>
            </mtd>
          </mtr>
        </mtable>
      </mfenced>
      <mi>,</mi>
      <mi/>
      <mrow>
        <mi>R</mi>
        <mi mathvariant="normal">=</mi>
        <mn>1,</mn>
      </mrow>
      <mi/>
      <mtext> nominal </mtext>
      <mrow>
        <msub>
          <mi>m</mi>
          <mi>o</mi>
        </msub>
        <mi mathvariant="normal">=</mi>
        <mn>1</mn>
      </mrow>
    </mrow>
    <annotation encoding="StarMath 5.0">Q = %rho left [ matrix { 1 ## 1 } right ] [ matrix { 1 # 0 } ] = %rho left [ matrix { 1 # 1 ## 1 # 1 } right ] ,` R = 1,` " nominal " m_o = 1</annotation>
  </semantics>
</math>
</file>

<file path=Object 137/content.xml><?xml version="1.0" encoding="utf-8"?>
<math xmlns="http://www.w3.org/1998/Math/MathML">
  <semantics>
    <mrow>
      <mtext>optimal controller </mtext>
      <mi>u</mi>
      <mrow>
        <mrow>
          <mo stretchy="false">(</mo>
          <mi>t</mi>
          <mo stretchy="false">)</mo>
        </mrow>
        <mi mathvariant="normal">=</mi>
        <mrow>
          <mi mathvariant="normal">−</mi>
          <msub>
            <mi>K</mi>
            <mi mathvariant="italic">LQ</mi>
          </msub>
        </mrow>
      </mrow>
      <mi>x</mi>
      <mrow>
        <mo stretchy="false">(</mo>
        <mi>t</mi>
        <mo stretchy="false">)</mo>
      </mrow>
      <mi>,</mi>
      <mi/>
      <mrow>
        <msub>
          <mi>K</mi>
          <mi mathvariant="italic">LQ</mi>
        </msub>
        <mi mathvariant="normal">=</mi>
        <msup>
          <mi>R</mi>
          <mrow>
            <mi mathvariant="normal">−</mi>
            <mn>1</mn>
          </mrow>
        </msup>
      </mrow>
      <msup>
        <mi>B</mi>
        <mi>T</mi>
      </msup>
      <mi>P</mi>
      <mi>,</mi>
      <mi/>
      <msup>
        <mi>A</mi>
        <mi>T</mi>
      </msup>
      <mrow>
        <mi>P</mi>
        <mo stretchy="false">+</mo>
        <mi>P</mi>
      </mrow>
      <mrow>
        <mrow>
          <mi>A</mi>
          <mo stretchy="false">+</mo>
          <mi>Q</mi>
        </mrow>
        <mi mathvariant="normal">−</mi>
        <mi>P</mi>
      </mrow>
      <mi>B</mi>
      <msup>
        <mi>R</mi>
        <mrow>
          <mi mathvariant="normal">−</mi>
          <mn>1</mn>
        </mrow>
      </msup>
      <msup>
        <mi>B</mi>
        <mi>T</mi>
      </msup>
      <mrow>
        <mi>P</mi>
        <mi mathvariant="normal">=</mi>
        <mn>0</mn>
      </mrow>
    </mrow>
    <annotation encoding="StarMath 5.0">"optimal controller " u(t) = -K_LQ x(t) ,` K_LQ = R^-1 B^T P ,` A^T P + P A + Q - P B R^-1 B^T P = 0</annotation>
  </semantics>
</math>
</file>

<file path=Object 138/content.xml><?xml version="1.0" encoding="utf-8"?>
<math xmlns="http://www.w3.org/1998/Math/MathML">
  <semantics>
    <mrow>
      <mrow>
        <mn>0</mn>
        <mi mathvariant="normal">=</mi>
        <mfenced open="[" close="]">
          <mtable>
            <mtr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</mtr>
          </mtable>
        </mfenced>
      </mrow>
      <mrow>
        <mfenced open="[" close="]">
          <mtable>
            <mtr>
              <mtd>
                <msub>
                  <mi>p</mi>
                  <mn>11</mn>
                </msub>
              </mtd>
              <mtd>
                <msub>
                  <mi>p</mi>
                  <mn>12</mn>
                </msub>
              </mtd>
            </mtr>
            <mtr>
              <mtd>
                <msub>
                  <mi>p</mi>
                  <mn>12</mn>
                </msub>
              </mtd>
              <mtd>
                <msub>
                  <mi>p</mi>
                  <mn>22</mn>
                </msub>
              </mtd>
            </mtr>
          </mtable>
        </mfenced>
        <mo stretchy="false">+</mo>
        <mfenced open="[" close="]">
          <mtable>
            <mtr>
              <mtd>
                <msub>
                  <mi>p</mi>
                  <mn>11</mn>
                </msub>
              </mtd>
              <mtd>
                <msub>
                  <mi>p</mi>
                  <mn>12</mn>
                </msub>
              </mtd>
            </mtr>
            <mtr>
              <mtd>
                <msub>
                  <mi>p</mi>
                  <mn>12</mn>
                </msub>
              </mtd>
              <mtd>
                <msub>
                  <mi>p</mi>
                  <mn>22</mn>
                </msub>
              </mtd>
            </mtr>
          </mtable>
        </mfenced>
      </mrow>
      <mrow>
        <mfenced open="[" close="]"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fenced>
        <mo stretchy="false">+</mo>
        <mo stretchy="false">ρ</mo>
      </mrow>
      <mrow>
        <mfenced open="[" close="]"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</mtr>
          </mtable>
        </mfenced>
        <mi mathvariant="normal">−</mi>
        <mfenced open="[" close="]">
          <mtable>
            <mtr>
              <mtd>
                <msub>
                  <mi>p</mi>
                  <mn>11</mn>
                </msub>
              </mtd>
              <mtd>
                <msub>
                  <mi>p</mi>
                  <mn>12</mn>
                </msub>
              </mtd>
            </mtr>
            <mtr>
              <mtd>
                <msub>
                  <mi>p</mi>
                  <mn>12</mn>
                </msub>
              </mtd>
              <mtd>
                <msub>
                  <mi>p</mi>
                  <mn>22</mn>
                </msub>
              </mtd>
            </mtr>
          </mtable>
        </mfenced>
      </mrow>
      <mfenced open="[" close="]">
        <mtable>
          <mtr>
            <mtd>
              <mn>0</mn>
            </mtd>
          </mtr>
          <mtr>
            <mtd>
              <msub>
                <mi>m</mi>
                <mi>o</mi>
              </msub>
            </mtd>
          </mtr>
        </mtable>
      </mfenced>
      <mrow>
        <mi stretchy="false" mathvariant="normal">[</mi>
        <mtable>
          <mtr>
            <mtd>
              <mn>0</mn>
            </mtd>
            <mtd>
              <msub>
                <mi>m</mi>
                <mi>o</mi>
              </msub>
            </mtd>
          </mtr>
        </mtable>
        <mi stretchy="false" mathvariant="normal">]</mi>
      </mrow>
      <mfenced open="[" close="]">
        <mtable>
          <mtr>
            <mtd>
              <msub>
                <mi>p</mi>
                <mn>11</mn>
              </msub>
            </mtd>
            <mtd>
              <msub>
                <mi>p</mi>
                <mn>12</mn>
              </msub>
            </mtd>
          </mtr>
          <mtr>
            <mtd>
              <msub>
                <mi>p</mi>
                <mn>12</mn>
              </msub>
            </mtd>
            <mtd>
              <msub>
                <mi>p</mi>
                <mn>22</mn>
              </msub>
            </mtd>
          </mtr>
        </mtable>
      </mfenced>
    </mrow>
    <annotation encoding="StarMath 5.0">0 = left [ matrix { 1 # 0 ## 1 # 1 } right ] left [ matrix { p_11 # p_12 ## p_12 # p_22 } right ] + left [ matrix { p_11 # p_12 ## p_12 # p_22 } right ] left [ matrix { 1 # 1 ## 0 # 1 } right ] + %rho left [ matrix { 1 # 1 ## 1 # 1 } right ] - left [ matrix { p_11 # p_12 ## p_12 # p_22 } right ] left [ matrix { 0 ## m_o } right ] [matrix{0 # m_o}] left [ matrix { p_11 # p_12 ## p_12 # p_22 } right ]</annotation>
  </semantics>
</math>
</file>

<file path=Object 139/content.xml><?xml version="1.0" encoding="utf-8"?>
<math xmlns="http://www.w3.org/1998/Math/MathML">
  <semantics>
    <mrow>
      <mrow>
        <mn>0</mn>
        <mi mathvariant="normal">=</mi>
        <mrow>
          <mrow>
            <mfenced open="[" close="]">
              <mtable>
                <mtr>
                  <mtd>
                    <msub>
                      <mi>p</mi>
                      <mn>11</mn>
                    </msub>
                  </mtd>
                  <mtd>
                    <msub>
                      <mi>p</mi>
                      <mn>12</mn>
                    </msub>
                  </mtd>
                </mtr>
                <mtr>
                  <mtd>
                    <mrow>
                      <msub>
                        <mi>p</mi>
                        <mn>11</mn>
                      </msub>
                      <mo stretchy="false">+</mo>
                      <msub>
                        <mi>p</mi>
                        <mn>12</mn>
                      </msub>
                    </mrow>
                  </mtd>
                  <mtd>
                    <mrow>
                      <msub>
                        <mi>p</mi>
                        <mn>12</mn>
                      </msub>
                      <mo stretchy="false">+</mo>
                      <msub>
                        <mi>p</mi>
                        <mn>22</mn>
                      </msub>
                    </mrow>
                  </mtd>
                </mtr>
              </mtable>
            </mfenced>
            <mo stretchy="false">+</mo>
            <mfenced open="[" close="]">
              <mtable>
                <mtr>
                  <mtd>
                    <msub>
                      <mi>p</mi>
                      <mn>11</mn>
                    </msub>
                  </mtd>
                  <mtd>
                    <mrow>
                      <msub>
                        <mi>p</mi>
                        <mn>11</mn>
                      </msub>
                      <mo stretchy="false">+</mo>
                      <msub>
                        <mi>p</mi>
                        <mn>12</mn>
                      </msub>
                    </mrow>
                  </mtd>
                </mtr>
                <mtr>
                  <mtd>
                    <msub>
                      <mi>p</mi>
                      <mn>12</mn>
                    </msub>
                  </mtd>
                  <mtd>
                    <mrow>
                      <msub>
                        <mi>p</mi>
                        <mn>12</mn>
                      </msub>
                      <mo stretchy="false">+</mo>
                      <msub>
                        <mi>p</mi>
                        <mn>22</mn>
                      </msub>
                    </mrow>
                  </mtd>
                </mtr>
              </mtable>
            </mfenced>
          </mrow>
          <mo stretchy="false">+</mo>
          <mo stretchy="false">ρ</mo>
        </mrow>
      </mrow>
      <mrow>
        <mfenced open="[" close="]"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</mtr>
          </mtable>
        </mfenced>
        <mi mathvariant="normal">−</mi>
        <mfenced open="[" close="]">
          <mtable>
            <mtr>
              <mtd>
                <mrow>
                  <msub>
                    <mi>p</mi>
                    <mn>12</mn>
                  </msub>
                  <msub>
                    <mi>m</mi>
                    <mi>o</mi>
                  </msub>
                </mrow>
              </mtd>
            </mtr>
            <mtr>
              <mtd>
                <mrow>
                  <msub>
                    <mi>p</mi>
                    <mn>22</mn>
                  </msub>
                  <msub>
                    <mi>m</mi>
                    <mi>o</mi>
                  </msub>
                </mrow>
              </mtd>
            </mtr>
          </mtable>
        </mfenced>
      </mrow>
      <mrow>
        <mi stretchy="false" mathvariant="normal">[</mi>
        <mtable>
          <mtr>
            <mtd>
              <mrow>
                <msub>
                  <mi>m</mi>
                  <mi>o</mi>
                </msub>
                <msub>
                  <mi>p</mi>
                  <mn>12</mn>
                </msub>
              </mrow>
            </mtd>
            <mtd>
              <mrow>
                <msub>
                  <mi>m</mi>
                  <mi>o</mi>
                </msub>
                <msub>
                  <mi>p</mi>
                  <mn>22</mn>
                </msub>
              </mrow>
            </mtd>
          </mtr>
        </mtable>
        <mi stretchy="false" mathvariant="normal">]</mi>
      </mrow>
    </mrow>
    <annotation encoding="StarMath 5.0">0 = left [ matrix { p_11 # p_12 ## p_11 + p_12 # p_12 + p_22 } right ] + left [ matrix { p_11 # p_11 + p_12 ## p_12 # p_12 + p_22 } right ] + %rho left [ matrix { 1 # 1 ## 1 # 1 } right ] - left [ matrix { p_12 m_o ## p_22 m_o } right ] [matrix{m_o p_12 # m_o p_22}]</annotation>
  </semantics>
</math>
</file>

<file path=Object 14/content.xml><?xml version="1.0" encoding="utf-8"?>
<math xmlns="http://www.w3.org/1998/Math/MathML">
  <semantics>
    <mrow>
      <mi>E</mi>
      <mrow>
        <mrow>
          <mi stretchy="false" mathvariant="normal">{</mi>
          <mrow>
            <mo stretchy="false">η</mo>
            <mrow>
              <mo stretchy="false">(</mo>
              <mi>k</mi>
              <mo stretchy="false">)</mo>
            </mrow>
          </mrow>
          <mi stretchy="false" mathvariant="normal">}</mi>
        </mrow>
        <mi mathvariant="normal">=</mi>
        <mn>0,</mn>
      </mrow>
      <mi/>
      <mi>E</mi>
      <mrow>
        <mrow>
          <mi stretchy="false" mathvariant="normal">{</mi>
          <mrow>
            <mo stretchy="false">η</mo>
            <mrow>
              <mo stretchy="false">(</mo>
              <mi>k</mi>
              <mo stretchy="false">)</mo>
            </mrow>
            <mo stretchy="false">η</mo>
            <msup>
              <mrow>
                <mo stretchy="false">(</mo>
                <mrow>
                  <mi>k</mi>
                  <mo stretchy="false">+</mo>
                  <mi>l</mi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o stretchy="false">Γ</mo>
      </mrow>
      <mo stretchy="false">δ</mo>
      <mrow>
        <mo stretchy="false">(</mo>
        <mi>l</mi>
        <mo stretchy="false">)</mo>
      </mrow>
    </mrow>
    <annotation encoding="StarMath 5.0">E lbrace %eta(k) rbrace = 0,` E lbrace %eta(k) %eta(k+l)^T rbrace = %GAMMA %delta(l)</annotation>
  </semantics>
</math>
</file>

<file path=Object 140/content.xml><?xml version="1.0" encoding="utf-8"?>
<math xmlns="http://www.w3.org/1998/Math/MathML">
  <semantics>
    <mrow>
      <mn>0</mn>
      <mi mathvariant="normal">=</mi>
      <mrow>
        <mfenced open="[" close="]">
          <mtable>
            <mtr>
              <mtd>
                <mrow>
                  <mn>2</mn>
                  <mrow>
                    <msub>
                      <mi>p</mi>
                      <mn>11</mn>
                    </msub>
                    <mo stretchy="false">+</mo>
                    <mo stretchy="false">ρ</mo>
                  </mrow>
                </mrow>
              </mtd>
              <mtd>
                <mrow>
                  <mrow>
                    <msub>
                      <mi>p</mi>
                      <mn>11</mn>
                    </msub>
                    <mo stretchy="false">+</mo>
                    <mn>2</mn>
                  </mrow>
                  <mrow>
                    <msub>
                      <mi>p</mi>
                      <mn>12</mn>
                    </msub>
                    <mo stretchy="false">+</mo>
                    <mo stretchy="false">ρ</mo>
                  </mrow>
                </mrow>
              </mtd>
            </mtr>
            <mtr>
              <mtd>
                <mrow>
                  <mrow>
                    <msub>
                      <mi>p</mi>
                      <mn>11</mn>
                    </msub>
                    <mo stretchy="false">+</mo>
                    <mn>2</mn>
                  </mrow>
                  <mrow>
                    <msub>
                      <mi>p</mi>
                      <mn>12</mn>
                    </msub>
                    <mo stretchy="false">+</mo>
                    <mo stretchy="false">ρ</mo>
                  </mrow>
                </mrow>
              </mtd>
              <mtd>
                <mrow>
                  <mn>2</mn>
                  <mrow>
                    <msub>
                      <mi>p</mi>
                      <mn>12</mn>
                    </msub>
                    <mo stretchy="false">+</mo>
                    <mn>2</mn>
                  </mrow>
                  <mrow>
                    <msub>
                      <mi>p</mi>
                      <mn>22</mn>
                    </msub>
                    <mo stretchy="false">+</mo>
                    <mo stretchy="false">ρ</mo>
                  </mrow>
                </mrow>
              </mtd>
            </mtr>
          </mtable>
        </mfenced>
        <mi mathvariant="normal">−</mi>
        <mfenced open="[" close="]">
          <mtable>
            <mtr>
              <mtd>
                <msubsup>
                  <mi>p</mi>
                  <mn>12</mn>
                  <mn>2</mn>
                </msubsup>
              </mtd>
              <mtd>
                <mrow>
                  <msub>
                    <mi>p</mi>
                    <mn>12</mn>
                  </msub>
                  <msub>
                    <mi>p</mi>
                    <mn>22</mn>
                  </msub>
                </mrow>
              </mtd>
            </mtr>
            <mtr>
              <mtd>
                <mrow>
                  <msub>
                    <mi>p</mi>
                    <mn>12</mn>
                  </msub>
                  <msub>
                    <mi>p</mi>
                    <mn>22</mn>
                  </msub>
                </mrow>
              </mtd>
              <mtd>
                <msubsup>
                  <mi>p</mi>
                  <mn>22</mn>
                  <mn>2</mn>
                </msubsup>
              </mtd>
            </mtr>
          </mtable>
        </mfenced>
      </mrow>
    </mrow>
    <annotation encoding="StarMath 5.0">0 = left [ matrix { 2 p_11 + %rho # p_11 + 2 p_12 + %rho ## p_11 + 2 p_12 + %rho # 2 p_12 + 2 p_22 + %rho } right ] - left [ matrix { p_12^2 # p_12 p_22 ## p_12 p_22 # p_22^2 } right ]</annotation>
  </semantics>
</math>
</file>

<file path=Object 141/content.xml><?xml version="1.0" encoding="utf-8"?>
<math xmlns="http://www.w3.org/1998/Math/MathML">
  <semantics>
    <mrow>
      <mrow>
        <msub>
          <mi>p</mi>
          <mn>11</mn>
        </msub>
        <mi mathvariant="normal">=</mi>
        <mrow>
          <mrow>
            <mo stretchy="false">(</mo>
            <mrow>
              <msubsup>
                <mi>p</mi>
                <mn>12</mn>
                <mn>2</mn>
              </msubsup>
              <mi mathvariant="normal">−</mi>
              <mo stretchy="false">ρ</mo>
            </mrow>
            <mo stretchy="false">)</mo>
          </mrow>
          <mi mathvariant="normal">/</mi>
          <mn>2</mn>
        </mrow>
      </mrow>
      <mi>,</mi>
      <mi/>
      <mrow>
        <msub>
          <mi>p</mi>
          <mn>11</mn>
        </msub>
        <mo stretchy="false">+</mo>
        <mn>2</mn>
      </mrow>
      <mrow>
        <mrow>
          <msub>
            <mi>p</mi>
            <mn>12</mn>
          </msub>
          <mo stretchy="false">+</mo>
          <mo stretchy="false">ρ</mo>
        </mrow>
        <mi mathvariant="normal">−</mi>
        <msub>
          <mi>p</mi>
          <mn>12</mn>
        </msub>
      </mrow>
      <mrow>
        <msub>
          <mi>p</mi>
          <mn>22</mn>
        </msub>
        <mi mathvariant="normal">=</mi>
        <mn>0,</mn>
      </mrow>
      <mi/>
      <mrow>
        <msub>
          <mi>p</mi>
          <mn>12</mn>
        </msub>
        <mi mathvariant="normal">=</mi>
        <mrow>
          <mrow>
            <mi mathvariant="normal">−</mi>
            <msub>
              <mi>p</mi>
              <mn>22</mn>
            </msub>
          </mrow>
          <mo stretchy="false">+</mo>
          <mrow>
            <mrow>
              <mo stretchy="false">(</mo>
              <mrow>
                <msubsup>
                  <mi>p</mi>
                  <mn>22</mn>
                  <mn>2</mn>
                </msubsup>
                <mi mathvariant="normal">−</mi>
                <mo stretchy="false">ρ</mo>
              </mrow>
              <mo stretchy="false">)</mo>
            </mrow>
            <mi mathvariant="normal">/</mi>
            <mn>2</mn>
          </mrow>
        </mrow>
      </mrow>
    </mrow>
    <annotation encoding="StarMath 5.0">p_11 = (p_12^2 - %rho) / 2 ,` p_11 + 2 p_12 + %rho - p_12 p_22 = 0,` p_12 = -p_22 + (p_22^2 - %rho) / 2</annotation>
  </semantics>
</math>
</file>

<file path=Object 142/content.xml><?xml version="1.0" encoding="utf-8"?>
<math xmlns="http://www.w3.org/1998/Math/MathML">
  <semantics>
    <mrow>
      <msub>
        <mi>p</mi>
        <mn>11</mn>
      </msub>
      <mi mathvariant="normal">=</mi>
      <mrow>
        <mrow>
          <mo stretchy="false">(</mo>
          <mrow>
            <mrow>
              <msubsup>
                <mi>p</mi>
                <mn>22</mn>
                <mn>2</mn>
              </msubsup>
              <mi mathvariant="normal">−</mi>
              <msub>
                <mi>p</mi>
                <mn>22</mn>
              </msub>
            </mrow>
            <mrow>
              <mrow>
                <mrow>
                  <mo stretchy="false">(</mo>
                  <mrow>
                    <msubsup>
                      <mi>p</mi>
                      <mn>22</mn>
                      <mn>2</mn>
                    </msubsup>
                    <mi mathvariant="normal">−</mi>
                    <mo stretchy="false">ρ</mo>
                  </mrow>
                  <mo stretchy="false">)</mo>
                </mrow>
                <mo stretchy="false">+</mo>
                <mrow>
                  <msup>
                    <mrow>
                      <mo stretchy="false">(</mo>
                      <mrow>
                        <msubsup>
                          <mi>p</mi>
                          <mn>22</mn>
                          <mn>2</mn>
                        </msubsup>
                        <mi mathvariant="normal">−</mi>
                        <mo stretchy="false">ρ</mo>
                      </mrow>
                      <mo stretchy="false">)</mo>
                    </mrow>
                    <mn>2</mn>
                  </msup>
                  <mi mathvariant="normal">/</mi>
                  <mn>4</mn>
                </mrow>
              </mrow>
              <mi mathvariant="normal">−</mi>
              <mo stretchy="false">ρ</mo>
            </mrow>
          </mrow>
          <mo stretchy="false">)</mo>
        </mrow>
        <mi mathvariant="normal">/</mi>
        <mn>2</mn>
      </mrow>
    </mrow>
    <annotation encoding="StarMath 5.0">p_11 = (p_22^2 - p_22 (p_22^2 - %rho) + (p_22^2 - %rho)^2/4 - %rho)/2</annotation>
  </semantics>
</math>
</file>

<file path=Object 143/content.xml><?xml version="1.0" encoding="utf-8"?>
<math xmlns="http://www.w3.org/1998/Math/MathML">
  <semantics>
    <mrow>
      <mrow>
        <mrow>
          <msubsup>
            <mi>p</mi>
            <mn>22</mn>
            <mn>2</mn>
          </msubsup>
          <mi mathvariant="normal">/</mi>
          <mn>2</mn>
        </mrow>
        <mi mathvariant="normal">−</mi>
        <msub>
          <mi>p</mi>
          <mn>22</mn>
        </msub>
      </mrow>
      <mrow>
        <mrow>
          <mrow>
            <mrow>
              <mrow>
                <mo stretchy="false">(</mo>
                <mrow>
                  <msubsup>
                    <mi>p</mi>
                    <mn>22</mn>
                    <mn>2</mn>
                  </msubsup>
                  <mi mathvariant="normal">−</mi>
                  <mo stretchy="false">ρ</mo>
                </mrow>
                <mo stretchy="false">)</mo>
              </mrow>
              <mi mathvariant="normal">/</mi>
              <mn>2</mn>
            </mrow>
            <mo stretchy="false">+</mo>
            <mrow>
              <msup>
                <mrow>
                  <mo stretchy="false">(</mo>
                  <mrow>
                    <msubsup>
                      <mi>p</mi>
                      <mn>22</mn>
                      <mn>2</mn>
                    </msubsup>
                    <mi mathvariant="normal">−</mi>
                    <mo stretchy="false">ρ</mo>
                  </mrow>
                  <mo stretchy="false">)</mo>
                </mrow>
                <mn>2</mn>
              </msup>
              <mi mathvariant="normal">/</mi>
              <mn>8</mn>
            </mrow>
          </mrow>
          <mi mathvariant="normal">−</mi>
          <mrow>
            <mo stretchy="false">ρ</mo>
            <mi mathvariant="normal">/</mi>
            <mn>2</mn>
          </mrow>
        </mrow>
        <mo stretchy="false">+</mo>
        <mrow>
          <mo stretchy="false">(</mo>
          <mrow>
            <mrow>
              <mi mathvariant="normal">−</mi>
              <msub>
                <mi>p</mi>
                <mn>22</mn>
              </msub>
            </mrow>
            <mo stretchy="false">+</mo>
            <mrow>
              <mrow>
                <mo stretchy="false">(</mo>
                <mrow>
                  <msubsup>
                    <mi>p</mi>
                    <mn>22</mn>
                    <mn>2</mn>
                  </msubsup>
                  <mi mathvariant="normal">−</mi>
                  <mo stretchy="false">ρ</mo>
                </mrow>
                <mo stretchy="false">)</mo>
              </mrow>
              <mi mathvariant="normal">/</mi>
              <mn>2</mn>
            </mrow>
          </mrow>
          <mo stretchy="false">)</mo>
        </mrow>
      </mrow>
      <mrow>
        <mrow>
          <mrow>
            <mo stretchy="false">(</mo>
            <mrow>
              <mn>2</mn>
              <mi mathvariant="normal">−</mi>
              <msub>
                <mi>p</mi>
                <mn>22</mn>
              </msub>
            </mrow>
            <mo stretchy="false">)</mo>
          </mrow>
          <mo stretchy="false">+</mo>
          <mo stretchy="false">ρ</mo>
        </mrow>
        <mi mathvariant="normal">=</mi>
        <mn>0</mn>
      </mrow>
    </mrow>
    <annotation encoding="StarMath 5.0">p_22^2/2 - p_22 (p_22^2 - %rho)/2 + (p_22^2 - %rho)^2/8 - %rho/2 + (- p_22 + (p_22^2 - %rho)/2) (2 - p_22) + %rho = 0</annotation>
  </semantics>
</math>
</file>

<file path=Object 144/content.xml><?xml version="1.0" encoding="utf-8"?>
<math xmlns="http://www.w3.org/1998/Math/MathML">
  <semantics>
    <mrow>
      <mrow>
        <mrow>
          <mrow>
            <msubsup>
              <mi>p</mi>
              <mn>22</mn>
              <mn>2</mn>
            </msubsup>
            <mi mathvariant="normal">/</mi>
            <mn>2</mn>
          </mrow>
          <mi mathvariant="normal">−</mi>
          <mrow>
            <msubsup>
              <mi>p</mi>
              <mn>22</mn>
              <mn>3</mn>
            </msubsup>
            <mi mathvariant="normal">/</mi>
            <mn>2</mn>
          </mrow>
        </mrow>
        <mo stretchy="false">+</mo>
        <mo stretchy="false">ρ</mo>
      </mrow>
      <mrow>
        <mrow>
          <mrow>
            <msub>
              <mi>p</mi>
              <mn>22</mn>
            </msub>
            <mi mathvariant="normal">/</mi>
            <mn>2</mn>
          </mrow>
          <mo stretchy="false">+</mo>
          <mrow>
            <msubsup>
              <mi>p</mi>
              <mn>22</mn>
              <mn>4</mn>
            </msubsup>
            <mi mathvariant="normal">/</mi>
            <mn>8</mn>
          </mrow>
        </mrow>
        <mi mathvariant="normal">−</mi>
        <mo stretchy="false">ρ</mo>
      </mrow>
      <mrow>
        <mrow>
          <mrow>
            <mrow>
              <msubsup>
                <mi>p</mi>
                <mn>22</mn>
                <mn>2</mn>
              </msubsup>
              <mi mathvariant="normal">/</mi>
              <mn>4</mn>
            </mrow>
            <mo stretchy="false">+</mo>
            <mrow>
              <msup>
                <mo stretchy="false">ρ</mo>
                <mn>2</mn>
              </msup>
              <mi mathvariant="normal">/</mi>
              <mn>8</mn>
            </mrow>
          </mrow>
          <mi mathvariant="normal">−</mi>
          <mrow>
            <mo stretchy="false">ρ</mo>
            <mi mathvariant="normal">/</mi>
            <mn>2</mn>
          </mrow>
        </mrow>
        <mi mathvariant="normal">−</mi>
        <mn>2</mn>
      </mrow>
      <mrow>
        <mrow>
          <mrow>
            <mrow>
              <mrow>
                <msub>
                  <mi>p</mi>
                  <mn>22</mn>
                </msub>
                <mo stretchy="false">+</mo>
                <msubsup>
                  <mi>p</mi>
                  <mn>22</mn>
                  <mn>2</mn>
                </msubsup>
              </mrow>
              <mi mathvariant="normal">−</mi>
              <mo stretchy="false">ρ</mo>
            </mrow>
            <mo stretchy="false">+</mo>
            <msubsup>
              <mi>p</mi>
              <mn>22</mn>
              <mn>2</mn>
            </msubsup>
          </mrow>
          <mi mathvariant="normal">−</mi>
          <mrow>
            <msubsup>
              <mi>p</mi>
              <mn>22</mn>
              <mn>3</mn>
            </msubsup>
            <mi mathvariant="normal">/</mi>
            <mn>2</mn>
          </mrow>
        </mrow>
        <mo stretchy="false">+</mo>
        <mo stretchy="false">ρ</mo>
      </mrow>
      <mrow>
        <mrow>
          <mrow>
            <msub>
              <mi>p</mi>
              <mn>22</mn>
            </msub>
            <mi mathvariant="normal">/</mi>
            <mn>2</mn>
          </mrow>
          <mo stretchy="false">+</mo>
          <mo stretchy="false">ρ</mo>
        </mrow>
        <mi mathvariant="normal">=</mi>
        <mn>0</mn>
      </mrow>
    </mrow>
    <annotation encoding="StarMath 5.0">p_22^2/2 - p_22^3/2 + %rho p_22/2 + p_22^4/8 - %rho p_22^2/4 + %rho^2/8 - %rho/2 - 2 p_22 + p_22^2 - %rho + p_22^2 - p_22^3/2 + %rho p_22/2 + %rho = 0</annotation>
  </semantics>
</math>
</file>

<file path=Object 145/content.xml><?xml version="1.0" encoding="utf-8"?>
<math xmlns="http://www.w3.org/1998/Math/MathML">
  <semantics>
    <mrow>
      <mrow>
        <mrow>
          <mrow>
            <msubsup>
              <mi>p</mi>
              <mn>22</mn>
              <mn>4</mn>
            </msubsup>
            <mi mathvariant="normal">/</mi>
            <mn>8</mn>
          </mrow>
          <mi mathvariant="normal">−</mi>
          <msubsup>
            <mi>p</mi>
            <mn>22</mn>
            <mn>3</mn>
          </msubsup>
        </mrow>
        <mo stretchy="false">+</mo>
        <mrow>
          <mo stretchy="false">(</mo>
          <mrow>
            <mrow>
              <mn>5</mn>
              <mi mathvariant="normal">/</mi>
              <mn>2</mn>
            </mrow>
            <mi mathvariant="normal">−</mi>
            <mrow>
              <mo stretchy="false">ρ</mo>
              <mi mathvariant="normal">/</mi>
              <mn>4</mn>
            </mrow>
          </mrow>
          <mo stretchy="false">)</mo>
        </mrow>
      </mrow>
      <mrow>
        <msubsup>
          <mi>p</mi>
          <mn>22</mn>
          <mn>2</mn>
        </msubsup>
        <mo stretchy="false">+</mo>
        <mrow>
          <mo stretchy="false">(</mo>
          <mrow>
            <mo stretchy="false">ρ</mo>
            <mi mathvariant="normal">−</mi>
            <mn>2</mn>
          </mrow>
          <mo stretchy="false">)</mo>
        </mrow>
      </mrow>
      <mrow>
        <mrow>
          <mrow>
            <msub>
              <mi>p</mi>
              <mn>22</mn>
            </msub>
            <mo stretchy="false">+</mo>
            <mrow>
              <msup>
                <mo stretchy="false">ρ</mo>
                <mn>2</mn>
              </msup>
              <mi mathvariant="normal">/</mi>
              <mn>8</mn>
            </mrow>
          </mrow>
          <mi mathvariant="normal">−</mi>
          <mrow>
            <mo stretchy="false">ρ</mo>
            <mi mathvariant="normal">/</mi>
            <mn>2</mn>
          </mrow>
        </mrow>
        <mi mathvariant="normal">=</mi>
        <mn>0</mn>
      </mrow>
    </mrow>
    <annotation encoding="StarMath 5.0">p_22^4/8 - p_22^3 + (5/2 - %rho/4) p_22^2 + (%rho - 2) p_22 + %rho^2/8 - %rho/2 = 0</annotation>
  </semantics>
</math>
</file>

<file path=Object 146/content.xml><?xml version="1.0" encoding="utf-8"?>
<math xmlns="http://www.w3.org/1998/Math/MathML">
  <semantics>
    <mrow>
      <mrow>
        <msubsup>
          <mi>p</mi>
          <mn>22</mn>
          <mn>4</mn>
        </msubsup>
        <mi mathvariant="normal">−</mi>
        <mn>8</mn>
      </mrow>
      <mrow>
        <msubsup>
          <mi>p</mi>
          <mn>22</mn>
          <mn>3</mn>
        </msubsup>
        <mo stretchy="false">+</mo>
        <mrow>
          <mo stretchy="false">(</mo>
          <mrow>
            <mrow>
              <mn>20</mn>
              <mi mathvariant="normal">−</mi>
              <mn>2</mn>
            </mrow>
            <mo stretchy="false">ρ</mo>
          </mrow>
          <mo stretchy="false">)</mo>
        </mrow>
      </mrow>
      <mrow>
        <msubsup>
          <mi>p</mi>
          <mn>22</mn>
          <mn>2</mn>
        </msubsup>
        <mo stretchy="false">+</mo>
        <mrow>
          <mo stretchy="false">(</mo>
          <mrow>
            <mn>8</mn>
            <mrow>
              <mo stretchy="false">ρ</mo>
              <mi mathvariant="normal">−</mi>
              <mn>16</mn>
            </mrow>
          </mrow>
          <mo stretchy="false">)</mo>
        </mrow>
      </mrow>
      <mrow>
        <mrow>
          <msub>
            <mi>p</mi>
            <mn>22</mn>
          </msub>
          <mo stretchy="false">+</mo>
          <msup>
            <mo stretchy="false">ρ</mo>
            <mn>2</mn>
          </msup>
        </mrow>
        <mi mathvariant="normal">−</mi>
        <mn>4</mn>
      </mrow>
      <mrow>
        <mo stretchy="false">ρ</mo>
        <mi mathvariant="normal">=</mi>
        <mn>0</mn>
      </mrow>
    </mrow>
    <annotation encoding="StarMath 5.0">p_22^4 - 8 p_22^3 + (20 - 2 %rho) p_22^2 + (8 %rho - 16) p_22 + %rho^2 - 4 %rho = 0</annotation>
  </semantics>
</math>
</file>

<file path=Object 147/content.xml><?xml version="1.0" encoding="utf-8"?>
<math xmlns="http://www.w3.org/1998/Math/MathML">
  <semantics>
    <mrow>
      <mrow>
        <mo stretchy="false">(</mo>
        <mrow>
          <mrow>
            <msubsup>
              <mi>p</mi>
              <mn>22</mn>
              <mn>2</mn>
            </msubsup>
            <mi mathvariant="normal">−</mi>
            <mn>4</mn>
          </mrow>
          <mrow>
            <msub>
              <mi>p</mi>
              <mn>22</mn>
            </msub>
            <mi mathvariant="normal">−</mi>
            <mo stretchy="false">ρ</mo>
          </mrow>
        </mrow>
        <mo stretchy="false">)</mo>
      </mrow>
      <mrow>
        <mrow>
          <mo stretchy="false">(</mo>
          <mrow>
            <mrow>
              <msubsup>
                <mi>p</mi>
                <mn>22</mn>
                <mn>2</mn>
              </msubsup>
              <mi mathvariant="normal">−</mi>
              <mn>4</mn>
            </mrow>
            <mrow>
              <mrow>
                <msub>
                  <mi>p</mi>
                  <mn>22</mn>
                </msub>
                <mo stretchy="false">+</mo>
                <mn>4</mn>
              </mrow>
              <mi mathvariant="normal">−</mi>
              <mo stretchy="false">ρ</mo>
            </mrow>
          </mrow>
          <mo stretchy="false">)</mo>
        </mrow>
        <mi mathvariant="normal">=</mi>
        <mn>0</mn>
      </mrow>
    </mrow>
    <annotation encoding="StarMath 5.0">(p_22^2 - 4 p_22 - %rho) (p_22^2 - 4 p_22 + 4 - %rho) = 0</annotation>
  </semantics>
</math>
</file>

<file path=Object 148/content.xml><?xml version="1.0" encoding="utf-8"?>
<math xmlns="http://www.w3.org/1998/Math/MathML">
  <semantics>
    <mrow>
      <mrow>
        <msub>
          <mi>p</mi>
          <mn>22</mn>
        </msub>
        <mi mathvariant="normal">=</mi>
        <mrow>
          <mn>2</mn>
          <mi mathvariant="normal">±</mi>
          <msqrt>
            <mrow>
              <mn>4</mn>
              <mo stretchy="false">+</mo>
              <mo stretchy="false">ρ</mo>
            </mrow>
          </msqrt>
        </mrow>
      </mrow>
      <mtext> or </mtext>
      <mrow>
        <msub>
          <mi>p</mi>
          <mn>22</mn>
        </msub>
        <mi mathvariant="normal">=</mi>
        <mrow>
          <mn>2</mn>
          <mi mathvariant="normal">±</mi>
          <msqrt>
            <mo stretchy="false">ρ</mo>
          </msqrt>
        </mrow>
      </mrow>
    </mrow>
    <annotation encoding="StarMath 5.0">p_22 = 2 +- sqrt{4 + %rho} " or " p_22 = 2 +- sqrt{%rho}</annotation>
  </semantics>
</math>
</file>

<file path=Object 149/content.xml><?xml version="1.0" encoding="utf-8"?>
<math xmlns="http://www.w3.org/1998/Math/MathML">
  <semantics>
    <mrow>
      <mrow>
        <msub>
          <mi>p</mi>
          <mn>12</mn>
        </msub>
        <mi mathvariant="normal">=</mi>
        <mrow>
          <mrow>
            <mi mathvariant="normal">−</mi>
            <msub>
              <mi>p</mi>
              <mn>22</mn>
            </msub>
          </mrow>
          <mo stretchy="false">+</mo>
          <mrow>
            <mrow>
              <mo stretchy="false">(</mo>
              <mrow>
                <msubsup>
                  <mi>p</mi>
                  <mn>22</mn>
                  <mn>2</mn>
                </msubsup>
                <mi mathvariant="normal">−</mi>
                <mo stretchy="false">ρ</mo>
              </mrow>
              <mo stretchy="false">)</mo>
            </mrow>
            <mi mathvariant="normal">/</mi>
            <mn>2</mn>
          </mrow>
        </mrow>
      </mrow>
      <mtext>, for the possible solutions </mtext>
      <mrow>
        <msub>
          <mi>p</mi>
          <mn>22</mn>
        </msub>
        <mi mathvariant="normal">=</mi>
        <mrow>
          <mn>2</mn>
          <mi mathvariant="normal">±</mi>
          <msqrt>
            <mo stretchy="false">ρ</mo>
          </msqrt>
        </mrow>
      </mrow>
      <mtext> we have </mtext>
      <mrow>
        <msub>
          <mi>p</mi>
          <mn>12</mn>
        </msub>
        <mi mathvariant="normal">=</mi>
        <mrow>
          <mi mathvariant="normal">±</mi>
          <msqrt>
            <mo stretchy="false">ρ</mo>
          </msqrt>
        </mrow>
      </mrow>
    </mrow>
    <annotation encoding="StarMath 5.0">p_12 = -p_22 + (p_22^2 - %rho) / 2 ", for the possible solutions " p_22 = 2 +- sqrt{%rho} " we have " p_12 = +- sqrt{%rho}</annotation>
  </semantics>
</math>
</file>

<file path=Object 15/content.xml><?xml version="1.0" encoding="utf-8"?>
<math xmlns="http://www.w3.org/1998/Math/MathML">
  <semantics>
    <mrow>
      <mrow>
        <mi>J</mi>
        <mi mathvariant="normal">=</mi>
        <mfrac>
          <mn>1</mn>
          <mn>2</mn>
        </mfrac>
      </mrow>
      <mi>E</mi>
      <mfenced open="{" close="}">
        <mrow>
          <msup>
            <mi>x</mi>
            <mi>T</mi>
          </msup>
          <mrow>
            <mo stretchy="false">(</mo>
            <mi>N</mi>
            <mo stretchy="false">)</mo>
          </mrow>
          <mi>S</mi>
          <mi>x</mi>
          <mrow>
            <mrow>
              <mo stretchy="false">(</mo>
              <mi>N</mi>
              <mo stretchy="false">)</mo>
            </mrow>
            <mo stretchy="false">+</mo>
            <mrow>
              <munderover>
                <mi mathvariant="normal">∑</mi>
                <mrow>
                  <mi>k</mi>
                  <mi mathvariant="normal">=</mi>
                  <mn>0</mn>
                </mrow>
                <mrow>
                  <mi>N</mi>
                  <mi mathvariant="normal">−</mi>
                  <mn>1</mn>
                </mrow>
              </munderover>
              <mrow>
                <mi stretchy="false" mathvariant="normal">[</mi>
                <mrow>
                  <msup>
                    <mi>x</mi>
                    <mi>T</mi>
                  </msup>
                  <mrow>
                    <mo stretchy="false">(</mo>
                    <mi>k</mi>
                    <mo stretchy="false">)</mo>
                  </mrow>
                  <mi>Q</mi>
                  <mi>x</mi>
                  <mrow>
                    <mrow>
                      <mo stretchy="false">(</mo>
                      <mi>k</mi>
                      <mo stretchy="false">)</mo>
                    </mrow>
                    <mo stretchy="false">+</mo>
                    <msup>
                      <mi>u</mi>
                      <mi>T</mi>
                    </msup>
                  </mrow>
                  <mrow>
                    <mo stretchy="false">(</mo>
                    <mi>k</mi>
                    <mo stretchy="false">)</mo>
                  </mrow>
                  <mi>R</mi>
                  <mi>u</mi>
                  <mrow>
                    <mo stretchy="false">(</mo>
                    <mi>k</mi>
                    <mo stretchy="false">)</mo>
                  </mrow>
                </mrow>
                <mi stretchy="false" mathvariant="normal">]</mi>
              </mrow>
            </mrow>
          </mrow>
        </mrow>
      </mfenced>
    </mrow>
    <annotation encoding="StarMath 5.0">J = 1 over 2 E left lbrace x^T(N) S x(N) + sum from k=0 to N-1 [x^T(k) Q x(k) + u^T(k) R u(k)] right rbrace</annotation>
  </semantics>
</math>
</file>

<file path=Object 150/content.xml><?xml version="1.0" encoding="utf-8"?>
<math xmlns="http://www.w3.org/1998/Math/MathML">
  <semantics>
    <mrow>
      <mrow>
        <msub>
          <mi>p</mi>
          <mn>11</mn>
        </msub>
        <mi mathvariant="normal">=</mi>
        <mrow>
          <mrow>
            <mo stretchy="false">(</mo>
            <mrow>
              <msubsup>
                <mi>p</mi>
                <mn>12</mn>
                <mn>2</mn>
              </msubsup>
              <mi mathvariant="normal">−</mi>
              <mo stretchy="false">ρ</mo>
            </mrow>
            <mo stretchy="false">)</mo>
          </mrow>
          <mi mathvariant="normal">/</mi>
          <mn>2</mn>
        </mrow>
      </mrow>
      <mtext>, for the possible solutions </mtext>
      <mrow>
        <msub>
          <mi>p</mi>
          <mn>22</mn>
        </msub>
        <mi mathvariant="normal">=</mi>
        <mrow>
          <mn>2</mn>
          <mi mathvariant="normal">±</mi>
          <msqrt>
            <mo stretchy="false">ρ</mo>
          </msqrt>
        </mrow>
      </mrow>
      <mtext> we have </mtext>
      <mrow>
        <msub>
          <mi>p</mi>
          <mn>11</mn>
        </msub>
        <mi mathvariant="normal">=</mi>
        <mn>0</mn>
      </mrow>
    </mrow>
    <annotation encoding="StarMath 5.0">p_11 = (p_12^2 - %rho) / 2 ", for the possible solutions " p_22 = 2 +- sqrt{%rho} " we have " p_11 = 0</annotation>
  </semantics>
</math>
</file>

<file path=Object 151/content.xml><?xml version="1.0" encoding="utf-8"?>
<math xmlns="http://www.w3.org/1998/Math/MathML">
  <semantics>
    <mrow>
      <mtext>and both </mtext>
      <mrow>
        <msub>
          <mi>p</mi>
          <mn>22</mn>
        </msub>
        <mi mathvariant="normal">=</mi>
        <mrow>
          <mn>2</mn>
          <mi mathvariant="normal">±</mi>
          <msqrt>
            <mo stretchy="false">ρ</mo>
          </msqrt>
        </mrow>
      </mrow>
      <mtext> options have 2 eigenvalues of different signs, not positive definite</mtext>
    </mrow>
    <annotation encoding="StarMath 5.0">"and both " p_22 = 2 +- sqrt{%rho} " options have 2 eigenvalues of different signs, not positive definite"</annotation>
  </semantics>
</math>
</file>

<file path=Object 152/content.xml><?xml version="1.0" encoding="utf-8"?>
<math xmlns="http://www.w3.org/1998/Math/MathML">
  <semantics>
    <mrow>
      <mi>det</mi>
      <mrow>
        <mrow>
          <mo stretchy="false">(</mo>
          <mrow>
            <mi>s</mi>
            <mrow>
              <mi>I</mi>
              <mi mathvariant="normal">−</mi>
              <mi>P</mi>
            </mrow>
          </mrow>
          <mo stretchy="false">)</mo>
        </mrow>
        <mi mathvariant="normal">=</mi>
        <mrow>
          <mo stretchy="false">(</mo>
          <mrow>
            <mi>s</mi>
            <mi mathvariant="normal">−</mi>
            <msub>
              <mi>p</mi>
              <mn>11</mn>
            </msub>
          </mrow>
          <mo stretchy="false">)</mo>
        </mrow>
      </mrow>
      <mrow>
        <mrow>
          <mrow>
            <mo stretchy="false">(</mo>
            <mrow>
              <mi>s</mi>
              <mi mathvariant="normal">−</mi>
              <msub>
                <mi>p</mi>
                <mn>22</mn>
              </msub>
            </mrow>
            <mo stretchy="false">)</mo>
          </mrow>
          <mi mathvariant="normal">−</mi>
          <msubsup>
            <mi>p</mi>
            <mn>12</mn>
            <mn>2</mn>
          </msubsup>
        </mrow>
        <mi mathvariant="normal">=</mi>
        <mrow>
          <msup>
            <mi>s</mi>
            <mn>2</mn>
          </msup>
          <mi mathvariant="normal">−</mi>
          <mrow>
            <mo stretchy="false">(</mo>
            <mrow>
              <mn>2</mn>
              <mi mathvariant="normal">±</mi>
              <msqrt>
                <mo stretchy="false">ρ</mo>
              </msqrt>
            </mrow>
            <mo stretchy="false">)</mo>
          </mrow>
        </mrow>
      </mrow>
      <mrow>
        <mi>s</mi>
        <mi mathvariant="normal">−</mi>
        <mo stretchy="false">ρ</mo>
      </mrow>
    </mrow>
    <annotation encoding="StarMath 5.0">func det(s I - P) = (s - p_11) (s - p_22) - p_12^2 = s^2 - (2 +- sqrt{%rho}) s - %rho</annotation>
  </semantics>
</math>
</file>

<file path=Object 153/content.xml><?xml version="1.0" encoding="utf-8"?>
<math xmlns="http://www.w3.org/1998/Math/MathML">
  <semantics>
    <mrow>
      <mrow>
        <mo stretchy="false">λ</mo>
        <mi mathvariant="normal">=</mi>
        <mrow>
          <mfenced open="" close="">
            <mrow>
              <mrow>
                <mn>2</mn>
                <mo stretchy="false">+</mo>
                <msqrt>
                  <mo stretchy="false">ρ</mo>
                </msqrt>
              </mrow>
              <mi mathvariant="normal">±</mi>
              <msqrt>
                <mrow>
                  <mrow>
                    <msup>
                      <mfenced open="" close="">
                        <mrow>
                          <mn>2</mn>
                          <mo stretchy="false">+</mo>
                          <msqrt>
                            <mo stretchy="false">ρ</mo>
                          </msqrt>
                        </mrow>
                      </mfenced>
                      <mn>2</mn>
                    </msup>
                    <mo stretchy="false">+</mo>
                    <mn>4</mn>
                  </mrow>
                  <mo stretchy="false">ρ</mo>
                </mrow>
              </msqrt>
            </mrow>
          </mfenced>
          <mi mathvariant="normal">/</mi>
          <mn>2</mn>
        </mrow>
      </mrow>
      <mtext> or </mtext>
      <mrow>
        <mo stretchy="false">λ</mo>
        <mi mathvariant="normal">=</mi>
        <mrow>
          <mfenced open="" close="">
            <mrow>
              <mrow>
                <mn>2</mn>
                <mi mathvariant="normal">−</mi>
                <msqrt>
                  <mo stretchy="false">ρ</mo>
                </msqrt>
              </mrow>
              <mi mathvariant="normal">±</mi>
              <msqrt>
                <mrow>
                  <mrow>
                    <msup>
                      <mfenced open="" close="">
                        <mrow>
                          <mn>2</mn>
                          <mi mathvariant="normal">−</mi>
                          <msqrt>
                            <mo stretchy="false">ρ</mo>
                          </msqrt>
                        </mrow>
                      </mfenced>
                      <mn>2</mn>
                    </msup>
                    <mo stretchy="false">+</mo>
                    <mn>4</mn>
                  </mrow>
                  <mo stretchy="false">ρ</mo>
                </mrow>
              </msqrt>
            </mrow>
          </mfenced>
          <mi mathvariant="normal">/</mi>
          <mn>2</mn>
        </mrow>
      </mrow>
    </mrow>
    <annotation encoding="StarMath 5.0">%lambda = left ( 2 + sqrt{%rho} +- sqrt{left ( 2 + sqrt{%rho} right )^2 + 4 %rho} right ) / 2 " or " %lambda = left ( 2 - sqrt{%rho} +- sqrt{left ( 2 - sqrt{%rho} right )^2 + 4 %rho} right ) / 2</annotation>
  </semantics>
</math>
</file>

<file path=Object 154/content.xml><?xml version="1.0" encoding="utf-8"?>
<math xmlns="http://www.w3.org/1998/Math/MathML">
  <semantics>
    <mrow>
      <mrow>
        <msub>
          <mi>p</mi>
          <mn>12</mn>
        </msub>
        <mi mathvariant="normal">=</mi>
        <mrow>
          <mrow>
            <mi mathvariant="normal">−</mi>
            <msub>
              <mi>p</mi>
              <mn>22</mn>
            </msub>
          </mrow>
          <mo stretchy="false">+</mo>
          <mrow>
            <mrow>
              <mo stretchy="false">(</mo>
              <mrow>
                <msubsup>
                  <mi>p</mi>
                  <mn>22</mn>
                  <mn>2</mn>
                </msubsup>
                <mi mathvariant="normal">−</mi>
                <mo stretchy="false">ρ</mo>
              </mrow>
              <mo stretchy="false">)</mo>
            </mrow>
            <mi mathvariant="normal">/</mi>
            <mn>2</mn>
          </mrow>
        </mrow>
      </mrow>
      <mtext>, for the possible solutions </mtext>
      <mrow>
        <msub>
          <mi>p</mi>
          <mn>22</mn>
        </msub>
        <mi mathvariant="normal">=</mi>
        <mrow>
          <mn>2</mn>
          <mi mathvariant="normal">±</mi>
          <msqrt>
            <mrow>
              <mn>4</mn>
              <mo stretchy="false">+</mo>
              <mo stretchy="false">ρ</mo>
            </mrow>
          </msqrt>
        </mrow>
      </mrow>
      <mtext> we have </mtext>
      <mrow>
        <mrow>
          <msub>
            <mi>p</mi>
            <mn>12</mn>
          </msub>
          <mi mathvariant="normal">=</mi>
          <msub>
            <mi>p</mi>
            <mn>22</mn>
          </msub>
        </mrow>
        <mi mathvariant="normal">=</mi>
        <mrow>
          <mn>2</mn>
          <mi mathvariant="normal">±</mi>
          <msqrt>
            <mrow>
              <mn>4</mn>
              <mo stretchy="false">+</mo>
              <mo stretchy="false">ρ</mo>
            </mrow>
          </msqrt>
        </mrow>
      </mrow>
    </mrow>
    <annotation encoding="StarMath 5.0">p_12 = -p_22 + (p_22^2 - %rho) / 2 ", for the possible solutions " p_22 = 2 +- sqrt{4 + %rho} " we have " p_12 = p_22 = 2 +- sqrt{4 + %rho}</annotation>
  </semantics>
</math>
</file>

<file path=Object 155/content.xml><?xml version="1.0" encoding="utf-8"?>
<math xmlns="http://www.w3.org/1998/Math/MathML">
  <semantics>
    <mrow>
      <mrow>
        <msub>
          <mi>p</mi>
          <mn>11</mn>
        </msub>
        <mi mathvariant="normal">=</mi>
        <mrow>
          <mrow>
            <mo stretchy="false">(</mo>
            <mrow>
              <msubsup>
                <mi>p</mi>
                <mn>12</mn>
                <mn>2</mn>
              </msubsup>
              <mi mathvariant="normal">−</mi>
              <mo stretchy="false">ρ</mo>
            </mrow>
            <mo stretchy="false">)</mo>
          </mrow>
          <mi mathvariant="normal">/</mi>
          <mn>2</mn>
        </mrow>
      </mrow>
      <mtext>, for the possible solutions </mtext>
      <mrow>
        <msub>
          <mi>p</mi>
          <mn>22</mn>
        </msub>
        <mi mathvariant="normal">=</mi>
        <mrow>
          <mn>2</mn>
          <mi mathvariant="normal">±</mi>
          <msqrt>
            <mrow>
              <mn>4</mn>
              <mo stretchy="false">+</mo>
              <mo stretchy="false">ρ</mo>
            </mrow>
          </msqrt>
        </mrow>
      </mrow>
      <mtext> we have </mtext>
      <mrow>
        <msub>
          <mi>p</mi>
          <mn>11</mn>
        </msub>
        <mi mathvariant="normal">=</mi>
        <mn>2</mn>
      </mrow>
      <mrow>
        <msub>
          <mi>p</mi>
          <mn>22</mn>
        </msub>
        <mi mathvariant="normal">=</mi>
        <mrow>
          <mn>4</mn>
          <mi mathvariant="normal">±</mi>
          <mn>2</mn>
        </mrow>
      </mrow>
      <msqrt>
        <mrow>
          <mn>4</mn>
          <mo stretchy="false">+</mo>
          <mo stretchy="false">ρ</mo>
        </mrow>
      </msqrt>
    </mrow>
    <annotation encoding="StarMath 5.0">p_11 = (p_12^2 - %rho) / 2 ", for the possible solutions " p_22 = 2 +- sqrt{4 + %rho} " we have " p_11 = 2 p_22 = 4 +- 2 sqrt{4 + %rho}</annotation>
  </semantics>
</math>
</file>

<file path=Object 156/content.xml><?xml version="1.0" encoding="utf-8"?>
<math xmlns="http://www.w3.org/1998/Math/MathML">
  <semantics>
    <mrow>
      <mi>det</mi>
      <mrow>
        <mrow>
          <mo stretchy="false">(</mo>
          <mrow>
            <mi>s</mi>
            <mrow>
              <mi>I</mi>
              <mi mathvariant="normal">−</mi>
              <mi>P</mi>
            </mrow>
          </mrow>
          <mo stretchy="false">)</mo>
        </mrow>
        <mi mathvariant="normal">=</mi>
        <mrow>
          <mo stretchy="false">(</mo>
          <mrow>
            <mi>s</mi>
            <mi mathvariant="normal">−</mi>
            <msub>
              <mi>p</mi>
              <mn>11</mn>
            </msub>
          </mrow>
          <mo stretchy="false">)</mo>
        </mrow>
      </mrow>
      <mrow>
        <mrow>
          <mrow>
            <mo stretchy="false">(</mo>
            <mrow>
              <mi>s</mi>
              <mi mathvariant="normal">−</mi>
              <msub>
                <mi>p</mi>
                <mn>22</mn>
              </msub>
            </mrow>
            <mo stretchy="false">)</mo>
          </mrow>
          <mi mathvariant="normal">−</mi>
          <msubsup>
            <mi>p</mi>
            <mn>12</mn>
            <mn>2</mn>
          </msubsup>
        </mrow>
        <mi mathvariant="normal">=</mi>
        <mrow>
          <msup>
            <mi>s</mi>
            <mn>2</mn>
          </msup>
          <mi mathvariant="normal">−</mi>
          <mn>3</mn>
        </mrow>
      </mrow>
      <msub>
        <mi>p</mi>
        <mn>22</mn>
      </msub>
      <mrow>
        <mi>s</mi>
        <mo stretchy="false">+</mo>
        <msubsup>
          <mi>p</mi>
          <mn>22</mn>
          <mn>2</mn>
        </msubsup>
      </mrow>
    </mrow>
    <annotation encoding="StarMath 5.0">func det(s I - P) = (s - p_11) (s - p_22) - p_12^2 = s^2 - 3 p_22 s + p_22^2</annotation>
  </semantics>
</math>
</file>

<file path=Object 157/content.xml><?xml version="1.0" encoding="utf-8"?>
<math xmlns="http://www.w3.org/1998/Math/MathML">
  <semantics>
    <mrow>
      <mrow>
        <mo stretchy="false">λ</mo>
        <mi mathvariant="normal">=</mi>
        <mrow>
          <mfenced open="" close="">
            <mrow>
              <mn>3</mn>
              <mrow>
                <msub>
                  <mi>p</mi>
                  <mn>22</mn>
                </msub>
                <mi mathvariant="normal">±</mi>
                <msqrt>
                  <mrow>
                    <mn>5</mn>
                    <msubsup>
                      <mi>p</mi>
                      <mn>22</mn>
                      <mn>2</mn>
                    </msubsup>
                  </mrow>
                </msqrt>
              </mrow>
            </mrow>
          </mfenced>
          <mi mathvariant="normal">/</mi>
          <mn>2</mn>
        </mrow>
      </mrow>
      <mtext>, both eigenvalues same sign as </mtext>
      <msub>
        <mi>p</mi>
        <mn>22</mn>
      </msub>
    </mrow>
    <annotation encoding="StarMath 5.0">%lambda = left ( 3 p_22 +- sqrt{5 p_22^2} right )/2 ", both eigenvalues same sign as " p_22</annotation>
  </semantics>
</math>
</file>

<file path=Object 158/content.xml><?xml version="1.0" encoding="utf-8"?>
<math xmlns="http://www.w3.org/1998/Math/MathML">
  <semantics>
    <mrow>
      <mrow>
        <msub>
          <mi>p</mi>
          <mn>22</mn>
        </msub>
        <mi mathvariant="normal">=</mi>
        <mrow>
          <mn>2</mn>
          <mo stretchy="false">+</mo>
          <msqrt>
            <mrow>
              <mn>4</mn>
              <mo stretchy="false">+</mo>
              <mo stretchy="false">ρ</mo>
            </mrow>
          </msqrt>
        </mrow>
      </mrow>
      <mtext> is therefore the positive definite solution, </mtext>
      <mrow>
        <mi>P</mi>
        <mi mathvariant="normal">=</mi>
        <mfenced open="[" close="]">
          <mtable>
            <mtr>
              <mtd>
                <mrow>
                  <mrow>
                    <mn>4</mn>
                    <mo stretchy="false">+</mo>
                    <mn>2</mn>
                  </mrow>
                  <msqrt>
                    <mrow>
                      <mn>4</mn>
                      <mo stretchy="false">+</mo>
                      <mo stretchy="false">ρ</mo>
                    </mrow>
                  </msqrt>
                </mrow>
              </mtd>
              <mtd>
                <mrow>
                  <mn>2</mn>
                  <mo stretchy="false">+</mo>
                  <msqrt>
                    <mrow>
                      <mn>4</mn>
                      <mo stretchy="false">+</mo>
                      <mo stretchy="false">ρ</mo>
                    </mrow>
                  </msqrt>
                </mrow>
              </mtd>
            </mtr>
            <mtr>
              <mtd>
                <mrow>
                  <mn>2</mn>
                  <mo stretchy="false">+</mo>
                  <msqrt>
                    <mrow>
                      <mn>4</mn>
                      <mo stretchy="false">+</mo>
                      <mo stretchy="false">ρ</mo>
                    </mrow>
                  </msqrt>
                </mrow>
              </mtd>
              <mtd>
                <mrow>
                  <mn>2</mn>
                  <mo stretchy="false">+</mo>
                  <msqrt>
                    <mrow>
                      <mn>4</mn>
                      <mo stretchy="false">+</mo>
                      <mo stretchy="false">ρ</mo>
                    </mrow>
                  </msqrt>
                </mrow>
              </mtd>
            </mtr>
          </mtable>
        </mfenced>
      </mrow>
    </mrow>
    <annotation encoding="StarMath 5.0">p_22 = 2 + sqrt{4 + %rho} " is therefore the positive definite solution, " P = left [ matrix { 4 + 2 sqrt{4 + %rho} # 2 + sqrt{4 + %rho} ## 2 + sqrt{4 + %rho} # 2 + sqrt{4 + %rho} } right ]</annotation>
  </semantics>
</math>
</file>

<file path=Object 159/content.xml><?xml version="1.0" encoding="utf-8"?>
<math xmlns="http://www.w3.org/1998/Math/MathML">
  <semantics>
    <mrow>
      <mrow>
        <msub>
          <mi>K</mi>
          <mi mathvariant="italic">LQ</mi>
        </msub>
        <mi mathvariant="normal">=</mi>
        <msup>
          <mi>R</mi>
          <mrow>
            <mi mathvariant="normal">−</mi>
            <mn>1</mn>
          </mrow>
        </msup>
      </mrow>
      <msup>
        <mi>B</mi>
        <mi>T</mi>
      </msup>
      <mrow>
        <mi>P</mi>
        <mi mathvariant="normal">=</mi>
        <mrow>
          <mi stretchy="false" mathvariant="normal">[</mi>
          <mtable>
            <mtr>
              <mtd>
                <mn>0</mn>
              </mtd>
              <mtd>
                <msub>
                  <mi>m</mi>
                  <mi>o</mi>
                </msub>
              </mtd>
            </mtr>
          </mtable>
          <mi stretchy="false" mathvariant="normal">]</mi>
        </mrow>
      </mrow>
      <mrow>
        <mfenced open="[" close="]">
          <mtable>
            <mtr>
              <mtd>
                <mrow>
                  <mrow>
                    <mn>4</mn>
                    <mo stretchy="false">+</mo>
                    <mn>2</mn>
                  </mrow>
                  <msqrt>
                    <mrow>
                      <mn>4</mn>
                      <mo stretchy="false">+</mo>
                      <mo stretchy="false">ρ</mo>
                    </mrow>
                  </msqrt>
                </mrow>
              </mtd>
              <mtd>
                <mrow>
                  <mn>2</mn>
                  <mo stretchy="false">+</mo>
                  <msqrt>
                    <mrow>
                      <mn>4</mn>
                      <mo stretchy="false">+</mo>
                      <mo stretchy="false">ρ</mo>
                    </mrow>
                  </msqrt>
                </mrow>
              </mtd>
            </mtr>
            <mtr>
              <mtd>
                <mrow>
                  <mn>2</mn>
                  <mo stretchy="false">+</mo>
                  <msqrt>
                    <mrow>
                      <mn>4</mn>
                      <mo stretchy="false">+</mo>
                      <mo stretchy="false">ρ</mo>
                    </mrow>
                  </msqrt>
                </mrow>
              </mtd>
              <mtd>
                <mrow>
                  <mn>2</mn>
                  <mo stretchy="false">+</mo>
                  <msqrt>
                    <mrow>
                      <mn>4</mn>
                      <mo stretchy="false">+</mo>
                      <mo stretchy="false">ρ</mo>
                    </mrow>
                  </msqrt>
                </mrow>
              </mtd>
            </mtr>
          </mtable>
        </mfenced>
        <mi mathvariant="normal">=</mi>
        <msub>
          <mi>m</mi>
          <mi>o</mi>
        </msub>
      </mrow>
      <mrow>
        <mi stretchy="false" mathvariant="normal">[</mi>
        <mtable>
          <mtr>
            <mtd>
              <mrow>
                <mn>2</mn>
                <mo stretchy="false">+</mo>
                <msqrt>
                  <mrow>
                    <mn>4</mn>
                    <mo stretchy="false">+</mo>
                    <mo stretchy="false">ρ</mo>
                  </mrow>
                </msqrt>
              </mrow>
            </mtd>
            <mtd>
              <mrow>
                <mn>2</mn>
                <mo stretchy="false">+</mo>
                <msqrt>
                  <mrow>
                    <mn>4</mn>
                    <mo stretchy="false">+</mo>
                    <mo stretchy="false">ρ</mo>
                  </mrow>
                </msqrt>
              </mrow>
            </mtd>
          </mtr>
        </mtable>
        <mi stretchy="false" mathvariant="normal">]</mi>
      </mrow>
    </mrow>
    <annotation encoding="StarMath 5.0">K_LQ = R^-1 B^T P = [matrix{0 # m_o}] left [ matrix { 4 + 2 sqrt{4 + %rho} # 2 + sqrt{4 + %rho} ## 2 + sqrt{4 + %rho} # 2 + sqrt{4 + %rho} } right ] = m_o [matrix{2 + sqrt{4 + %rho} # 2 + sqrt{4 + %rho}}]</annotation>
  </semantics>
</math>
</file>

<file path=Object 16/content.xml><?xml version="1.0" encoding="utf-8"?>
<math xmlns="http://www.w3.org/1998/Math/MathML">
  <semantics>
    <mrow>
      <msub>
        <mi>x</mi>
        <mi>e</mi>
      </msub>
      <mrow>
        <mrow>
          <mrow>
            <mo stretchy="false">(</mo>
            <mrow>
              <mi>k</mi>
              <mo stretchy="false">+</mo>
              <mn>1</mn>
            </mrow>
            <mo stretchy="false">)</mo>
          </mrow>
          <mi mathvariant="normal">=</mi>
          <mfenced open="[" close="]">
            <mtable>
              <mtr>
                <mtd>
                  <mrow>
                    <mi>x</mi>
                    <mrow>
                      <mo stretchy="false">(</mo>
                      <mrow>
                        <mi>k</mi>
                        <mo stretchy="false">+</mo>
                        <mn>1</mn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x</mi>
                      <mi>w</mi>
                    </msub>
                    <mrow>
                      <mo stretchy="false">(</mo>
                      <mrow>
                        <mi>k</mi>
                        <mo stretchy="false">+</mo>
                        <mn>1</mn>
                      </mrow>
                      <mo stretchy="false">)</mo>
                    </mrow>
                  </mrow>
                </mtd>
              </mtr>
            </mtable>
          </mfenced>
        </mrow>
        <mi mathvariant="normal">=</mi>
        <mfenced open="[" close="]">
          <mtable>
            <mtr>
              <mtd>
                <mi>A</mi>
              </mtd>
              <mtd>
                <mrow>
                  <msub>
                    <mi>B</mi>
                    <mi>w</mi>
                  </msub>
                  <msub>
                    <mi>C</mi>
                    <mi>w</mi>
                  </msub>
                </mrow>
              </mtd>
            </mtr>
            <mtr>
              <mtd>
                <mn>0</mn>
              </mtd>
              <mtd>
                <msub>
                  <mi>A</mi>
                  <mi>w</mi>
                </msub>
              </mtd>
            </mtr>
          </mtable>
        </mfenced>
      </mrow>
      <mrow>
        <mfenced open="[" close="]">
          <mtable>
            <mtr>
              <mtd>
                <mrow>
                  <mi>x</mi>
                  <mrow>
                    <mo stretchy="false">(</mo>
                    <mi>k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i>w</mi>
                  </msub>
                  <mrow>
                    <mo stretchy="false">(</mo>
                    <mi>k</mi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i>B</mi>
              </mtd>
            </mtr>
            <mtr>
              <mtd>
                <mn>0</mn>
              </mtd>
            </mtr>
          </mtable>
        </mfenced>
      </mrow>
      <mi>u</mi>
      <mrow>
        <mrow>
          <mo stretchy="false">(</mo>
          <mi>k</mi>
          <mo stretchy="false">)</mo>
        </mrow>
        <mo stretchy="false">+</mo>
        <mfenced open="[" close="]">
          <mtable>
            <mtr>
              <mtd>
                <mn>0</mn>
              </mtd>
            </mtr>
            <mtr>
              <mtd>
                <msub>
                  <mi>B</mi>
                  <mi>n</mi>
                </msub>
              </mtd>
            </mtr>
          </mtable>
        </mfenced>
      </mrow>
      <mo stretchy="false">η</mo>
      <mrow>
        <mo stretchy="false">(</mo>
        <mi>k</mi>
        <mo stretchy="false">)</mo>
      </mrow>
    </mrow>
    <annotation encoding="StarMath 5.0">x_e(k+1) = left [ matrix { x(k+1) ## x_w(k+1) } right ] = left [ matrix { A # B_w C_w ## 0 # A_w } right ] left [ matrix { x(k) ## x_w(k) } right ] + left [ matrix { B ## 0 } right ] u(k) + left [ matrix { 0 ## B_n } right ] %eta(k)</annotation>
  </semantics>
</math>
</file>

<file path=Object 160/content.xml><?xml version="1.0" encoding="utf-8"?>
<math xmlns="http://www.w3.org/1998/Math/MathML">
  <semantics>
    <mrow>
      <mrow>
        <msub>
          <mi>K</mi>
          <mi mathvariant="italic">LQ</mi>
        </msub>
        <mi mathvariant="normal">=</mi>
        <mrow>
          <mo stretchy="false">(</mo>
          <mrow>
            <mn>2</mn>
            <mo stretchy="false">+</mo>
            <msqrt>
              <mrow>
                <mn>4</mn>
                <mo stretchy="false">+</mo>
                <mo stretchy="false">ρ</mo>
              </mrow>
            </msqrt>
          </mrow>
          <mo stretchy="false">)</mo>
        </mrow>
      </mrow>
      <mrow>
        <mrow>
          <mi stretchy="false" mathvariant="normal">[</mi>
          <mtable>
            <mtr>
              <mtd>
                <mn>1</mn>
              </mtd>
              <mtd>
                <mn>1</mn>
              </mtd>
            </mtr>
          </mtable>
          <mi stretchy="false" mathvariant="normal">]</mi>
        </mrow>
        <mi mathvariant="normal">=</mi>
        <mo stretchy="false">α</mo>
      </mrow>
      <mrow>
        <mo stretchy="false">(</mo>
        <mo stretchy="false">ρ</mo>
        <mo stretchy="false">)</mo>
      </mrow>
      <mrow>
        <mi stretchy="false" mathvariant="normal">[</mi>
        <mtable>
          <mtr>
            <mtd>
              <mn>1</mn>
            </mtd>
            <mtd>
              <mn>1</mn>
            </mtd>
          </mtr>
        </mtable>
        <mi stretchy="false" mathvariant="normal">]</mi>
      </mrow>
    </mrow>
    <annotation encoding="StarMath 5.0">K_LQ = (2 + sqrt{4 + %rho}) [matrix{1 # 1}] = %alpha(%rho) [matrix{1 # 1}]</annotation>
  </semantics>
</math>
</file>

<file path=Object 161/content.xml><?xml version="1.0" encoding="utf-8"?>
<math xmlns="http://www.w3.org/1998/Math/MathML">
  <semantics>
    <mrow>
      <mfrac>
        <mi>d</mi>
        <mi mathvariant="italic">dt</mi>
      </mfrac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=</mi>
        <mfenced open="" close="">
          <mrow>
            <mrow>
              <mfenced open="[" close="]">
                <mtable>
                  <mtr>
                    <mtd>
                      <mn>1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1</mn>
                    </mtd>
                  </mtr>
                </mtable>
              </mfenced>
              <mi mathvariant="normal">−</mi>
              <mfenced open="[" close="]">
                <mtable>
                  <mtr>
                    <mtd>
                      <mn>0</mn>
                    </mtd>
                  </mtr>
                  <mtr>
                    <mtd>
                      <mi>m</mi>
                    </mtd>
                  </mtr>
                </mtable>
              </mfenced>
            </mrow>
            <mrow>
              <mo stretchy="false">(</mo>
              <mrow>
                <mn>2</mn>
                <mo stretchy="false">+</mo>
                <msqrt>
                  <mrow>
                    <mn>4</mn>
                    <mo stretchy="false">+</mo>
                    <mo stretchy="false">ρ</mo>
                  </mrow>
                </msqrt>
              </mrow>
              <mo stretchy="false">)</mo>
            </mrow>
            <mrow>
              <mi stretchy="false" mathvariant="normal">[</mi>
              <mtable>
                <mtr>
                  <mtd>
                    <mn>1</mn>
                  </mtd>
                  <mtd>
                    <mn>1</mn>
                  </mtd>
                </mtr>
              </mtable>
              <mi stretchy="false" mathvariant="normal">]</mi>
            </mrow>
          </mrow>
        </mfenced>
      </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n>1</mn>
              </mtd>
              <mtd>
                <mn>1</mn>
              </mtd>
            </mtr>
            <mtr>
              <mtd>
                <mrow>
                  <mrow>
                    <mi mathvariant="normal">−</mi>
                    <mn>2</mn>
                  </mrow>
                  <mrow>
                    <mi>m</mi>
                    <mi mathvariant="normal">−</mi>
                    <mi>m</mi>
                  </mrow>
                  <msqrt>
                    <mrow>
                      <mn>4</mn>
                      <mo stretchy="false">+</mo>
                      <mo stretchy="false">ρ</mo>
                    </mrow>
                  </msqrt>
                </mrow>
              </mtd>
              <mtd>
                <mrow>
                  <mrow>
                    <mn>1</mn>
                    <mi mathvariant="normal">−</mi>
                    <mn>2</mn>
                  </mrow>
                  <mrow>
                    <mi>m</mi>
                    <mi mathvariant="normal">−</mi>
                    <mi>m</mi>
                  </mrow>
                  <msqrt>
                    <mrow>
                      <mn>4</mn>
                      <mo stretchy="false">+</mo>
                      <mo stretchy="false">ρ</mo>
                    </mrow>
                  </msqrt>
                </mrow>
              </mtd>
            </mtr>
          </mtable>
        </mfenced>
      </mrow>
      <mfenced open="[" close="]">
        <mtable>
          <mtr>
            <mtd>
              <mrow>
                <msub>
                  <mi>x</mi>
                  <mn>1</mn>
                </msub>
                <mrow>
                  <mo stretchy="false">(</mo>
                  <mi>t</mi>
                  <mo stretchy="false">)</mo>
                </mrow>
              </mrow>
            </mtd>
          </mtr>
          <mtr>
            <mtd>
              <mrow>
                <msub>
                  <mi>x</mi>
                  <mn>2</mn>
                </msub>
                <mrow>
                  <mo stretchy="false">(</mo>
                  <mi>t</mi>
                  <mo stretchy="false">)</mo>
                </mrow>
              </mrow>
            </mtd>
          </mtr>
        </mtable>
      </mfenced>
    </mrow>
    <annotation encoding="StarMath 5.0">d over dt left [ matrix { x_1(t) ## x_2(t) } right ] = left ( left [ matrix { 1 # 1 ## 0 # 1 } right ] - left [ matrix { 0 ## m } right ] (2 + sqrt{4 + %rho}) [matrix{1 # 1}] right ) left [ matrix { x_1(t) ## x_2(t) } right ] = left [ matrix { 1 # 1 ## -2 m - m sqrt{4 + %rho} # 1 - 2 m - m sqrt{4 + %rho} } right ] left [ matrix { x_1(t) ## x_2(t) } right ]</annotation>
  </semantics>
</math>
</file>

<file path=Object 162/content.xml><?xml version="1.0" encoding="utf-8"?>
<math xmlns="http://www.w3.org/1998/Math/MathML">
  <semantics>
    <mrow>
      <mtext>Eigenvalues given by </mtext>
      <mrow>
        <mo stretchy="false">(</mo>
        <mrow>
          <mi>s</mi>
          <mi mathvariant="normal">−</mi>
          <mn>1</mn>
        </mrow>
        <mo stretchy="false">)</mo>
      </mrow>
      <mrow>
        <mrow>
          <mo stretchy="false">(</mo>
          <mrow>
            <mrow>
              <mrow>
                <mi>s</mi>
                <mi mathvariant="normal">−</mi>
                <mn>1</mn>
              </mrow>
              <mo stretchy="false">+</mo>
              <mn>2</mn>
            </mrow>
            <mrow>
              <mi>m</mi>
              <mo stretchy="false">+</mo>
              <mi>m</mi>
            </mrow>
            <msqrt>
              <mrow>
                <mn>4</mn>
                <mo stretchy="false">+</mo>
                <mo stretchy="false">ρ</mo>
              </mrow>
            </msqrt>
          </mrow>
          <mo stretchy="false">)</mo>
        </mrow>
        <mo stretchy="false">+</mo>
        <mn>2</mn>
      </mrow>
      <mrow>
        <mi>m</mi>
        <mo stretchy="false">+</mo>
        <mi>m</mi>
      </mrow>
      <mrow>
        <msqrt>
          <mrow>
            <mn>4</mn>
            <mo stretchy="false">+</mo>
            <mo stretchy="false">ρ</mo>
          </mrow>
        </msqrt>
        <mi mathvariant="normal">=</mi>
        <mn>0</mn>
      </mrow>
    </mrow>
    <annotation encoding="StarMath 5.0">"Eigenvalues given by " (s - 1) (s - 1 + 2 m + m sqrt{4 + %rho}) + 2 m + m sqrt{4 + %rho} = 0</annotation>
  </semantics>
</math>
</file>

<file path=Object 163/content.xml><?xml version="1.0" encoding="utf-8"?>
<math xmlns="http://www.w3.org/1998/Math/MathML">
  <semantics>
    <mrow>
      <mrow>
        <msup>
          <mi>s</mi>
          <mn>2</mn>
        </msup>
        <mo stretchy="false">+</mo>
        <mfenced open="" close="">
          <mrow>
            <mrow>
              <mrow>
                <mi mathvariant="normal">−</mi>
                <mn>2</mn>
              </mrow>
              <mo stretchy="false">+</mo>
              <mn>2</mn>
            </mrow>
            <mrow>
              <mi>m</mi>
              <mo stretchy="false">+</mo>
              <mi>m</mi>
            </mrow>
            <msqrt>
              <mrow>
                <mn>4</mn>
                <mo stretchy="false">+</mo>
                <mo stretchy="false">ρ</mo>
              </mrow>
            </msqrt>
          </mrow>
        </mfenced>
      </mrow>
      <mrow>
        <mrow>
          <mi>s</mi>
          <mo stretchy="false">+</mo>
          <mn>1</mn>
        </mrow>
        <mi mathvariant="normal">=</mi>
        <mn>0</mn>
      </mrow>
    </mrow>
    <annotation encoding="StarMath 5.0">s^2 + left ( -2 + 2 m + m sqrt{4 + %rho} right ) s + 1 = 0</annotation>
  </semantics>
</math>
</file>

<file path=Object 164/content.xml><?xml version="1.0" encoding="utf-8"?>
<math xmlns="http://www.w3.org/1998/Math/MathML">
  <semantics>
    <mrow>
      <mtext>For </mtext>
      <mrow>
        <mo stretchy="false">ρ</mo>
        <mi mathvariant="normal">=</mi>
        <mn>5</mn>
      </mrow>
      <mtext> and </mtext>
      <mrow>
        <mi>m</mi>
        <mi mathvariant="normal">=</mi>
        <mn>1,</mn>
      </mrow>
      <mi/>
      <mrow>
        <msup>
          <mi>s</mi>
          <mn>2</mn>
        </msup>
        <mo stretchy="false">+</mo>
        <msqrt>
          <mn>9</mn>
        </msqrt>
      </mrow>
      <mrow>
        <mrow>
          <mi>s</mi>
          <mo stretchy="false">+</mo>
          <mn>1</mn>
        </mrow>
        <mi mathvariant="normal">=</mi>
        <mn>0</mn>
      </mrow>
    </mrow>
    <annotation encoding="StarMath 5.0">"For " %rho = 5 " and " m = 1,` s^2 + sqrt{9} s + 1 = 0</annotation>
  </semantics>
</math>
</file>

<file path=Object 165/content.xml><?xml version="1.0" encoding="utf-8"?>
<math xmlns="http://www.w3.org/1998/Math/MathML">
  <semantics>
    <mrow>
      <mrow>
        <mrow>
          <mo stretchy="false">λ</mo>
          <mi mathvariant="normal">=</mi>
          <mrow>
            <mfenced open="" close="">
              <mrow>
                <mrow>
                  <mi mathvariant="normal">−</mi>
                  <mn>3</mn>
                </mrow>
                <mi mathvariant="normal">±</mi>
                <msqrt>
                  <mrow>
                    <mn>9</mn>
                    <mi mathvariant="normal">−</mi>
                    <mn>4</mn>
                  </mrow>
                </msqrt>
              </mrow>
            </mfenced>
            <mi mathvariant="normal">/</mi>
            <mn>2</mn>
          </mrow>
        </mrow>
        <mi mathvariant="normal">=</mi>
        <mrow>
          <mfenced open="" close="">
            <mrow>
              <mrow>
                <mi mathvariant="normal">−</mi>
                <mn>3</mn>
              </mrow>
              <mi mathvariant="normal">±</mi>
              <msqrt>
                <mn>5</mn>
              </msqrt>
            </mrow>
          </mfenced>
          <mi mathvariant="normal">/</mi>
          <mn>2</mn>
        </mrow>
      </mrow>
      <mo stretchy="false">&lt;</mo>
      <mn>0</mn>
    </mrow>
    <annotation encoding="StarMath 5.0">%lambda = left ( -3 +- sqrt{9 - 4} right ) / 2 = left ( -3 +- sqrt{5} right ) / 2 &lt; 0</annotation>
  </semantics>
</math>
</file>

<file path=Object 166/content.xml><?xml version="1.0" encoding="utf-8"?>
<math xmlns="http://www.w3.org/1998/Math/MathML">
  <semantics>
    <mtext>will be negative, giving a stable closed-loop system</mtext>
    <annotation encoding="StarMath 5.0">"will be negative, giving a stable closed-loop system"</annotation>
  </semantics>
</math>
</file>

<file path=Object 167/content.xml><?xml version="1.0" encoding="utf-8"?>
<math xmlns="http://www.w3.org/1998/Math/MathML">
  <semantics>
    <mrow>
      <mrow>
        <msqrt>
          <mrow>
            <mn>4</mn>
            <mo stretchy="false">+</mo>
            <mo stretchy="false">ρ</mo>
          </mrow>
        </msqrt>
        <mi mathvariant="normal">≥</mi>
        <mn>2</mn>
      </mrow>
      <mtext> so for </mtext>
      <mrow>
        <mi>m</mi>
        <mo stretchy="false">&gt;</mo>
        <mn>0.5</mn>
      </mrow>
      <mtext> the middle coefficient is positive, and the real parts of the eigenvalues</mtext>
    </mrow>
    <annotation encoding="StarMath 5.0">sqrt{4 + %rho} &gt;= 2 " so for " m &gt; 0.5 " the middle coefficient is positive, and the real parts of the eigenvalues"</annotation>
  </semantics>
</math>
</file>

<file path=Object 168/content.xml><?xml version="1.0" encoding="utf-8"?>
<math xmlns="http://www.w3.org/1998/Math/MathML">
  <semantics>
    <mrow>
      <mfrac>
        <mi>d</mi>
        <mi mathvariant="italic">dt</mi>
      </mfrac>
      <mrow>
        <mfenced open="[" close="]">
          <mtable>
            <mtr>
              <mtd>
                <mrow>
                  <msub>
                    <mover accent="true">
                      <mi>x</mi>
                      <mo stretchy="false">ˆ</mo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fenced>
      </mrow>
      <mrow>
        <mfenced open="[" close="]">
          <mtable>
            <mtr>
              <mtd>
                <mrow>
                  <msub>
                    <mover accent="true">
                      <mi>x</mi>
                      <mo stretchy="false">ˆ</mo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n>0</mn>
              </mtd>
            </mtr>
            <mtr>
              <mtd>
                <mi>m</mi>
              </mtd>
            </mtr>
          </mtable>
        </mfenced>
      </mrow>
      <mi>u</mi>
      <mrow>
        <mrow>
          <mo stretchy="false">(</mo>
          <mi>t</mi>
          <mo stretchy="false">)</mo>
        </mrow>
        <mo stretchy="false">+</mo>
        <mfenced open="[" close="]">
          <mtable>
            <mtr>
              <mtd>
                <msub>
                  <mi>L</mi>
                  <mn>1</mn>
                </msub>
              </mtd>
            </mtr>
            <mtr>
              <mtd>
                <msub>
                  <mi>L</mi>
                  <mn>2</mn>
                </msub>
              </mtd>
            </mtr>
          </mtable>
        </mfenced>
      </mrow>
      <mover accent="true">
        <mi>y</mi>
        <mo stretchy="false">˜</mo>
      </mover>
      <mrow>
        <mo stretchy="false">(</mo>
        <mi>t</mi>
        <mo stretchy="false">)</mo>
      </mrow>
      <mi>,</mi>
      <mi/>
      <mover accent="true">
        <mi>y</mi>
        <mo stretchy="false">˜</mo>
      </mover>
      <mrow>
        <mrow>
          <mo stretchy="false">(</mo>
          <mi>t</mi>
          <mo stretchy="false">)</mo>
        </mrow>
        <mi mathvariant="normal">=</mi>
        <mi>y</mi>
      </mrow>
      <mrow>
        <mrow>
          <mo stretchy="false">(</mo>
          <mi>t</mi>
          <mo stretchy="false">)</mo>
        </mrow>
        <mi mathvariant="normal">−</mi>
        <mrow>
          <mi stretchy="false" mathvariant="normal">[</mi>
          <mtable>
            <mtr>
              <mtd>
                <mn>1</mn>
              </mtd>
              <mtd>
                <mn>0</mn>
              </mtd>
            </mtr>
          </mtable>
          <mi stretchy="false" mathvariant="normal">]</mi>
        </mrow>
      </mrow>
      <mfenced open="[" close="]">
        <mtable>
          <mtr>
            <mtd>
              <mrow>
                <msub>
                  <mover accent="true">
                    <mi>x</mi>
                    <mo stretchy="false">ˆ</mo>
                  </mover>
                  <mn>1</mn>
                </msub>
                <mrow>
                  <mo stretchy="false">(</mo>
                  <mi>t</mi>
                  <mo stretchy="false">)</mo>
                </mrow>
              </mrow>
            </mtd>
          </mtr>
          <mtr>
            <mtd>
              <mrow>
                <msub>
                  <mover accent="true">
                    <mi>x</mi>
                    <mo stretchy="false">ˆ</mo>
                  </mover>
                  <mn>2</mn>
                </msub>
                <mrow>
                  <mo stretchy="false">(</mo>
                  <mi>t</mi>
                  <mo stretchy="false">)</mo>
                </mrow>
              </mrow>
            </mtd>
          </mtr>
        </mtable>
      </mfenced>
    </mrow>
    <annotation encoding="StarMath 5.0">d over dt left [ matrix { {hat x}_1(t) ## {hat x}_2(t) } right ] = left [ matrix { 1 # 1 ## 0 # 1 } right ] left [ matrix { {hat x}_1(t) ## {hat x}_2(t) } right ] + left [ matrix { 0 ## m } right ] u(t) + left [ matrix { L_1 ## L_2 } right ] tilde y(t) ,` tilde y(t) = y(t) - [ matrix { 1 # 0 } ] left [ matrix { {hat x}_1(t) ## {hat x}_2(t) } right ]</annotation>
  </semantics>
</math>
</file>

<file path=Object 169/content.xml><?xml version="1.0" encoding="utf-8"?>
<math xmlns="http://www.w3.org/1998/Math/MathML">
  <semantics>
    <mrow>
      <mfrac>
        <mi>d</mi>
        <mi mathvariant="italic">dt</mi>
      </mfrac>
      <mrow>
        <mfenced open="[" close="]">
          <mtable>
            <mtr>
              <mtd>
                <mrow>
                  <msub>
                    <mover accent="true">
                      <mi>x</mi>
                      <mo stretchy="false">ˆ</mo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</mtr>
          </mtable>
        </mfenced>
      </mrow>
      <mrow>
        <mfenced open="[" close="]">
          <mtable>
            <mtr>
              <mtd>
                <mrow>
                  <msub>
                    <mover accent="true">
                      <mi>x</mi>
                      <mo stretchy="false">ˆ</mo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i>m</mi>
              </mtd>
            </mtr>
            <mtr>
              <mtd>
                <mn>0</mn>
              </mtd>
            </mtr>
          </mtable>
        </mfenced>
      </mrow>
      <mi>u</mi>
      <mrow>
        <mrow>
          <mo stretchy="false">(</mo>
          <mi>t</mi>
          <mo stretchy="false">)</mo>
        </mrow>
        <mo stretchy="false">+</mo>
        <mfenced open="[" close="]">
          <mtable>
            <mtr>
              <mtd>
                <msub>
                  <mi>L</mi>
                  <mn>2</mn>
                </msub>
              </mtd>
            </mtr>
            <mtr>
              <mtd>
                <msub>
                  <mi>L</mi>
                  <mn>1</mn>
                </msub>
              </mtd>
            </mtr>
          </mtable>
        </mfenced>
      </mrow>
      <mover accent="true">
        <mi>y</mi>
        <mo stretchy="false">˜</mo>
      </mover>
      <mrow>
        <mo stretchy="false">(</mo>
        <mi>t</mi>
        <mo stretchy="false">)</mo>
      </mrow>
      <mi>,</mi>
      <mi/>
      <mover accent="true">
        <mi>y</mi>
        <mo stretchy="false">˜</mo>
      </mover>
      <mrow>
        <mrow>
          <mo stretchy="false">(</mo>
          <mi>t</mi>
          <mo stretchy="false">)</mo>
        </mrow>
        <mi mathvariant="normal">=</mi>
        <mi>y</mi>
      </mrow>
      <mrow>
        <mrow>
          <mo stretchy="false">(</mo>
          <mi>t</mi>
          <mo stretchy="false">)</mo>
        </mrow>
        <mi mathvariant="normal">−</mi>
        <mrow>
          <mi stretchy="false" mathvariant="normal">[</mi>
          <mtable>
            <mtr>
              <mtd>
                <mn>0</mn>
              </mtd>
              <mtd>
                <mn>1</mn>
              </mtd>
            </mtr>
          </mtable>
          <mi stretchy="false" mathvariant="normal">]</mi>
        </mrow>
      </mrow>
      <mfenced open="[" close="]">
        <mtable>
          <mtr>
            <mtd>
              <mrow>
                <msub>
                  <mover accent="true">
                    <mi>x</mi>
                    <mo stretchy="false">ˆ</mo>
                  </mover>
                  <mn>2</mn>
                </msub>
                <mrow>
                  <mo stretchy="false">(</mo>
                  <mi>t</mi>
                  <mo stretchy="false">)</mo>
                </mrow>
              </mrow>
            </mtd>
          </mtr>
          <mtr>
            <mtd>
              <mrow>
                <msub>
                  <mover accent="true">
                    <mi>x</mi>
                    <mo stretchy="false">ˆ</mo>
                  </mover>
                  <mn>1</mn>
                </msub>
                <mrow>
                  <mo stretchy="false">(</mo>
                  <mi>t</mi>
                  <mo stretchy="false">)</mo>
                </mrow>
              </mrow>
            </mtd>
          </mtr>
        </mtable>
      </mfenced>
    </mrow>
    <annotation encoding="StarMath 5.0">d over dt left [ matrix { {hat x}_2(t) ## {hat x}_1(t) } right ] = left [ matrix { 1 # 0 ## 1 # 1 } right ] left [ matrix { {hat x}_2(t) ## {hat x}_1(t) } right ] + left [ matrix { m ## 0 } right ] u(t) + left [ matrix { L_2 ## L_1 } right ] tilde y(t) ,` tilde y(t) = y(t) - [ matrix { 0 # 1 } ] left [ matrix { {hat x}_2(t) ## {hat x}_1(t) } right ]</annotation>
  </semantics>
</math>
</file>

<file path=Object 17/content.xml><?xml version="1.0" encoding="utf-8"?>
<math xmlns="http://www.w3.org/1998/Math/MathML">
  <semantics>
    <mrow>
      <mtext>If </mtext>
      <mi>x</mi>
      <mrow>
        <mo stretchy="false">(</mo>
        <mi>k</mi>
        <mo stretchy="false">)</mo>
      </mrow>
      <mtext> and </mtext>
      <msub>
        <mi>x</mi>
        <mi>w</mi>
      </msub>
      <mrow>
        <mo stretchy="false">(</mo>
        <mi>k</mi>
        <mo stretchy="false">)</mo>
      </mrow>
      <mtext> are both measurable for all </mtext>
      <mi>k</mi>
      <mtext>, let extended state </mtext>
      <msub>
        <mi>x</mi>
        <mi>e</mi>
      </msub>
      <mrow>
        <mrow>
          <mo stretchy="false">(</mo>
          <mi>k</mi>
          <mo stretchy="false">)</mo>
        </mrow>
        <mi mathvariant="normal">=</mi>
        <mfenced open="[" close="]">
          <mtable>
            <mtr>
              <mtd>
                <mrow>
                  <mi>x</mi>
                  <mrow>
                    <mo stretchy="false">(</mo>
                    <mi>k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i>w</mi>
                  </msub>
                  <mrow>
                    <mo stretchy="false">(</mo>
                    <mi>k</mi>
                    <mo stretchy="false">)</mo>
                  </mrow>
                </mrow>
              </mtd>
            </mtr>
          </mtable>
        </mfenced>
      </mrow>
    </mrow>
    <annotation encoding="StarMath 5.0">"If " x(k) " and " x_w(k) " are both measurable for all " k ", let extended state " x_e(k) = left [ matrix { x(k) ## x_w(k) } right ]</annotation>
  </semantics>
</math>
</file>

<file path=Object 170/content.xml><?xml version="1.0" encoding="utf-8"?>
<math xmlns="http://www.w3.org/1998/Math/MathML">
  <semantics>
    <mrow>
      <mi>A</mi>
      <mrow>
        <mi>M</mi>
        <mo stretchy="false">+</mo>
        <mi>M</mi>
      </mrow>
      <mrow>
        <msup>
          <mi>A</mi>
          <mi>T</mi>
        </msup>
        <mi mathvariant="normal">=</mi>
        <mrow>
          <mi mathvariant="normal">−</mi>
          <msub>
            <mi>B</mi>
            <mi>w</mi>
          </msub>
        </mrow>
      </mrow>
      <mi>W</mi>
      <mrow>
        <msubsup>
          <mi>B</mi>
          <mi>w</mi>
          <mi>T</mi>
        </msubsup>
        <mo stretchy="false">+</mo>
        <mi>M</mi>
      </mrow>
      <msup>
        <mi>C</mi>
        <mi>T</mi>
      </msup>
      <msup>
        <mi>V</mi>
        <mrow>
          <mi mathvariant="normal">−</mi>
          <mn>1</mn>
        </mrow>
      </msup>
      <mi>C</mi>
      <mi>M</mi>
      <mi>,</mi>
      <mi/>
      <mrow>
        <mi>W</mi>
        <mi mathvariant="normal">=</mi>
        <mn>1,</mn>
      </mrow>
      <mi/>
      <mrow>
        <mi>V</mi>
        <mi mathvariant="normal">=</mi>
        <mo stretchy="false">σ</mo>
      </mrow>
    </mrow>
    <annotation encoding="StarMath 5.0">A M + M A^T = -B_w W B_w^T + M C^T V^-1 C M ,` W = 1,` V = %sigma</annotation>
  </semantics>
</math>
</file>

<file path=Object 171/content.xml><?xml version="1.0" encoding="utf-8"?>
<math xmlns="http://www.w3.org/1998/Math/MathML">
  <semantics>
    <mrow>
      <mtext>Note that </mtext>
      <msub>
        <mi>B</mi>
        <mi>w</mi>
      </msub>
      <mi>W</mi>
      <mrow>
        <msubsup>
          <mi>B</mi>
          <mi>w</mi>
          <mi>T</mi>
        </msubsup>
        <mi mathvariant="normal">=</mi>
        <mfenced open="[" close="]">
          <mtable>
            <mtr>
              <mtd>
                <mn>1</mn>
              </mtd>
            </mtr>
            <mtr>
              <mtd>
                <mn>1</mn>
              </mtd>
            </mtr>
          </mtable>
        </mfenced>
      </mrow>
      <mrow>
        <mrow>
          <mi stretchy="false" mathvariant="normal">[</mi>
          <mtable>
            <mtr>
              <mtd>
                <mn>1</mn>
              </mtd>
              <mtd>
                <mn>1</mn>
              </mtd>
            </mtr>
          </mtable>
          <mi stretchy="false" mathvariant="normal">]</mi>
        </mrow>
        <mi mathvariant="normal">=</mi>
        <mfenced open="[" close="]"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</mtr>
          </mtable>
        </mfenced>
      </mrow>
      <mtext>, and let </mtext>
      <mrow>
        <mi>M</mi>
        <mi mathvariant="normal">=</mi>
        <mfenced open="[" close="]">
          <mtable>
            <mtr>
              <mtd>
                <msub>
                  <mi>M</mi>
                  <mn>11</mn>
                </msub>
              </mtd>
              <mtd>
                <msub>
                  <mi>M</mi>
                  <mn>12</mn>
                </msub>
              </mtd>
            </mtr>
            <mtr>
              <mtd>
                <msubsup>
                  <mi>M</mi>
                  <mn>12</mn>
                  <mi>T</mi>
                </msubsup>
              </mtd>
              <mtd>
                <msub>
                  <mi>M</mi>
                  <mn>22</mn>
                </msub>
              </mtd>
            </mtr>
          </mtable>
        </mfenced>
      </mrow>
    </mrow>
    <annotation encoding="StarMath 5.0">"Note that " B_w W B_w^T = left [ matrix { 1 ## 1 } right ] [matrix{1 # 1}] = left [ matrix { 1 # 1 ## 1 # 1 } right ] ", and let " M = left [ matrix { M_11 # M_12 ## M_12^T # M_22 } right ]</annotation>
  </semantics>
</math>
</file>

<file path=Object 172/content.xml><?xml version="1.0" encoding="utf-8"?>
<math xmlns="http://www.w3.org/1998/Math/MathML">
  <semantics>
    <mrow>
      <mtext>Let </mtext>
      <mrow>
        <msub>
          <mi>M</mi>
          <mtext>flip</mtext>
        </msub>
        <mi mathvariant="normal">=</mi>
        <mfenced open="[" close="]">
          <mtable>
            <mtr>
              <mtd>
                <msub>
                  <mi>M</mi>
                  <mn>22</mn>
                </msub>
              </mtd>
              <mtd>
                <msubsup>
                  <mi>M</mi>
                  <mn>12</mn>
                  <mi>T</mi>
                </msubsup>
              </mtd>
            </mtr>
            <mtr>
              <mtd>
                <msub>
                  <mi>M</mi>
                  <mn>12</mn>
                </msub>
              </mtd>
              <mtd>
                <msub>
                  <mi>M</mi>
                  <mn>11</mn>
                </msub>
              </mtd>
            </mtr>
          </mtable>
        </mfenced>
      </mrow>
      <mi>,</mi>
      <mi/>
      <mrow>
        <msub>
          <mi>C</mi>
          <mtext>flip</mtext>
        </msub>
        <mi mathvariant="normal">=</mi>
        <mrow>
          <mi stretchy="false" mathvariant="normal">[</mi>
          <mtable>
            <mtr>
              <mtd>
                <mn>0</mn>
              </mtd>
              <mtd>
                <mn>1</mn>
              </mtd>
            </mtr>
          </mtable>
          <mi stretchy="false" mathvariant="normal">]</mi>
        </mrow>
      </mrow>
    </mrow>
    <annotation encoding="StarMath 5.0">"Let " M_"flip" = left [ matrix { M_22 # M_12^T ## M_12 # M_11 } right ] ,` C_"flip" = [matrix{0 # 1}]</annotation>
  </semantics>
</math>
</file>

<file path=Object 173/content.xml><?xml version="1.0" encoding="utf-8"?>
<math xmlns="http://www.w3.org/1998/Math/MathML">
  <semantics>
    <mrow>
      <msup>
        <mi>A</mi>
        <mi>T</mi>
      </msup>
      <mrow>
        <msub>
          <mi>M</mi>
          <mtext>flip</mtext>
        </msub>
        <mo stretchy="false">+</mo>
        <msub>
          <mi>M</mi>
          <mtext>flip</mtext>
        </msub>
      </mrow>
      <mrow>
        <mi>A</mi>
        <mi mathvariant="normal">=</mi>
        <mrow>
          <mi mathvariant="normal">−</mi>
          <msub>
            <mi>B</mi>
            <mi>w</mi>
          </msub>
        </mrow>
      </mrow>
      <mi>W</mi>
      <mrow>
        <msubsup>
          <mi>B</mi>
          <mi>w</mi>
          <mi>T</mi>
        </msubsup>
        <mo stretchy="false">+</mo>
        <msub>
          <mi>M</mi>
          <mtext>flip</mtext>
        </msub>
      </mrow>
      <msubsup>
        <mi>C</mi>
        <mtext>flip</mtext>
        <mi>T</mi>
      </msubsup>
      <msup>
        <mi>V</mi>
        <mrow>
          <mi mathvariant="normal">−</mi>
          <mn>1</mn>
        </mrow>
      </msup>
      <msub>
        <mi>C</mi>
        <mtext>flip</mtext>
      </msub>
      <msub>
        <mi>M</mi>
        <mtext>flip</mtext>
      </msub>
    </mrow>
    <annotation encoding="StarMath 5.0">A^T M_"flip" + M_"flip" A = -B_w W B_w^T + M_"flip" C_"flip"^T V^-1 C_"flip" M_"flip"</annotation>
  </semantics>
</math>
</file>

<file path=Object 174/content.xml><?xml version="1.0" encoding="utf-8"?>
<math xmlns="http://www.w3.org/1998/Math/MathML">
  <semantics>
    <mrow>
      <mtext>recall the LQR Riccati equation from part a was: </mtext>
      <msup>
        <mi>A</mi>
        <mi>T</mi>
      </msup>
      <mrow>
        <mi>P</mi>
        <mo stretchy="false">+</mo>
        <mi>P</mi>
      </mrow>
      <mrow>
        <mrow>
          <mi>A</mi>
          <mo stretchy="false">+</mo>
          <mi>Q</mi>
        </mrow>
        <mi mathvariant="normal">−</mi>
        <mi>P</mi>
      </mrow>
      <mi>B</mi>
      <msup>
        <mi>R</mi>
        <mrow>
          <mi mathvariant="normal">−</mi>
          <mn>1</mn>
        </mrow>
      </msup>
      <msup>
        <mi>B</mi>
        <mi>T</mi>
      </msup>
      <mrow>
        <mi>P</mi>
        <mi mathvariant="normal">=</mi>
        <mn>0</mn>
      </mrow>
    </mrow>
    <annotation encoding="StarMath 5.0">"recall the LQR Riccati equation from part a was: " A^T P + P A + Q - P B R^-1 B^T P = 0</annotation>
  </semantics>
</math>
</file>

<file path=Object 175/content.xml><?xml version="1.0" encoding="utf-8"?>
<math xmlns="http://www.w3.org/1998/Math/MathML">
  <semantics>
    <mrow>
      <mrow>
        <mi>B</mi>
        <mi mathvariant="normal">=</mi>
        <msubsup>
          <mi>C</mi>
          <mtext>flip</mtext>
          <mi>T</mi>
        </msubsup>
      </mrow>
      <mtext> for </mtext>
      <mrow>
        <mi>m</mi>
        <mi mathvariant="normal">=</mi>
        <mn>1,</mn>
      </mrow>
      <mtext> so if we multiply every term by </mtext>
      <msup>
        <mo stretchy="false">σ</mo>
        <mrow>
          <mi mathvariant="normal">−</mi>
          <mn>1</mn>
        </mrow>
      </msup>
      <mtext> we get the same Riccati equation: </mtext>
    </mrow>
    <annotation encoding="StarMath 5.0">B = C_"flip"^T " for " m = 1, " so if we multiply every term by " %sigma^-1 " we get the same Riccati equation: "</annotation>
  </semantics>
</math>
</file>

<file path=Object 176/content.xml><?xml version="1.0" encoding="utf-8"?>
<math xmlns="http://www.w3.org/1998/Math/MathML">
  <semantics>
    <mrow>
      <msup>
        <mi>A</mi>
        <mi>T</mi>
      </msup>
      <mrow>
        <mrow>
          <mo stretchy="false">(</mo>
          <mrow>
            <msup>
              <mo stretchy="false">σ</mo>
              <mrow>
                <mi mathvariant="normal">−</mi>
                <mn>1</mn>
              </mrow>
            </msup>
            <msub>
              <mi>M</mi>
              <mtext>flip</mtext>
            </msub>
          </mrow>
          <mo stretchy="false">)</mo>
        </mrow>
        <mo stretchy="false">+</mo>
        <mrow>
          <mo stretchy="false">(</mo>
          <mrow>
            <msup>
              <mo stretchy="false">σ</mo>
              <mrow>
                <mi mathvariant="normal">−</mi>
                <mn>1</mn>
              </mrow>
            </msup>
            <msub>
              <mi>M</mi>
              <mtext>flip</mtext>
            </msub>
          </mrow>
          <mo stretchy="false">)</mo>
        </mrow>
      </mrow>
      <mrow>
        <mi>A</mi>
        <mo stretchy="false">+</mo>
        <msub>
          <mi>B</mi>
          <mi>w</mi>
        </msub>
      </mrow>
      <msup>
        <mo stretchy="false">σ</mo>
        <mrow>
          <mi mathvariant="normal">−</mi>
          <mn>1</mn>
        </mrow>
      </msup>
      <mrow>
        <msubsup>
          <mi>B</mi>
          <mi>w</mi>
          <mi>T</mi>
        </msubsup>
        <mi mathvariant="normal">−</mi>
        <mrow>
          <mo stretchy="false">(</mo>
          <mrow>
            <msup>
              <mo stretchy="false">σ</mo>
              <mrow>
                <mi mathvariant="normal">−</mi>
                <mn>1</mn>
              </mrow>
            </msup>
            <msub>
              <mi>M</mi>
              <mtext>flip</mtext>
            </msub>
          </mrow>
          <mo stretchy="false">)</mo>
        </mrow>
      </mrow>
      <msubsup>
        <mi>C</mi>
        <mtext>flip</mtext>
        <mi>T</mi>
      </msubsup>
      <msub>
        <mi>C</mi>
        <mtext>flip</mtext>
      </msub>
      <mrow>
        <mrow>
          <mo stretchy="false">(</mo>
          <mrow>
            <msup>
              <mo stretchy="false">σ</mo>
              <mrow>
                <mi mathvariant="normal">−</mi>
                <mn>1</mn>
              </mrow>
            </msup>
            <msub>
              <mi>M</mi>
              <mtext>flip</mtext>
            </msub>
          </mrow>
          <mo stretchy="false">)</mo>
        </mrow>
        <mi mathvariant="normal">=</mi>
        <mn>0</mn>
      </mrow>
    </mrow>
    <annotation encoding="StarMath 5.0">A^T (%sigma^-1 M_"flip") + (%sigma^-1 M_"flip") A + B_w %sigma^-1 B_w^T - (%sigma^-1 M_"flip") C_"flip"^T C_"flip" (%sigma^-1 M_"flip") = 0</annotation>
  </semantics>
</math>
</file>

<file path=Object 177/content.xml><?xml version="1.0" encoding="utf-8"?>
<math xmlns="http://www.w3.org/1998/Math/MathML">
  <semantics>
    <mrow>
      <mtext>Where </mtext>
      <mrow>
        <mi>Q</mi>
        <mi mathvariant="normal">=</mi>
        <msub>
          <mi>B</mi>
          <mi>w</mi>
        </msub>
      </mrow>
      <msup>
        <mo stretchy="false">σ</mo>
        <mrow>
          <mi mathvariant="normal">−</mi>
          <mn>1</mn>
        </mrow>
      </msup>
      <msubsup>
        <mi>B</mi>
        <mi>w</mi>
        <mi>T</mi>
      </msubsup>
      <mtext> for </mtext>
      <mrow>
        <mo stretchy="false">ρ</mo>
        <mi mathvariant="normal">=</mi>
        <msup>
          <mo stretchy="false">σ</mo>
          <mrow>
            <mi mathvariant="normal">−</mi>
            <mn>1</mn>
          </mrow>
        </msup>
      </mrow>
    </mrow>
    <annotation encoding="StarMath 5.0">"Where " Q = B_w %sigma^-1 B_w^T " for " %rho = %sigma^-1</annotation>
  </semantics>
</math>
</file>

<file path=Object 178/content.xml><?xml version="1.0" encoding="utf-8"?>
<math xmlns="http://www.w3.org/1998/Math/MathML">
  <semantics>
    <mrow>
      <msup>
        <mo stretchy="false">σ</mo>
        <mrow>
          <mi mathvariant="normal">−</mi>
          <mn>1</mn>
        </mrow>
      </msup>
      <mrow>
        <msub>
          <mi>M</mi>
          <mtext>flip</mtext>
        </msub>
        <mi mathvariant="normal">=</mi>
        <msup>
          <mo stretchy="false">σ</mo>
          <mrow>
            <mi mathvariant="normal">−</mi>
            <mn>1</mn>
          </mrow>
        </msup>
      </mrow>
      <mrow>
        <mrow>
          <mfenced open="[" close="]">
            <mtable>
              <mtr>
                <mtd>
                  <msub>
                    <mi>M</mi>
                    <mn>22</mn>
                  </msub>
                </mtd>
                <mtd>
                  <msubsup>
                    <mi>M</mi>
                    <mn>12</mn>
                    <mi>T</mi>
                  </msubsup>
                </mtd>
              </mtr>
              <mtr>
                <mtd>
                  <msub>
                    <mi>M</mi>
                    <mn>12</mn>
                  </msub>
                </mtd>
                <mtd>
                  <msub>
                    <mi>M</mi>
                    <mn>11</mn>
                  </msub>
                </mtd>
              </mtr>
            </mtable>
          </mfenced>
          <mi mathvariant="normal">=</mi>
          <mi>P</mi>
        </mrow>
        <mi mathvariant="normal">=</mi>
        <mfenced open="[" close="]">
          <mtable>
            <mtr>
              <mtd>
                <mrow>
                  <mrow>
                    <mn>4</mn>
                    <mo stretchy="false">+</mo>
                    <mn>2</mn>
                  </mrow>
                  <msqrt>
                    <mrow>
                      <mn>4</mn>
                      <mo stretchy="false">+</mo>
                      <msup>
                        <mo stretchy="false">σ</mo>
                        <mrow>
                          <mi mathvariant="normal">−</mi>
                          <mn>1</mn>
                        </mrow>
                      </msup>
                    </mrow>
                  </msqrt>
                </mrow>
              </mtd>
              <mtd>
                <mrow>
                  <mn>2</mn>
                  <mo stretchy="false">+</mo>
                  <msqrt>
                    <mrow>
                      <mn>4</mn>
                      <mo stretchy="false">+</mo>
                      <msup>
                        <mo stretchy="false">σ</mo>
                        <mrow>
                          <mi mathvariant="normal">−</mi>
                          <mn>1</mn>
                        </mrow>
                      </msup>
                    </mrow>
                  </msqrt>
                </mrow>
              </mtd>
            </mtr>
            <mtr>
              <mtd>
                <mrow>
                  <mn>2</mn>
                  <mo stretchy="false">+</mo>
                  <msqrt>
                    <mrow>
                      <mn>4</mn>
                      <mo stretchy="false">+</mo>
                      <msup>
                        <mo stretchy="false">σ</mo>
                        <mrow>
                          <mi mathvariant="normal">−</mi>
                          <mn>1</mn>
                        </mrow>
                      </msup>
                    </mrow>
                  </msqrt>
                </mrow>
              </mtd>
              <mtd>
                <mrow>
                  <mn>2</mn>
                  <mo stretchy="false">+</mo>
                  <msqrt>
                    <mrow>
                      <mn>4</mn>
                      <mo stretchy="false">+</mo>
                      <msup>
                        <mo stretchy="false">σ</mo>
                        <mrow>
                          <mi mathvariant="normal">−</mi>
                          <mn>1</mn>
                        </mrow>
                      </msup>
                    </mrow>
                  </msqrt>
                </mrow>
              </mtd>
            </mtr>
          </mtable>
        </mfenced>
      </mrow>
    </mrow>
    <annotation encoding="StarMath 5.0">%sigma^-1 M_"flip" = %sigma^-1 left [ matrix { M_22 # M_12^T ## M_12 # M_11 } right ] = P = left [ matrix { 4 + 2 sqrt{4 + %sigma^-1} # 2 + sqrt{4 + %sigma^-1} ## 2 + sqrt{4 + %sigma^-1} # 2 + sqrt{4 + %sigma^-1} } right ]</annotation>
  </semantics>
</math>
</file>

<file path=Object 179/content.xml><?xml version="1.0" encoding="utf-8"?>
<math xmlns="http://www.w3.org/1998/Math/MathML">
  <semantics>
    <mrow>
      <mrow>
        <mrow>
          <mi>M</mi>
          <mi mathvariant="normal">=</mi>
          <mfenced open="[" close="]">
            <mtable>
              <mtr>
                <mtd>
                  <msub>
                    <mi>M</mi>
                    <mn>11</mn>
                  </msub>
                </mtd>
                <mtd>
                  <msub>
                    <mi>M</mi>
                    <mn>12</mn>
                  </msub>
                </mtd>
              </mtr>
              <mtr>
                <mtd>
                  <msubsup>
                    <mi>M</mi>
                    <mn>12</mn>
                    <mi>T</mi>
                  </msubsup>
                </mtd>
                <mtd>
                  <msub>
                    <mi>M</mi>
                    <mn>11</mn>
                  </msub>
                </mtd>
              </mtr>
            </mtable>
          </mfenced>
        </mrow>
        <mi mathvariant="normal">=</mi>
        <mo stretchy="false">σ</mo>
      </mrow>
      <mfenced open="[" close="]">
        <mtable>
          <mtr>
            <mtd>
              <mrow>
                <mn>2</mn>
                <mo stretchy="false">+</mo>
                <msqrt>
                  <mrow>
                    <mn>4</mn>
                    <mo stretchy="false">+</mo>
                    <msup>
                      <mo stretchy="false">σ</mo>
                      <mrow>
                        <mi mathvariant="normal">−</mi>
                        <mn>1</mn>
                      </mrow>
                    </msup>
                  </mrow>
                </msqrt>
              </mrow>
            </mtd>
            <mtd>
              <mrow>
                <mn>2</mn>
                <mo stretchy="false">+</mo>
                <msqrt>
                  <mrow>
                    <mn>4</mn>
                    <mo stretchy="false">+</mo>
                    <msup>
                      <mo stretchy="false">σ</mo>
                      <mrow>
                        <mi mathvariant="normal">−</mi>
                        <mn>1</mn>
                      </mrow>
                    </msup>
                  </mrow>
                </msqrt>
              </mrow>
            </mtd>
          </mtr>
          <mtr>
            <mtd>
              <mrow>
                <mn>2</mn>
                <mo stretchy="false">+</mo>
                <msqrt>
                  <mrow>
                    <mn>4</mn>
                    <mo stretchy="false">+</mo>
                    <msup>
                      <mo stretchy="false">σ</mo>
                      <mrow>
                        <mi mathvariant="normal">−</mi>
                        <mn>1</mn>
                      </mrow>
                    </msup>
                  </mrow>
                </msqrt>
              </mrow>
            </mtd>
            <mtd>
              <mrow>
                <mrow>
                  <mn>4</mn>
                  <mo stretchy="false">+</mo>
                  <mn>2</mn>
                </mrow>
                <msqrt>
                  <mrow>
                    <mn>4</mn>
                    <mo stretchy="false">+</mo>
                    <msup>
                      <mo stretchy="false">σ</mo>
                      <mrow>
                        <mi mathvariant="normal">−</mi>
                        <mn>1</mn>
                      </mrow>
                    </msup>
                  </mrow>
                </msqrt>
              </mrow>
            </mtd>
          </mtr>
        </mtable>
      </mfenced>
    </mrow>
    <annotation encoding="StarMath 5.0">M = left [ matrix { M_11 # M_12 ## M_12^T # M_11 } right ] = %sigma left [ matrix { 2 + sqrt{4 + %sigma^-1} # 2 + sqrt{4 + %sigma^-1} ## 2 + sqrt{4 + %sigma^-1} # 4 + 2 sqrt{4 + %sigma^-1} } right ]</annotation>
  </semantics>
</math>
</file>

<file path=Object 18/content.xml><?xml version="1.0" encoding="utf-8"?>
<math xmlns="http://www.w3.org/1998/Math/MathML">
  <semantics>
    <mrow>
      <mtext>Optimal control solution is as in deterministic LQR, </mtext>
      <msup>
        <mi>u</mi>
        <mi>o</mi>
      </msup>
      <mrow>
        <mrow>
          <mo stretchy="false">(</mo>
          <mi>k</mi>
          <mo stretchy="false">)</mo>
        </mrow>
        <mi mathvariant="normal">=</mi>
        <mrow>
          <mi mathvariant="normal">−</mi>
          <mi>K</mi>
        </mrow>
      </mrow>
      <mrow>
        <mo stretchy="false">(</mo>
        <mrow>
          <mi>k</mi>
          <mo stretchy="false">+</mo>
          <mn>1</mn>
        </mrow>
        <mo stretchy="false">)</mo>
      </mrow>
      <msub>
        <mi>x</mi>
        <mi>e</mi>
      </msub>
      <mrow>
        <mrow>
          <mo stretchy="false">(</mo>
          <mi>k</mi>
          <mo stretchy="false">)</mo>
        </mrow>
        <mi mathvariant="normal">=</mi>
        <mrow>
          <mi mathvariant="normal">−</mi>
          <mi>K</mi>
        </mrow>
      </mrow>
      <mrow>
        <mo stretchy="false">(</mo>
        <mrow>
          <mi>k</mi>
          <mo stretchy="false">+</mo>
          <mn>1</mn>
        </mrow>
        <mo stretchy="false">)</mo>
      </mrow>
      <mfenced open="[" close="]">
        <mtable>
          <mtr>
            <mtd>
              <mrow>
                <mi>x</mi>
                <mrow>
                  <mo stretchy="false">(</mo>
                  <mi>k</mi>
                  <mo stretchy="false">)</mo>
                </mrow>
              </mrow>
            </mtd>
          </mtr>
          <mtr>
            <mtd>
              <mrow>
                <msub>
                  <mi>x</mi>
                  <mi>w</mi>
                </msub>
                <mrow>
                  <mo stretchy="false">(</mo>
                  <mi>k</mi>
                  <mo stretchy="false">)</mo>
                </mrow>
              </mrow>
            </mtd>
          </mtr>
        </mtable>
      </mfenced>
    </mrow>
    <annotation encoding="StarMath 5.0">"Optimal control solution is as in deterministic LQR, " u^o(k) = -K(k+1) x_e(k) = -K(k+1) left [ matrix { x(k) ## x_w(k) } right ]</annotation>
  </semantics>
</math>
</file>

<file path=Object 180/content.xml><?xml version="1.0" encoding="utf-8"?>
<math xmlns="http://www.w3.org/1998/Math/MathML">
  <semantics>
    <mrow>
      <mrow>
        <msub>
          <mi>K</mi>
          <mi mathvariant="italic">KF</mi>
        </msub>
        <mi mathvariant="normal">=</mi>
        <mi>M</mi>
      </mrow>
      <msup>
        <mi>C</mi>
        <mi>T</mi>
      </msup>
      <mrow>
        <msup>
          <mi>V</mi>
          <mrow>
            <mi mathvariant="normal">−</mi>
            <mn>1</mn>
          </mrow>
        </msup>
        <mi mathvariant="normal">=</mi>
        <mo stretchy="false">σ</mo>
      </mrow>
      <mfenced open="[" close="]">
        <mtable>
          <mtr>
            <mtd>
              <mrow>
                <mn>2</mn>
                <mo stretchy="false">+</mo>
                <msqrt>
                  <mrow>
                    <mn>4</mn>
                    <mo stretchy="false">+</mo>
                    <msup>
                      <mo stretchy="false">σ</mo>
                      <mrow>
                        <mi mathvariant="normal">−</mi>
                        <mn>1</mn>
                      </mrow>
                    </msup>
                  </mrow>
                </msqrt>
              </mrow>
            </mtd>
            <mtd>
              <mrow>
                <mn>2</mn>
                <mo stretchy="false">+</mo>
                <msqrt>
                  <mrow>
                    <mn>4</mn>
                    <mo stretchy="false">+</mo>
                    <msup>
                      <mo stretchy="false">σ</mo>
                      <mrow>
                        <mi mathvariant="normal">−</mi>
                        <mn>1</mn>
                      </mrow>
                    </msup>
                  </mrow>
                </msqrt>
              </mrow>
            </mtd>
          </mtr>
          <mtr>
            <mtd>
              <mrow>
                <mn>2</mn>
                <mo stretchy="false">+</mo>
                <msqrt>
                  <mrow>
                    <mn>4</mn>
                    <mo stretchy="false">+</mo>
                    <msup>
                      <mo stretchy="false">σ</mo>
                      <mrow>
                        <mi mathvariant="normal">−</mi>
                        <mn>1</mn>
                      </mrow>
                    </msup>
                  </mrow>
                </msqrt>
              </mrow>
            </mtd>
            <mtd>
              <mrow>
                <mrow>
                  <mn>4</mn>
                  <mo stretchy="false">+</mo>
                  <mn>2</mn>
                </mrow>
                <msqrt>
                  <mrow>
                    <mn>4</mn>
                    <mo stretchy="false">+</mo>
                    <msup>
                      <mo stretchy="false">σ</mo>
                      <mrow>
                        <mi mathvariant="normal">−</mi>
                        <mn>1</mn>
                      </mrow>
                    </msup>
                  </mrow>
                </msqrt>
              </mrow>
            </mtd>
          </mtr>
        </mtable>
      </mfenced>
      <mfenced open="[" close="]">
        <mtable>
          <mtr>
            <mtd>
              <mn>1</mn>
            </mtd>
          </mtr>
          <mtr>
            <mtd>
              <mn>0</mn>
            </mtd>
          </mtr>
        </mtable>
      </mfenced>
      <mrow>
        <mrow>
          <msup>
            <mo stretchy="false">σ</mo>
            <mrow>
              <mi mathvariant="normal">−</mi>
              <mn>1</mn>
            </mrow>
          </msup>
          <mi mathvariant="normal">=</mi>
          <mfenced open="[" close="]">
            <mtable>
              <mtr>
                <mtd>
                  <mrow>
                    <mn>2</mn>
                    <mo stretchy="false">+</mo>
                    <msqrt>
                      <mrow>
                        <mn>4</mn>
                        <mo stretchy="false">+</mo>
                        <msup>
                          <mo stretchy="false">σ</mo>
                          <mrow>
                            <mi mathvariant="normal">−</mi>
                            <mn>1</mn>
                          </mrow>
                        </msup>
                      </mrow>
                    </msqrt>
                  </mrow>
                </mtd>
              </mtr>
              <mtr>
                <mtd>
                  <mrow>
                    <mn>2</mn>
                    <mo stretchy="false">+</mo>
                    <msqrt>
                      <mrow>
                        <mn>4</mn>
                        <mo stretchy="false">+</mo>
                        <msup>
                          <mo stretchy="false">σ</mo>
                          <mrow>
                            <mi mathvariant="normal">−</mi>
                            <mn>1</mn>
                          </mrow>
                        </msup>
                      </mrow>
                    </msqrt>
                  </mrow>
                </mtd>
              </mtr>
            </mtable>
          </mfenced>
        </mrow>
        <mi mathvariant="normal">=</mi>
        <mo stretchy="false">β</mo>
      </mrow>
      <mfenced open="[" close="]">
        <mtable>
          <mtr>
            <mtd>
              <mn>1</mn>
            </mtd>
          </mtr>
          <mtr>
            <mtd>
              <mn>1</mn>
            </mtd>
          </mtr>
        </mtable>
      </mfenced>
    </mrow>
    <annotation encoding="StarMath 5.0">K_KF = M C^T V^-1 = %sigma left [ matrix { 2 + sqrt{4 + %sigma^-1} # 2 + sqrt{4 + %sigma^-1} ## 2 + sqrt{4 + %sigma^-1} # 4 + 2 sqrt{4 + %sigma^-1} } right ] left [ matrix { 1 ## 0 } right ] %sigma^-1 = left [ matrix { 2 + sqrt{4 + %sigma^-1} ## 2 + sqrt{4 + %sigma^-1} } right ] = %beta left [ matrix { 1 ## 1 } right ]</annotation>
  </semantics>
</math>
</file>

<file path=Object 181/content.xml><?xml version="1.0" encoding="utf-8"?>
<math xmlns="http://www.w3.org/1998/Math/MathML">
  <semantics>
    <mrow>
      <mfrac>
        <mi>d</mi>
        <mi mathvariant="italic">dt</mi>
      </mfrac>
      <mrow>
        <mfenced open="[" close="]">
          <mtable>
            <mtr>
              <mtd>
                <mrow>
                  <msub>
                    <mover accent="true">
                      <mi>x</mi>
                      <mo stretchy="false">ˆ</mo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fenced>
      </mrow>
      <mrow>
        <mfenced open="[" close="]">
          <mtable>
            <mtr>
              <mtd>
                <mrow>
                  <msub>
                    <mover accent="true">
                      <mi>x</mi>
                      <mo stretchy="false">ˆ</mo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n>0</mn>
              </mtd>
            </mtr>
            <mtr>
              <mtd>
                <msub>
                  <mi>m</mi>
                  <mi>o</mi>
                </msub>
              </mtd>
            </mtr>
          </mtable>
        </mfenced>
      </mrow>
      <mi>u</mi>
      <mrow>
        <mrow>
          <mo stretchy="false">(</mo>
          <mi>t</mi>
          <mo stretchy="false">)</mo>
        </mrow>
        <mo stretchy="false">+</mo>
        <mfenced open="[" close="]">
          <mtable>
            <mtr>
              <mtd>
                <msub>
                  <mi>L</mi>
                  <mn>1</mn>
                </msub>
              </mtd>
            </mtr>
            <mtr>
              <mtd>
                <msub>
                  <mi>L</mi>
                  <mn>2</mn>
                </msub>
              </mtd>
            </mtr>
          </mtable>
        </mfenced>
      </mrow>
      <mover accent="true">
        <mi>y</mi>
        <mo stretchy="false">˜</mo>
      </mover>
      <mrow>
        <mo stretchy="false">(</mo>
        <mi>t</mi>
        <mo stretchy="false">)</mo>
      </mrow>
      <mi>,</mi>
      <mi/>
      <mover accent="true">
        <mi>y</mi>
        <mo stretchy="false">˜</mo>
      </mover>
      <mrow>
        <mrow>
          <mo stretchy="false">(</mo>
          <mi>t</mi>
          <mo stretchy="false">)</mo>
        </mrow>
        <mi mathvariant="normal">=</mi>
        <mi>y</mi>
      </mrow>
      <mrow>
        <mrow>
          <mo stretchy="false">(</mo>
          <mi>t</mi>
          <mo stretchy="false">)</mo>
        </mrow>
        <mi mathvariant="normal">−</mi>
        <mrow>
          <mi stretchy="false" mathvariant="normal">[</mi>
          <mtable>
            <mtr>
              <mtd>
                <mn>1</mn>
              </mtd>
              <mtd>
                <mn>0</mn>
              </mtd>
            </mtr>
          </mtable>
          <mi stretchy="false" mathvariant="normal">]</mi>
        </mrow>
      </mrow>
      <mfenced open="[" close="]">
        <mtable>
          <mtr>
            <mtd>
              <mrow>
                <msub>
                  <mover accent="true">
                    <mi>x</mi>
                    <mo stretchy="false">ˆ</mo>
                  </mover>
                  <mn>1</mn>
                </msub>
                <mrow>
                  <mo stretchy="false">(</mo>
                  <mi>t</mi>
                  <mo stretchy="false">)</mo>
                </mrow>
              </mrow>
            </mtd>
          </mtr>
          <mtr>
            <mtd>
              <mrow>
                <msub>
                  <mover accent="true">
                    <mi>x</mi>
                    <mo stretchy="false">ˆ</mo>
                  </mover>
                  <mn>2</mn>
                </msub>
                <mrow>
                  <mo stretchy="false">(</mo>
                  <mi>t</mi>
                  <mo stretchy="false">)</mo>
                </mrow>
              </mrow>
            </mtd>
          </mtr>
        </mtable>
      </mfenced>
    </mrow>
    <annotation encoding="StarMath 5.0">d over dt left [ matrix { {hat x}_1(t) ## {hat x}_2(t) } right ] = left [ matrix { 1 # 1 ## 0 # 1 } right ] left [ matrix { {hat x}_1(t) ## {hat x}_2(t) } right ] + left [ matrix { 0 ## m_o } right ] u(t) + left [ matrix { L_1 ## L_2 } right ] tilde y(t) ,` tilde y(t) = y(t) - [ matrix { 1 # 0 } ] left [ matrix { {hat x}_1(t) ## {hat x}_2(t) } right ]</annotation>
  </semantics>
</math>
</file>

<file path=Object 182/content.xml><?xml version="1.0" encoding="utf-8"?>
<math xmlns="http://www.w3.org/1998/Math/MathML">
  <semantics>
    <mrow>
      <mfrac>
        <mi>d</mi>
        <mi mathvariant="italic">dt</mi>
      </mfrac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row>
                    <mi mathvariant="normal">−</mi>
                    <mi>m</mi>
                  </mrow>
                  <mo stretchy="false">α</mo>
                </mrow>
              </mtd>
              <mtd>
                <mrow>
                  <mrow>
                    <mi mathvariant="normal">−</mi>
                    <mi>m</mi>
                  </mrow>
                  <mo stretchy="false">α</mo>
                </mrow>
              </mtd>
            </mtr>
            <mtr>
              <mtd>
                <mo stretchy="false">β</mo>
              </mtd>
              <mtd>
                <mn>0</mn>
              </mtd>
              <mtd>
                <mrow>
                  <mn>1</mn>
                  <mi mathvariant="normal">−</mi>
                  <mo stretchy="false">β</mo>
                </mrow>
              </mtd>
              <mtd>
                <mn>1</mn>
              </mtd>
            </mtr>
            <mtr>
              <mtd>
                <mo stretchy="false">β</mo>
              </mtd>
              <mtd>
                <mn>0</mn>
              </mtd>
              <mtd>
                <mrow>
                  <mrow>
                    <mrow>
                      <mi mathvariant="normal">−</mi>
                      <mo stretchy="false">β</mo>
                    </mrow>
                    <mi mathvariant="normal">−</mi>
                    <msub>
                      <mi>m</mi>
                      <mi>o</mi>
                    </msub>
                  </mrow>
                  <mo stretchy="false">α</mo>
                </mrow>
              </mtd>
              <mtd>
                <mrow>
                  <mrow>
                    <mn>1</mn>
                    <mi mathvariant="normal">−</mi>
                    <msub>
                      <mi>m</mi>
                      <mi>o</mi>
                    </msub>
                  </mrow>
                  <mo stretchy="false">α</mo>
                </mrow>
              </mtd>
            </mtr>
          </mtable>
        </mfenced>
      </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row>
                    <mi mathvariant="normal">−</mi>
                    <mi>m</mi>
                  </mrow>
                  <mo stretchy="false">α</mo>
                </mrow>
              </mtd>
              <mtd>
                <mrow>
                  <mrow>
                    <mi mathvariant="normal">−</mi>
                    <mi>m</mi>
                  </mrow>
                  <mo stretchy="false">α</mo>
                </mrow>
              </mtd>
            </mtr>
            <mtr>
              <mtd>
                <mo stretchy="false">β</mo>
              </mtd>
              <mtd>
                <mn>0</mn>
              </mtd>
              <mtd>
                <mrow>
                  <mn>1</mn>
                  <mi mathvariant="normal">−</mi>
                  <mo stretchy="false">β</mo>
                </mrow>
              </mtd>
              <mtd>
                <mn>1</mn>
              </mtd>
            </mtr>
            <mtr>
              <mtd>
                <mo stretchy="false">β</mo>
              </mtd>
              <mtd>
                <mn>0</mn>
              </mtd>
              <mtd>
                <mrow>
                  <mrow>
                    <mi mathvariant="normal">−</mi>
                    <mo stretchy="false">β</mo>
                  </mrow>
                  <mi mathvariant="normal">−</mi>
                  <mo stretchy="false">α</mo>
                </mrow>
              </mtd>
              <mtd>
                <mrow>
                  <mn>1</mn>
                  <mi mathvariant="normal">−</mi>
                  <mo stretchy="false">α</mo>
                </mrow>
              </mtd>
            </mtr>
          </mtable>
        </mfenced>
      </mrow>
      <mfenced open="[" close="]">
        <mtable>
          <mtr>
            <mtd>
              <mrow>
                <msub>
                  <mi>x</mi>
                  <mn>1</mn>
                </msub>
                <mrow>
                  <mo stretchy="false">(</mo>
                  <mi>t</mi>
                  <mo stretchy="false">)</mo>
                </mrow>
              </mrow>
            </mtd>
          </mtr>
          <mtr>
            <mtd>
              <mrow>
                <msub>
                  <mi>x</mi>
                  <mn>2</mn>
                </msub>
                <mrow>
                  <mo stretchy="false">(</mo>
                  <mi>t</mi>
                  <mo stretchy="false">)</mo>
                </mrow>
              </mrow>
            </mtd>
          </mtr>
          <mtr>
            <mtd>
              <mrow>
                <msub>
                  <mover accent="true">
                    <mi>x</mi>
                    <mo stretchy="false">ˆ</mo>
                  </mover>
                  <mn>1</mn>
                </msub>
                <mrow>
                  <mo stretchy="false">(</mo>
                  <mi>t</mi>
                  <mo stretchy="false">)</mo>
                </mrow>
              </mrow>
            </mtd>
          </mtr>
          <mtr>
            <mtd>
              <mrow>
                <msub>
                  <mover accent="true">
                    <mi>x</mi>
                    <mo stretchy="false">ˆ</mo>
                  </mover>
                  <mn>2</mn>
                </msub>
                <mrow>
                  <mo stretchy="false">(</mo>
                  <mi>t</mi>
                  <mo stretchy="false">)</mo>
                </mrow>
              </mrow>
            </mtd>
          </mtr>
        </mtable>
      </mfenced>
    </mrow>
    <annotation encoding="StarMath 5.0">d over dt left [ matrix { x_1(t) ## x_2(t) ## {hat x}_1(t) ## {hat x}_2(t) } right ] = left [ matrix { 1 # 1 # 0 # 0 ## 0 # 1 # -m %alpha # -m %alpha ## %beta # 0 # 1 - %beta # 1 ## %beta # 0 # -%beta - m_o %alpha # 1 - m_o %alpha } right ] left [ matrix { x_1(t) ## x_2(t) ## {hat x}_1(t) ## {hat x}_2(t) } right ] = left [ matrix { 1 # 1 # 0 # 0 ## 0 # 1 # -m %alpha # -m %alpha ## %beta # 0 # 1 - %beta # 1 ## %beta # 0 # -%beta - %alpha # 1 - %alpha } right ] left [ matrix { x_1(t) ## x_2(t) ## {hat x}_1(t) ## {hat x}_2(t) } right ]</annotation>
  </semantics>
</math>
</file>

<file path=Object 183/content.xml><?xml version="1.0" encoding="utf-8"?>
<math xmlns="http://www.w3.org/1998/Math/MathML">
  <semantics>
    <mrow>
      <mfrac>
        <mi>d</mi>
        <mi mathvariant="italic">dt</mi>
      </mfrac>
      <mrow>
        <mfenced open="[" close="]">
          <mtable>
            <mtr>
              <mtd>
                <mrow>
                  <msub>
                    <mover accent="true">
                      <mi>x</mi>
                      <mo stretchy="false">ˆ</mo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fenced>
      </mrow>
      <mrow>
        <mfenced open="[" close="]">
          <mtable>
            <mtr>
              <mtd>
                <mrow>
                  <msub>
                    <mover accent="true">
                      <mi>x</mi>
                      <mo stretchy="false">ˆ</mo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−</mi>
        <mfenced open="[" close="]">
          <mtable>
            <mtr>
              <mtd>
                <mn>0</mn>
              </mtd>
            </mtr>
            <mtr>
              <mtd>
                <msub>
                  <mi>m</mi>
                  <mi>o</mi>
                </msub>
              </mtd>
            </mtr>
          </mtable>
        </mfenced>
      </mrow>
      <mo stretchy="false">α</mo>
      <mrow>
        <mi stretchy="false" mathvariant="normal">[</mi>
        <mtable>
          <mtr>
            <mtd>
              <mn>1</mn>
            </mtd>
            <mtd>
              <mn>1</mn>
            </mtd>
          </mtr>
        </mtable>
        <mi stretchy="false" mathvariant="normal">]</mi>
      </mrow>
      <mrow>
        <mfenced open="[" close="]">
          <mtable>
            <mtr>
              <mtd>
                <mrow>
                  <msub>
                    <mover accent="true">
                      <mi>x</mi>
                      <mo stretchy="false">ˆ</mo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x</mi>
                      <mo stretchy="false">ˆ</mo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o stretchy="false">+</mo>
        <mo stretchy="false">β</mo>
      </mrow>
      <mfenced open="[" close="]">
        <mtable>
          <mtr>
            <mtd>
              <mn>1</mn>
            </mtd>
          </mtr>
          <mtr>
            <mtd>
              <mn>1</mn>
            </mtd>
          </mtr>
        </mtable>
      </mfenced>
      <mfenced open="" close="">
        <mrow>
          <mrow>
            <mi stretchy="false" mathvariant="normal">[</mi>
            <mtable>
              <mtr>
                <mtd>
                  <mn>1</mn>
                </mtd>
                <mtd>
                  <mn>0</mn>
                </mtd>
              </mtr>
            </mtable>
            <mi stretchy="false" mathvariant="normal">]</mi>
          </mrow>
          <mrow>
            <mfenced open="[" close="]">
              <mtable>
                <mtr>
                  <mtd>
                    <mrow>
                      <msub>
                        <mi>x</mi>
                        <mn>1</mn>
                      </msub>
                      <mrow>
                        <mo stretchy="false">(</mo>
                        <mi>t</mi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x</mi>
                        <mn>2</mn>
                      </msub>
                      <mrow>
                        <mo stretchy="false">(</mo>
                        <mi>t</mi>
                        <mo stretchy="false">)</mo>
                      </mrow>
                    </mrow>
                  </mtd>
                </mtr>
              </mtable>
            </mfenced>
            <mi mathvariant="normal">−</mi>
            <mrow>
              <mi stretchy="false" mathvariant="normal">[</mi>
              <mtable>
                <mtr>
                  <mtd>
                    <mn>1</mn>
                  </mtd>
                  <mtd>
                    <mn>0</mn>
                  </mtd>
                </mtr>
              </mtable>
              <mi stretchy="false" mathvariant="normal">]</mi>
            </mrow>
          </mrow>
          <mfenced open="[" close="]">
            <mtable>
              <mtr>
                <mtd>
                  <mrow>
                    <msub>
                      <mover accent="true">
                        <mi>x</mi>
                        <mo stretchy="false">ˆ</mo>
                      </mover>
                      <mn>1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</mtr>
              <mtr>
                <mtd>
                  <mrow>
                    <msub>
                      <mover accent="true">
                        <mi>x</mi>
                        <mo stretchy="false">ˆ</mo>
                      </mover>
                      <mn>2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</mtr>
            </mtable>
          </mfenced>
        </mrow>
      </mfenced>
    </mrow>
    <annotation encoding="StarMath 5.0">d over dt left [ matrix { {hat x}_1(t) ## {hat x}_2(t) } right ] = left [ matrix { 1 # 1 ## 0 # 1 } right ] left [ matrix { {hat x}_1(t) ## {hat x}_2(t) } right ] - left [ matrix { 0 ## m_o } right ] %alpha [matrix{1 # 1}] left [ matrix { {hat x}_1(t) ## {hat x}_2(t) } right ] + %beta left [ matrix { 1 ## 1 } right ] left ( [ matrix { 1 # 0 } ] left [ matrix { x_1(t) ## x_2(t) } right ] - [ matrix { 1 # 0 } ] left [ matrix { {hat x}_1(t) ## {hat x}_2(t) } right ] right )</annotation>
  </semantics>
</math>
</file>

<file path=Object 184/content.xml><?xml version="1.0" encoding="utf-8"?>
<math xmlns="http://www.w3.org/1998/Math/MathML">
  <semantics>
    <mrow>
      <mfrac>
        <mi>d</mi>
        <mi mathvariant="italic">dt</mi>
      </mfrac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fenced>
      </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n>0</mn>
              </mtd>
            </mtr>
            <mtr>
              <mtd>
                <mi>m</mi>
              </mtd>
            </mtr>
          </mtable>
        </mfenced>
      </mrow>
      <mi>u</mi>
      <mrow>
        <mrow>
          <mo stretchy="false">(</mo>
          <mi>t</mi>
          <mo stretchy="false">)</mo>
        </mrow>
        <mi mathvariant="normal">=</mi>
        <mfenced open="[" close="]"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fenced>
      </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−</mi>
        <mfenced open="[" close="]">
          <mtable>
            <mtr>
              <mtd>
                <mn>0</mn>
              </mtd>
            </mtr>
            <mtr>
              <mtd>
                <mi>m</mi>
              </mtd>
            </mtr>
          </mtable>
        </mfenced>
      </mrow>
      <mo stretchy="false">α</mo>
      <mrow>
        <mi stretchy="false" mathvariant="normal">[</mi>
        <mtable>
          <mtr>
            <mtd>
              <mn>1</mn>
            </mtd>
            <mtd>
              <mn>1</mn>
            </mtd>
          </mtr>
        </mtable>
        <mi stretchy="false" mathvariant="normal">]</mi>
      </mrow>
      <mfenced open="[" close="]">
        <mtable>
          <mtr>
            <mtd>
              <mrow>
                <msub>
                  <mover accent="true">
                    <mi>x</mi>
                    <mo stretchy="false">ˆ</mo>
                  </mover>
                  <mn>1</mn>
                </msub>
                <mrow>
                  <mo stretchy="false">(</mo>
                  <mi>t</mi>
                  <mo stretchy="false">)</mo>
                </mrow>
              </mrow>
            </mtd>
          </mtr>
          <mtr>
            <mtd>
              <mrow>
                <msub>
                  <mover accent="true">
                    <mi>x</mi>
                    <mo stretchy="false">ˆ</mo>
                  </mover>
                  <mn>2</mn>
                </msub>
                <mrow>
                  <mo stretchy="false">(</mo>
                  <mi>t</mi>
                  <mo stretchy="false">)</mo>
                </mrow>
              </mrow>
            </mtd>
          </mtr>
        </mtable>
      </mfenced>
    </mrow>
    <annotation encoding="StarMath 5.0">d over dt left [ matrix { x_1(t) ## x_2(t) } right ] = left [ matrix { 1 # 1 ## 0 # 1 } right ] left [ matrix { x_1(t) ## x_2(t) } right ] + left [ matrix { 0 ## m } right ] u(t) = left [ matrix { 1 # 1 ## 0 # 1 } right ] left [ matrix { x_1(t) ## x_2(t) } right ] - left [ matrix { 0 ## m } right ] %alpha [matrix{1 # 1}] left [ matrix { {hat x}_1(t) ## {hat x}_2(t) } right ]</annotation>
  </semantics>
</math>
</file>

<file path=Object 185/content.xml><?xml version="1.0" encoding="utf-8"?>
<math xmlns="http://www.w3.org/1998/Math/MathML">
  <semantics>
    <mtext>Assuming expectations over all noise variables in the following:</mtext>
    <annotation encoding="StarMath 5.0">"Assuming expectations over all noise variables in the following:"</annotation>
  </semantics>
</math>
</file>

<file path=Object 186/content.xml><?xml version="1.0" encoding="utf-8"?>
<math xmlns="http://www.w3.org/1998/Math/MathML">
  <semantics>
    <mrow>
      <mtext>For </mtext>
      <mrow>
        <mrow>
          <mo stretchy="false">ρ</mo>
          <mi mathvariant="normal">=</mi>
          <mo stretchy="false">σ</mo>
        </mrow>
        <mi mathvariant="normal">=</mi>
        <mn>5,</mn>
      </mrow>
      <mi/>
      <mrow>
        <mi>m</mi>
        <mi mathvariant="normal">=</mi>
        <mn>1,</mn>
      </mrow>
      <mi/>
      <mrow>
        <mrow>
          <mo stretchy="false">α</mo>
          <mi mathvariant="normal">=</mi>
          <mrow>
            <mn>2</mn>
            <mo stretchy="false">+</mo>
            <msqrt>
              <mrow>
                <mn>4</mn>
                <mo stretchy="false">+</mo>
                <mn>5</mn>
              </mrow>
            </msqrt>
          </mrow>
        </mrow>
        <mi mathvariant="normal">=</mi>
        <mn>5,</mn>
      </mrow>
      <mi/>
      <mrow>
        <mrow>
          <mo stretchy="false">β</mo>
          <mi mathvariant="normal">=</mi>
          <mrow>
            <mn>2</mn>
            <mo stretchy="false">+</mo>
            <msqrt>
              <mrow>
                <mn>4</mn>
                <mo stretchy="false">+</mo>
                <msup>
                  <mn>5</mn>
                  <mrow>
                    <mi mathvariant="normal">−</mi>
                    <mn>1</mn>
                  </mrow>
                </msup>
              </mrow>
            </msqrt>
          </mrow>
        </mrow>
        <mi mathvariant="normal">=</mi>
        <mn>4.0494</mn>
      </mrow>
    </mrow>
    <annotation encoding="StarMath 5.0">"For " %rho = %sigma = 5,` m = 1,` %alpha = 2 + sqrt{4 + 5} = 5,` %beta = 2 + sqrt{4 + 5^-1} = 4.0494</annotation>
  </semantics>
</math>
</file>

<file path=Object 187/content.xml><?xml version="1.0" encoding="utf-8"?>
<math xmlns="http://www.w3.org/1998/Math/MathML">
  <semantics>
    <mrow>
      <mrow>
        <mtext>the eigenvalues of the part d matrix in this case are </mtext>
        <mi mathvariant="normal">−</mi>
        <mn>2.618,</mn>
      </mrow>
      <mrow>
        <mi/>
        <mi mathvariant="normal">−</mi>
        <mn>1.2483,</mn>
      </mrow>
      <mrow>
        <mi/>
        <mi mathvariant="normal">−</mi>
        <mn>0.80109,</mn>
      </mrow>
      <mrow>
        <mtext> and </mtext>
        <mi mathvariant="normal">−</mi>
        <mn>0.38197</mn>
      </mrow>
      <mn>.</mn>
    </mrow>
    <annotation encoding="StarMath 5.0">"the eigenvalues of the part d matrix in this case are " -2.618,` -1.2483,` -0.80109, " and " -0.38197.</annotation>
  </semantics>
</math>
</file>

<file path=Object 188/content.xml><?xml version="1.0" encoding="utf-8"?>
<math xmlns="http://www.w3.org/1998/Math/MathML">
  <semantics>
    <mrow>
      <mrow>
        <mtext>the eigenvalues of full-state LQR from part b were </mtext>
        <mi mathvariant="normal">−</mi>
        <mn>2.618</mn>
      </mrow>
      <mrow>
        <mtext> and </mtext>
        <mi mathvariant="normal">−</mi>
        <mn>0.38197</mn>
      </mrow>
      <mtext> so the separation principle</mtext>
    </mrow>
    <annotation encoding="StarMath 5.0">"the eigenvalues of full-state LQR from part b were " -2.618 " and " -0.38197 " so the separation principle"</annotation>
  </semantics>
</math>
</file>

<file path=Object 189/content.xml><?xml version="1.0" encoding="utf-8"?>
<math xmlns="http://www.w3.org/1998/Math/MathML">
  <semantics>
    <mrow>
      <mtext>holds in this </mtext>
      <mrow>
        <mi>m</mi>
        <mi mathvariant="normal">=</mi>
        <mn>1</mn>
      </mrow>
      <mtext> example</mtext>
    </mrow>
    <annotation encoding="StarMath 5.0">"holds in this " m = 1 " example"</annotation>
  </semantics>
</math>
</file>

<file path=Object 19/content.xml><?xml version="1.0" encoding="utf-8"?>
<math xmlns="http://www.w3.org/1998/Math/MathML">
  <semantics>
    <mrow>
      <mi>K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sup>
          <mfenced open="" close="">
            <mrow>
              <mrow>
                <mi>R</mi>
                <mo stretchy="false">+</mo>
                <msup>
                  <mfenced open="[" close="]">
                    <mtable>
                      <mtr>
                        <mtd>
                          <mi>B</mi>
                        </mtd>
                      </mtr>
                      <mtr>
                        <mtd>
                          <mn>0</mn>
                        </mtd>
                      </mtr>
                    </mtable>
                  </mfenced>
                  <mi>T</mi>
                </msup>
              </mrow>
              <mi>P</mi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fenced open="[" close="]">
                <mtable>
                  <mtr>
                    <mtd>
                      <mi>B</mi>
                    </mtd>
                  </mtr>
                  <mtr>
                    <mtd>
                      <mn>0</mn>
                    </mtd>
                  </mtr>
                </mtable>
              </mfenced>
            </mrow>
          </mfenced>
          <mrow>
            <mi mathvariant="normal">−</mi>
            <mn>1</mn>
          </mrow>
        </msup>
      </mrow>
      <msup>
        <mfenced open="[" close="]">
          <mtable>
            <mtr>
              <mtd>
                <mi>B</mi>
              </mtd>
            </mtr>
            <mtr>
              <mtd>
                <mn>0</mn>
              </mtd>
            </mtr>
          </mtable>
        </mfenced>
        <mi>T</mi>
      </msup>
      <mi>P</mi>
      <mrow>
        <mo stretchy="false">(</mo>
        <mrow>
          <mi>k</mi>
          <mo stretchy="false">+</mo>
          <mn>1</mn>
        </mrow>
        <mo stretchy="false">)</mo>
      </mrow>
      <mfenced open="[" close="]">
        <mtable>
          <mtr>
            <mtd>
              <mi>A</mi>
            </mtd>
            <mtd>
              <mrow>
                <msub>
                  <mi>B</mi>
                  <mi>w</mi>
                </msub>
                <msub>
                  <mi>C</mi>
                  <mi>w</mi>
                </msub>
              </mrow>
            </mtd>
          </mtr>
          <mtr>
            <mtd>
              <mn>0</mn>
            </mtd>
            <mtd>
              <msub>
                <mi>A</mi>
                <mi>w</mi>
              </msub>
            </mtd>
          </mtr>
        </mtable>
      </mfenced>
    </mrow>
    <annotation encoding="StarMath 5.0">K(k+1) = left ( R + left [ matrix { B ## 0 } right ]^T P(k+1) left [ matrix { B ## 0 } right ] right )^-1 left [ matrix { B ## 0 } right ]^T P(k+1) left [ matrix { A # B_w C_w ## 0 # A_w } right ]</annotation>
  </semantics>
</math>
</file>

<file path=Object 190/content.xml><?xml version="1.0" encoding="utf-8"?>
<math xmlns="http://www.w3.org/1998/Math/MathML">
  <semantics>
    <mrow>
      <mtext>With </mtext>
      <mrow>
        <mi>m</mi>
        <mi mathvariant="normal">=</mi>
        <mn>1.1,</mn>
      </mrow>
      <mrow>
        <mtext> the eigenvalues of the above matrix are </mtext>
        <mi mathvariant="normal">−</mi>
        <mn>3.4846,</mn>
      </mrow>
      <mrow>
        <mrow>
          <mi/>
          <mi mathvariant="normal">−</mi>
          <mn>0.83368</mn>
        </mrow>
        <mi mathvariant="normal">±</mi>
        <mn>1.4736,</mn>
      </mrow>
      <mtext> and </mtext>
      <mn>0.10258</mn>
      <mn>.</mn>
    </mrow>
    <annotation encoding="StarMath 5.0">"With " m = 1.1, " the eigenvalues of the above matrix are " -3.4846,` -0.83368 +- 1.4736, " and " 0.10258.</annotation>
  </semantics>
</math>
</file>

<file path=Object 191/content.xml><?xml version="1.0" encoding="utf-8"?>
<math xmlns="http://www.w3.org/1998/Math/MathML">
  <semantics>
    <mtext>The eigenvalues are not where we expected them to be from the LQR and KF results, especially</mtext>
    <annotation encoding="StarMath 5.0">"The eigenvalues are not where we expected them to be from the LQR and KF results, especially"</annotation>
  </semantics>
</math>
</file>

<file path=Object 192/content.xml><?xml version="1.0" encoding="utf-8"?>
<math xmlns="http://www.w3.org/1998/Math/MathML">
  <semantics>
    <mtext>since we now have a complex pair, and even worse one of the closed-loop eigenvalues is unstable.</mtext>
    <annotation encoding="StarMath 5.0">"since we now have a complex pair, and even worse one of the closed-loop eigenvalues is unstable."</annotation>
  </semantics>
</math>
</file>

<file path=Object 2/content.xml><?xml version="1.0" encoding="utf-8"?>
<math xmlns="http://www.w3.org/1998/Math/MathML">
  <semantics>
    <mrow>
      <msub>
        <mi>x</mi>
        <mi>w</mi>
      </msub>
      <mrow>
        <mrow>
          <mo stretchy="false">(</mo>
          <mi>k</mi>
          <mo stretchy="false">)</mo>
        </mrow>
        <mi mathvariant="normal">=</mi>
        <msub>
          <mi>A</mi>
          <mi>w</mi>
        </msub>
      </mrow>
      <msub>
        <mi>x</mi>
        <mi>w</mi>
      </msub>
      <mrow>
        <mrow>
          <mo stretchy="false">(</mo>
          <mrow>
            <mi>k</mi>
            <mi mathvariant="normal">−</mi>
            <mn>1</mn>
          </mrow>
          <mo stretchy="false">)</mo>
        </mrow>
        <mo stretchy="false">+</mo>
        <msub>
          <mi>B</mi>
          <mi>n</mi>
        </msub>
      </mrow>
      <mo stretchy="false">η</mo>
      <mrow>
        <mo stretchy="false">(</mo>
        <mrow>
          <mi>k</mi>
          <mi mathvariant="normal">−</mi>
          <mn>1</mn>
        </mrow>
        <mo stretchy="false">)</mo>
      </mrow>
    </mrow>
    <annotation encoding="StarMath 5.0">x_w(k) = A_w x_w(k-1) + B_n %eta(k-1)</annotation>
  </semantics>
</math>
</file>

<file path=Object 20/content.xml><?xml version="1.0" encoding="utf-8"?>
<math xmlns="http://www.w3.org/1998/Math/MathML">
  <semantics>
    <mrow>
      <mi>P</mi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row>
          <mfenced open="[" close="]">
            <mtable>
              <mtr>
                <mtd>
                  <mi>Q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fenced>
          <mo stretchy="false">+</mo>
          <msup>
            <mfenced open="[" close="]">
              <mtable>
                <mtr>
                  <mtd>
                    <mi>A</mi>
                  </mtd>
                  <mtd>
                    <mrow>
                      <msub>
                        <mi>B</mi>
                        <mi>w</mi>
                      </msub>
                      <msub>
                        <mi>C</mi>
                        <mi>w</mi>
                      </msub>
                    </mrow>
                  </mtd>
                </mtr>
                <mtr>
                  <mtd>
                    <mn>0</mn>
                  </mtd>
                  <mtd>
                    <msub>
                      <mi>A</mi>
                      <mi>w</mi>
                    </msub>
                  </mtd>
                </mtr>
              </mtable>
            </mfenced>
            <mi>T</mi>
          </msup>
        </mrow>
      </mrow>
      <mi>P</mi>
      <mrow>
        <mo stretchy="false">(</mo>
        <mi>k</mi>
        <mo stretchy="false">)</mo>
      </mrow>
      <mrow>
        <mfenced open="[" close="]">
          <mtable>
            <mtr>
              <mtd>
                <mi>A</mi>
              </mtd>
              <mtd>
                <mrow>
                  <msub>
                    <mi>B</mi>
                    <mi>w</mi>
                  </msub>
                  <msub>
                    <mi>C</mi>
                    <mi>w</mi>
                  </msub>
                </mrow>
              </mtd>
            </mtr>
            <mtr>
              <mtd>
                <mn>0</mn>
              </mtd>
              <mtd>
                <msub>
                  <mi>A</mi>
                  <mi>w</mi>
                </msub>
              </mtd>
            </mtr>
          </mtable>
        </mfenced>
        <mi mathvariant="normal">−</mi>
        <msup>
          <mfenced open="[" close="]">
            <mtable>
              <mtr>
                <mtd>
                  <mi>A</mi>
                </mtd>
                <mtd>
                  <mrow>
                    <msub>
                      <mi>B</mi>
                      <mi>w</mi>
                    </msub>
                    <msub>
                      <mi>C</mi>
                      <mi>w</mi>
                    </msub>
                  </mrow>
                </mtd>
              </mtr>
              <mtr>
                <mtd>
                  <mn>0</mn>
                </mtd>
                <mtd>
                  <msub>
                    <mi>A</mi>
                    <mi>w</mi>
                  </msub>
                </mtd>
              </mtr>
            </mtable>
          </mfenced>
          <mi>T</mi>
        </msup>
      </mrow>
      <mi>P</mi>
      <mrow>
        <mo stretchy="false">(</mo>
        <mi>k</mi>
        <mo stretchy="false">)</mo>
      </mrow>
      <mfenced open="[" close="]">
        <mtable>
          <mtr>
            <mtd>
              <mi>B</mi>
            </mtd>
          </mtr>
          <mtr>
            <mtd>
              <mn>0</mn>
            </mtd>
          </mtr>
        </mtable>
      </mfenced>
      <mi>K</mi>
      <mrow>
        <mo stretchy="false">(</mo>
        <mi>k</mi>
        <mo stretchy="false">)</mo>
      </mrow>
    </mrow>
    <annotation encoding="StarMath 5.0">P(k-1) = left [ matrix { Q # 0 ## 0 # 0 } right ] + left [ matrix { A # B_w C_w ## 0 # A_w } right ]^T P(k) left [ matrix { A # B_w C_w ## 0 # A_w } right ] - left [ matrix { A # B_w C_w ## 0 # A_w } right ]^T P(k) left [ matrix { B ## 0 } right ] K(k)</annotation>
  </semantics>
</math>
</file>

<file path=Object 21/content.xml><?xml version="1.0" encoding="utf-8"?>
<math xmlns="http://www.w3.org/1998/Math/MathML">
  <semantics>
    <mrow>
      <mi>P</mi>
      <mrow>
        <mrow>
          <mo stretchy="false">(</mo>
          <mi>N</mi>
          <mo stretchy="false">)</mo>
        </mrow>
        <mi mathvariant="normal">=</mi>
        <mfenced open="[" close="]">
          <mtable>
            <mtr>
              <mtd>
                <mi>S</mi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</mtable>
        </mfenced>
      </mrow>
      <mtext>, and assuming initial values </mtext>
      <mi>x</mi>
      <mrow>
        <mo stretchy="false">(</mo>
        <mn>0</mn>
        <mo stretchy="false">)</mo>
      </mrow>
      <mtext> and </mtext>
      <msub>
        <mi>x</mi>
        <mi>w</mi>
      </msub>
      <mrow>
        <mo stretchy="false">(</mo>
        <mn>0</mn>
        <mo stretchy="false">)</mo>
      </mrow>
      <mtext> are uncorrelated, the optimal cost is:</mtext>
    </mrow>
    <annotation encoding="StarMath 5.0">P(N) = left [ matrix { S # 0 ## 0 # 0 } right ] ", and assuming initial values " x(0) " and " x_w(0) " are uncorrelated, the optimal cost is:"</annotation>
  </semantics>
</math>
</file>

<file path=Object 22/content.xml><?xml version="1.0" encoding="utf-8"?>
<math xmlns="http://www.w3.org/1998/Math/MathML">
  <semantics>
    <mrow>
      <mrow>
        <msup>
          <mi>J</mi>
          <mi>o</mi>
        </msup>
        <mi mathvariant="normal">=</mi>
        <mfrac>
          <mn>1</mn>
          <mn>2</mn>
        </mfrac>
      </mrow>
      <msup>
        <mfenced open="[" close="]">
          <mtable>
            <mtr>
              <mtd>
                <msub>
                  <mi>x</mi>
                  <mi>o</mi>
                </msub>
              </mtd>
            </mtr>
            <mtr>
              <mtd>
                <msub>
                  <mi>x</mi>
                  <mi mathvariant="italic">wo</mi>
                </msub>
              </mtd>
            </mtr>
          </mtable>
        </mfenced>
        <mi>T</mi>
      </msup>
      <mi>P</mi>
      <mrow>
        <mo stretchy="false">(</mo>
        <mn>0</mn>
        <mo stretchy="false">)</mo>
      </mrow>
      <mrow>
        <mfenced open="[" close="]">
          <mtable>
            <mtr>
              <mtd>
                <msub>
                  <mi>x</mi>
                  <mi>o</mi>
                </msub>
              </mtd>
            </mtr>
            <mtr>
              <mtd>
                <msub>
                  <mi>x</mi>
                  <mi mathvariant="italic">wo</mi>
                </msub>
              </mtd>
            </mtr>
          </mtable>
        </mfenced>
        <mo stretchy="false">+</mo>
        <mfrac>
          <mn>1</mn>
          <mn>2</mn>
        </mfrac>
      </mrow>
      <mi>trace</mi>
      <mrow>
        <mfenced open="" close="">
          <mrow>
            <mi>P</mi>
            <mrow>
              <mo stretchy="false">(</mo>
              <mn>0</mn>
              <mo stretchy="false">)</mo>
            </mrow>
            <mfenced open="[" close="]">
              <mtable>
                <mtr>
                  <mtd>
                    <msub>
                      <mi>X</mi>
                      <mi>o</mi>
                    </msub>
                  </mtd>
                  <mtd>
                    <mn>0</mn>
                  </mtd>
                </mtr>
                <mtr>
                  <mtd>
                    <mn>0</mn>
                  </mtd>
                  <mtd>
                    <msub>
                      <mi>X</mi>
                      <mi mathvariant="italic">wo</mi>
                    </msub>
                  </mtd>
                </mtr>
              </mtable>
            </mfenced>
          </mrow>
        </mfenced>
        <mo stretchy="false">+</mo>
        <mi>b</mi>
      </mrow>
      <mrow>
        <mo stretchy="false">(</mo>
        <mn>0</mn>
        <mo stretchy="false">)</mo>
      </mrow>
    </mrow>
    <annotation encoding="StarMath 5.0">J^o = 1 over 2 left [ matrix { x_o ## x_wo } right ]^T P(0) left [ matrix { x_o ## x_wo } right ] + 1 over 2 func trace left ( P(0) left [ matrix { X_o # 0 ## 0 # X_wo } right ] right ) + b(0)</annotation>
  </semantics>
</math>
</file>

<file path=Object 23/content.xml><?xml version="1.0" encoding="utf-8"?>
<math xmlns="http://www.w3.org/1998/Math/MathML">
  <semantics>
    <mrow>
      <mi>b</mi>
      <mrow>
        <mrow>
          <mo stretchy="false">(</mo>
          <mi>k</mi>
          <mo stretchy="false">)</mo>
        </mrow>
        <mi mathvariant="normal">=</mi>
        <mi>b</mi>
      </mrow>
      <mrow>
        <mrow>
          <mo stretchy="false">(</mo>
          <mrow>
            <mi>k</mi>
            <mo stretchy="false">+</mo>
            <mn>1</mn>
          </mrow>
          <mo stretchy="false">)</mo>
        </mrow>
        <mo stretchy="false">+</mo>
        <mi>trace</mi>
      </mrow>
      <mfenced open="" close="">
        <mrow>
          <msup>
            <mfenced open="[" close="]">
              <mtable>
                <mtr>
                  <mtd>
                    <mn>0</mn>
                  </mtd>
                </mtr>
                <mtr>
                  <mtd>
                    <msub>
                      <mi>B</mi>
                      <mi>n</mi>
                    </msub>
                  </mtd>
                </mtr>
              </mtable>
            </mfenced>
            <mi>T</mi>
          </msup>
          <mi>P</mi>
          <mrow>
            <mo stretchy="false">(</mo>
            <mrow>
              <mi>k</mi>
              <mo stretchy="false">+</mo>
              <mn>1</mn>
            </mrow>
            <mo stretchy="false">)</mo>
          </mrow>
          <mfenced open="[" close="]">
            <mtable>
              <mtr>
                <mtd>
                  <mn>0</mn>
                </mtd>
              </mtr>
              <mtr>
                <mtd>
                  <msub>
                    <mi>B</mi>
                    <mi>n</mi>
                  </msub>
                </mtd>
              </mtr>
            </mtable>
          </mfenced>
          <mo stretchy="false">Γ</mo>
        </mrow>
      </mfenced>
      <mi>,</mi>
      <mi/>
      <mi>b</mi>
      <mrow>
        <mrow>
          <mo stretchy="false">(</mo>
          <mi>N</mi>
          <mo stretchy="false">)</mo>
        </mrow>
        <mi mathvariant="normal">=</mi>
        <mn>0</mn>
      </mrow>
    </mrow>
    <annotation encoding="StarMath 5.0">b(k) = b(k+1) + func trace left ( left [ matrix { 0 ## B_n } right ]^T P(k+1) left [ matrix { 0 ## B_n } right ] %GAMMA right ) ,` b(N) = 0</annotation>
  </semantics>
</math>
</file>

<file path=Object 24/content.xml><?xml version="1.0" encoding="utf-8"?>
<math xmlns="http://www.w3.org/1998/Math/MathML">
  <semantics>
    <mrow>
      <mi>y</mi>
      <mrow>
        <mrow>
          <mo stretchy="false">(</mo>
          <mi>k</mi>
          <mo stretchy="false">)</mo>
        </mrow>
        <mi mathvariant="normal">=</mi>
        <mi>C</mi>
      </mrow>
      <mi>x</mi>
      <mrow>
        <mrow>
          <mo stretchy="false">(</mo>
          <mi>k</mi>
          <mo stretchy="false">)</mo>
        </mrow>
        <mo stretchy="false">+</mo>
        <mi>v</mi>
      </mrow>
      <mrow>
        <mo stretchy="false">(</mo>
        <mi>k</mi>
        <mo stretchy="false">)</mo>
      </mrow>
      <mi>,</mi>
      <mi/>
      <mi>E</mi>
      <mrow>
        <mrow>
          <mi stretchy="false" mathvariant="normal">{</mi>
          <mrow>
            <mi>v</mi>
            <mrow>
              <mo stretchy="false">(</mo>
              <mi>k</mi>
              <mo stretchy="false">)</mo>
            </mrow>
          </mrow>
          <mi stretchy="false" mathvariant="normal">}</mi>
        </mrow>
        <mi mathvariant="normal">=</mi>
        <mn>0,</mn>
      </mrow>
      <mi/>
      <mi>E</mi>
      <mrow>
        <mrow>
          <mi stretchy="false" mathvariant="normal">{</mi>
          <mrow>
            <mi>v</mi>
            <mrow>
              <mo stretchy="false">(</mo>
              <mi>k</mi>
              <mo stretchy="false">)</mo>
            </mrow>
            <mi>v</mi>
            <msup>
              <mrow>
                <mo stretchy="false">(</mo>
                <mrow>
                  <mi>k</mi>
                  <mo stretchy="false">+</mo>
                  <mi>l</mi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i>V</mi>
      </mrow>
      <mo stretchy="false">δ</mo>
      <mrow>
        <mo stretchy="false">(</mo>
        <mi>l</mi>
        <mo stretchy="false">)</mo>
      </mrow>
    </mrow>
    <annotation encoding="StarMath 5.0">y(k) = C x(k) + v(k),` E lbrace v(k) rbrace = 0,` E lbrace v(k) v(k+l)^T rbrace = V %delta(l)</annotation>
  </semantics>
</math>
</file>

<file path=Object 25/content.xml><?xml version="1.0" encoding="utf-8"?>
<math xmlns="http://www.w3.org/1998/Math/MathML">
  <semantics>
    <mrow>
      <mi>v</mi>
      <mrow>
        <mo stretchy="false">(</mo>
        <mi>k</mi>
        <mo stretchy="false">)</mo>
      </mrow>
      <mtext> independent from </mtext>
      <mi>x</mi>
      <mrow>
        <mo stretchy="false">(</mo>
        <mn>0</mn>
        <mo stretchy="false">)</mo>
      </mrow>
      <mi>,</mi>
      <mi/>
      <msub>
        <mi>x</mi>
        <mi>w</mi>
      </msub>
      <mrow>
        <mo stretchy="false">(</mo>
        <mn>0</mn>
        <mo stretchy="false">)</mo>
      </mrow>
      <mi>,</mi>
      <mtext> and </mtext>
      <mo stretchy="false">η</mo>
      <mrow>
        <mo stretchy="false">(</mo>
        <mi>k</mi>
        <mo stretchy="false">)</mo>
      </mrow>
    </mrow>
    <annotation encoding="StarMath 5.0">v(k) " independent from " x(0),` x_w(0), " and " %eta(k)</annotation>
  </semantics>
</math>
</file>

<file path=Object 26/content.xml><?xml version="1.0" encoding="utf-8"?>
<math xmlns="http://www.w3.org/1998/Math/MathML">
  <semantics>
    <mrow>
      <mi>y</mi>
      <mrow>
        <mrow>
          <mo stretchy="false">(</mo>
          <mi>k</mi>
          <mo stretchy="false">)</mo>
        </mrow>
        <mi mathvariant="normal">=</mi>
        <mrow>
          <mi stretchy="false" mathvariant="normal">[</mi>
          <mtable>
            <mtr>
              <mtd>
                <mi>C</mi>
              </mtd>
              <mtd>
                <mn>0</mn>
              </mtd>
            </mtr>
          </mtable>
          <mi stretchy="false" mathvariant="normal">]</mi>
        </mrow>
      </mrow>
      <mrow>
        <mfenced open="[" close="]">
          <mtable>
            <mtr>
              <mtd>
                <mrow>
                  <mi>x</mi>
                  <mrow>
                    <mo stretchy="false">(</mo>
                    <mi>k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i>w</mi>
                  </msub>
                  <mrow>
                    <mo stretchy="false">(</mo>
                    <mi>k</mi>
                    <mo stretchy="false">)</mo>
                  </mrow>
                </mrow>
              </mtd>
            </mtr>
          </mtable>
        </mfenced>
        <mo stretchy="false">+</mo>
        <mi>v</mi>
      </mrow>
      <mrow>
        <mo stretchy="false">(</mo>
        <mi>k</mi>
        <mo stretchy="false">)</mo>
      </mrow>
    </mrow>
    <annotation encoding="StarMath 5.0">y(k) = [matrix{C # 0}] left [ matrix { x(k) ## x_w(k) } right ] + v(k)</annotation>
  </semantics>
</math>
</file>

<file path=Object 27/content.xml><?xml version="1.0" encoding="utf-8"?>
<math xmlns="http://www.w3.org/1998/Math/MathML">
  <semantics>
    <mrow>
      <mrow>
        <mi>J</mi>
        <mi mathvariant="normal">=</mi>
        <mfrac>
          <mn>1</mn>
          <mn>2</mn>
        </mfrac>
      </mrow>
      <mi>E</mi>
      <mfenced open="{" close="}">
        <mrow>
          <msup>
            <mfenced open="[" close="]">
              <mtable>
                <mtr>
                  <mtd>
                    <mrow>
                      <mi>x</mi>
                      <mrow>
                        <mo stretchy="false">(</mo>
                        <mi>N</mi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x</mi>
                        <mi>w</mi>
                      </msub>
                      <mrow>
                        <mo stretchy="false">(</mo>
                        <mi>N</mi>
                        <mo stretchy="false">)</mo>
                      </mrow>
                    </mrow>
                  </mtd>
                </mtr>
              </mtable>
            </mfenced>
            <mi>T</mi>
          </msup>
          <mfenced open="[" close="]">
            <mtable>
              <mtr>
                <mtd>
                  <mi>S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fenced>
          <mrow>
            <mfenced open="[" close="]">
              <mtable>
                <mtr>
                  <mtd>
                    <mrow>
                      <mi>x</mi>
                      <mrow>
                        <mo stretchy="false">(</mo>
                        <mi>N</mi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x</mi>
                        <mi>w</mi>
                      </msub>
                      <mrow>
                        <mo stretchy="false">(</mo>
                        <mi>N</mi>
                        <mo stretchy="false">)</mo>
                      </mrow>
                    </mrow>
                  </mtd>
                </mtr>
              </mtable>
            </mfenced>
            <mo stretchy="false">+</mo>
            <mrow>
              <munderover>
                <mi mathvariant="normal">∑</mi>
                <mrow>
                  <mi>k</mi>
                  <mi mathvariant="normal">=</mi>
                  <mn>0</mn>
                </mrow>
                <mrow>
                  <mi>N</mi>
                  <mi mathvariant="normal">−</mi>
                  <mn>1</mn>
                </mrow>
              </munderover>
              <mfenced open="" close="">
                <mrow>
                  <msup>
                    <mfenced open="[" close="]">
                      <mtable>
                        <mtr>
                          <mtd>
                            <mrow>
                              <mi>x</mi>
                              <mrow>
                                <mo stretchy="false">(</mo>
                                <mi>k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i>w</mi>
                              </msub>
                              <mrow>
                                <mo stretchy="false">(</mo>
                                <mi>k</mi>
                                <mo stretchy="false">)</mo>
                              </mrow>
                            </mrow>
                          </mtd>
                        </mtr>
                      </mtable>
                    </mfenced>
                    <mi>T</mi>
                  </msup>
                  <mfenced open="[" close="]">
                    <mtable>
                      <mtr>
                        <mtd>
                          <mi>Q</mi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n>0</mn>
                        </mtd>
                      </mtr>
                    </mtable>
                  </mfenced>
                  <mrow>
                    <mfenced open="[" close="]">
                      <mtable>
                        <mtr>
                          <mtd>
                            <mrow>
                              <mi>x</mi>
                              <mrow>
                                <mo stretchy="false">(</mo>
                                <mi>k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i>w</mi>
                              </msub>
                              <mrow>
                                <mo stretchy="false">(</mo>
                                <mi>k</mi>
                                <mo stretchy="false">)</mo>
                              </mrow>
                            </mrow>
                          </mtd>
                        </mtr>
                      </mtable>
                    </mfenced>
                    <mo stretchy="false">+</mo>
                    <msup>
                      <mi>u</mi>
                      <mi>T</mi>
                    </msup>
                  </mrow>
                  <mrow>
                    <mo stretchy="false">(</mo>
                    <mi>k</mi>
                    <mo stretchy="false">)</mo>
                  </mrow>
                  <mi>R</mi>
                  <mi>u</mi>
                  <mrow>
                    <mo stretchy="false">(</mo>
                    <mi>k</mi>
                    <mo stretchy="false">)</mo>
                  </mrow>
                </mrow>
              </mfenced>
            </mrow>
          </mrow>
        </mrow>
      </mfenced>
    </mrow>
    <annotation encoding="StarMath 5.0">J = 1 over 2 E left lbrace left [ matrix { x(N) ## x_w(N) } right ]^T left [ matrix { S # 0 ## 0 # 0 } right ] left [ matrix { x(N) ## x_w(N) } right ] + sum from k=0 to N-1 left ( left [ matrix { x(k) ## x_w(k) } right ]^T left [ matrix { Q # 0 ## 0 # 0 } right ] left [ matrix { x(k) ## x_w(k) } right ] + u^T(k) R u(k) right ) right rbrace</annotation>
  </semantics>
</math>
</file>

<file path=Object 28/content.xml><?xml version="1.0" encoding="utf-8"?>
<math xmlns="http://www.w3.org/1998/Math/MathML">
  <semantics>
    <mrow>
      <mtext>Construct Kalman filter observer </mtext>
      <msub>
        <mover accent="true">
          <mi>x</mi>
          <mo stretchy="false">ˆ</mo>
        </mover>
        <mi>e</mi>
      </msub>
      <mrow>
        <mrow>
          <mrow>
            <mo stretchy="false">(</mo>
            <mi>k</mi>
            <mo stretchy="false">)</mo>
          </mrow>
          <mi mathvariant="normal">=</mi>
          <mfenced open="[" close="]">
            <mtable>
              <mtr>
                <mtd>
                  <mrow>
                    <mover accent="true">
                      <mi>x</mi>
                      <mo stretchy="false">ˆ</mo>
                    </mover>
                    <mrow>
                      <mo stretchy="false">(</mo>
                      <mi>k</mi>
                      <mo stretchy="false">)</mo>
                    </mrow>
                  </mrow>
                </mtd>
              </mtr>
              <mtr>
                <mtd>
                  <mrow>
                    <msub>
                      <mover accent="true">
                        <mi>x</mi>
                        <mo stretchy="false">ˆ</mo>
                      </mover>
                      <mi>w</mi>
                    </msub>
                    <mrow>
                      <mo stretchy="false">(</mo>
                      <mi>k</mi>
                      <mo stretchy="false">)</mo>
                    </mrow>
                  </mrow>
                </mtd>
              </mtr>
            </mtable>
          </mfenced>
        </mrow>
        <mi mathvariant="normal">=</mi>
        <msubsup>
          <mover accent="true">
            <mi>x</mi>
            <mo stretchy="false">ˆ</mo>
          </mover>
          <mi>e</mi>
          <mi>o</mi>
        </msubsup>
      </mrow>
      <mrow>
        <mrow>
          <mo stretchy="false">(</mo>
          <mi>k</mi>
          <mo stretchy="false">)</mo>
        </mrow>
        <mo stretchy="false">+</mo>
        <mi>F</mi>
      </mrow>
      <mrow>
        <mo stretchy="false">(</mo>
        <mi>k</mi>
        <mo stretchy="false">)</mo>
      </mrow>
      <msup>
        <mover accent="true">
          <mi>y</mi>
          <mo stretchy="false">˜</mo>
        </mover>
        <mi>o</mi>
      </msup>
      <mrow>
        <mo stretchy="false">(</mo>
        <mi>k</mi>
        <mo stretchy="false">)</mo>
      </mrow>
    </mrow>
    <annotation encoding="StarMath 5.0">"Construct Kalman filter observer " {hat x}_e(k) = left [ matrix { hat x(k) ## {hat x}_w(k) } right ] = {hat x}_e^o(k) + F(k) {tilde y}^o(k)</annotation>
  </semantics>
</math>
</file>

<file path=Object 29/content.xml><?xml version="1.0" encoding="utf-8"?>
<math xmlns="http://www.w3.org/1998/Math/MathML">
  <semantics>
    <mrow>
      <msubsup>
        <mover accent="true">
          <mi>x</mi>
          <mo stretchy="false">ˆ</mo>
        </mover>
        <mi>e</mi>
        <mi>o</mi>
      </msubsup>
      <mrow>
        <mrow>
          <mrow>
            <mo stretchy="false">(</mo>
            <mrow>
              <mi>k</mi>
              <mo stretchy="false">+</mo>
              <mn>1</mn>
            </mrow>
            <mo stretchy="false">)</mo>
          </mrow>
          <mi mathvariant="normal">=</mi>
          <mfenced open="[" close="]">
            <mtable>
              <mtr>
                <mtd>
                  <mrow>
                    <msup>
                      <mover accent="true">
                        <mi>x</mi>
                        <mo stretchy="false">ˆ</mo>
                      </mover>
                      <mi>o</mi>
                    </msup>
                    <mrow>
                      <mo stretchy="false">(</mo>
                      <mrow>
                        <mi>k</mi>
                        <mo stretchy="false">+</mo>
                        <mn>1</mn>
                      </mrow>
                      <mo stretchy="false">)</mo>
                    </mrow>
                  </mrow>
                </mtd>
              </mtr>
              <mtr>
                <mtd>
                  <mrow>
                    <msubsup>
                      <mover accent="true">
                        <mi>x</mi>
                        <mo stretchy="false">ˆ</mo>
                      </mover>
                      <mi>w</mi>
                      <mi>o</mi>
                    </msubsup>
                    <mrow>
                      <mo stretchy="false">(</mo>
                      <mrow>
                        <mi>k</mi>
                        <mo stretchy="false">+</mo>
                        <mn>1</mn>
                      </mrow>
                      <mo stretchy="false">)</mo>
                    </mrow>
                  </mrow>
                </mtd>
              </mtr>
            </mtable>
          </mfenced>
        </mrow>
        <mi mathvariant="normal">=</mi>
        <mfenced open="[" close="]">
          <mtable>
            <mtr>
              <mtd>
                <mi>A</mi>
              </mtd>
              <mtd>
                <mrow>
                  <msub>
                    <mi>B</mi>
                    <mi>w</mi>
                  </msub>
                  <msub>
                    <mi>C</mi>
                    <mi>w</mi>
                  </msub>
                </mrow>
              </mtd>
            </mtr>
            <mtr>
              <mtd>
                <mn>0</mn>
              </mtd>
              <mtd>
                <msub>
                  <mi>A</mi>
                  <mi>w</mi>
                </msub>
              </mtd>
            </mtr>
          </mtable>
        </mfenced>
      </mrow>
      <msub>
        <mover accent="true">
          <mi>x</mi>
          <mo stretchy="false">ˆ</mo>
        </mover>
        <mi>e</mi>
      </msub>
      <mrow>
        <mrow>
          <mo stretchy="false">(</mo>
          <mi>k</mi>
          <mo stretchy="false">)</mo>
        </mrow>
        <mo stretchy="false">+</mo>
        <mfenced open="[" close="]">
          <mtable>
            <mtr>
              <mtd>
                <mi>B</mi>
              </mtd>
            </mtr>
            <mtr>
              <mtd>
                <mn>0</mn>
              </mtd>
            </mtr>
          </mtable>
        </mfenced>
      </mrow>
      <mi>u</mi>
      <mrow>
        <mo stretchy="false">(</mo>
        <mi>k</mi>
        <mo stretchy="false">)</mo>
      </mrow>
    </mrow>
    <annotation encoding="StarMath 5.0">{hat x}_e^o(k+1) = left [ matrix { {hat x}^o(k+1) ## {hat x}_w^o(k+1) } right ] = left [ matrix { A # B_w C_w ## 0 # A_w } right ] {hat x}_e(k) + left [ matrix { B ## 0 } right ] u(k)</annotation>
  </semantics>
</math>
</file>

<file path=Object 3/content.xml><?xml version="1.0" encoding="utf-8"?>
<math xmlns="http://www.w3.org/1998/Math/MathML">
  <semantics>
    <mrow>
      <mtext>LQR control based on measured </mtext>
      <mi>x</mi>
      <mrow>
        <mo stretchy="false">(</mo>
        <mi>k</mi>
        <mo stretchy="false">)</mo>
      </mrow>
      <mtext> and estimated </mtext>
      <msubsup>
        <mover accent="true">
          <mi>x</mi>
          <mo stretchy="false">ˆ</mo>
        </mover>
        <mi>w</mi>
        <mi>o</mi>
      </msubsup>
      <mrow>
        <mo stretchy="false">(</mo>
        <mi>k</mi>
        <mo stretchy="false">)</mo>
      </mrow>
      <mtext>, so </mtext>
      <msup>
        <mi>u</mi>
        <mi>o</mi>
      </msup>
      <mrow>
        <mrow>
          <mo stretchy="false">(</mo>
          <mi>k</mi>
          <mo stretchy="false">)</mo>
        </mrow>
        <mi mathvariant="normal">=</mi>
        <mrow>
          <mi mathvariant="normal">−</mi>
          <mi>K</mi>
        </mrow>
      </mrow>
      <mrow>
        <mo stretchy="false">(</mo>
        <mrow>
          <mi>k</mi>
          <mo stretchy="false">+</mo>
          <mn>1</mn>
        </mrow>
        <mo stretchy="false">)</mo>
      </mrow>
      <mfenced open="[" close="]">
        <mtable>
          <mtr>
            <mtd>
              <mrow>
                <mi>x</mi>
                <mrow>
                  <mo stretchy="false">(</mo>
                  <mi>k</mi>
                  <mo stretchy="false">)</mo>
                </mrow>
              </mrow>
            </mtd>
          </mtr>
          <mtr>
            <mtd>
              <mrow>
                <msubsup>
                  <mover accent="true">
                    <mi>x</mi>
                    <mo stretchy="false">ˆ</mo>
                  </mover>
                  <mi>w</mi>
                  <mi>o</mi>
                </msubsup>
                <mrow>
                  <mo stretchy="false">(</mo>
                  <mi>k</mi>
                  <mo stretchy="false">)</mo>
                </mrow>
              </mrow>
            </mtd>
          </mtr>
        </mtable>
      </mfenced>
    </mrow>
    <annotation encoding="StarMath 5.0">"LQR control based on measured " x(k) " and estimated " {hat x}_w^o(k) ", so " u^o(k) = -K(k+1) left [ matrix { x(k) ## {hat x}_w^o(k) } right ]</annotation>
  </semantics>
</math>
</file>

<file path=Object 30/content.xml><?xml version="1.0" encoding="utf-8"?>
<math xmlns="http://www.w3.org/1998/Math/MathML">
  <semantics>
    <mrow>
      <msup>
        <mover accent="true">
          <mi>y</mi>
          <mo stretchy="false">˜</mo>
        </mover>
        <mi>o</mi>
      </msup>
      <mrow>
        <mrow>
          <mo stretchy="false">(</mo>
          <mi>k</mi>
          <mo stretchy="false">)</mo>
        </mrow>
        <mi mathvariant="normal">=</mi>
        <mi>y</mi>
      </mrow>
      <mrow>
        <mrow>
          <mo stretchy="false">(</mo>
          <mi>k</mi>
          <mo stretchy="false">)</mo>
        </mrow>
        <mi mathvariant="normal">−</mi>
        <mrow>
          <mi stretchy="false" mathvariant="normal">[</mi>
          <mtable>
            <mtr>
              <mtd>
                <mi>C</mi>
              </mtd>
              <mtd>
                <mn>0</mn>
              </mtd>
            </mtr>
          </mtable>
          <mi stretchy="false" mathvariant="normal">]</mi>
        </mrow>
      </mrow>
      <msubsup>
        <mover accent="true">
          <mi>x</mi>
          <mo stretchy="false">ˆ</mo>
        </mover>
        <mi>e</mi>
        <mi>o</mi>
      </msubsup>
      <mrow>
        <mo stretchy="false">(</mo>
        <mi>k</mi>
        <mo stretchy="false">)</mo>
      </mrow>
    </mrow>
    <annotation encoding="StarMath 5.0">{tilde y}^o(k) = y(k) - [matrix{C # 0}] {hat x}_e^o(k)</annotation>
  </semantics>
</math>
</file>

<file path=Object 31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fenced open="[" close="]">
          <mtable>
            <mtr>
              <mtd>
                <mi>A</mi>
              </mtd>
              <mtd>
                <mrow>
                  <msub>
                    <mi>B</mi>
                    <mi>w</mi>
                  </msub>
                  <msub>
                    <mi>C</mi>
                    <mi>w</mi>
                  </msub>
                </mrow>
              </mtd>
            </mtr>
            <mtr>
              <mtd>
                <mn>0</mn>
              </mtd>
              <mtd>
                <msub>
                  <mi>A</mi>
                  <mi>w</mi>
                </msub>
              </mtd>
            </mtr>
          </mtable>
        </mfenced>
      </mrow>
      <mi>Z</mi>
      <mrow>
        <mo stretchy="false">(</mo>
        <mi>k</mi>
        <mo stretchy="false">)</mo>
      </mrow>
      <mrow>
        <msup>
          <mfenced open="[" close="]">
            <mtable>
              <mtr>
                <mtd>
                  <mi>A</mi>
                </mtd>
                <mtd>
                  <mrow>
                    <msub>
                      <mi>B</mi>
                      <mi>w</mi>
                    </msub>
                    <msub>
                      <mi>C</mi>
                      <mi>w</mi>
                    </msub>
                  </mrow>
                </mtd>
              </mtr>
              <mtr>
                <mtd>
                  <mn>0</mn>
                </mtd>
                <mtd>
                  <msub>
                    <mi>A</mi>
                    <mi>w</mi>
                  </msub>
                </mtd>
              </mtr>
            </mtable>
          </mfenced>
          <mi>T</mi>
        </msup>
        <mo stretchy="false">+</mo>
        <mfenced open="[" close="]">
          <mtable>
            <mtr>
              <mtd>
                <mn>0</mn>
              </mtd>
            </mtr>
            <mtr>
              <mtd>
                <msub>
                  <mi>B</mi>
                  <mi>n</mi>
                </msub>
              </mtd>
            </mtr>
          </mtable>
        </mfenced>
      </mrow>
      <mo stretchy="false">Γ</mo>
      <msup>
        <mfenced open="[" close="]">
          <mtable>
            <mtr>
              <mtd>
                <mn>0</mn>
              </mtd>
            </mtr>
            <mtr>
              <mtd>
                <msub>
                  <mi>B</mi>
                  <mi>n</mi>
                </msub>
              </mtd>
            </mtr>
          </mtable>
        </mfenced>
        <mi>T</mi>
      </msup>
    </mrow>
    <annotation encoding="StarMath 5.0">M(k+1) = left [ matrix { A # B_w C_w ## 0 # A_w } right ] Z(k) left [ matrix { A # B_w C_w ## 0 # A_w } right ]^T + left [ matrix { 0 ## B_n } right ] %GAMMA left [ matrix { 0 ## B_n } right ]^T</annotation>
  </semantics>
</math>
</file>

<file path=Object 32/content.xml><?xml version="1.0" encoding="utf-8"?>
<math xmlns="http://www.w3.org/1998/Math/MathML">
  <semantics>
    <mrow>
      <mi>F</mi>
      <mrow>
        <mrow>
          <mo stretchy="false">(</mo>
          <mi>k</mi>
          <mo stretchy="false">)</mo>
        </mrow>
        <mi mathvariant="normal">=</mi>
        <mi>M</mi>
      </mrow>
      <mrow>
        <mo stretchy="false">(</mo>
        <mi>k</mi>
        <mo stretchy="false">)</mo>
      </mrow>
      <msup>
        <mrow>
          <mi stretchy="false" mathvariant="normal">[</mi>
          <mtable>
            <mtr>
              <mtd>
                <mi>C</mi>
              </mtd>
              <mtd>
                <mn>0</mn>
              </mtd>
            </mtr>
          </mtable>
          <mi stretchy="false" mathvariant="normal">]</mi>
        </mrow>
        <mi>T</mi>
      </msup>
      <mi>E</mi>
      <msup>
        <mrow>
          <mo stretchy="false">(</mo>
          <mi>k</mi>
          <mo stretchy="false">)</mo>
        </mrow>
        <mrow>
          <mi mathvariant="normal">−</mi>
          <mn>1</mn>
        </mrow>
      </msup>
    </mrow>
    <annotation encoding="StarMath 5.0">F(k) = M(k) [matrix{C # 0}]^T E(k)^-1</annotation>
  </semantics>
</math>
</file>

<file path=Object 33/content.xml><?xml version="1.0" encoding="utf-8"?>
<math xmlns="http://www.w3.org/1998/Math/MathML">
  <semantics>
    <mrow>
      <mi>M</mi>
      <mrow>
        <mrow>
          <mo stretchy="false">(</mo>
          <mn>0</mn>
          <mo stretchy="false">)</mo>
        </mrow>
        <mi mathvariant="normal">=</mi>
        <mfenced open="[" close="]">
          <mtable>
            <mtr>
              <mtd>
                <msub>
                  <mi>X</mi>
                  <mi>o</mi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X</mi>
                  <mi mathvariant="italic">wo</mi>
                </msub>
              </mtd>
            </mtr>
          </mtable>
        </mfenced>
      </mrow>
      <mtext>, optimal control based on a-posteriori state estimate: </mtext>
      <msup>
        <mi>u</mi>
        <mi>o</mi>
      </msup>
      <mrow>
        <mrow>
          <mo stretchy="false">(</mo>
          <mi>k</mi>
          <mo stretchy="false">)</mo>
        </mrow>
        <mi mathvariant="normal">=</mi>
        <mrow>
          <mi mathvariant="normal">−</mi>
          <mi>K</mi>
        </mrow>
      </mrow>
      <mrow>
        <mo stretchy="false">(</mo>
        <mrow>
          <mi>k</mi>
          <mo stretchy="false">+</mo>
          <mn>1</mn>
        </mrow>
        <mo stretchy="false">)</mo>
      </mrow>
      <msub>
        <mover accent="true">
          <mi>x</mi>
          <mo stretchy="false">ˆ</mo>
        </mover>
        <mi>e</mi>
      </msub>
      <mrow>
        <mo stretchy="false">(</mo>
        <mi>k</mi>
        <mo stretchy="false">)</mo>
      </mrow>
    </mrow>
    <annotation encoding="StarMath 5.0">M(0) = left [ matrix { X_o # 0 ## 0 # X_wo } right ] ", optimal control based on a-posteriori state estimate: " u^o(k) = -K(k+1) {hat x}_e(k)</annotation>
  </semantics>
</math>
</file>

<file path=Object 34/content.xml><?xml version="1.0" encoding="utf-8"?>
<math xmlns="http://www.w3.org/1998/Math/MathML">
  <semantics>
    <mrow>
      <mtext>where </mtext>
      <mi>K</mi>
      <mrow>
        <mo stretchy="false">(</mo>
        <mrow>
          <mi>k</mi>
          <mo stretchy="false">+</mo>
          <mn>1</mn>
        </mrow>
        <mo stretchy="false">)</mo>
      </mrow>
      <mtext> is defined exactly as in part a.</mtext>
    </mrow>
    <annotation encoding="StarMath 5.0">"where " K(k+1) " is defined exactly as in part a."</annotation>
  </semantics>
</math>
</file>

<file path=Object 35/content.xml><?xml version="1.0" encoding="utf-8"?>
<math xmlns="http://www.w3.org/1998/Math/MathML">
  <semantics>
    <mrow>
      <mrow>
        <msup>
          <mover accent="true">
            <mi>J</mi>
            <mo stretchy="false">ˆ</mo>
          </mover>
          <mi>o</mi>
        </msup>
        <mi mathvariant="normal">=</mi>
        <mfrac>
          <mn>1</mn>
          <mn>2</mn>
        </mfrac>
      </mrow>
      <msup>
        <mfenced open="[" close="]">
          <mtable>
            <mtr>
              <mtd>
                <msub>
                  <mi>x</mi>
                  <mi>o</mi>
                </msub>
              </mtd>
            </mtr>
            <mtr>
              <mtd>
                <msub>
                  <mi>x</mi>
                  <mi mathvariant="italic">wo</mi>
                </msub>
              </mtd>
            </mtr>
          </mtable>
        </mfenced>
        <mi>T</mi>
      </msup>
      <mi>P</mi>
      <mrow>
        <mo stretchy="false">(</mo>
        <mn>0</mn>
        <mo stretchy="false">)</mo>
      </mrow>
      <mrow>
        <mfenced open="[" close="]">
          <mtable>
            <mtr>
              <mtd>
                <msub>
                  <mi>x</mi>
                  <mi>o</mi>
                </msub>
              </mtd>
            </mtr>
            <mtr>
              <mtd>
                <msub>
                  <mi>x</mi>
                  <mi mathvariant="italic">wo</mi>
                </msub>
              </mtd>
            </mtr>
          </mtable>
        </mfenced>
        <mo stretchy="false">+</mo>
        <mfrac>
          <mn>1</mn>
          <mn>2</mn>
        </mfrac>
      </mrow>
      <mi>trace</mi>
      <mrow>
        <mfenced open="" close="">
          <mrow>
            <mi>P</mi>
            <mrow>
              <mo stretchy="false">(</mo>
              <mn>0</mn>
              <mo stretchy="false">)</mo>
            </mrow>
            <mfenced open="[" close="]">
              <mtable>
                <mtr>
                  <mtd>
                    <msub>
                      <mi>X</mi>
                      <mi>o</mi>
                    </msub>
                  </mtd>
                  <mtd>
                    <mn>0</mn>
                  </mtd>
                </mtr>
                <mtr>
                  <mtd>
                    <mn>0</mn>
                  </mtd>
                  <mtd>
                    <msub>
                      <mi>X</mi>
                      <mi mathvariant="italic">wo</mi>
                    </msub>
                  </mtd>
                </mtr>
              </mtable>
            </mfenced>
          </mrow>
        </mfenced>
        <mo stretchy="false">+</mo>
        <mover accent="true">
          <mi>b</mi>
          <mo stretchy="false">ˆ</mo>
        </mover>
      </mrow>
      <mrow>
        <mo stretchy="false">(</mo>
        <mn>0</mn>
        <mo stretchy="false">)</mo>
      </mrow>
    </mrow>
    <annotation encoding="StarMath 5.0">{hat J}^o = 1 over 2 left [ matrix { x_o ## x_wo } right ]^T P(0) left [ matrix { x_o ## x_wo } right ] + 1 over 2 func trace left ( P(0) left [ matrix { X_o # 0 ## 0 # X_wo } right ] right ) + hat b(0)</annotation>
  </semantics>
</math>
</file>

<file path=Object 36/content.xml><?xml version="1.0" encoding="utf-8"?>
<math xmlns="http://www.w3.org/1998/Math/MathML">
  <semantics>
    <mrow>
      <mtext>optimal cost </mtext>
      <mrow>
        <msup>
          <mi>J</mi>
          <mi>o</mi>
        </msup>
        <mi mathvariant="normal">=</mi>
        <mrow>
          <msup>
            <mover accent="true">
              <mi>J</mi>
              <mo stretchy="false">ˆ</mo>
            </mover>
            <mi>o</mi>
          </msup>
          <mo stretchy="false">+</mo>
          <mrow>
            <munderover>
              <mi mathvariant="normal">∑</mi>
              <mrow>
                <mi>j</mi>
                <mi mathvariant="normal">=</mi>
                <mn>0</mn>
              </mrow>
              <mrow>
                <mi>N</mi>
                <mi mathvariant="normal">−</mi>
                <mn>1</mn>
              </mrow>
            </munderover>
            <mi>trace</mi>
          </mrow>
        </mrow>
      </mrow>
      <mrow>
        <mfenced open="" close="">
          <mrow>
            <mfenced open="[" close="]">
              <mtable>
                <mtr>
                  <mtd>
                    <mi>Q</mi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</mtr>
              </mtable>
            </mfenced>
            <mi>Z</mi>
            <mrow>
              <mo stretchy="false">(</mo>
              <mi>j</mi>
              <mo stretchy="false">)</mo>
            </mrow>
          </mrow>
        </mfenced>
        <mo stretchy="false">+</mo>
        <mi>trace</mi>
      </mrow>
      <mfenced open="" close="">
        <mrow>
          <mfenced open="[" close="]">
            <mtable>
              <mtr>
                <mtd>
                  <mi>S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fenced>
          <mi>Z</mi>
          <mrow>
            <mo stretchy="false">(</mo>
            <mi>N</mi>
            <mo stretchy="false">)</mo>
          </mrow>
        </mrow>
      </mfenced>
    </mrow>
    <annotation encoding="StarMath 5.0">"optimal cost " J^o = {hat J}^o + sum from j=0 to N-1 func trace left ( left [ matrix { Q # 0 ## 0 # 0 } right ] Z(j) right ) + func trace left ( left [ matrix { S # 0 ## 0 # 0 } right ] Z(N) right )</annotation>
  </semantics>
</math>
</file>

<file path=Object 37/content.xml><?xml version="1.0" encoding="utf-8"?>
<math xmlns="http://www.w3.org/1998/Math/MathML">
  <semantics>
    <mrow>
      <mi>Z</mi>
      <mrow>
        <mrow>
          <mo stretchy="false">(</mo>
          <mi>k</mi>
          <mo stretchy="false">)</mo>
        </mrow>
        <mi mathvariant="normal">=</mi>
        <mi>M</mi>
      </mrow>
      <mrow>
        <mrow>
          <mo stretchy="false">(</mo>
          <mi>k</mi>
          <mo stretchy="false">)</mo>
        </mrow>
        <mi mathvariant="normal">−</mi>
        <mi>F</mi>
      </mrow>
      <mrow>
        <mo stretchy="false">(</mo>
        <mi>k</mi>
        <mo stretchy="false">)</mo>
      </mrow>
      <mrow>
        <mi stretchy="false" mathvariant="normal">[</mi>
        <mtable>
          <mtr>
            <mtd>
              <mi>C</mi>
            </mtd>
            <mtd>
              <mn>0</mn>
            </mtd>
          </mtr>
        </mtable>
        <mi stretchy="false" mathvariant="normal">]</mi>
      </mrow>
      <mi>M</mi>
      <mrow>
        <mo stretchy="false">(</mo>
        <mi>k</mi>
        <mo stretchy="false">)</mo>
      </mrow>
    </mrow>
    <annotation encoding="StarMath 5.0">Z(k) = M(k) - F(k) [matrix{C # 0}] M(k)</annotation>
  </semantics>
</math>
</file>

<file path=Object 38/content.xml><?xml version="1.0" encoding="utf-8"?>
<math xmlns="http://www.w3.org/1998/Math/MathML">
  <semantics>
    <mrow>
      <mover accent="true">
        <mi>b</mi>
        <mo stretchy="false">ˆ</mo>
      </mover>
      <mrow>
        <mrow>
          <mo stretchy="false">(</mo>
          <mi>k</mi>
          <mo stretchy="false">)</mo>
        </mrow>
        <mi mathvariant="normal">=</mi>
        <mover accent="true">
          <mi>b</mi>
          <mo stretchy="false">ˆ</mo>
        </mover>
      </mrow>
      <mrow>
        <mrow>
          <mo stretchy="false">(</mo>
          <mrow>
            <mi>k</mi>
            <mo stretchy="false">+</mo>
            <mn>1</mn>
          </mrow>
          <mo stretchy="false">)</mo>
        </mrow>
        <mo stretchy="false">+</mo>
        <mi>trace</mi>
      </mrow>
      <mrow>
        <mi stretchy="false" mathvariant="normal">[</mi>
        <mrow>
          <mi>F</mi>
          <msup>
            <mrow>
              <mo stretchy="false">(</mo>
              <mrow>
                <mi>k</mi>
                <mo stretchy="false">+</mo>
                <mn>1</mn>
              </mrow>
              <mo stretchy="false">)</mo>
            </mrow>
            <mi>T</mi>
          </msup>
          <mi>P</mi>
          <mrow>
            <mo stretchy="false">(</mo>
            <mrow>
              <mi>k</mi>
              <mo stretchy="false">+</mo>
              <mn>1</mn>
            </mrow>
            <mo stretchy="false">)</mo>
          </mrow>
          <mi>F</mi>
          <mrow>
            <mo stretchy="false">(</mo>
            <mrow>
              <mi>k</mi>
              <mo stretchy="false">+</mo>
              <mn>1</mn>
            </mrow>
            <mo stretchy="false">)</mo>
          </mrow>
          <mi>E</mi>
          <mrow>
            <mo stretchy="false">(</mo>
            <mrow>
              <mi>k</mi>
              <mo stretchy="false">+</mo>
              <mn>1</mn>
            </mrow>
            <mo stretchy="false">)</mo>
          </mrow>
        </mrow>
        <mi stretchy="false" mathvariant="normal">]</mi>
      </mrow>
      <mi>,</mi>
      <mi/>
      <mover accent="true">
        <mi>b</mi>
        <mo stretchy="false">ˆ</mo>
      </mover>
      <mrow>
        <mrow>
          <mo stretchy="false">(</mo>
          <mi>N</mi>
          <mo stretchy="false">)</mo>
        </mrow>
        <mi mathvariant="normal">=</mi>
        <mn>0</mn>
      </mrow>
    </mrow>
    <annotation encoding="StarMath 5.0">hat b(k) = hat b(k+1) + func trace [ F(k+1)^T P(k+1) F(k+1) E(k+1) ] ,` hat b(N) = 0</annotation>
  </semantics>
</math>
</file>

<file path=Object 39/content.xml><?xml version="1.0" encoding="utf-8"?>
<math xmlns="http://www.w3.org/1998/Math/MathML">
  <semantics>
    <mrow>
      <mi>E</mi>
      <mrow>
        <mrow>
          <mo stretchy="false">(</mo>
          <mi>k</mi>
          <mo stretchy="false">)</mo>
        </mrow>
        <mi mathvariant="normal">=</mi>
        <mrow>
          <mi stretchy="false" mathvariant="normal">[</mi>
          <mtable>
            <mtr>
              <mtd>
                <mi>C</mi>
              </mtd>
              <mtd>
                <mn>0</mn>
              </mtd>
            </mtr>
          </mtable>
          <mi stretchy="false" mathvariant="normal">]</mi>
        </mrow>
      </mrow>
      <mi>M</mi>
      <mrow>
        <mo stretchy="false">(</mo>
        <mi>k</mi>
        <mo stretchy="false">)</mo>
      </mrow>
      <mrow>
        <msup>
          <mrow>
            <mi stretchy="false" mathvariant="normal">[</mi>
            <mtable>
              <mtr>
                <mtd>
                  <mi>C</mi>
                </mtd>
                <mtd>
                  <mn>0</mn>
                </mtd>
              </mtr>
            </mtable>
            <mi stretchy="false" mathvariant="normal">]</mi>
          </mrow>
          <mi>T</mi>
        </msup>
        <mo stretchy="false">+</mo>
        <mi>V</mi>
      </mrow>
    </mrow>
    <annotation encoding="StarMath 5.0">E(k) = [matrix{C # 0}] M(k) [matrix{C # 0}]^T + V</annotation>
  </semantics>
</math>
</file>

<file path=Object 4/content.xml><?xml version="1.0" encoding="utf-8"?>
<math xmlns="http://www.w3.org/1998/Math/MathML">
  <semantics>
    <mrow>
      <mtext>where again </mtext>
      <mi>K</mi>
      <mrow>
        <mo stretchy="false">(</mo>
        <mrow>
          <mi>k</mi>
          <mo stretchy="false">+</mo>
          <mn>1</mn>
        </mrow>
        <mo stretchy="false">)</mo>
      </mrow>
      <mtext> is defined exactly as in part a. In the special circumstances of this problem</mtext>
    </mrow>
    <annotation encoding="StarMath 5.0">"where again " K(k+1) " is defined exactly as in part a. In the special circumstances of this problem"</annotation>
  </semantics>
</math>
</file>

<file path=Object 40/content.xml><?xml version="1.0" encoding="utf-8"?>
<math xmlns="http://www.w3.org/1998/Math/MathML">
  <semantics>
    <mrow>
      <mover accent="true">
        <mi>b</mi>
        <mo stretchy="false">ˆ</mo>
      </mover>
      <mrow>
        <mrow>
          <mo stretchy="false">(</mo>
          <mi>k</mi>
          <mo stretchy="false">)</mo>
        </mrow>
        <mi mathvariant="normal">=</mi>
        <mover accent="true">
          <mi>b</mi>
          <mo stretchy="false">ˆ</mo>
        </mover>
      </mrow>
      <mrow>
        <mrow>
          <mo stretchy="false">(</mo>
          <mrow>
            <mi>k</mi>
            <mo stretchy="false">+</mo>
            <mn>1</mn>
          </mrow>
          <mo stretchy="false">)</mo>
        </mrow>
        <mo stretchy="false">+</mo>
        <mi>trace</mi>
      </mrow>
      <mrow>
        <mi stretchy="false" mathvariant="normal">[</mi>
        <mrow>
          <mi>F</mi>
          <msup>
            <mrow>
              <mo stretchy="false">(</mo>
              <mrow>
                <mi>k</mi>
                <mo stretchy="false">+</mo>
                <mn>1</mn>
              </mrow>
              <mo stretchy="false">)</mo>
            </mrow>
            <mi>T</mi>
          </msup>
          <mi>P</mi>
          <mrow>
            <mo stretchy="false">(</mo>
            <mrow>
              <mi>k</mi>
              <mo stretchy="false">+</mo>
              <mn>1</mn>
            </mrow>
            <mo stretchy="false">)</mo>
          </mrow>
          <mi>M</mi>
          <mrow>
            <mo stretchy="false">(</mo>
            <mrow>
              <mi>k</mi>
              <mo stretchy="false">+</mo>
              <mn>1</mn>
            </mrow>
            <mo stretchy="false">)</mo>
          </mrow>
          <msup>
            <mrow>
              <mi stretchy="false" mathvariant="normal">[</mi>
              <mtable>
                <mtr>
                  <mtd>
                    <mi>C</mi>
                  </mtd>
                  <mtd>
                    <mn>0</mn>
                  </mtd>
                </mtr>
              </mtable>
              <mi stretchy="false" mathvariant="normal">]</mi>
            </mrow>
            <mi>T</mi>
          </msup>
        </mrow>
        <mi stretchy="false" mathvariant="normal">]</mi>
      </mrow>
    </mrow>
    <annotation encoding="StarMath 5.0">hat b(k) = hat b(k+1) + func trace [ F(k+1)^T P(k+1) M(k+1) [matrix{C # 0}]^T ]</annotation>
  </semantics>
</math>
</file>

<file path=Object 41/content.xml><?xml version="1.0" encoding="utf-8"?>
<math xmlns="http://www.w3.org/1998/Math/MathML">
  <semantics>
    <mrow>
      <mtext>If </mtext>
      <mi>x</mi>
      <mrow>
        <mo stretchy="false">(</mo>
        <mi>k</mi>
        <mo stretchy="false">)</mo>
      </mrow>
      <mtext> is measurable for all </mtext>
      <mi>k</mi>
      <mtext>, we have </mtext>
      <mi>x</mi>
      <mrow>
        <mrow>
          <mo stretchy="false">(</mo>
          <mi>k</mi>
          <mo stretchy="false">)</mo>
        </mrow>
        <mi mathvariant="normal">−</mi>
        <mi>A</mi>
      </mrow>
      <mi>x</mi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−</mi>
        <mi>B</mi>
      </mrow>
      <mi>u</mi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sub>
          <mi>B</mi>
          <mi>w</mi>
        </msub>
      </mrow>
      <msub>
        <mi>C</mi>
        <mi>w</mi>
      </msub>
      <msub>
        <mi>x</mi>
        <mi>w</mi>
      </msub>
      <mrow>
        <mo stretchy="false">(</mo>
        <mrow>
          <mi>k</mi>
          <mi mathvariant="normal">−</mi>
          <mn>1</mn>
        </mrow>
        <mo stretchy="false">)</mo>
      </mrow>
    </mrow>
    <annotation encoding="StarMath 5.0">"If " x(k) " is measurable for all " k ", we have " x(k) - A x(k-1) - B u(k-1) = B_w C_w x_w(k-1)</annotation>
  </semantics>
</math>
</file>

<file path=Object 42/content.xml><?xml version="1.0" encoding="utf-8"?>
<math xmlns="http://www.w3.org/1998/Math/MathML">
  <semantics>
    <mrow>
      <mtext>Construct Kalman filter observer just for </mtext>
      <msub>
        <mover accent="true">
          <mi>x</mi>
          <mo stretchy="false">ˆ</mo>
        </mover>
        <mi>w</mi>
      </msub>
      <mrow>
        <mrow>
          <mo stretchy="false">(</mo>
          <mrow>
            <mrow>
              <mi>k</mi>
              <mi mathvariant="normal">−</mi>
              <mn>1</mn>
            </mrow>
            <mrow>
              <mi/>
              <mi mathvariant="normal">∣</mi>
              <mi/>
            </mrow>
            <mi>k</mi>
          </mrow>
          <mo stretchy="false">)</mo>
        </mrow>
        <mi mathvariant="normal">=</mi>
        <msubsup>
          <mover accent="true">
            <mi>x</mi>
            <mo stretchy="false">ˆ</mo>
          </mover>
          <mi>w</mi>
          <mi>o</mi>
        </msubsup>
      </mrow>
      <mrow>
        <mrow>
          <mo stretchy="false">(</mo>
          <mrow>
            <mi>k</mi>
            <mi mathvariant="normal">−</mi>
            <mn>1</mn>
          </mrow>
          <mo stretchy="false">)</mo>
        </mrow>
        <mo stretchy="false">+</mo>
        <msub>
          <mi>F</mi>
          <mi>w</mi>
        </msub>
      </mrow>
      <mrow>
        <mo stretchy="false">(</mo>
        <mrow>
          <mi>k</mi>
          <mi mathvariant="normal">−</mi>
          <mn>1</mn>
        </mrow>
        <mo stretchy="false">)</mo>
      </mrow>
      <msubsup>
        <mover accent="true">
          <mi>y</mi>
          <mo stretchy="false">˜</mo>
        </mover>
        <mi>w</mi>
        <mi>o</mi>
      </msubsup>
      <mrow>
        <mo stretchy="false">(</mo>
        <mrow>
          <mi>k</mi>
          <mi mathvariant="normal">−</mi>
          <mn>1</mn>
        </mrow>
        <mo stretchy="false">)</mo>
      </mrow>
    </mrow>
    <annotation encoding="StarMath 5.0">"Construct Kalman filter observer just for " {hat x}_w(k-1 ` divides ` k) = {hat x}_w^o(k-1) + F_w(k-1) {tilde y}_w^o(k-1)</annotation>
  </semantics>
</math>
</file>

<file path=Object 43/content.xml><?xml version="1.0" encoding="utf-8"?>
<math xmlns="http://www.w3.org/1998/Math/MathML">
  <semantics>
    <mrow>
      <mi>E</mi>
      <mrow>
        <mrow>
          <mi stretchy="false" mathvariant="normal">{</mi>
          <mrow>
            <msub>
              <mi>x</mi>
              <mi>w</mi>
            </msub>
            <mrow>
              <mo stretchy="false">(</mo>
              <mi>k</mi>
              <mo stretchy="false">)</mo>
            </mrow>
            <mrow>
              <mi/>
              <mi mathvariant="normal">∣</mi>
              <mi/>
            </mrow>
            <msub>
              <mi>Y</mi>
              <mi>w</mi>
            </msub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}</mi>
        </mrow>
        <mi mathvariant="normal">=</mi>
        <msub>
          <mi>A</mi>
          <mi>w</mi>
        </msub>
      </mrow>
      <mi>E</mi>
      <mrow>
        <mrow>
          <mi stretchy="false" mathvariant="normal">{</mi>
          <mrow>
            <msub>
              <mi>x</mi>
              <mi>w</mi>
            </msub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row>
              <mi/>
              <mi mathvariant="normal">∣</mi>
              <mi/>
            </mrow>
            <msub>
              <mi>Y</mi>
              <mi>w</mi>
            </msub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}</mi>
        </mrow>
        <mo stretchy="false">+</mo>
        <msub>
          <mi>B</mi>
          <mi>n</mi>
        </msub>
      </mrow>
      <mi>E</mi>
      <mrow>
        <mi stretchy="false" mathvariant="normal">{</mi>
        <mrow>
          <mo stretchy="false">η</mo>
          <mrow>
            <mo stretchy="false">(</mo>
            <mrow>
              <mi>k</mi>
              <mi mathvariant="normal">−</mi>
              <mn>1</mn>
            </mrow>
            <mo stretchy="false">)</mo>
          </mrow>
          <mrow>
            <mi/>
            <mi mathvariant="normal">∣</mi>
            <mi/>
          </mrow>
          <msub>
            <mi>Y</mi>
            <mi>w</mi>
          </msub>
          <mrow>
            <mo stretchy="false">(</mo>
            <mrow>
              <mi>k</mi>
              <mi mathvariant="normal">−</mi>
              <mn>1</mn>
            </mrow>
            <mo stretchy="false">)</mo>
          </mrow>
        </mrow>
        <mi stretchy="false" mathvariant="normal">}</mi>
      </mrow>
    </mrow>
    <annotation encoding="StarMath 5.0">E lbrace x_w(k) ` divides ` Y_w(k-1) rbrace = A_w E lbrace x_w(k-1) ` divides ` Y_w(k-1) rbrace + B_n E lbrace %eta(k-1) ` divides ` Y_w(k-1) rbrace</annotation>
  </semantics>
</math>
</file>

<file path=Object 44/content.xml><?xml version="1.0" encoding="utf-8"?>
<math xmlns="http://www.w3.org/1998/Math/MathML">
  <semantics>
    <mrow>
      <msub>
        <mi>E</mi>
        <mi>w</mi>
      </msub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sub>
          <mi>B</mi>
          <mi>w</mi>
        </msub>
      </mrow>
      <msub>
        <mi>C</mi>
        <mi>w</mi>
      </msub>
      <msub>
        <mi>M</mi>
        <mi>w</mi>
      </msub>
      <mrow>
        <mo stretchy="false">(</mo>
        <mrow>
          <mi>k</mi>
          <mi mathvariant="normal">−</mi>
          <mn>1</mn>
        </mrow>
        <mo stretchy="false">)</mo>
      </mrow>
      <msubsup>
        <mi>C</mi>
        <mi>w</mi>
        <mi>T</mi>
      </msubsup>
      <mrow>
        <msubsup>
          <mi>B</mi>
          <mi>w</mi>
          <mi>T</mi>
        </msubsup>
        <mo stretchy="false">+</mo>
        <mn>0</mn>
      </mrow>
    </mrow>
    <annotation encoding="StarMath 5.0">E_w(k-1) = B_w C_w M_w(k-1) C_w^T B_w^T + 0</annotation>
  </semantics>
</math>
</file>

<file path=Object 45/content.xml><?xml version="1.0" encoding="utf-8"?>
<math xmlns="http://www.w3.org/1998/Math/MathML">
  <semantics>
    <mrow>
      <msub>
        <mi>F</mi>
        <mi>w</mi>
      </msub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sub>
          <mi>M</mi>
          <mi>w</mi>
        </msub>
      </mrow>
      <mrow>
        <mo stretchy="false">(</mo>
        <mrow>
          <mi>k</mi>
          <mi mathvariant="normal">−</mi>
          <mn>1</mn>
        </mrow>
        <mo stretchy="false">)</mo>
      </mrow>
      <msubsup>
        <mi>C</mi>
        <mi>w</mi>
        <mi>T</mi>
      </msubsup>
      <msubsup>
        <mi>B</mi>
        <mi>w</mi>
        <mi>T</mi>
      </msubsup>
      <msub>
        <mi>E</mi>
        <mi>w</mi>
      </msub>
      <msup>
        <mrow>
          <mo stretchy="false">(</mo>
          <mrow>
            <mi>k</mi>
            <mi mathvariant="normal">−</mi>
            <mn>1</mn>
          </mrow>
          <mo stretchy="false">)</mo>
        </mrow>
        <mtext>#</mtext>
      </msup>
      <mtext>, using the pseudoinverse since </mtext>
      <msub>
        <mi>E</mi>
        <mi>w</mi>
      </msub>
      <mrow>
        <mo stretchy="false">(</mo>
        <mrow>
          <mi>k</mi>
          <mi mathvariant="normal">−</mi>
          <mn>1</mn>
        </mrow>
        <mo stretchy="false">)</mo>
      </mrow>
      <mtext> may be singular</mtext>
    </mrow>
    <annotation encoding="StarMath 5.0">F_w(k-1) = M_w(k-1) C_w^T B_w^T E_w(k-1)^"#" ", using the pseudoinverse since " E_w(k-1) " may be singular"</annotation>
  </semantics>
</math>
</file>

<file path=Object 46/content.xml><?xml version="1.0" encoding="utf-8"?>
<math xmlns="http://www.w3.org/1998/Math/MathML">
  <semantics>
    <mrow>
      <msub>
        <mi>Z</mi>
        <mi>w</mi>
      </msub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sub>
          <mi>M</mi>
          <mi>w</mi>
        </msub>
      </mrow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−</mi>
        <msub>
          <mi>F</mi>
          <mi>w</mi>
        </msub>
      </mrow>
      <mrow>
        <mo stretchy="false">(</mo>
        <mrow>
          <mi>k</mi>
          <mi mathvariant="normal">−</mi>
          <mn>1</mn>
        </mrow>
        <mo stretchy="false">)</mo>
      </mrow>
      <msub>
        <mi>B</mi>
        <mi>w</mi>
      </msub>
      <msub>
        <mi>C</mi>
        <mi>w</mi>
      </msub>
      <msub>
        <mi>M</mi>
        <mi>w</mi>
      </msub>
      <mrow>
        <mo stretchy="false">(</mo>
        <mrow>
          <mi>k</mi>
          <mi mathvariant="normal">−</mi>
          <mn>1</mn>
        </mrow>
        <mo stretchy="false">)</mo>
      </mrow>
    </mrow>
    <annotation encoding="StarMath 5.0">Z_w(k-1) = M_w(k-1) - F_w(k-1) B_w C_w M_w(k-1)</annotation>
  </semantics>
</math>
</file>

<file path=Object 47/content.xml><?xml version="1.0" encoding="utf-8"?>
<math xmlns="http://www.w3.org/1998/Math/MathML">
  <semantics>
    <mrow>
      <msub>
        <mi>M</mi>
        <mi>w</mi>
      </msub>
      <mrow>
        <mrow>
          <mo stretchy="false">(</mo>
          <mi>k</mi>
          <mo stretchy="false">)</mo>
        </mrow>
        <mi mathvariant="normal">=</mi>
        <msub>
          <mi>A</mi>
          <mi>w</mi>
        </msub>
      </mrow>
      <msub>
        <mi>Z</mi>
        <mi>w</mi>
      </msub>
      <mrow>
        <mo stretchy="false">(</mo>
        <mrow>
          <mi>k</mi>
          <mi mathvariant="normal">−</mi>
          <mn>1</mn>
        </mrow>
        <mo stretchy="false">)</mo>
      </mrow>
      <mrow>
        <msubsup>
          <mi>A</mi>
          <mi>w</mi>
          <mi>T</mi>
        </msubsup>
        <mo stretchy="false">+</mo>
        <msub>
          <mi>B</mi>
          <mi>n</mi>
        </msub>
      </mrow>
      <mo stretchy="false">Γ</mo>
      <msubsup>
        <mi>B</mi>
        <mi>n</mi>
        <mi>T</mi>
      </msubsup>
      <mtext>, initial condition </mtext>
      <msub>
        <mi>M</mi>
        <mi>w</mi>
      </msub>
      <mrow>
        <mrow>
          <mo stretchy="false">(</mo>
          <mn>0</mn>
          <mo stretchy="false">)</mo>
        </mrow>
        <mi mathvariant="normal">=</mi>
        <msub>
          <mi>X</mi>
          <mi mathvariant="italic">wo</mi>
        </msub>
      </mrow>
    </mrow>
    <annotation encoding="StarMath 5.0">M_w(k) = A_w Z_w(k-1) A_w^T + B_n %GAMMA B_n^T ", initial condition " M_w(0) = X_wo</annotation>
  </semantics>
</math>
</file>

<file path=Object 48/content.xml><?xml version="1.0" encoding="utf-8"?>
<math xmlns="http://www.w3.org/1998/Math/MathML">
  <semantics>
    <mrow>
      <mtext>Let </mtext>
      <msub>
        <mi>Y</mi>
        <mi>w</mi>
      </msub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row>
          <mi stretchy="false" mathvariant="normal">{</mi>
          <mrow>
            <msub>
              <mi>y</mi>
              <mi>w</mi>
            </msub>
            <mrow>
              <mo stretchy="false">(</mo>
              <mn>0</mn>
              <mo stretchy="false">)</mo>
            </mrow>
            <mi>,</mi>
            <mi/>
            <mo stretchy="false">…</mo>
            <mi/>
            <mi>,</mi>
            <mi/>
            <msub>
              <mi>y</mi>
              <mi>w</mi>
            </msub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}</mi>
        </mrow>
      </mrow>
    </mrow>
    <annotation encoding="StarMath 5.0">"Let " Y_w(k-1) = lbrace y_w(0) ,` dotslow ` ,` y_w(k-1) rbrace</annotation>
  </semantics>
</math>
</file>

<file path=Object 49/content.xml><?xml version="1.0" encoding="utf-8"?>
<math xmlns="http://www.w3.org/1998/Math/MathML">
  <semantics>
    <mrow>
      <mi>E</mi>
      <mrow>
        <mrow>
          <mi stretchy="false" mathvariant="normal">{</mi>
          <mrow>
            <msub>
              <mi>x</mi>
              <mi>w</mi>
            </msub>
            <mrow>
              <mo stretchy="false">(</mo>
              <mi>k</mi>
              <mo stretchy="false">)</mo>
            </mrow>
            <mrow>
              <mi/>
              <mi mathvariant="normal">∣</mi>
              <mi/>
            </mrow>
            <msub>
              <mi>Y</mi>
              <mi>w</mi>
            </msub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}</mi>
        </mrow>
        <mi mathvariant="normal">=</mi>
        <mi>E</mi>
      </mrow>
      <mrow>
        <mi stretchy="false" mathvariant="normal">{</mi>
        <mrow>
          <msub>
            <mi>A</mi>
            <mi>w</mi>
          </msub>
          <msub>
            <mi>x</mi>
            <mi>w</mi>
          </msub>
          <mrow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o stretchy="false">+</mo>
            <msub>
              <mi>B</mi>
              <mi>n</mi>
            </msub>
          </mrow>
          <mo stretchy="false">η</mo>
          <mrow>
            <mo stretchy="false">(</mo>
            <mrow>
              <mi>k</mi>
              <mi mathvariant="normal">−</mi>
              <mn>1</mn>
            </mrow>
            <mo stretchy="false">)</mo>
          </mrow>
          <mrow>
            <mi/>
            <mi mathvariant="normal">∣</mi>
            <mi/>
          </mrow>
          <msub>
            <mi>Y</mi>
            <mi>w</mi>
          </msub>
          <mrow>
            <mo stretchy="false">(</mo>
            <mrow>
              <mi>k</mi>
              <mi mathvariant="normal">−</mi>
              <mn>1</mn>
            </mrow>
            <mo stretchy="false">)</mo>
          </mrow>
        </mrow>
        <mi stretchy="false" mathvariant="normal">}</mi>
      </mrow>
    </mrow>
    <annotation encoding="StarMath 5.0">E lbrace x_w(k) ` divides ` Y_w(k-1) rbrace = E lbrace A_w x_w(k-1) + B_n %eta(k-1) ` divides ` Y_w(k-1) rbrace</annotation>
  </semantics>
</math>
</file>

<file path=Object 5/content.xml><?xml version="1.0" encoding="utf-8"?>
<math xmlns="http://www.w3.org/1998/Math/MathML">
  <semantics>
    <mrow>
      <msubsup>
        <mover accent="true">
          <mi>x</mi>
          <mo stretchy="false">ˆ</mo>
        </mover>
        <mi>w</mi>
        <mi>o</mi>
      </msubsup>
      <mrow>
        <mrow>
          <mo stretchy="false">(</mo>
          <mi>k</mi>
          <mo stretchy="false">)</mo>
        </mrow>
        <mi mathvariant="normal">=</mi>
        <msub>
          <mi>A</mi>
          <mi>w</mi>
        </msub>
      </mrow>
      <msub>
        <mover accent="true">
          <mi>x</mi>
          <mo stretchy="false">ˆ</mo>
        </mover>
        <mi>w</mi>
      </msub>
      <mrow>
        <mrow>
          <mo stretchy="false">(</mo>
          <mrow>
            <mrow>
              <mi>k</mi>
              <mi mathvariant="normal">−</mi>
              <mn>1</mn>
            </mrow>
            <mrow>
              <mi/>
              <mi mathvariant="normal">∣</mi>
              <mi/>
            </mrow>
            <mi>k</mi>
          </mrow>
          <mo stretchy="false">)</mo>
        </mrow>
        <mi mathvariant="normal">=</mi>
        <msub>
          <mi>A</mi>
          <mi>w</mi>
        </msub>
      </mrow>
      <msubsup>
        <mover accent="true">
          <mi>x</mi>
          <mo stretchy="false">ˆ</mo>
        </mover>
        <mi>w</mi>
        <mi>o</mi>
      </msubsup>
      <mrow>
        <mrow>
          <mo stretchy="false">(</mo>
          <mrow>
            <mi>k</mi>
            <mi mathvariant="normal">−</mi>
            <mn>1</mn>
          </mrow>
          <mo stretchy="false">)</mo>
        </mrow>
        <mo stretchy="false">+</mo>
        <msub>
          <mi>A</mi>
          <mi>w</mi>
        </msub>
      </mrow>
      <msub>
        <mi>F</mi>
        <mi>w</mi>
      </msub>
      <mrow>
        <mo stretchy="false">(</mo>
        <mrow>
          <mi>k</mi>
          <mi mathvariant="normal">−</mi>
          <mn>1</mn>
        </mrow>
        <mo stretchy="false">)</mo>
      </mrow>
      <msubsup>
        <mover accent="true">
          <mi>y</mi>
          <mo stretchy="false">˜</mo>
        </mover>
        <mi>w</mi>
        <mi>o</mi>
      </msubsup>
      <mrow>
        <mo stretchy="false">(</mo>
        <mrow>
          <mi>k</mi>
          <mi mathvariant="normal">−</mi>
          <mn>1</mn>
        </mrow>
        <mo stretchy="false">)</mo>
      </mrow>
    </mrow>
    <annotation encoding="StarMath 5.0">{hat x}_w^o(k) = A_w {hat x}_w(k-1 ` divides ` k) = A_w {hat x}_w^o(k-1) + A_w F_w(k-1) {tilde y}_w^o(k-1)</annotation>
  </semantics>
</math>
</file>

<file path=Object 50/content.xml><?xml version="1.0" encoding="utf-8"?>
<math xmlns="http://www.w3.org/1998/Math/MathML">
  <semantics>
    <mrow>
      <mtext>Therefore </mtext>
      <mi>y</mi>
      <mrow>
        <mo stretchy="false">(</mo>
        <mrow>
          <mi>k</mi>
          <mi mathvariant="normal">−</mi>
          <mn>1</mn>
        </mrow>
        <mo stretchy="false">)</mo>
      </mrow>
      <mtext> and earlier don't contain any information about </mtext>
      <mo stretchy="false">η</mo>
      <mrow>
        <mo stretchy="false">(</mo>
        <mrow>
          <mi>k</mi>
          <mi mathvariant="normal">−</mi>
          <mn>1</mn>
        </mrow>
        <mo stretchy="false">)</mo>
      </mrow>
    </mrow>
    <annotation encoding="StarMath 5.0">"Therefore " y(k-1) " and earlier don't contain any information about " %eta(k-1)</annotation>
  </semantics>
</math>
</file>

<file path=Object 51/content.xml><?xml version="1.0" encoding="utf-8"?>
<math xmlns="http://www.w3.org/1998/Math/MathML">
  <semantics>
    <mrow>
      <msub>
        <mi>y</mi>
        <mi>w</mi>
      </msub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sub>
          <mi>B</mi>
          <mi>w</mi>
        </msub>
      </mrow>
      <msub>
        <mi>C</mi>
        <mi>w</mi>
      </msub>
      <msub>
        <mi>x</mi>
        <mi>w</mi>
      </msub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sub>
          <mi>B</mi>
          <mi>w</mi>
        </msub>
      </mrow>
      <msub>
        <mi>C</mi>
        <mi>w</mi>
      </msub>
      <msub>
        <mi>A</mi>
        <mi>w</mi>
      </msub>
      <msub>
        <mi>x</mi>
        <mi>w</mi>
      </msub>
      <mrow>
        <mrow>
          <mo stretchy="false">(</mo>
          <mrow>
            <mi>k</mi>
            <mi mathvariant="normal">−</mi>
            <mn>2</mn>
          </mrow>
          <mo stretchy="false">)</mo>
        </mrow>
        <mo stretchy="false">+</mo>
        <msub>
          <mi>B</mi>
          <mi>w</mi>
        </msub>
      </mrow>
      <msub>
        <mi>C</mi>
        <mi>w</mi>
      </msub>
      <msub>
        <mi>B</mi>
        <mi>n</mi>
      </msub>
      <mo stretchy="false">η</mo>
      <mrow>
        <mo stretchy="false">(</mo>
        <mrow>
          <mi>k</mi>
          <mi mathvariant="normal">−</mi>
          <mn>2</mn>
        </mrow>
        <mo stretchy="false">)</mo>
      </mrow>
    </mrow>
    <annotation encoding="StarMath 5.0">y_w(k-1) = B_w C_w x_w(k-1) = B_w C_w A_w x_w(k-2) + B_w C_w B_n %eta(k-2)</annotation>
  </semantics>
</math>
</file>

<file path=Object 52/content.xml><?xml version="1.0" encoding="utf-8"?>
<math xmlns="http://www.w3.org/1998/Math/MathML">
  <semantics>
    <mrow>
      <mtext>so </mtext>
      <mi>E</mi>
      <mrow>
        <mrow>
          <mi stretchy="false" mathvariant="normal">{</mi>
          <mrow>
            <mo stretchy="false">η</mo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row>
              <mi/>
              <mi mathvariant="normal">∣</mi>
              <mi/>
            </mrow>
            <msub>
              <mi>Y</mi>
              <mi>w</mi>
            </msub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}</mi>
        </mrow>
        <mi mathvariant="normal">=</mi>
        <mi>E</mi>
      </mrow>
      <mrow>
        <mrow>
          <mi stretchy="false" mathvariant="normal">{</mi>
          <mrow>
            <mo stretchy="false">η</mo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}</mi>
        </mrow>
        <mi mathvariant="normal">=</mi>
        <mn>0</mn>
      </mrow>
    </mrow>
    <annotation encoding="StarMath 5.0">"so " E lbrace %eta(k-1) ` divides ` Y_w(k-1) rbrace = E lbrace %eta(k-1) rbrace = 0</annotation>
  </semantics>
</math>
</file>

<file path=Object 53/content.xml><?xml version="1.0" encoding="utf-8"?>
<math xmlns="http://www.w3.org/1998/Math/MathML">
  <semantics>
    <mrow>
      <msub>
        <mover accent="true">
          <mi>x</mi>
          <mo stretchy="false">ˆ</mo>
        </mover>
        <mi>w</mi>
      </msub>
      <mrow>
        <mrow>
          <mo stretchy="false">(</mo>
          <mrow>
            <mi>k</mi>
            <mrow>
              <mi/>
              <mi mathvariant="normal">∣</mi>
              <mi/>
            </mrow>
            <mi>k</mi>
          </mrow>
          <mo stretchy="false">)</mo>
        </mrow>
        <mi mathvariant="normal">=</mi>
        <mi>E</mi>
      </mrow>
      <mrow>
        <mrow>
          <mi stretchy="false" mathvariant="normal">{</mi>
          <mrow>
            <msub>
              <mi>x</mi>
              <mi>w</mi>
            </msub>
            <mrow>
              <mo stretchy="false">(</mo>
              <mi>k</mi>
              <mo stretchy="false">)</mo>
            </mrow>
            <mrow>
              <mi/>
              <mi mathvariant="normal">∣</mi>
              <mi/>
            </mrow>
            <msub>
              <mi>Y</mi>
              <mi>w</mi>
            </msub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}</mi>
        </mrow>
        <mi mathvariant="normal">=</mi>
        <msub>
          <mi>A</mi>
          <mi>w</mi>
        </msub>
      </mrow>
      <mi>E</mi>
      <mrow>
        <mrow>
          <mi stretchy="false" mathvariant="normal">{</mi>
          <mrow>
            <msub>
              <mi>x</mi>
              <mi>w</mi>
            </msub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row>
              <mi/>
              <mi mathvariant="normal">∣</mi>
              <mi/>
            </mrow>
            <msub>
              <mi>Y</mi>
              <mi>w</mi>
            </msub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}</mi>
        </mrow>
        <mi mathvariant="normal">=</mi>
        <msub>
          <mi>A</mi>
          <mi>w</mi>
        </msub>
      </mrow>
      <msub>
        <mover accent="true">
          <mi>x</mi>
          <mo stretchy="false">ˆ</mo>
        </mover>
        <mi>w</mi>
      </msub>
      <mrow>
        <mrow>
          <mo stretchy="false">(</mo>
          <mrow>
            <mrow>
              <mi>k</mi>
              <mi mathvariant="normal">−</mi>
              <mn>1</mn>
            </mrow>
            <mrow>
              <mi/>
              <mi mathvariant="normal">∣</mi>
              <mi/>
            </mrow>
            <mi>k</mi>
          </mrow>
          <mo stretchy="false">)</mo>
        </mrow>
        <mi mathvariant="normal">=</mi>
        <msubsup>
          <mover accent="true">
            <mi>x</mi>
            <mo stretchy="false">ˆ</mo>
          </mover>
          <mi>w</mi>
          <mi>o</mi>
        </msubsup>
      </mrow>
      <mrow>
        <mo stretchy="false">(</mo>
        <mi>k</mi>
        <mo stretchy="false">)</mo>
      </mrow>
    </mrow>
    <annotation encoding="StarMath 5.0">{hat x}_w(k ` divides ` k) = E lbrace x_w(k) ` divides ` Y_w(k-1) rbrace = A_w E lbrace x_w(k-1) ` divides ` Y_w(k-1) rbrace = A_w {hat x}_w(k-1 ` divides ` k) = {hat x}_w^o(k)</annotation>
  </semantics>
</math>
</file>

<file path=Object 54/content.xml><?xml version="1.0" encoding="utf-8"?>
<math xmlns="http://www.w3.org/1998/Math/MathML">
  <semantics>
    <mrow>
      <mi>x</mi>
      <mrow>
        <mrow>
          <mo stretchy="false">(</mo>
          <mi>k</mi>
          <mo stretchy="false">)</mo>
        </mrow>
        <mi mathvariant="normal">=</mi>
        <mi>A</mi>
      </mrow>
      <mi>x</mi>
      <mrow>
        <mrow>
          <mo stretchy="false">(</mo>
          <mrow>
            <mi>k</mi>
            <mi mathvariant="normal">−</mi>
            <mn>1</mn>
          </mrow>
          <mo stretchy="false">)</mo>
        </mrow>
        <mo stretchy="false">+</mo>
        <mi>B</mi>
      </mrow>
      <mi>u</mi>
      <mrow>
        <mrow>
          <mo stretchy="false">(</mo>
          <mrow>
            <mi>k</mi>
            <mi mathvariant="normal">−</mi>
            <mn>1</mn>
          </mrow>
          <mo stretchy="false">)</mo>
        </mrow>
        <mo stretchy="false">+</mo>
        <msub>
          <mi>B</mi>
          <mi>w</mi>
        </msub>
      </mrow>
      <msub>
        <mi>C</mi>
        <mi>w</mi>
      </msub>
      <msub>
        <mi>x</mi>
        <mi>w</mi>
      </msub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i>A</mi>
      </mrow>
      <mi>x</mi>
      <mrow>
        <mrow>
          <mo stretchy="false">(</mo>
          <mrow>
            <mi>k</mi>
            <mi mathvariant="normal">−</mi>
            <mn>1</mn>
          </mrow>
          <mo stretchy="false">)</mo>
        </mrow>
        <mo stretchy="false">+</mo>
        <mi>B</mi>
      </mrow>
      <mi>u</mi>
      <mrow>
        <mrow>
          <mo stretchy="false">(</mo>
          <mrow>
            <mi>k</mi>
            <mi mathvariant="normal">−</mi>
            <mn>1</mn>
          </mrow>
          <mo stretchy="false">)</mo>
        </mrow>
        <mo stretchy="false">+</mo>
        <msub>
          <mi>B</mi>
          <mi>w</mi>
        </msub>
      </mrow>
      <msub>
        <mi>C</mi>
        <mi>w</mi>
      </msub>
      <msubsup>
        <mover accent="true">
          <mi>x</mi>
          <mo stretchy="false">ˆ</mo>
        </mover>
        <mi>w</mi>
        <mi>o</mi>
      </msubsup>
      <mrow>
        <mrow>
          <mo stretchy="false">(</mo>
          <mrow>
            <mi>k</mi>
            <mi mathvariant="normal">−</mi>
            <mn>1</mn>
          </mrow>
          <mo stretchy="false">)</mo>
        </mrow>
        <mo stretchy="false">+</mo>
        <msubsup>
          <mover accent="true">
            <mi>y</mi>
            <mo stretchy="false">˜</mo>
          </mover>
          <mi>w</mi>
          <mi>o</mi>
        </msubsup>
      </mrow>
      <mrow>
        <mo stretchy="false">(</mo>
        <mrow>
          <mi>k</mi>
          <mi mathvariant="normal">−</mi>
          <mn>1</mn>
        </mrow>
        <mo stretchy="false">)</mo>
      </mrow>
    </mrow>
    <annotation encoding="StarMath 5.0">x(k) = A x(k-1) + B u(k-1) + B_w C_w x_w(k-1) = A x(k-1) + B u(k-1) + B_w C_w {hat x}_w^o(k-1) + {tilde y}_w^o(k-1)</annotation>
  </semantics>
</math>
</file>

<file path=Object 55/content.xml><?xml version="1.0" encoding="utf-8"?>
<math xmlns="http://www.w3.org/1998/Math/MathML">
  <semantics>
    <mtext>with the one-step observation delay, the value used by the controller happens to be the a-priori</mtext>
    <annotation encoding="StarMath 5.0">"with the one-step observation delay, the value used by the controller happens to be the a-priori"</annotation>
  </semantics>
</math>
</file>

<file path=Object 56/content.xml><?xml version="1.0" encoding="utf-8"?>
<math xmlns="http://www.w3.org/1998/Math/MathML">
  <semantics>
    <mtext>estimate instead of the usual a-posteriori estimate. (I wonder if this also holds in more general cases?)</mtext>
    <annotation encoding="StarMath 5.0">"estimate instead of the usual a-posteriori estimate. (I wonder if this also holds in more general cases?)"</annotation>
  </semantics>
</math>
</file>

<file path=Object 57/content.xml><?xml version="1.0" encoding="utf-8"?>
<math xmlns="http://www.w3.org/1998/Math/MathML">
  <semantics>
    <mrow>
      <mrow>
        <mfenced open="[" close="]">
          <mtable>
            <mtr>
              <mtd>
                <mrow>
                  <mi>x</mi>
                  <mrow>
                    <mo stretchy="false">(</mo>
                    <mi>k</mi>
                    <mo stretchy="false">)</mo>
                  </mrow>
                </mrow>
              </mtd>
            </mtr>
            <mtr>
              <mtd>
                <mrow>
                  <msubsup>
                    <mover accent="true">
                      <mi>x</mi>
                      <mo stretchy="false">ˆ</mo>
                    </mover>
                    <mi>w</mi>
                    <mi>o</mi>
                  </msubsup>
                  <mrow>
                    <mo stretchy="false">(</mo>
                    <mi>k</mi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i>A</mi>
              </mtd>
              <mtd>
                <mrow>
                  <msub>
                    <mi>B</mi>
                    <mi>w</mi>
                  </msub>
                  <msub>
                    <mi>C</mi>
                    <mi>w</mi>
                  </msub>
                </mrow>
              </mtd>
            </mtr>
            <mtr>
              <mtd>
                <mn>0</mn>
              </mtd>
              <mtd>
                <msub>
                  <mi>A</mi>
                  <mi>w</mi>
                </msub>
              </mtd>
            </mtr>
          </mtable>
        </mfenced>
      </mrow>
      <mrow>
        <mfenced open="[" close="]">
          <mtable>
            <mtr>
              <mtd>
                <mrow>
                  <mi>x</mi>
                  <mrow>
                    <mo stretchy="false">(</mo>
                    <mrow>
                      <mi>k</mi>
                      <mi mathvariant="normal">−</mi>
                      <mn>1</mn>
                    </mrow>
                    <mo stretchy="false">)</mo>
                  </mrow>
                </mrow>
              </mtd>
            </mtr>
            <mtr>
              <mtd>
                <mrow>
                  <msubsup>
                    <mover accent="true">
                      <mi>x</mi>
                      <mo stretchy="false">ˆ</mo>
                    </mover>
                    <mi>w</mi>
                    <mi>o</mi>
                  </msubsup>
                  <mrow>
                    <mo stretchy="false">(</mo>
                    <mrow>
                      <mi>k</mi>
                      <mi mathvariant="normal">−</mi>
                      <mn>1</mn>
                    </mrow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i>B</mi>
              </mtd>
            </mtr>
            <mtr>
              <mtd>
                <mn>0</mn>
              </mtd>
            </mtr>
          </mtable>
        </mfenced>
      </mrow>
      <mi>u</mi>
      <mrow>
        <mrow>
          <mo stretchy="false">(</mo>
          <mrow>
            <mi>k</mi>
            <mi mathvariant="normal">−</mi>
            <mn>1</mn>
          </mrow>
          <mo stretchy="false">)</mo>
        </mrow>
        <mo stretchy="false">+</mo>
        <mfenced open="[" close="]">
          <mtable>
            <mtr>
              <mtd>
                <mi>I</mi>
              </mtd>
            </mtr>
            <mtr>
              <mtd>
                <mrow>
                  <msub>
                    <mi>A</mi>
                    <mi>w</mi>
                  </msub>
                  <msub>
                    <mi>F</mi>
                    <mi>w</mi>
                  </msub>
                  <mrow>
                    <mo stretchy="false">(</mo>
                    <mrow>
                      <mi>k</mi>
                      <mi mathvariant="normal">−</mi>
                      <mn>1</mn>
                    </mrow>
                    <mo stretchy="false">)</mo>
                  </mrow>
                </mrow>
              </mtd>
            </mtr>
          </mtable>
        </mfenced>
      </mrow>
      <msubsup>
        <mover accent="true">
          <mi>y</mi>
          <mo stretchy="false">˜</mo>
        </mover>
        <mi>w</mi>
        <mi>o</mi>
      </msubsup>
      <mrow>
        <mo stretchy="false">(</mo>
        <mrow>
          <mi>k</mi>
          <mi mathvariant="normal">−</mi>
          <mn>1</mn>
        </mrow>
        <mo stretchy="false">)</mo>
      </mrow>
    </mrow>
    <annotation encoding="StarMath 5.0">left [ matrix { x(k) ## {hat x}_w^o(k) } right ] = left [ matrix { A # B_w C_w ## 0 # A_w } right ] left [ matrix { x(k-1) ## {hat x}_w^o(k-1) } right ] + left [ matrix { B ## 0 } right ] u(k-1) + left [ matrix { I ## A_w F_w(k-1) } right ] {tilde y}_w^o(k-1)</annotation>
  </semantics>
</math>
</file>

<file path=Object 58/content.xml><?xml version="1.0" encoding="utf-8"?>
<math xmlns="http://www.w3.org/1998/Math/MathML">
  <semantics>
    <mrow>
      <mi>E</mi>
      <mrow>
        <mrow>
          <mi stretchy="false" mathvariant="normal">{</mi>
          <mrow>
            <msubsup>
              <mover accent="true">
                <mi>y</mi>
                <mo stretchy="false">˜</mo>
              </mover>
              <mi>w</mi>
              <mi>o</mi>
            </msubsup>
            <mrow>
              <mo stretchy="false">(</mo>
              <mi>k</mi>
              <mo stretchy="false">)</mo>
            </mrow>
            <msubsup>
              <mover accent="true">
                <mi>y</mi>
                <mo stretchy="false">˜</mo>
              </mover>
              <mi>w</mi>
              <mi>o</mi>
            </msubsup>
            <msup>
              <mrow>
                <mo stretchy="false">(</mo>
                <mi>k</mi>
                <mo stretchy="false">)</mo>
              </mrow>
              <mi>T</mi>
            </msup>
          </mrow>
          <mi stretchy="false" mathvariant="normal">}</mi>
        </mrow>
        <mi mathvariant="normal">=</mi>
        <msub>
          <mi>E</mi>
          <mi>w</mi>
        </msub>
      </mrow>
      <mrow>
        <mrow>
          <mo stretchy="false">(</mo>
          <mi>k</mi>
          <mo stretchy="false">)</mo>
        </mrow>
        <mi mathvariant="normal">=</mi>
        <msub>
          <mi>B</mi>
          <mi>w</mi>
        </msub>
      </mrow>
      <msub>
        <mi>C</mi>
        <mi>w</mi>
      </msub>
      <msub>
        <mi>M</mi>
        <mi>w</mi>
      </msub>
      <mrow>
        <mo stretchy="false">(</mo>
        <mi>k</mi>
        <mo stretchy="false">)</mo>
      </mrow>
      <msubsup>
        <mi>C</mi>
        <mi>w</mi>
        <mi>T</mi>
      </msubsup>
      <msubsup>
        <mi>B</mi>
        <mi>w</mi>
        <mi>T</mi>
      </msubsup>
    </mrow>
    <annotation encoding="StarMath 5.0">E lbrace {tilde y}_w^o(k) {tilde y}_w^o(k)^T rbrace = E_w(k) = B_w C_w M_w(k) C_w^T B_w^T</annotation>
  </semantics>
</math>
</file>

<file path=Object 59/content.xml><?xml version="1.0" encoding="utf-8"?>
<math xmlns="http://www.w3.org/1998/Math/MathML">
  <semantics>
    <mrow>
      <mi>b</mi>
      <mrow>
        <mrow>
          <mo stretchy="false">(</mo>
          <mi>k</mi>
          <mo stretchy="false">)</mo>
        </mrow>
        <mi mathvariant="normal">=</mi>
        <mi>b</mi>
      </mrow>
      <mrow>
        <mrow>
          <mo stretchy="false">(</mo>
          <mrow>
            <mi>k</mi>
            <mo stretchy="false">+</mo>
            <mn>1</mn>
          </mrow>
          <mo stretchy="false">)</mo>
        </mrow>
        <mo stretchy="false">+</mo>
        <mi>trace</mi>
      </mrow>
      <mfenced open="" close="">
        <mrow>
          <msup>
            <mfenced open="[" close="]">
              <mtable>
                <mtr>
                  <mtd>
                    <mi>I</mi>
                  </mtd>
                </mtr>
                <mtr>
                  <mtd>
                    <mrow>
                      <msub>
                        <mi>A</mi>
                        <mi>w</mi>
                      </msub>
                      <msub>
                        <mi>F</mi>
                        <mi>w</mi>
                      </msub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</mtable>
            </mfenced>
            <mi>T</mi>
          </msup>
          <mi>P</mi>
          <mrow>
            <mo stretchy="false">(</mo>
            <mrow>
              <mi>k</mi>
              <mo stretchy="false">+</mo>
              <mn>1</mn>
            </mrow>
            <mo stretchy="false">)</mo>
          </mrow>
          <mfenced open="[" close="]">
            <mtable>
              <mtr>
                <mtd>
                  <mi>I</mi>
                </mtd>
              </mtr>
              <mtr>
                <mtd>
                  <mrow>
                    <msub>
                      <mi>A</mi>
                      <mi>w</mi>
                    </msub>
                    <msub>
                      <mi>F</mi>
                      <mi>w</mi>
                    </msub>
                    <mrow>
                      <mo stretchy="false">(</mo>
                      <mi>k</mi>
                      <mo stretchy="false">)</mo>
                    </mrow>
                  </mrow>
                </mtd>
              </mtr>
            </mtable>
          </mfenced>
          <msub>
            <mi>E</mi>
            <mi>w</mi>
          </msub>
          <mrow>
            <mo stretchy="false">(</mo>
            <mi>k</mi>
            <mo stretchy="false">)</mo>
          </mrow>
        </mrow>
      </mfenced>
      <mi>,</mi>
      <mi/>
      <mi>b</mi>
      <mrow>
        <mrow>
          <mo stretchy="false">(</mo>
          <mi>N</mi>
          <mo stretchy="false">)</mo>
        </mrow>
        <mi mathvariant="normal">=</mi>
        <mn>0</mn>
      </mrow>
    </mrow>
    <annotation encoding="StarMath 5.0">b(k) = b(k+1) + func trace left ( left [ matrix { I ## A_w F_w(k) } right ]^T P(k+1) left [ matrix { I ## A_w F_w(k) } right ] E_w(k) right ) ,` b(N) = 0</annotation>
  </semantics>
</math>
</file>

<file path=Object 6/content.xml><?xml version="1.0" encoding="utf-8"?>
<math xmlns="http://www.w3.org/1998/Math/MathML">
  <semantics>
    <mrow>
      <msubsup>
        <mover accent="true">
          <mi>y</mi>
          <mo stretchy="false">˜</mo>
        </mover>
        <mi>w</mi>
        <mi>o</mi>
      </msubsup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sub>
          <mi>y</mi>
          <mi>w</mi>
        </msub>
      </mrow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−</mi>
        <msub>
          <mi>B</mi>
          <mi>w</mi>
        </msub>
      </mrow>
      <msub>
        <mi>C</mi>
        <mi>w</mi>
      </msub>
      <msubsup>
        <mover accent="true">
          <mi>x</mi>
          <mo stretchy="false">ˆ</mo>
        </mover>
        <mi>w</mi>
        <mi>o</mi>
      </msubsup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sub>
          <mi>B</mi>
          <mi>w</mi>
        </msub>
      </mrow>
      <msub>
        <mi>C</mi>
        <mi>w</mi>
      </msub>
      <msub>
        <mi>x</mi>
        <mi>w</mi>
      </msub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−</mi>
        <msub>
          <mi>B</mi>
          <mi>w</mi>
        </msub>
      </mrow>
      <msub>
        <mi>C</mi>
        <mi>w</mi>
      </msub>
      <msubsup>
        <mover accent="true">
          <mi>x</mi>
          <mo stretchy="false">ˆ</mo>
        </mover>
        <mi>w</mi>
        <mi>o</mi>
      </msubsup>
      <mrow>
        <mo stretchy="false">(</mo>
        <mrow>
          <mi>k</mi>
          <mi mathvariant="normal">−</mi>
          <mn>1</mn>
        </mrow>
        <mo stretchy="false">)</mo>
      </mrow>
    </mrow>
    <annotation encoding="StarMath 5.0">{tilde y}_w^o(k-1) = y_w(k-1) - B_w C_w {hat x}_w^o(k-1) = B_w C_w x_w(k-1) - B_w C_w {hat x}_w^o(k-1)</annotation>
  </semantics>
</math>
</file>

<file path=Object 60/content.xml><?xml version="1.0" encoding="utf-8"?>
<math xmlns="http://www.w3.org/1998/Math/MathML">
  <semantics>
    <mrow>
      <mtext>So using this form, the optimal cost is </mtext>
      <mrow>
        <msup>
          <mi>J</mi>
          <mi>o</mi>
        </msup>
        <mi mathvariant="normal">=</mi>
        <mfrac>
          <mn>1</mn>
          <mn>2</mn>
        </mfrac>
      </mrow>
      <msup>
        <mfenced open="[" close="]">
          <mtable>
            <mtr>
              <mtd>
                <msub>
                  <mi>x</mi>
                  <mi>o</mi>
                </msub>
              </mtd>
            </mtr>
            <mtr>
              <mtd>
                <msub>
                  <mi>x</mi>
                  <mi mathvariant="italic">wo</mi>
                </msub>
              </mtd>
            </mtr>
          </mtable>
        </mfenced>
        <mi>T</mi>
      </msup>
      <mi>P</mi>
      <mrow>
        <mo stretchy="false">(</mo>
        <mn>0</mn>
        <mo stretchy="false">)</mo>
      </mrow>
      <mrow>
        <mfenced open="[" close="]">
          <mtable>
            <mtr>
              <mtd>
                <msub>
                  <mi>x</mi>
                  <mi>o</mi>
                </msub>
              </mtd>
            </mtr>
            <mtr>
              <mtd>
                <msub>
                  <mi>x</mi>
                  <mi mathvariant="italic">wo</mi>
                </msub>
              </mtd>
            </mtr>
          </mtable>
        </mfenced>
        <mo stretchy="false">+</mo>
        <mfrac>
          <mn>1</mn>
          <mn>2</mn>
        </mfrac>
      </mrow>
      <mi>trace</mi>
      <mrow>
        <mfenced open="" close="">
          <mrow>
            <mi>P</mi>
            <mrow>
              <mo stretchy="false">(</mo>
              <mn>0</mn>
              <mo stretchy="false">)</mo>
            </mrow>
            <mfenced open="[" close="]">
              <mtable>
                <mtr>
                  <mtd>
                    <msub>
                      <mi>X</mi>
                      <mi>o</mi>
                    </msub>
                  </mtd>
                  <mtd>
                    <mn>0</mn>
                  </mtd>
                </mtr>
                <mtr>
                  <mtd>
                    <mn>0</mn>
                  </mtd>
                  <mtd>
                    <msub>
                      <mi>X</mi>
                      <mi mathvariant="italic">wo</mi>
                    </msub>
                  </mtd>
                </mtr>
              </mtable>
            </mfenced>
          </mrow>
        </mfenced>
        <mo stretchy="false">+</mo>
        <mi>b</mi>
      </mrow>
      <mrow>
        <mo stretchy="false">(</mo>
        <mn>0</mn>
        <mo stretchy="false">)</mo>
      </mrow>
    </mrow>
    <annotation encoding="StarMath 5.0">"So using this form, the optimal cost is " J^o = 1 over 2 left [ matrix { x_o ## x_wo } right ]^T P(0) left [ matrix { x_o ## x_wo } right ] + 1 over 2 func trace left ( P(0) left [ matrix { X_o # 0 ## 0 # X_wo } right ] right ) + b(0)</annotation>
  </semantics>
</math>
</file>

<file path=Object 61/content.xml><?xml version="1.0" encoding="utf-8"?>
<math xmlns="http://www.w3.org/1998/Math/MathML">
  <semantics>
    <mrow>
      <mrow>
        <mfenced open="[" close="]">
          <mtable>
            <mtr>
              <mtd>
                <mrow>
                  <mi>x</mi>
                  <mrow>
                    <mo stretchy="false">(</mo>
                    <mrow>
                      <mi>k</mi>
                      <mo stretchy="false">+</mo>
                      <mn>1</mn>
                    </mrow>
                    <mo stretchy="false">)</mo>
                  </mrow>
                </mrow>
              </mtd>
            </mtr>
            <mtr>
              <mtd>
                <mrow>
                  <msubsup>
                    <mover accent="true">
                      <mi>x</mi>
                      <mo stretchy="false">ˆ</mo>
                    </mover>
                    <mi>w</mi>
                    <mi>o</mi>
                  </msubsup>
                  <mrow>
                    <mo stretchy="false">(</mo>
                    <mrow>
                      <mi>k</mi>
                      <mo stretchy="false">+</mo>
                      <mn>1</mn>
                    </mrow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i>A</mi>
              </mtd>
              <mtd>
                <mrow>
                  <msub>
                    <mi>B</mi>
                    <mi>w</mi>
                  </msub>
                  <msub>
                    <mi>C</mi>
                    <mi>w</mi>
                  </msub>
                </mrow>
              </mtd>
            </mtr>
            <mtr>
              <mtd>
                <mn>0</mn>
              </mtd>
              <mtd>
                <msub>
                  <mi>A</mi>
                  <mi>w</mi>
                </msub>
              </mtd>
            </mtr>
          </mtable>
        </mfenced>
      </mrow>
      <mrow>
        <mfenced open="[" close="]">
          <mtable>
            <mtr>
              <mtd>
                <mrow>
                  <mi>x</mi>
                  <mrow>
                    <mo stretchy="false">(</mo>
                    <mi>k</mi>
                    <mo stretchy="false">)</mo>
                  </mrow>
                </mrow>
              </mtd>
            </mtr>
            <mtr>
              <mtd>
                <mrow>
                  <msubsup>
                    <mover accent="true">
                      <mi>x</mi>
                      <mo stretchy="false">ˆ</mo>
                    </mover>
                    <mi>w</mi>
                    <mi>o</mi>
                  </msubsup>
                  <mrow>
                    <mo stretchy="false">(</mo>
                    <mi>k</mi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i>B</mi>
              </mtd>
            </mtr>
            <mtr>
              <mtd>
                <mn>0</mn>
              </mtd>
            </mtr>
          </mtable>
        </mfenced>
      </mrow>
      <mi>u</mi>
      <mrow>
        <mrow>
          <mo stretchy="false">(</mo>
          <mi>k</mi>
          <mo stretchy="false">)</mo>
        </mrow>
        <mo stretchy="false">+</mo>
        <mfenced open="[" close="]">
          <mtable>
            <mtr>
              <mtd>
                <mi>I</mi>
              </mtd>
            </mtr>
            <mtr>
              <mtd>
                <mrow>
                  <msub>
                    <mi>A</mi>
                    <mi>w</mi>
                  </msub>
                  <msub>
                    <mi>F</mi>
                    <mi>w</mi>
                  </msub>
                  <mrow>
                    <mo stretchy="false">(</mo>
                    <mi>k</mi>
                    <mo stretchy="false">)</mo>
                  </mrow>
                </mrow>
              </mtd>
            </mtr>
          </mtable>
        </mfenced>
      </mrow>
      <msubsup>
        <mover accent="true">
          <mi>y</mi>
          <mo stretchy="false">˜</mo>
        </mover>
        <mi>w</mi>
        <mi>o</mi>
      </msubsup>
      <mrow>
        <mo stretchy="false">(</mo>
        <mi>k</mi>
        <mo stretchy="false">)</mo>
      </mrow>
    </mrow>
    <annotation encoding="StarMath 5.0">left [ matrix { x(k+1) ## {hat x}_w^o(k+1) } right ] = left [ matrix { A # B_w C_w ## 0 # A_w } right ] left [ matrix { x(k) ## {hat x}_w^o(k) } right ] + left [ matrix { B ## 0 } right ] u(k) + left [ matrix { I ## A_w F_w(k) } right ] {tilde y}_w^o(k)</annotation>
  </semantics>
</math>
</file>

<file path=Object 62/content.xml><?xml version="1.0" encoding="utf-8"?>
<math xmlns="http://www.w3.org/1998/Math/MathML">
  <semantics>
    <mrow>
      <msub>
        <mi>Z</mi>
        <mn>1</mn>
      </msub>
      <mrow>
        <mrow>
          <mo stretchy="false">(</mo>
          <mi>s</mi>
          <mo stretchy="false">)</mo>
        </mrow>
        <mi mathvariant="normal">=</mi>
        <mfrac>
          <mrow>
            <mn>1.367</mn>
            <mi mathvariant="normal">⋅</mi>
            <msup>
              <mn>10</mn>
              <mn>4</mn>
            </msup>
          </mrow>
          <mrow>
            <mrow>
              <msup>
                <mi>s</mi>
                <mn>2</mn>
              </msup>
              <mo stretchy="false">+</mo>
              <mn>134</mn>
            </mrow>
            <mrow>
              <mi>s</mi>
              <mo stretchy="false">+</mo>
              <mrow>
                <mn>4.52</mn>
                <mi mathvariant="normal">⋅</mi>
                <msup>
                  <mn>10</mn>
                  <mn>9</mn>
                </msup>
              </mrow>
            </mrow>
          </mrow>
        </mfrac>
      </mrow>
      <mi>W</mi>
      <mrow>
        <mo stretchy="false">(</mo>
        <mi>s</mi>
        <mo stretchy="false">)</mo>
      </mrow>
    </mrow>
    <annotation encoding="StarMath 5.0">Z_1(s) = {1.367 cdot 10^4} over {s^2 + 134 s + 4.52 cdot 10^9} W(s)</annotation>
  </semantics>
</math>
</file>

<file path=Object 63/content.xml><?xml version="1.0" encoding="utf-8"?>
<math xmlns="http://www.w3.org/1998/Math/MathML">
  <semantics>
    <mrow>
      <msup>
        <mi>s</mi>
        <mn>2</mn>
      </msup>
      <msub>
        <mi>Z</mi>
        <mn>1</mn>
      </msub>
      <mrow>
        <mrow>
          <mo stretchy="false">(</mo>
          <mi>s</mi>
          <mo stretchy="false">)</mo>
        </mrow>
        <mo stretchy="false">+</mo>
        <mn>134</mn>
      </mrow>
      <mi>s</mi>
      <msub>
        <mi>Z</mi>
        <mn>1</mn>
      </msub>
      <mrow>
        <mrow>
          <mo stretchy="false">(</mo>
          <mi>s</mi>
          <mo stretchy="false">)</mo>
        </mrow>
        <mo stretchy="false">+</mo>
        <mrow>
          <mrow>
            <mn>4.52</mn>
            <mi mathvariant="normal">⋅</mi>
            <msup>
              <mn>10</mn>
              <mn>9</mn>
            </msup>
          </mrow>
          <mi mathvariant="normal">⋅</mi>
          <msub>
            <mi>Z</mi>
            <mn>1</mn>
          </msub>
        </mrow>
      </mrow>
      <mrow>
        <mrow>
          <mo stretchy="false">(</mo>
          <mi>s</mi>
          <mo stretchy="false">)</mo>
        </mrow>
        <mi mathvariant="normal">=</mi>
        <mrow>
          <mrow>
            <mn>1.367</mn>
            <mi mathvariant="normal">⋅</mi>
            <msup>
              <mn>10</mn>
              <mn>4</mn>
            </msup>
          </mrow>
          <mi mathvariant="normal">⋅</mi>
          <mi>W</mi>
        </mrow>
      </mrow>
      <mrow>
        <mo stretchy="false">(</mo>
        <mi>s</mi>
        <mo stretchy="false">)</mo>
      </mrow>
    </mrow>
    <annotation encoding="StarMath 5.0">s^2 Z_1(s) + 134 s Z_1(s) + 4.52 cdot 10^9 cdot Z_1(s) = 1.367 cdot 10^4 cdot W(s)</annotation>
  </semantics>
</math>
</file>

<file path=Object 64/content.xml><?xml version="1.0" encoding="utf-8"?>
<math xmlns="http://www.w3.org/1998/Math/MathML">
  <semantics>
    <mrow>
      <mtext>Inverse Laplace transform, </mtext>
      <msub>
        <mover accent="true">
          <mi>z</mi>
          <mi mathvariant="normal">¨</mi>
        </mover>
        <mn>1</mn>
      </msub>
      <mrow>
        <mrow>
          <mo stretchy="false">(</mo>
          <mi>t</mi>
          <mo stretchy="false">)</mo>
        </mrow>
        <mo stretchy="false">+</mo>
        <mn>134</mn>
      </mrow>
      <msub>
        <mover accent="true">
          <mi>z</mi>
          <mi mathvariant="normal">˙</mi>
        </mover>
        <mn>1</mn>
      </msub>
      <mrow>
        <mrow>
          <mo stretchy="false">(</mo>
          <mi>t</mi>
          <mo stretchy="false">)</mo>
        </mrow>
        <mo stretchy="false">+</mo>
        <mrow>
          <mrow>
            <mn>4.52</mn>
            <mi mathvariant="normal">⋅</mi>
            <msup>
              <mn>10</mn>
              <mn>9</mn>
            </msup>
          </mrow>
          <mi mathvariant="normal">⋅</mi>
          <msub>
            <mi>z</mi>
            <mn>1</mn>
          </msub>
        </mrow>
      </mrow>
      <mrow>
        <mrow>
          <mo stretchy="false">(</mo>
          <mi>t</mi>
          <mo stretchy="false">)</mo>
        </mrow>
        <mi mathvariant="normal">=</mi>
        <mrow>
          <mrow>
            <mn>1.367</mn>
            <mi mathvariant="normal">⋅</mi>
            <msup>
              <mn>10</mn>
              <mn>4</mn>
            </msup>
          </mrow>
          <mi mathvariant="normal">⋅</mi>
          <mi>w</mi>
        </mrow>
      </mrow>
      <mrow>
        <mo stretchy="false">(</mo>
        <mi>t</mi>
        <mo stretchy="false">)</mo>
      </mrow>
    </mrow>
    <annotation encoding="StarMath 5.0">"Inverse Laplace transform, " {ddot z}_1(t) + 134 {dot z}_1(t) + 4.52 cdot 10^9 cdot z_1(t) = 1.367 cdot 10^4 cdot w(t)</annotation>
  </semantics>
</math>
</file>

<file path=Object 65/content.xml><?xml version="1.0" encoding="utf-8"?>
<math xmlns="http://www.w3.org/1998/Math/MathML">
  <semantics>
    <mtext>Taking into account the reaction forces on the suspension from the actuator spring, damper, and input,</mtext>
    <annotation encoding="StarMath 5.0">"Taking into account the reaction forces on the suspension from the actuator spring, damper, and input,"</annotation>
  </semantics>
</math>
</file>

<file path=Object 66/content.xml><?xml version="1.0" encoding="utf-8"?>
<math xmlns="http://www.w3.org/1998/Math/MathML">
  <semantics>
    <mrow>
      <msub>
        <mover accent="true">
          <mi>z</mi>
          <mi mathvariant="normal">¨</mi>
        </mover>
        <mn>1</mn>
      </msub>
      <mrow>
        <mrow>
          <mo stretchy="false">(</mo>
          <mi>t</mi>
          <mo stretchy="false">)</mo>
        </mrow>
        <mo stretchy="false">+</mo>
        <mn>134</mn>
      </mrow>
      <msub>
        <mover accent="true">
          <mi>z</mi>
          <mi mathvariant="normal">˙</mi>
        </mover>
        <mn>1</mn>
      </msub>
      <mrow>
        <mrow>
          <mo stretchy="false">(</mo>
          <mi>t</mi>
          <mo stretchy="false">)</mo>
        </mrow>
        <mo stretchy="false">+</mo>
        <mrow>
          <mrow>
            <mn>4.52</mn>
            <mi mathvariant="normal">⋅</mi>
            <msup>
              <mn>10</mn>
              <mn>9</mn>
            </msup>
          </mrow>
          <mi mathvariant="normal">⋅</mi>
          <msub>
            <mi>z</mi>
            <mn>1</mn>
          </msub>
        </mrow>
      </mrow>
      <mrow>
        <mrow>
          <mo stretchy="false">(</mo>
          <mi>t</mi>
          <mo stretchy="false">)</mo>
        </mrow>
        <mi mathvariant="normal">=</mi>
        <mrow>
          <mrow>
            <mn>1.367</mn>
            <mi mathvariant="normal">⋅</mi>
            <msup>
              <mn>10</mn>
              <mn>4</mn>
            </msup>
          </mrow>
          <mi mathvariant="normal">⋅</mi>
          <mrow>
            <mi stretchy="false" mathvariant="normal">[</mi>
            <mrow>
              <mi>w</mi>
              <mrow>
                <mrow>
                  <mo stretchy="false">(</mo>
                  <mi>t</mi>
                  <mo stretchy="false">)</mo>
                </mrow>
                <mo stretchy="false">+</mo>
                <mrow>
                  <mn>5</mn>
                  <mi mathvariant="normal">⋅</mi>
                  <msup>
                    <mn>10</mn>
                    <mrow>
                      <mi mathvariant="normal">−</mi>
                      <mn>3</mn>
                    </mrow>
                  </msup>
                </mrow>
              </mrow>
              <msub>
                <mover accent="true">
                  <mi>z</mi>
                  <mi mathvariant="normal">˙</mi>
                </mover>
                <mn>2</mn>
              </msub>
              <mrow>
                <mrow>
                  <mo stretchy="false">(</mo>
                  <mi>t</mi>
                  <mo stretchy="false">)</mo>
                </mrow>
                <mo stretchy="false">+</mo>
                <mn>400</mn>
              </mrow>
              <msub>
                <mi>z</mi>
                <mn>2</mn>
              </msub>
              <mrow>
                <mrow>
                  <mo stretchy="false">(</mo>
                  <mi>t</mi>
                  <mo stretchy="false">)</mo>
                </mrow>
                <mi mathvariant="normal">−</mi>
                <mrow>
                  <mn>2.5</mn>
                  <mi mathvariant="normal">⋅</mi>
                  <msup>
                    <mn>10</mn>
                    <mrow>
                      <mi mathvariant="normal">−</mi>
                      <mn>5</mn>
                    </mrow>
                  </msup>
                </mrow>
              </mrow>
              <mi>u</mi>
              <mrow>
                <mo stretchy="false">(</mo>
                <mi>t</mi>
                <mo stretchy="false">)</mo>
              </mrow>
            </mrow>
            <mi stretchy="false" mathvariant="normal">]</mi>
          </mrow>
        </mrow>
      </mrow>
    </mrow>
    <annotation encoding="StarMath 5.0">{ddot z}_1(t) + 134 {dot z}_1(t) + 4.52 cdot 10^9 cdot z_1(t) = 1.367 cdot 10^4 cdot [w(t) + 5 cdot 10^-3 {dot z}_2(t) + 400 z_2(t) - 2.5 cdot 10^-5 u(t)]</annotation>
  </semantics>
</math>
</file>

<file path=Object 67/content.xml><?xml version="1.0" encoding="utf-8"?>
<math xmlns="http://www.w3.org/1998/Math/MathML">
  <semantics>
    <mrow>
      <mtext>For the actuator, </mtext>
      <mi>m</mi>
      <mover accent="true">
        <mi>z</mi>
        <mi mathvariant="normal">¨</mi>
      </mover>
      <mrow>
        <mrow>
          <mo stretchy="false">(</mo>
          <mi>t</mi>
          <mo stretchy="false">)</mo>
        </mrow>
        <mo stretchy="false">+</mo>
        <mi>b</mi>
      </mrow>
      <mrow>
        <mrow>
          <mo stretchy="false">(</mo>
          <mrow>
            <mover accent="true">
              <mi>z</mi>
              <mi mathvariant="normal">˙</mi>
            </mover>
            <mrow>
              <mrow>
                <mo stretchy="false">(</mo>
                <mi>t</mi>
                <mo stretchy="false">)</mo>
              </mrow>
              <mi mathvariant="normal">−</mi>
              <msub>
                <mover accent="true">
                  <mi>z</mi>
                  <mi mathvariant="normal">˙</mi>
                </mover>
                <mn>1</mn>
              </msub>
            </mrow>
            <mrow>
              <mo stretchy="false">(</mo>
              <mi>t</mi>
              <mo stretchy="false">)</mo>
            </mrow>
          </mrow>
          <mo stretchy="false">)</mo>
        </mrow>
        <mo stretchy="false">+</mo>
        <mi>k</mi>
      </mrow>
      <mrow>
        <mrow>
          <mo stretchy="false">(</mo>
          <mrow>
            <mi>z</mi>
            <mrow>
              <mrow>
                <mo stretchy="false">(</mo>
                <mi>t</mi>
                <mo stretchy="false">)</mo>
              </mrow>
              <mi mathvariant="normal">−</mi>
              <msub>
                <mi>z</mi>
                <mn>1</mn>
              </msub>
            </mrow>
            <mrow>
              <mo stretchy="false">(</mo>
              <mi>t</mi>
              <mo stretchy="false">)</mo>
            </mrow>
          </mrow>
          <mo stretchy="false">)</mo>
        </mrow>
        <mi mathvariant="normal">=</mi>
        <msub>
          <mi>K</mi>
          <mi>e</mi>
        </msub>
      </mrow>
      <mi>u</mi>
      <mrow>
        <mo stretchy="false">(</mo>
        <mi>t</mi>
        <mo stretchy="false">)</mo>
      </mrow>
    </mrow>
    <annotation encoding="StarMath 5.0">"For the actuator, " m ddot z(t) + b (dot z(t) - {dot z}_1(t)) + k (z(t) - z_1(t)) = K_e u(t)</annotation>
  </semantics>
</math>
</file>

<file path=Object 68/content.xml><?xml version="1.0" encoding="utf-8"?>
<math xmlns="http://www.w3.org/1998/Math/MathML">
  <semantics>
    <mrow>
      <mi>z</mi>
      <mrow>
        <mrow>
          <mo stretchy="false">(</mo>
          <mi>t</mi>
          <mo stretchy="false">)</mo>
        </mrow>
        <mi mathvariant="normal">=</mi>
        <msub>
          <mi>z</mi>
          <mn>1</mn>
        </msub>
      </mrow>
      <mrow>
        <mrow>
          <mo stretchy="false">(</mo>
          <mi>t</mi>
          <mo stretchy="false">)</mo>
        </mrow>
        <mo stretchy="false">+</mo>
        <msub>
          <mi>z</mi>
          <mn>2</mn>
        </msub>
      </mrow>
      <mrow>
        <mo stretchy="false">(</mo>
        <mi>t</mi>
        <mo stretchy="false">)</mo>
      </mrow>
      <mtext>, so </mtext>
      <mi>m</mi>
      <mrow>
        <mrow>
          <mo stretchy="false">(</mo>
          <mrow>
            <msub>
              <mover accent="true">
                <mi>z</mi>
                <mi mathvariant="normal">¨</mi>
              </mover>
              <mn>1</mn>
            </msub>
            <mrow>
              <mrow>
                <mo stretchy="false">(</mo>
                <mi>t</mi>
                <mo stretchy="false">)</mo>
              </mrow>
              <mo stretchy="false">+</mo>
              <msub>
                <mover accent="true">
                  <mi>z</mi>
                  <mi mathvariant="normal">¨</mi>
                </mover>
                <mn>2</mn>
              </msub>
            </mrow>
            <mrow>
              <mo stretchy="false">(</mo>
              <mi>t</mi>
              <mo stretchy="false">)</mo>
            </mrow>
          </mrow>
          <mo stretchy="false">)</mo>
        </mrow>
        <mo stretchy="false">+</mo>
        <mi>b</mi>
      </mrow>
      <msub>
        <mover accent="true">
          <mi>z</mi>
          <mi mathvariant="normal">˙</mi>
        </mover>
        <mn>2</mn>
      </msub>
      <mrow>
        <mrow>
          <mo stretchy="false">(</mo>
          <mi>t</mi>
          <mo stretchy="false">)</mo>
        </mrow>
        <mo stretchy="false">+</mo>
        <mi>k</mi>
      </mrow>
      <msub>
        <mi>z</mi>
        <mn>2</mn>
      </msub>
      <mrow>
        <mrow>
          <mo stretchy="false">(</mo>
          <mi>t</mi>
          <mo stretchy="false">)</mo>
        </mrow>
        <mi mathvariant="normal">=</mi>
        <msub>
          <mi>K</mi>
          <mi>e</mi>
        </msub>
      </mrow>
      <mi>u</mi>
      <mrow>
        <mo stretchy="false">(</mo>
        <mi>t</mi>
        <mo stretchy="false">)</mo>
      </mrow>
    </mrow>
    <annotation encoding="StarMath 5.0">z(t) = z_1(t) + z_2(t) ", so " m ({ddot z}_1(t) + {ddot z}_2(t)) + b {dot z}_2(t) + k z_2(t) = K_e u(t)</annotation>
  </semantics>
</math>
</file>

<file path=Object 69/content.xml><?xml version="1.0" encoding="utf-8"?>
<math xmlns="http://www.w3.org/1998/Math/MathML">
  <semantics>
    <mrow>
      <mrow>
        <mn>2</mn>
        <mi mathvariant="normal">⋅</mi>
        <msup>
          <mn>10</mn>
          <mrow>
            <mi mathvariant="normal">−</mi>
            <mn>6</mn>
          </mrow>
        </msup>
      </mrow>
      <msub>
        <mover accent="true">
          <mi>z</mi>
          <mi mathvariant="normal">¨</mi>
        </mover>
        <mn>1</mn>
      </msub>
      <mrow>
        <mrow>
          <mo stretchy="false">(</mo>
          <mi>t</mi>
          <mo stretchy="false">)</mo>
        </mrow>
        <mo stretchy="false">+</mo>
        <mrow>
          <mn>2</mn>
          <mi mathvariant="normal">⋅</mi>
          <msup>
            <mn>10</mn>
            <mrow>
              <mi mathvariant="normal">−</mi>
              <mn>6</mn>
            </mrow>
          </msup>
        </mrow>
      </mrow>
      <msub>
        <mover accent="true">
          <mi>z</mi>
          <mi mathvariant="normal">¨</mi>
        </mover>
        <mn>2</mn>
      </msub>
      <mrow>
        <mrow>
          <mo stretchy="false">(</mo>
          <mi>t</mi>
          <mo stretchy="false">)</mo>
        </mrow>
        <mo stretchy="false">+</mo>
        <mrow>
          <mn>5</mn>
          <mi mathvariant="normal">⋅</mi>
          <msup>
            <mn>10</mn>
            <mrow>
              <mi mathvariant="normal">−</mi>
              <mn>3</mn>
            </mrow>
          </msup>
        </mrow>
      </mrow>
      <msub>
        <mover accent="true">
          <mi>z</mi>
          <mi mathvariant="normal">˙</mi>
        </mover>
        <mn>2</mn>
      </msub>
      <mrow>
        <mrow>
          <mo stretchy="false">(</mo>
          <mi>t</mi>
          <mo stretchy="false">)</mo>
        </mrow>
        <mo stretchy="false">+</mo>
        <mn>400</mn>
      </mrow>
      <msub>
        <mi>z</mi>
        <mn>2</mn>
      </msub>
      <mrow>
        <mrow>
          <mo stretchy="false">(</mo>
          <mi>t</mi>
          <mo stretchy="false">)</mo>
        </mrow>
        <mi mathvariant="normal">=</mi>
        <mrow>
          <mn>2.5</mn>
          <mi mathvariant="normal">⋅</mi>
          <msup>
            <mn>10</mn>
            <mrow>
              <mi mathvariant="normal">−</mi>
              <mn>5</mn>
            </mrow>
          </msup>
        </mrow>
      </mrow>
      <mi>u</mi>
      <mrow>
        <mo stretchy="false">(</mo>
        <mi>t</mi>
        <mo stretchy="false">)</mo>
      </mrow>
    </mrow>
    <annotation encoding="StarMath 5.0">2 cdot 10^-6 {ddot z}_1(t) + 2 cdot 10^-6 {ddot z}_2(t) + 5 cdot 10^-3 {dot z}_2(t) + 400 z_2(t) = 2.5 cdot 10^-5 u(t)</annotation>
  </semantics>
</math>
</file>

<file path=Object 7/content.xml><?xml version="1.0" encoding="utf-8"?>
<math xmlns="http://www.w3.org/1998/Math/MathML">
  <semantics>
    <mrow>
      <mrow>
        <mi>J</mi>
        <mi mathvariant="normal">=</mi>
        <mfrac>
          <mn>1</mn>
          <mn>2</mn>
        </mfrac>
      </mrow>
      <mi>E</mi>
      <mfenced open="{" close="}">
        <mrow>
          <msup>
            <mfenced open="[" close="]">
              <mtable>
                <mtr>
                  <mtd>
                    <mrow>
                      <mi>x</mi>
                      <mrow>
                        <mo stretchy="false">(</mo>
                        <mi>N</mi>
                        <mo stretchy="false">)</mo>
                      </mrow>
                    </mrow>
                  </mtd>
                </mtr>
                <mtr>
                  <mtd>
                    <mrow>
                      <msubsup>
                        <mover accent="true">
                          <mi>x</mi>
                          <mo stretchy="false">ˆ</mo>
                        </mover>
                        <mi>w</mi>
                        <mi>o</mi>
                      </msubsup>
                      <mrow>
                        <mo stretchy="false">(</mo>
                        <mi>N</mi>
                        <mo stretchy="false">)</mo>
                      </mrow>
                    </mrow>
                  </mtd>
                </mtr>
              </mtable>
            </mfenced>
            <mi>T</mi>
          </msup>
          <mfenced open="[" close="]">
            <mtable>
              <mtr>
                <mtd>
                  <mi>S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fenced>
          <mrow>
            <mfenced open="[" close="]">
              <mtable>
                <mtr>
                  <mtd>
                    <mrow>
                      <mi>x</mi>
                      <mrow>
                        <mo stretchy="false">(</mo>
                        <mi>N</mi>
                        <mo stretchy="false">)</mo>
                      </mrow>
                    </mrow>
                  </mtd>
                </mtr>
                <mtr>
                  <mtd>
                    <mrow>
                      <msubsup>
                        <mover accent="true">
                          <mi>x</mi>
                          <mo stretchy="false">ˆ</mo>
                        </mover>
                        <mi>w</mi>
                        <mi>o</mi>
                      </msubsup>
                      <mrow>
                        <mo stretchy="false">(</mo>
                        <mi>N</mi>
                        <mo stretchy="false">)</mo>
                      </mrow>
                    </mrow>
                  </mtd>
                </mtr>
              </mtable>
            </mfenced>
            <mo stretchy="false">+</mo>
            <mrow>
              <munderover>
                <mi mathvariant="normal">∑</mi>
                <mrow>
                  <mi>k</mi>
                  <mi mathvariant="normal">=</mi>
                  <mn>0</mn>
                </mrow>
                <mrow>
                  <mi>N</mi>
                  <mi mathvariant="normal">−</mi>
                  <mn>1</mn>
                </mrow>
              </munderover>
              <mfenced open="" close="">
                <mrow>
                  <msup>
                    <mfenced open="[" close="]">
                      <mtable>
                        <mtr>
                          <mtd>
                            <mrow>
                              <mi>x</mi>
                              <mrow>
                                <mo stretchy="false">(</mo>
                                <mi>k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subsup>
                                <mover accent="true">
                                  <mi>x</mi>
                                  <mo stretchy="false">ˆ</mo>
                                </mover>
                                <mi>w</mi>
                                <mi>o</mi>
                              </msubsup>
                              <mrow>
                                <mo stretchy="false">(</mo>
                                <mi>k</mi>
                                <mo stretchy="false">)</mo>
                              </mrow>
                            </mrow>
                          </mtd>
                        </mtr>
                      </mtable>
                    </mfenced>
                    <mi>T</mi>
                  </msup>
                  <mfenced open="[" close="]">
                    <mtable>
                      <mtr>
                        <mtd>
                          <mi>Q</mi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n>0</mn>
                        </mtd>
                      </mtr>
                    </mtable>
                  </mfenced>
                  <mrow>
                    <mfenced open="[" close="]">
                      <mtable>
                        <mtr>
                          <mtd>
                            <mrow>
                              <mi>x</mi>
                              <mrow>
                                <mo stretchy="false">(</mo>
                                <mi>k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subsup>
                                <mover accent="true">
                                  <mi>x</mi>
                                  <mo stretchy="false">ˆ</mo>
                                </mover>
                                <mi>w</mi>
                                <mi>o</mi>
                              </msubsup>
                              <mrow>
                                <mo stretchy="false">(</mo>
                                <mi>k</mi>
                                <mo stretchy="false">)</mo>
                              </mrow>
                            </mrow>
                          </mtd>
                        </mtr>
                      </mtable>
                    </mfenced>
                    <mo stretchy="false">+</mo>
                    <msup>
                      <mi>u</mi>
                      <mi>T</mi>
                    </msup>
                  </mrow>
                  <mrow>
                    <mo stretchy="false">(</mo>
                    <mi>k</mi>
                    <mo stretchy="false">)</mo>
                  </mrow>
                  <mi>R</mi>
                  <mi>u</mi>
                  <mrow>
                    <mo stretchy="false">(</mo>
                    <mi>k</mi>
                    <mo stretchy="false">)</mo>
                  </mrow>
                </mrow>
              </mfenced>
            </mrow>
          </mrow>
        </mrow>
      </mfenced>
    </mrow>
    <annotation encoding="StarMath 5.0">J = 1 over 2 E left lbrace left [ matrix { x(N) ## {hat x}_w^o(N) } right ]^T left [ matrix { S # 0 ## 0 # 0 } right ] left [ matrix { x(N) ## {hat x}_w^o(N) } right ] + sum from k=0 to N-1 left ( left [ matrix { x(k) ## {hat x}_w^o(k) } right ]^T left [ matrix { Q # 0 ## 0 # 0 } right ] left [ matrix { x(k) ## {hat x}_w^o(k) } right ] + u^T(k) R u(k) right ) right rbrace</annotation>
  </semantics>
</math>
</file>

<file path=Object 70/content.xml><?xml version="1.0" encoding="utf-8"?>
<math xmlns="http://www.w3.org/1998/Math/MathML">
  <semantics>
    <mrow>
      <msub>
        <mover accent="true">
          <mi>z</mi>
          <mi mathvariant="normal">¨</mi>
        </mover>
        <mn>1</mn>
      </msub>
      <mrow>
        <mrow>
          <mo stretchy="false">(</mo>
          <mi>t</mi>
          <mo stretchy="false">)</mo>
        </mrow>
        <mi mathvariant="normal">=</mi>
        <mrow>
          <mi mathvariant="normal">−</mi>
          <mn>134</mn>
        </mrow>
      </mrow>
      <msub>
        <mover accent="true">
          <mi>z</mi>
          <mi mathvariant="normal">˙</mi>
        </mover>
        <mn>1</mn>
      </msub>
      <mrow>
        <mrow>
          <mo stretchy="false">(</mo>
          <mi>t</mi>
          <mo stretchy="false">)</mo>
        </mrow>
        <mi mathvariant="normal">−</mi>
        <mrow>
          <mrow>
            <mn>4.52</mn>
            <mi mathvariant="normal">⋅</mi>
            <msup>
              <mn>10</mn>
              <mn>9</mn>
            </msup>
          </mrow>
          <mi mathvariant="normal">⋅</mi>
          <msub>
            <mi>z</mi>
            <mn>1</mn>
          </msub>
        </mrow>
      </mrow>
      <mrow>
        <mrow>
          <mo stretchy="false">(</mo>
          <mi>t</mi>
          <mo stretchy="false">)</mo>
        </mrow>
        <mo stretchy="false">+</mo>
        <mrow>
          <mrow>
            <mn>1.367</mn>
            <mi mathvariant="normal">⋅</mi>
            <msup>
              <mn>10</mn>
              <mn>4</mn>
            </msup>
          </mrow>
          <mi mathvariant="normal">⋅</mi>
          <mi>w</mi>
        </mrow>
      </mrow>
      <mrow>
        <mrow>
          <mo stretchy="false">(</mo>
          <mi>t</mi>
          <mo stretchy="false">)</mo>
        </mrow>
        <mo stretchy="false">+</mo>
        <mn>68.35</mn>
      </mrow>
      <msub>
        <mover accent="true">
          <mi>z</mi>
          <mi mathvariant="normal">˙</mi>
        </mover>
        <mn>2</mn>
      </msub>
      <mrow>
        <mrow>
          <mo stretchy="false">(</mo>
          <mi>t</mi>
          <mo stretchy="false">)</mo>
        </mrow>
        <mo stretchy="false">+</mo>
        <mrow>
          <mn>5.468</mn>
          <mi mathvariant="normal">⋅</mi>
          <msup>
            <mn>10</mn>
            <mn>6</mn>
          </msup>
        </mrow>
      </mrow>
      <msub>
        <mi>z</mi>
        <mn>2</mn>
      </msub>
      <mrow>
        <mrow>
          <mo stretchy="false">(</mo>
          <mi>t</mi>
          <mo stretchy="false">)</mo>
        </mrow>
        <mi mathvariant="normal">−</mi>
        <mn>0.34175</mn>
      </mrow>
      <mi>u</mi>
      <mrow>
        <mo stretchy="false">(</mo>
        <mi>t</mi>
        <mo stretchy="false">)</mo>
      </mrow>
    </mrow>
    <annotation encoding="StarMath 5.0">{ddot z}_1(t) = -134 {dot z}_1(t) - 4.52 cdot 10^9 cdot z_1(t) + 1.367 cdot 10^4 cdot w(t) + 68.35 {dot z}_2(t) + 5.468 cdot 10^6 z_2(t) - 0.34175 u(t)</annotation>
  </semantics>
</math>
</file>

<file path=Object 71/content.xml><?xml version="1.0" encoding="utf-8"?>
<math xmlns="http://www.w3.org/1998/Math/MathML">
  <semantics>
    <mrow>
      <msub>
        <mover accent="true">
          <mi>z</mi>
          <mi mathvariant="normal">¨</mi>
        </mover>
        <mn>2</mn>
      </msub>
      <mrow>
        <mrow>
          <mo stretchy="false">(</mo>
          <mi>t</mi>
          <mo stretchy="false">)</mo>
        </mrow>
        <mi mathvariant="normal">=</mi>
        <mrow>
          <mi mathvariant="normal">−</mi>
          <msub>
            <mover accent="true">
              <mi>z</mi>
              <mi mathvariant="normal">¨</mi>
            </mover>
            <mn>1</mn>
          </msub>
        </mrow>
      </mrow>
      <mrow>
        <mrow>
          <mo stretchy="false">(</mo>
          <mi>t</mi>
          <mo stretchy="false">)</mo>
        </mrow>
        <mi mathvariant="normal">−</mi>
        <mn>2500</mn>
      </mrow>
      <msub>
        <mover accent="true">
          <mi>z</mi>
          <mi mathvariant="normal">˙</mi>
        </mover>
        <mn>2</mn>
      </msub>
      <mrow>
        <mrow>
          <mo stretchy="false">(</mo>
          <mi>t</mi>
          <mo stretchy="false">)</mo>
        </mrow>
        <mi mathvariant="normal">−</mi>
        <mrow>
          <mn>2</mn>
          <mi mathvariant="normal">⋅</mi>
          <msup>
            <mn>10</mn>
            <mn>8</mn>
          </msup>
        </mrow>
      </mrow>
      <msub>
        <mi>z</mi>
        <mn>2</mn>
      </msub>
      <mrow>
        <mrow>
          <mo stretchy="false">(</mo>
          <mi>t</mi>
          <mo stretchy="false">)</mo>
        </mrow>
        <mo stretchy="false">+</mo>
        <mn>12.5</mn>
      </mrow>
      <mi>u</mi>
      <mrow>
        <mo stretchy="false">(</mo>
        <mi>t</mi>
        <mo stretchy="false">)</mo>
      </mrow>
    </mrow>
    <annotation encoding="StarMath 5.0">{ddot z}_2(t) = - {ddot z}_1(t) - 2500 {dot z}_2(t) - 2 cdot 10^8 z_2(t) + 12.5 u(t)</annotation>
  </semantics>
</math>
</file>

<file path=Object 72/content.xml><?xml version="1.0" encoding="utf-8"?>
<math xmlns="http://www.w3.org/1998/Math/MathML">
  <semantics>
    <mrow>
      <mtext>Assuming the given transfer function was for the suspension by itself, since we know </mtext>
      <mi>w</mi>
      <mrow>
        <mo stretchy="false">(</mo>
        <mi>t</mi>
        <mo stretchy="false">)</mo>
      </mrow>
      <mtext> is in</mtext>
    </mrow>
    <annotation encoding="StarMath 5.0">"Assuming the given transfer function was for the suspension by itself, since we know " w(t) " is in"</annotation>
  </semantics>
</math>
</file>

<file path=Object 73/content.xml><?xml version="1.0" encoding="utf-8"?>
<math xmlns="http://www.w3.org/1998/Math/MathML">
  <semantics>
    <mrow>
      <mtext>units of force we have </mtext>
      <mrow>
        <msub>
          <mi>m</mi>
          <mn>1</mn>
        </msub>
        <mi mathvariant="normal">=</mi>
        <mrow>
          <mn>1</mn>
          <mi mathvariant="normal">/</mi>
          <mrow>
            <mo stretchy="false">(</mo>
            <mrow>
              <mn>1.367</mn>
              <mi mathvariant="normal">⋅</mi>
              <msup>
                <mn>10</mn>
                <mn>4</mn>
              </msup>
            </mrow>
            <mo stretchy="false">)</mo>
          </mrow>
        </mrow>
      </mrow>
      <mi>,</mi>
      <mi/>
      <mrow>
        <msub>
          <mi>b</mi>
          <mn>1</mn>
        </msub>
        <mi mathvariant="normal">=</mi>
        <mrow>
          <mn>134</mn>
          <mi mathvariant="normal">/</mi>
          <mrow>
            <mo stretchy="false">(</mo>
            <mrow>
              <mn>1.367</mn>
              <mi mathvariant="normal">⋅</mi>
              <msup>
                <mn>10</mn>
                <mn>4</mn>
              </msup>
            </mrow>
            <mo stretchy="false">)</mo>
          </mrow>
        </mrow>
      </mrow>
      <mi>,</mi>
      <mi/>
      <mrow>
        <msub>
          <mi>k</mi>
          <mn>1</mn>
        </msub>
        <mi mathvariant="normal">=</mi>
        <mrow>
          <mrow>
            <mn>4.52</mn>
            <mi mathvariant="normal">⋅</mi>
            <msup>
              <mn>10</mn>
              <mn>9</mn>
            </msup>
          </mrow>
          <mi mathvariant="normal">/</mi>
          <mrow>
            <mo stretchy="false">(</mo>
            <mrow>
              <mn>1.367</mn>
              <mi mathvariant="normal">⋅</mi>
              <msup>
                <mn>10</mn>
                <mn>4</mn>
              </msup>
            </mrow>
            <mo stretchy="false">)</mo>
          </mrow>
        </mrow>
      </mrow>
    </mrow>
    <annotation encoding="StarMath 5.0">"units of force we have " m_1 = 1 / (1.367 cdot 10^4) ,` b_1 = 134 / (1.367 cdot 10^4) ,` k_1 = 4.52 cdot 10^9 / (1.367 cdot 10^4)</annotation>
  </semantics>
</math>
</file>

<file path=Object 74/content.xml><?xml version="1.0" encoding="utf-8"?>
<math xmlns="http://www.w3.org/1998/Math/MathML">
  <semantics>
    <mrow>
      <msub>
        <mover accent="true">
          <mi>z</mi>
          <mi mathvariant="normal">¨</mi>
        </mover>
        <mn>2</mn>
      </msub>
      <mrow>
        <mrow>
          <mo stretchy="false">(</mo>
          <mi>t</mi>
          <mo stretchy="false">)</mo>
        </mrow>
        <mi mathvariant="normal">=</mi>
        <mn>134</mn>
      </mrow>
      <msub>
        <mover accent="true">
          <mi>z</mi>
          <mi mathvariant="normal">˙</mi>
        </mover>
        <mn>1</mn>
      </msub>
      <mrow>
        <mrow>
          <mo stretchy="false">(</mo>
          <mi>t</mi>
          <mo stretchy="false">)</mo>
        </mrow>
        <mo stretchy="false">+</mo>
        <mrow>
          <mrow>
            <mn>4.52</mn>
            <mi mathvariant="normal">⋅</mi>
            <msup>
              <mn>10</mn>
              <mn>9</mn>
            </msup>
          </mrow>
          <mi mathvariant="normal">⋅</mi>
          <msub>
            <mi>z</mi>
            <mn>1</mn>
          </msub>
        </mrow>
      </mrow>
      <mrow>
        <mrow>
          <mo stretchy="false">(</mo>
          <mi>t</mi>
          <mo stretchy="false">)</mo>
        </mrow>
        <mi mathvariant="normal">−</mi>
        <mrow>
          <mrow>
            <mn>1.367</mn>
            <mi mathvariant="normal">⋅</mi>
            <msup>
              <mn>10</mn>
              <mn>4</mn>
            </msup>
          </mrow>
          <mi mathvariant="normal">⋅</mi>
          <mi>w</mi>
        </mrow>
      </mrow>
      <mrow>
        <mrow>
          <mo stretchy="false">(</mo>
          <mi>t</mi>
          <mo stretchy="false">)</mo>
        </mrow>
        <mi mathvariant="normal">−</mi>
        <mn>2568.35</mn>
      </mrow>
      <msub>
        <mover accent="true">
          <mi>z</mi>
          <mi mathvariant="normal">˙</mi>
        </mover>
        <mn>2</mn>
      </msub>
      <mrow>
        <mrow>
          <mo stretchy="false">(</mo>
          <mi>t</mi>
          <mo stretchy="false">)</mo>
        </mrow>
        <mi mathvariant="normal">−</mi>
        <mrow>
          <mn>2.05468</mn>
          <mi mathvariant="normal">⋅</mi>
          <msup>
            <mn>10</mn>
            <mn>8</mn>
          </msup>
        </mrow>
      </mrow>
      <msub>
        <mi>z</mi>
        <mn>2</mn>
      </msub>
      <mrow>
        <mrow>
          <mo stretchy="false">(</mo>
          <mi>t</mi>
          <mo stretchy="false">)</mo>
        </mrow>
        <mo stretchy="false">+</mo>
        <mn>12.84175</mn>
      </mrow>
      <mi>u</mi>
      <mrow>
        <mo stretchy="false">(</mo>
        <mi>t</mi>
        <mo stretchy="false">)</mo>
      </mrow>
    </mrow>
    <annotation encoding="StarMath 5.0">{ddot z}_2(t) = 134 {dot z}_1(t) + 4.52 cdot 10^9 cdot z_1(t) - 1.367 cdot 10^4 cdot w(t) - 2568.35 {dot z}_2(t) - 2.05468 cdot 10^8 z_2(t) + 12.84175 u(t)</annotation>
  </semantics>
</math>
</file>

<file path=Object 75/content.xml><?xml version="1.0" encoding="utf-8"?>
<math xmlns="http://www.w3.org/1998/Math/MathML">
  <semantics>
    <mrow>
      <mtext>Let </mtext>
      <mi>x</mi>
      <mrow>
        <mrow>
          <mo stretchy="false">(</mo>
          <mi>t</mi>
          <mo stretchy="false">)</mo>
        </mrow>
        <mi mathvariant="normal">=</mi>
        <msup>
          <mrow>
            <mi stretchy="false" mathvariant="normal">[</mi>
            <mtable>
              <mtr>
                <mtd>
                  <mrow>
                    <msub>
                      <mi>z</mi>
                      <mn>1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  <mtd>
                  <mrow>
                    <msub>
                      <mi>z</mi>
                      <mn>2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  <mtd>
                  <mrow>
                    <msub>
                      <mover accent="true">
                        <mi>z</mi>
                        <mi mathvariant="normal">˙</mi>
                      </mover>
                      <mn>1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  <mtd>
                  <mrow>
                    <msub>
                      <mover accent="true">
                        <mi>z</mi>
                        <mi mathvariant="normal">˙</mi>
                      </mover>
                      <mn>2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</mtr>
            </mtable>
            <mi stretchy="false" mathvariant="normal">]</mi>
          </mrow>
          <mi>T</mi>
        </msup>
      </mrow>
      <mtext>, then </mtext>
      <mover accent="true">
        <mi>x</mi>
        <mi mathvariant="normal">˙</mi>
      </mover>
      <mrow>
        <mrow>
          <mo stretchy="false">(</mo>
          <mi>t</mi>
          <mo stretchy="false">)</mo>
        </mrow>
        <mi mathvariant="normal">=</mi>
        <msup>
          <mrow>
            <mi stretchy="false" mathvariant="normal">[</mi>
            <mtable>
              <mtr>
                <mtd>
                  <mrow>
                    <msub>
                      <mover accent="true">
                        <mi>z</mi>
                        <mi mathvariant="normal">˙</mi>
                      </mover>
                      <mn>1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  <mtd>
                  <mrow>
                    <msub>
                      <mover accent="true">
                        <mi>z</mi>
                        <mi mathvariant="normal">˙</mi>
                      </mover>
                      <mn>2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  <mtd>
                  <mrow>
                    <msub>
                      <mover accent="true">
                        <mi>z</mi>
                        <mi mathvariant="normal">¨</mi>
                      </mover>
                      <mn>1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  <mtd>
                  <mrow>
                    <msub>
                      <mover accent="true">
                        <mi>z</mi>
                        <mi mathvariant="normal">¨</mi>
                      </mover>
                      <mn>2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</mtr>
            </mtable>
            <mi stretchy="false" mathvariant="normal">]</mi>
          </mrow>
          <mi>T</mi>
        </msup>
      </mrow>
    </mrow>
    <annotation encoding="StarMath 5.0">"Let " x(t) = [ matrix { z_1(t) # z_2(t) # {dot z}_1(t) # {dot z}_2(t) } ]^T ", then " dot x(t) = [ matrix { {dot z}_1(t) # {dot z}_2(t) # {ddot z}_1(t) # {ddot z}_2(t) } ]^T</annotation>
  </semantics>
</math>
</file>

<file path=Object 76/content.xml><?xml version="1.0" encoding="utf-8"?>
<math xmlns="http://www.w3.org/1998/Math/MathML">
  <semantics>
    <mrow>
      <mover accent="true">
        <mi>x</mi>
        <mi mathvariant="normal">˙</mi>
      </mover>
      <mrow>
        <mrow>
          <mo stretchy="false">(</mo>
          <mi>t</mi>
          <mo stretchy="false">)</mo>
        </mrow>
        <mi mathvariant="normal">=</mi>
        <mfenced open="[" close="]"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row>
                  <mrow>
                    <mi mathvariant="normal">−</mi>
                    <mn>4.52</mn>
                  </mrow>
                  <mi mathvariant="normal">⋅</mi>
                  <msup>
                    <mn>10</mn>
                    <mn>9</mn>
                  </msup>
                </mrow>
              </mtd>
              <mtd>
                <mrow>
                  <mn>5.468</mn>
                  <mi mathvariant="normal">⋅</mi>
                  <msup>
                    <mn>10</mn>
                    <mn>6</mn>
                  </msup>
                </mrow>
              </mtd>
              <mtd>
                <mrow>
                  <mi mathvariant="normal">−</mi>
                  <mn>134</mn>
                </mrow>
              </mtd>
              <mtd>
                <mn>68.35</mn>
              </mtd>
            </mtr>
            <mtr>
              <mtd>
                <mrow>
                  <mn>4.52</mn>
                  <mi mathvariant="normal">⋅</mi>
                  <msup>
                    <mn>10</mn>
                    <mn>9</mn>
                  </msup>
                </mrow>
              </mtd>
              <mtd>
                <mrow>
                  <mrow>
                    <mi mathvariant="normal">−</mi>
                    <mn>2.05468</mn>
                  </mrow>
                  <mi mathvariant="normal">⋅</mi>
                  <msup>
                    <mn>10</mn>
                    <mn>8</mn>
                  </msup>
                </mrow>
              </mtd>
              <mtd>
                <mn>134</mn>
              </mtd>
              <mtd>
                <mrow>
                  <mi mathvariant="normal">−</mi>
                  <mn>2568.35</mn>
                </mrow>
              </mtd>
            </mtr>
          </mtable>
        </mfenced>
      </mrow>
      <mrow>
        <mfenced open="[" close="]">
          <mtable>
            <mtr>
              <mtd>
                <mrow>
                  <msub>
                    <mi>z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z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z</mi>
                      <mi mathvariant="normal">˙</mi>
                    </mover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over accent="true">
                      <mi>z</mi>
                      <mi mathvariant="normal">˙</mi>
                    </mover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row>
                  <mi mathvariant="normal">−</mi>
                  <mn>0.34175</mn>
                </mrow>
              </mtd>
            </mtr>
            <mtr>
              <mtd>
                <mn>12.84175</mn>
              </mtd>
            </mtr>
          </mtable>
        </mfenced>
      </mrow>
      <mi>u</mi>
      <mrow>
        <mrow>
          <mo stretchy="false">(</mo>
          <mi>t</mi>
          <mo stretchy="false">)</mo>
        </mrow>
        <mo stretchy="false">+</mo>
        <mfenced open="[" close="]"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row>
                  <mn>1.367</mn>
                  <mi mathvariant="normal">⋅</mi>
                  <msup>
                    <mn>10</mn>
                    <mn>4</mn>
                  </msup>
                </mrow>
              </mtd>
            </mtr>
            <mtr>
              <mtd>
                <mrow>
                  <mrow>
                    <mi mathvariant="normal">−</mi>
                    <mn>1.367</mn>
                  </mrow>
                  <mi mathvariant="normal">⋅</mi>
                  <msup>
                    <mn>10</mn>
                    <mn>4</mn>
                  </msup>
                </mrow>
              </mtd>
            </mtr>
          </mtable>
        </mfenced>
      </mrow>
      <mi>w</mi>
      <mrow>
        <mo stretchy="false">(</mo>
        <mi>t</mi>
        <mo stretchy="false">)</mo>
      </mrow>
    </mrow>
    <annotation encoding="StarMath 5.0">dot x(t) = left [ matrix { 0 # 0 # 1 # 0 ## 0 # 0 # 0 # 1 ## -4.52 cdot 10^9 # 5.468 cdot 10^6 # -134 # 68.35 ## 4.52 cdot 10^9 # -2.05468 cdot 10^8 # 134 # -2568.35 } right ] left [ matrix { z_1(t) ## z_2(t) ## {dot z}_1(t) ## {dot z}_2(t) } right ] + left [ matrix { 0 ## 0 ## -0.34175 ## 12.84175 } right ] u(t) + left [ matrix { 0 ## 0 ## 1.367 cdot 10^4 ## -1.367 cdot 10^4 } right ] w(t)</annotation>
  </semantics>
</math>
</file>

<file path=Object 77/content.xml><?xml version="1.0" encoding="utf-8"?>
<math xmlns="http://www.w3.org/1998/Math/MathML">
  <semantics>
    <mrow>
      <mi>y</mi>
      <mrow>
        <mrow>
          <mo stretchy="false">(</mo>
          <mi>t</mi>
          <mo stretchy="false">)</mo>
        </mrow>
        <mi mathvariant="normal">=</mi>
        <mi>z</mi>
      </mrow>
      <mrow>
        <mrow>
          <mo stretchy="false">(</mo>
          <mi>t</mi>
          <mo stretchy="false">)</mo>
        </mrow>
        <mo stretchy="false">+</mo>
        <mi>v</mi>
      </mrow>
      <mrow>
        <mrow>
          <mo stretchy="false">(</mo>
          <mi>t</mi>
          <mo stretchy="false">)</mo>
        </mrow>
        <mi mathvariant="normal">=</mi>
        <msub>
          <mi>z</mi>
          <mn>1</mn>
        </msub>
      </mrow>
      <mrow>
        <mrow>
          <mo stretchy="false">(</mo>
          <mi>t</mi>
          <mo stretchy="false">)</mo>
        </mrow>
        <mo stretchy="false">+</mo>
        <msub>
          <mi>z</mi>
          <mn>2</mn>
        </msub>
      </mrow>
      <mrow>
        <mrow>
          <mo stretchy="false">(</mo>
          <mi>t</mi>
          <mo stretchy="false">)</mo>
        </mrow>
        <mo stretchy="false">+</mo>
        <mi>v</mi>
      </mrow>
      <mrow>
        <mrow>
          <mo stretchy="false">(</mo>
          <mi>t</mi>
          <mo stretchy="false">)</mo>
        </mrow>
        <mi mathvariant="normal">=</mi>
        <mrow>
          <mi stretchy="false" mathvariant="normal">[</mi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0</mn>
              </mtd>
            </mtr>
          </mtable>
          <mi stretchy="false" mathvariant="normal">]</mi>
        </mrow>
      </mrow>
      <mi>x</mi>
      <mrow>
        <mrow>
          <mo stretchy="false">(</mo>
          <mi>t</mi>
          <mo stretchy="false">)</mo>
        </mrow>
        <mo stretchy="false">+</mo>
        <mi>v</mi>
      </mrow>
      <mrow>
        <mo stretchy="false">(</mo>
        <mi>t</mi>
        <mo stretchy="false">)</mo>
      </mrow>
    </mrow>
    <annotation encoding="StarMath 5.0">y(t) = z(t) + v(t) = z_1(t) + z_2(t) + v(t) = [ matrix { 1 # 1 # 0 # 0 } ] x(t) + v(t)</annotation>
  </semantics>
</math>
</file>

<file path=Object 78/content.xml><?xml version="1.0" encoding="utf-8"?>
<math xmlns="http://www.w3.org/1998/Math/MathML">
  <semantics>
    <mrow>
      <mtext>TF from </mtext>
      <mi>u</mi>
      <mtext> to </mtext>
      <mi>x</mi>
      <mtext> is </mtext>
      <mi>G</mi>
      <mrow>
        <mrow>
          <mo stretchy="false">(</mo>
          <mi>s</mi>
          <mo stretchy="false">)</mo>
        </mrow>
        <mi mathvariant="normal">=</mi>
        <mi>C</mi>
      </mrow>
      <msup>
        <mrow>
          <mo stretchy="false">(</mo>
          <mrow>
            <mi>s</mi>
            <mrow>
              <mi>I</mi>
              <mi mathvariant="normal">−</mi>
              <mi>A</mi>
            </mrow>
          </mrow>
          <mo stretchy="false">)</mo>
        </mrow>
        <mrow>
          <mi mathvariant="normal">−</mi>
          <mn>1</mn>
        </mrow>
      </msup>
      <mrow>
        <mi>B</mi>
        <mi mathvariant="normal">=</mi>
        <mfrac>
          <mrow>
            <mn>12.5</mn>
            <mrow>
              <msup>
                <mi>s</mi>
                <mn>2</mn>
              </msup>
              <mo stretchy="false">+</mo>
              <mn>1675</mn>
            </mrow>
            <mrow>
              <mi>s</mi>
              <mo stretchy="false">+</mo>
              <mrow>
                <mn>5.65</mn>
                <mi mathvariant="normal">⋅</mi>
                <msup>
                  <mn>10</mn>
                  <mn>10</mn>
                </msup>
              </mrow>
            </mrow>
          </mrow>
          <mrow>
            <mrow>
              <msup>
                <mi>s</mi>
                <mn>4</mn>
              </msup>
              <mo stretchy="false">+</mo>
              <mn>2702</mn>
            </mrow>
            <mrow>
              <msup>
                <mi>s</mi>
                <mn>3</mn>
              </msup>
              <mo stretchy="false">+</mo>
              <mrow>
                <mn>4.726</mn>
                <mi mathvariant="normal">⋅</mi>
                <msup>
                  <mn>10</mn>
                  <mn>9</mn>
                </msup>
              </mrow>
            </mrow>
            <mrow>
              <msup>
                <mi>s</mi>
                <mn>2</mn>
              </msup>
              <mo stretchy="false">+</mo>
              <mrow>
                <mn>1.133</mn>
                <mi mathvariant="normal">⋅</mi>
                <msup>
                  <mn>10</mn>
                  <mn>13</mn>
                </msup>
              </mrow>
            </mrow>
            <mrow>
              <mi>s</mi>
              <mo stretchy="false">+</mo>
              <mrow>
                <mn>9.04</mn>
                <mi mathvariant="normal">⋅</mi>
                <msup>
                  <mn>10</mn>
                  <mn>17</mn>
                </msup>
              </mrow>
            </mrow>
          </mrow>
        </mfrac>
      </mrow>
    </mrow>
    <annotation encoding="StarMath 5.0">"TF from " u " to " x " is " G(s) = C (s I - A)^-1 B = {12.5 s^2 + 1675 s + 5.65 cdot 10^10} over {s^4 + 2702 s^3 + 4.726 cdot 10^9 s^2 + 1.133 cdot 10^13 s + 9.04 cdot 10^17}</annotation>
  </semantics>
</math>
</file>

<file path=Object 79/content.xml><?xml version="1.0" encoding="utf-8"?>
<math xmlns="http://www.w3.org/1998/Math/MathML">
  <semantics>
    <mrow>
      <mtext>Symmetric root locus of </mtext>
      <mi>G</mi>
      <mrow>
        <mo stretchy="false">(</mo>
        <mrow>
          <mi mathvariant="normal">−</mi>
          <mi>s</mi>
        </mrow>
        <mo stretchy="false">)</mo>
      </mrow>
      <mi>G</mi>
      <mrow>
        <mo stretchy="false">(</mo>
        <mi>s</mi>
        <mo stretchy="false">)</mo>
      </mrow>
      <mtext> shown on next page</mtext>
    </mrow>
    <annotation encoding="StarMath 5.0">"Symmetric root locus of " G(-s) G(s) " shown on next page"</annotation>
  </semantics>
</math>
</file>

<file path=Object 8/content.xml><?xml version="1.0" encoding="utf-8"?>
<math xmlns="http://www.w3.org/1998/Math/MathML">
  <semantics>
    <mrow>
      <mtext>Luckily the cost </mtext>
      <mrow>
        <mi>J</mi>
        <mi mathvariant="normal">=</mi>
        <mfrac>
          <mn>1</mn>
          <mn>2</mn>
        </mfrac>
      </mrow>
      <mi>E</mi>
      <mfenced open="{" close="}">
        <mrow>
          <msup>
            <mi>x</mi>
            <mi>T</mi>
          </msup>
          <mrow>
            <mo stretchy="false">(</mo>
            <mi>N</mi>
            <mo stretchy="false">)</mo>
          </mrow>
          <mi>S</mi>
          <mi>x</mi>
          <mrow>
            <mrow>
              <mo stretchy="false">(</mo>
              <mi>N</mi>
              <mo stretchy="false">)</mo>
            </mrow>
            <mo stretchy="false">+</mo>
            <mrow>
              <munderover>
                <mi mathvariant="normal">∑</mi>
                <mrow>
                  <mi>k</mi>
                  <mi mathvariant="normal">=</mi>
                  <mn>0</mn>
                </mrow>
                <mrow>
                  <mi>N</mi>
                  <mi mathvariant="normal">−</mi>
                  <mn>1</mn>
                </mrow>
              </munderover>
              <mrow>
                <mi stretchy="false" mathvariant="normal">[</mi>
                <mrow>
                  <msup>
                    <mi>x</mi>
                    <mi>T</mi>
                  </msup>
                  <mrow>
                    <mo stretchy="false">(</mo>
                    <mi>k</mi>
                    <mo stretchy="false">)</mo>
                  </mrow>
                  <mi>Q</mi>
                  <mi>x</mi>
                  <mrow>
                    <mrow>
                      <mo stretchy="false">(</mo>
                      <mi>k</mi>
                      <mo stretchy="false">)</mo>
                    </mrow>
                    <mo stretchy="false">+</mo>
                    <msup>
                      <mi>u</mi>
                      <mi>T</mi>
                    </msup>
                  </mrow>
                  <mrow>
                    <mo stretchy="false">(</mo>
                    <mi>k</mi>
                    <mo stretchy="false">)</mo>
                  </mrow>
                  <mi>R</mi>
                  <mi>u</mi>
                  <mrow>
                    <mo stretchy="false">(</mo>
                    <mi>k</mi>
                    <mo stretchy="false">)</mo>
                  </mrow>
                </mrow>
                <mi stretchy="false" mathvariant="normal">]</mi>
              </mrow>
            </mrow>
          </mrow>
        </mrow>
      </mfenced>
      <mtext> is equivalent to:</mtext>
    </mrow>
    <annotation encoding="StarMath 5.0">"Luckily the cost " J = 1 over 2 E left lbrace x^T(N) S x(N) + sum from k=0 to N-1 [x^T(k) Q x(k) + u^T(k) R u(k)] right rbrace " is equivalent to:"</annotation>
  </semantics>
</math>
</file>

<file path=Object 80/content.xml><?xml version="1.0" encoding="utf-8"?>
<math xmlns="http://www.w3.org/1998/Math/MathML">
  <semantics>
    <mrow>
      <mtext>stationary LQG regulator minimizing cost </mtext>
      <mrow>
        <mi>J</mi>
        <mi mathvariant="normal">=</mi>
        <mi>E</mi>
      </mrow>
      <mrow>
        <mrow>
          <mrow>
            <mi stretchy="false" mathvariant="normal">{</mi>
            <mrow>
              <msup>
                <mi>z</mi>
                <mn>2</mn>
              </msup>
              <mrow>
                <mrow>
                  <mo stretchy="false">(</mo>
                  <mi>t</mi>
                  <mo stretchy="false">)</mo>
                </mrow>
                <mo stretchy="false">+</mo>
                <mi>R</mi>
              </mrow>
              <msup>
                <mi>u</mi>
                <mn>2</mn>
              </msup>
              <mrow>
                <mo stretchy="false">(</mo>
                <mi>t</mi>
                <mo stretchy="false">)</mo>
              </mrow>
            </mrow>
            <mi stretchy="false" mathvariant="normal">}</mi>
          </mrow>
          <mi mathvariant="normal">/</mi>
          <mn>2</mn>
        </mrow>
        <mi mathvariant="normal">=</mi>
        <mi>E</mi>
      </mrow>
      <mrow>
        <mrow>
          <mi stretchy="false" mathvariant="normal">{</mi>
          <mrow>
            <msup>
              <mi>x</mi>
              <mi>T</mi>
            </msup>
            <mrow>
              <mo stretchy="false">(</mo>
              <mi>t</mi>
              <mo stretchy="false">)</mo>
            </mrow>
            <msup>
              <mi>C</mi>
              <mi>T</mi>
            </msup>
            <mi>C</mi>
            <mi>x</mi>
            <mrow>
              <mrow>
                <mo stretchy="false">(</mo>
                <mi>t</mi>
                <mo stretchy="false">)</mo>
              </mrow>
              <mo stretchy="false">+</mo>
              <mi>R</mi>
            </mrow>
            <msup>
              <mi>u</mi>
              <mn>2</mn>
            </msup>
            <mrow>
              <mo stretchy="false">(</mo>
              <mi>t</mi>
              <mo stretchy="false">)</mo>
            </mrow>
          </mrow>
          <mi stretchy="false" mathvariant="normal">}</mi>
        </mrow>
        <mi mathvariant="normal">/</mi>
        <mn>2</mn>
      </mrow>
    </mrow>
    <annotation encoding="StarMath 5.0">"stationary LQG regulator minimizing cost " J = E lbrace z^2(t) + R u^2(t) rbrace / 2 = E lbrace x^T(t) C^T C x(t) + R u^2(t) rbrace / 2</annotation>
  </semantics>
</math>
</file>

<file path=Object 81/content.xml><?xml version="1.0" encoding="utf-8"?>
<math xmlns="http://www.w3.org/1998/Math/MathML">
  <semantics>
    <mrow>
      <mtext>optimal controller </mtext>
      <msup>
        <mi>u</mi>
        <mi>o</mi>
      </msup>
      <mrow>
        <mrow>
          <mo stretchy="false">(</mo>
          <mi>t</mi>
          <mo stretchy="false">)</mo>
        </mrow>
        <mi mathvariant="normal">=</mi>
        <mrow>
          <mi mathvariant="normal">−</mi>
          <mi>K</mi>
        </mrow>
      </mrow>
      <mover accent="true">
        <mi>x</mi>
        <mo stretchy="false">ˆ</mo>
      </mover>
      <mrow>
        <mo stretchy="false">(</mo>
        <mi>t</mi>
        <mo stretchy="false">)</mo>
      </mrow>
      <mi>,</mi>
      <mi/>
      <mrow>
        <mi>K</mi>
        <mi mathvariant="normal">=</mi>
        <msup>
          <mi>R</mi>
          <mrow>
            <mi mathvariant="normal">−</mi>
            <mn>1</mn>
          </mrow>
        </msup>
      </mrow>
      <msup>
        <mi>B</mi>
        <mi>T</mi>
      </msup>
      <mi>P</mi>
      <mi>,</mi>
      <mi/>
      <msup>
        <mi>A</mi>
        <mi>T</mi>
      </msup>
      <mrow>
        <mi>P</mi>
        <mo stretchy="false">+</mo>
        <mi>P</mi>
      </mrow>
      <mrow>
        <mi>A</mi>
        <mo stretchy="false">+</mo>
        <msup>
          <mi>C</mi>
          <mi>T</mi>
        </msup>
      </mrow>
      <mrow>
        <mi>C</mi>
        <mi mathvariant="normal">−</mi>
        <mi>P</mi>
      </mrow>
      <mi>B</mi>
      <msup>
        <mi>R</mi>
        <mrow>
          <mi mathvariant="normal">−</mi>
          <mn>1</mn>
        </mrow>
      </msup>
      <msup>
        <mi>B</mi>
        <mi>T</mi>
      </msup>
      <mrow>
        <mi>P</mi>
        <mi mathvariant="normal">=</mi>
        <mn>0</mn>
      </mrow>
    </mrow>
    <annotation encoding="StarMath 5.0">"optimal controller " u^o(t) = -K hat x(t) ,` K = R^-1 B^T P ,` A^T P + P A + C^T C - P B R^-1 B^T P = 0</annotation>
  </semantics>
</math>
</file>

<file path=Object 82/content.xml><?xml version="1.0" encoding="utf-8"?>
<math xmlns="http://www.w3.org/1998/Math/MathML">
  <semantics>
    <mrow>
      <mtext>optimal cost </mtext>
      <mrow>
        <msup>
          <mi>J</mi>
          <mi>o</mi>
        </msup>
        <mi mathvariant="normal">=</mi>
        <mi>trace</mi>
      </mrow>
      <mrow>
        <mi stretchy="false" mathvariant="normal">{</mi>
        <mrow>
          <mi>P</mi>
          <mrow>
            <mi stretchy="false" mathvariant="normal">[</mi>
            <mrow>
              <mi>B</mi>
              <mi>K</mi>
              <mrow>
                <mi>M</mi>
                <mo stretchy="false">+</mo>
                <msub>
                  <mi>B</mi>
                  <mi>w</mi>
                </msub>
              </mrow>
              <mi>W</mi>
              <msubsup>
                <mi>B</mi>
                <mi>w</mi>
                <mi>T</mi>
              </msubsup>
            </mrow>
            <mi stretchy="false" mathvariant="normal">]</mi>
          </mrow>
        </mrow>
        <mi stretchy="false" mathvariant="normal">}</mi>
      </mrow>
      <mtext>, for </mtext>
      <mrow>
        <mi>R</mi>
        <mi mathvariant="normal">=</mi>
        <mn>1</mn>
      </mrow>
      <mtext> we have </mtext>
      <mrow>
        <msup>
          <mi>J</mi>
          <mi>o</mi>
        </msup>
        <mi mathvariant="normal">=</mi>
        <mrow>
          <mn>7.8156</mn>
          <mi mathvariant="normal">⋅</mi>
          <msup>
            <mn>10</mn>
            <mrow>
              <mi mathvariant="normal">−</mi>
              <mn>14</mn>
            </mrow>
          </msup>
        </mrow>
      </mrow>
    </mrow>
    <annotation encoding="StarMath 5.0">"optimal cost " J^o = func trace lbrace P [B K M + B_w W B_w^T] rbrace ", for " R = 1 " we have " J^o = 7.8156 cdot 10^-14</annotation>
  </semantics>
</math>
</file>

<file path=Object 83/content.xml><?xml version="1.0" encoding="utf-8"?>
<math xmlns="http://www.w3.org/1998/Math/MathML">
  <semantics>
    <mrow>
      <mtext>KF estimator </mtext>
      <mover accent="true">
        <mover accent="true">
          <mi>x</mi>
          <mo stretchy="false">ˆ</mo>
        </mover>
        <mi mathvariant="normal">˙</mi>
      </mover>
      <mrow>
        <mrow>
          <mo stretchy="false">(</mo>
          <mi>t</mi>
          <mo stretchy="false">)</mo>
        </mrow>
        <mi mathvariant="normal">=</mi>
        <mi>A</mi>
      </mrow>
      <mover accent="true">
        <mi>x</mi>
        <mo stretchy="false">ˆ</mo>
      </mover>
      <mrow>
        <mrow>
          <mo stretchy="false">(</mo>
          <mi>t</mi>
          <mo stretchy="false">)</mo>
        </mrow>
        <mo stretchy="false">+</mo>
        <mi>B</mi>
      </mrow>
      <mi>u</mi>
      <mrow>
        <mrow>
          <mo stretchy="false">(</mo>
          <mi>t</mi>
          <mo stretchy="false">)</mo>
        </mrow>
        <mo stretchy="false">+</mo>
        <mi>L</mi>
      </mrow>
      <mrow>
        <mo stretchy="false">(</mo>
        <mrow>
          <mi>y</mi>
          <mrow>
            <mrow>
              <mo stretchy="false">(</mo>
              <mi>t</mi>
              <mo stretchy="false">)</mo>
            </mrow>
            <mi mathvariant="normal">−</mi>
            <mi>C</mi>
          </mrow>
          <mover accent="true">
            <mi>x</mi>
            <mo stretchy="false">ˆ</mo>
          </mover>
          <mrow>
            <mo stretchy="false">(</mo>
            <mi>t</mi>
            <mo stretchy="false">)</mo>
          </mrow>
        </mrow>
        <mo stretchy="false">)</mo>
      </mrow>
      <mi>,</mi>
      <mi/>
      <mrow>
        <mi>L</mi>
        <mi mathvariant="normal">=</mi>
        <mi>M</mi>
      </mrow>
      <msup>
        <mi>C</mi>
        <mi>T</mi>
      </msup>
      <msup>
        <mi>V</mi>
        <mrow>
          <mi mathvariant="normal">−</mi>
          <mn>1</mn>
        </mrow>
      </msup>
    </mrow>
    <annotation encoding="StarMath 5.0">"KF estimator " dot{hat x}(t) = A hat x(t) + B u(t) + L (y(t) - C hat x(t)),` L = M C^T V^-1</annotation>
  </semantics>
</math>
</file>

<file path=Object 84/content.xml><?xml version="1.0" encoding="utf-8"?>
<math xmlns="http://www.w3.org/1998/Math/MathML">
  <semantics>
    <mrow>
      <mi>A</mi>
      <mrow>
        <mi>M</mi>
        <mo stretchy="false">+</mo>
        <mi>M</mi>
      </mrow>
      <mrow>
        <msup>
          <mi>A</mi>
          <mi>T</mi>
        </msup>
        <mi mathvariant="normal">=</mi>
        <mrow>
          <mi mathvariant="normal">−</mi>
          <msub>
            <mi>B</mi>
            <mi>w</mi>
          </msub>
        </mrow>
      </mrow>
      <mi>W</mi>
      <mrow>
        <msubsup>
          <mi>B</mi>
          <mi>w</mi>
          <mi>T</mi>
        </msubsup>
        <mo stretchy="false">+</mo>
        <mi>M</mi>
      </mrow>
      <msup>
        <mi>C</mi>
        <mi>T</mi>
      </msup>
      <msup>
        <mi>V</mi>
        <mrow>
          <mi mathvariant="normal">−</mi>
          <mn>1</mn>
        </mrow>
      </msup>
      <mi>C</mi>
      <mi>M</mi>
      <mi>,</mi>
      <mi/>
      <mrow>
        <mi>W</mi>
        <mi mathvariant="normal">=</mi>
        <mi>E</mi>
      </mrow>
      <mrow>
        <mrow>
          <mi stretchy="false" mathvariant="normal">{</mi>
          <mrow>
            <mi>w</mi>
            <msup>
              <mrow>
                <mo stretchy="false">(</mo>
                <mi>t</mi>
                <mo stretchy="false">)</mo>
              </mrow>
              <mn>2</mn>
            </msup>
          </mrow>
          <mi stretchy="false" mathvariant="normal">}</mi>
        </mrow>
        <mi mathvariant="normal">=</mi>
        <mrow>
          <mn>1.01</mn>
          <mi mathvariant="normal">⋅</mi>
          <msup>
            <mn>10</mn>
            <mrow>
              <mi mathvariant="normal">−</mi>
              <mn>7</mn>
            </mrow>
          </msup>
        </mrow>
      </mrow>
      <mi>,</mi>
      <mi/>
      <mrow>
        <mi>V</mi>
        <mi mathvariant="normal">=</mi>
        <mi>E</mi>
      </mrow>
      <mrow>
        <mrow>
          <mi stretchy="false" mathvariant="normal">{</mi>
          <mrow>
            <mi>v</mi>
            <msup>
              <mrow>
                <mo stretchy="false">(</mo>
                <mi>t</mi>
                <mo stretchy="false">)</mo>
              </mrow>
              <mn>2</mn>
            </msup>
          </mrow>
          <mi stretchy="false" mathvariant="normal">}</mi>
        </mrow>
        <mi mathvariant="normal">=</mi>
        <mrow>
          <mn>1.66</mn>
          <mi mathvariant="normal">⋅</mi>
          <msup>
            <mn>10</mn>
            <mrow>
              <mi mathvariant="normal">−</mi>
              <mn>14</mn>
            </mrow>
          </msup>
        </mrow>
      </mrow>
    </mrow>
    <annotation encoding="StarMath 5.0">A M + M A^T = -B_w W B_w^T + M C^T V^-1 C M ,` W = E lbrace w(t)^2 rbrace = 1.01 cdot 10^-7 ,` V = E lbrace v(t)^2 rbrace = 1.66 cdot 10^-14</annotation>
  </semantics>
</math>
</file>

<file path=Object 85/content.xml><?xml version="1.0" encoding="utf-8"?>
<math xmlns="http://www.w3.org/1998/Math/MathML">
  <semantics>
    <mrow>
      <mtext>For </mtext>
      <mrow>
        <mi>R</mi>
        <mi mathvariant="normal">=</mi>
        <mn>1</mn>
      </mrow>
      <mtext>, Matlab gives </mtext>
      <mrow>
        <mi>P</mi>
        <mi mathvariant="normal">=</mi>
        <mfenced open="[" close="]">
          <mtable>
            <mtr>
              <mtd>
                <mrow>
                  <mn>2.288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2.098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6.7825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row>
                    <mi mathvariant="normal">−</mi>
                    <mn>1.0384</mn>
                  </mrow>
                  <mi mathvariant="normal">⋅</mi>
                  <msup>
                    <mn>10</mn>
                    <mrow>
                      <mi mathvariant="normal">−</mi>
                      <mn>10</mn>
                    </mrow>
                  </msup>
                </mrow>
              </mtd>
            </mtr>
            <mtr>
              <mtd>
                <mrow>
                  <mn>2.098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2.0674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2.7321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2.5062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</mtr>
            <mtr>
              <mtd>
                <mrow>
                  <mn>6.7825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2.7321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1.1008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1.0502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</mtr>
            <mtr>
              <mtd>
                <mrow>
                  <mrow>
                    <mi mathvariant="normal">−</mi>
                    <mn>1.0384</mn>
                  </mrow>
                  <mi mathvariant="normal">⋅</mi>
                  <msup>
                    <mn>10</mn>
                    <mrow>
                      <mi mathvariant="normal">−</mi>
                      <mn>10</mn>
                    </mrow>
                  </msup>
                </mrow>
              </mtd>
              <mtd>
                <mrow>
                  <mn>2.5062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1.0502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1.0037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</mtr>
          </mtable>
        </mfenced>
      </mrow>
    </mrow>
    <annotation encoding="StarMath 5.0">"For " R = 1 ", Matlab gives " P = left [ matrix { 2.288 cdot 10^-4 # 2.098 cdot 10^-4 # 6.7825 cdot 10^-12 # -1.0384 cdot 10^-10 ## 2.098 cdot 10^-4 # 2.0674 cdot 10^-4 # 2.7321 cdot 10^-9 # 2.5062 cdot 10^-9 ## 6.7825 cdot 10^-12 # 2.7321 cdot 10^-9 # 1.1008 cdot 10^-12 # 1.0502 cdot 10^-12 ## -1.0384 cdot 10^-10 # 2.5062 cdot 10^-9 # 1.0502 cdot 10^-12 # 1.0037 cdot 10^-12 } right ]</annotation>
  </semantics>
</math>
</file>

<file path=Object 86/content.xml><?xml version="1.0" encoding="utf-8"?>
<math xmlns="http://www.w3.org/1998/Math/MathML">
  <semantics>
    <mrow>
      <mtext>and </mtext>
      <mrow>
        <mi>K</mi>
        <mi mathvariant="normal">=</mi>
        <mrow>
          <mi stretchy="false" mathvariant="normal">[</mi>
          <mtable>
            <mtr>
              <mtd>
                <mrow>
                  <mrow>
                    <mi mathvariant="normal">−</mi>
                    <mn>1.3358</mn>
                  </mrow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3.125</mn>
                  <mi mathvariant="normal">⋅</mi>
                  <msup>
                    <mn>10</mn>
                    <mrow>
                      <mi mathvariant="normal">−</mi>
                      <mn>8</mn>
                    </mrow>
                  </msup>
                </mrow>
              </mtd>
              <mtd>
                <mrow>
                  <mn>1.311</mn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  <mtd>
                <mrow>
                  <mn>1.2531</mn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</mtr>
          </mtable>
          <mi stretchy="false" mathvariant="normal">]</mi>
        </mrow>
      </mrow>
      <mtext>, both from </mtext>
      <mi>care</mi>
      <mrow>
        <mo stretchy="false">(</mo>
        <mrow>
          <mi>A</mi>
          <mi>,</mi>
          <mi>B</mi>
          <mi>,</mi>
          <msup>
            <mi>C</mi>
            <mi>T</mi>
          </msup>
          <mi>C</mi>
          <mi>,</mi>
          <mi>R</mi>
        </mrow>
        <mo stretchy="false">)</mo>
      </mrow>
    </mrow>
    <annotation encoding="StarMath 5.0">"and " K = [ matrix { -1.3358 cdot 10^-9 # 3.125 cdot 10^-8 # 1.311 cdot 10^-11 # 1.2531 cdot 10^-11 } ] ", both from " func care(A, B, C^T C, R)</annotation>
  </semantics>
</math>
</file>

<file path=Object 87/content.xml><?xml version="1.0" encoding="utf-8"?>
<math xmlns="http://www.w3.org/1998/Math/MathML">
  <semantics>
    <mrow>
      <mtext>Matlab says </mtext>
      <mrow>
        <mi>M</mi>
        <mi mathvariant="normal">=</mi>
        <mfenced open="[" close="]">
          <mtable>
            <mtr>
              <mtd>
                <mrow>
                  <mn>9.9388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row>
                    <mi mathvariant="normal">−</mi>
                    <mn>1.0381</mn>
                  </mrow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  <mtd>
                <mrow>
                  <mn>5.895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2.7248</mn>
                  <mi mathvariant="normal">⋅</mi>
                  <msup>
                    <mn>10</mn>
                    <mrow>
                      <mi mathvariant="normal">−</mi>
                      <mn>8</mn>
                    </mrow>
                  </msup>
                </mrow>
              </mtd>
            </mtr>
            <mtr>
              <mtd>
                <mrow>
                  <mrow>
                    <mi mathvariant="normal">−</mi>
                    <mn>1.0381</mn>
                  </mrow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  <mtd>
                <mrow>
                  <mn>1.0902</mn>
                  <mi mathvariant="normal">⋅</mi>
                  <msup>
                    <mn>10</mn>
                    <mrow>
                      <mi mathvariant="normal">−</mi>
                      <mn>11</mn>
                    </mrow>
                  </msup>
                </mrow>
              </mtd>
              <mtd>
                <mrow>
                  <mrow>
                    <mi mathvariant="normal">−</mi>
                    <mn>2.7262</mn>
                  </mrow>
                  <mi mathvariant="normal">⋅</mi>
                  <msup>
                    <mn>10</mn>
                    <mrow>
                      <mi mathvariant="normal">−</mi>
                      <mn>8</mn>
                    </mrow>
                  </msup>
                </mrow>
              </mtd>
              <mtd>
                <mrow>
                  <mn>8.1553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</mtr>
            <mtr>
              <mtd>
                <mrow>
                  <mn>5.895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row>
                    <mi mathvariant="normal">−</mi>
                    <mn>2.7262</mn>
                  </mrow>
                  <mi mathvariant="normal">⋅</mi>
                  <msup>
                    <mn>10</mn>
                    <mrow>
                      <mi mathvariant="normal">−</mi>
                      <mn>8</mn>
                    </mrow>
                  </msup>
                </mrow>
              </mtd>
              <mtd>
                <mrow>
                  <mn>4.4979</mn>
                  <mi mathvariant="normal">⋅</mi>
                  <msup>
                    <mn>10</mn>
                    <mrow>
                      <mi mathvariant="normal">−</mi>
                      <mn>2</mn>
                    </mrow>
                  </msup>
                </mrow>
              </mtd>
              <mtd>
                <mrow>
                  <mrow>
                    <mi mathvariant="normal">−</mi>
                    <mn>4.6987</mn>
                  </mrow>
                  <mi mathvariant="normal">⋅</mi>
                  <msup>
                    <mn>10</mn>
                    <mrow>
                      <mi mathvariant="normal">−</mi>
                      <mn>2</mn>
                    </mrow>
                  </msup>
                </mrow>
              </mtd>
            </mtr>
            <mtr>
              <mtd>
                <mrow>
                  <mn>2.7248</mn>
                  <mi mathvariant="normal">⋅</mi>
                  <msup>
                    <mn>10</mn>
                    <mrow>
                      <mi mathvariant="normal">−</mi>
                      <mn>8</mn>
                    </mrow>
                  </msup>
                </mrow>
              </mtd>
              <mtd>
                <mrow>
                  <mn>8.1553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row>
                    <mi mathvariant="normal">−</mi>
                    <mn>4.6987</mn>
                  </mrow>
                  <mi mathvariant="normal">⋅</mi>
                  <msup>
                    <mn>10</mn>
                    <mrow>
                      <mi mathvariant="normal">−</mi>
                      <mn>2</mn>
                    </mrow>
                  </msup>
                </mrow>
              </mtd>
              <mtd>
                <mrow>
                  <mn>4.9168</mn>
                  <mi mathvariant="normal">⋅</mi>
                  <msup>
                    <mn>10</mn>
                    <mrow>
                      <mi mathvariant="normal">−</mi>
                      <mn>2</mn>
                    </mrow>
                  </msup>
                </mrow>
              </mtd>
            </mtr>
          </mtable>
        </mfenced>
      </mrow>
      <mi>,</mi>
      <mi/>
      <mrow>
        <mi>L</mi>
        <mi mathvariant="normal">=</mi>
        <mfenced open="[" close="]">
          <mtable>
            <mtr>
              <mtd>
                <mrow>
                  <mi mathvariant="normal">−</mi>
                  <mn>26.65</mn>
                </mrow>
              </mtd>
            </mtr>
            <mtr>
              <mtd>
                <mn>31.346</mn>
              </mtd>
            </mtr>
            <mtr>
              <mtd>
                <mrow>
                  <mrow>
                    <mi mathvariant="normal">−</mi>
                    <mn>1.642</mn>
                  </mrow>
                  <mi mathvariant="normal">⋅</mi>
                  <msup>
                    <mn>10</mn>
                    <mn>6</mn>
                  </msup>
                </mrow>
              </mtd>
            </mtr>
            <mtr>
              <mtd>
                <mrow>
                  <mn>1.642</mn>
                  <mi mathvariant="normal">⋅</mi>
                  <msup>
                    <mn>10</mn>
                    <mn>6</mn>
                  </msup>
                </mrow>
              </mtd>
            </mtr>
          </mtable>
        </mfenced>
      </mrow>
    </mrow>
    <annotation encoding="StarMath 5.0">"Matlab says " M = left [ matrix { 9.9388 cdot 10^-12 # -1.0381 cdot 10^-11 # 5.895 cdot 10^-12 # 2.7248 cdot 10^-8 ## -1.0381 cdot 10^-11 # 1.0902 cdot 10^-11 # -2.7262 cdot 10^-8 # 8.1553 cdot 10^-12 ## 5.895 cdot 10^-12 # -2.7262 cdot 10^-8 # 4.4979 cdot 10^-2 # -4.6987 cdot 10^-2 ## 2.7248 cdot 10^-8 # 8.1553 cdot 10^-12 # -4.6987 cdot 10^-2 # 4.9168 cdot 10^-2 } right ] ,` L = left [ matrix { -26.65 ## 31.346 ## -1.642 cdot 10^6 ## 1.642 cdot 10^6 } right ]</annotation>
  </semantics>
</math>
</file>

<file path=Object 88/content.xml><?xml version="1.0" encoding="utf-8"?>
<math xmlns="http://www.w3.org/1998/Math/MathML">
  <semantics>
    <mrow>
      <mtext>from </mtext>
      <mi>care</mi>
      <mrow>
        <mo stretchy="false">(</mo>
        <mrow>
          <msup>
            <mi>A</mi>
            <mi>T</mi>
          </msup>
          <mi>,</mi>
          <msup>
            <mi>C</mi>
            <mi>T</mi>
          </msup>
          <mi>,</mi>
          <msub>
            <mi>B</mi>
            <mi>w</mi>
          </msub>
          <mi>W</mi>
          <msubsup>
            <mi>B</mi>
            <mi>w</mi>
            <mi>T</mi>
          </msubsup>
          <mi>,</mi>
          <mi>V</mi>
        </mrow>
        <mo stretchy="false">)</mo>
      </mrow>
    </mrow>
    <annotation encoding="StarMath 5.0">"from " func care(A^T, C^T, B_w W B_w^T, V)</annotation>
  </semantics>
</math>
</file>

<file path=Object 89/content.xml><?xml version="1.0" encoding="utf-8"?>
<math xmlns="http://www.w3.org/1998/Math/MathML">
  <semantics>
    <mrow>
      <mtext>For </mtext>
      <mrow>
        <mi>R</mi>
        <mi mathvariant="normal">=</mi>
        <msup>
          <mn>10</mn>
          <mrow>
            <mi mathvariant="normal">−</mi>
            <mn>10</mn>
          </mrow>
        </msup>
      </mrow>
      <mtext>, LQR result is </mtext>
      <mrow>
        <mi>P</mi>
        <mi mathvariant="normal">=</mi>
        <mfenced open="[" close="]">
          <mtable>
            <mtr>
              <mtd>
                <mrow>
                  <mn>2.2873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2.0973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7.6393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row>
                    <mi mathvariant="normal">−</mi>
                    <mn>1.0298</mn>
                  </mrow>
                  <mi mathvariant="normal">⋅</mi>
                  <msup>
                    <mn>10</mn>
                    <mrow>
                      <mi mathvariant="normal">−</mi>
                      <mn>10</mn>
                    </mrow>
                  </msup>
                </mrow>
              </mtd>
            </mtr>
            <mtr>
              <mtd>
                <mrow>
                  <mn>2.0973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2.0668</mn>
                  <mi mathvariant="normal">⋅</mi>
                  <msup>
                    <mn>10</mn>
                    <mrow>
                      <mi mathvariant="normal">−</mi>
                      <mn>4</mn>
                    </mrow>
                  </msup>
                </mrow>
              </mtd>
              <mtd>
                <mrow>
                  <mn>2.7321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2.5062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</mtr>
            <mtr>
              <mtd>
                <mrow>
                  <mn>7.6393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2.7321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1.1005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1.0499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</mtr>
            <mtr>
              <mtd>
                <mrow>
                  <mrow>
                    <mi mathvariant="normal">−</mi>
                    <mn>1.0298</mn>
                  </mrow>
                  <mi mathvariant="normal">⋅</mi>
                  <msup>
                    <mn>10</mn>
                    <mrow>
                      <mi mathvariant="normal">−</mi>
                      <mn>10</mn>
                    </mrow>
                  </msup>
                </mrow>
              </mtd>
              <mtd>
                <mrow>
                  <mn>2.5062</mn>
                  <mi mathvariant="normal">⋅</mi>
                  <msup>
                    <mn>10</mn>
                    <mrow>
                      <mi mathvariant="normal">−</mi>
                      <mn>9</mn>
                    </mrow>
                  </msup>
                </mrow>
              </mtd>
              <mtd>
                <mrow>
                  <mn>1.0499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  <mtd>
                <mrow>
                  <mn>1.0034</mn>
                  <mi mathvariant="normal">⋅</mi>
                  <msup>
                    <mn>10</mn>
                    <mrow>
                      <mi mathvariant="normal">−</mi>
                      <mn>12</mn>
                    </mrow>
                  </msup>
                </mrow>
              </mtd>
            </mtr>
          </mtable>
        </mfenced>
      </mrow>
    </mrow>
    <annotation encoding="StarMath 5.0">"For " R = 10^-10 ", LQR result is " P = left [ matrix { 2.2873 cdot 10^-4 # 2.0973 cdot 10^-4 # 7.6393 cdot 10^-12 # -1.0298 cdot 10^-10 ## 2.0973 cdot 10^-4 # 2.0668 cdot 10^-4 # 2.7321 cdot 10^-9 # 2.5062 cdot 10^-9 ## 7.6393 cdot 10^-12 # 2.7321 cdot 10^-9 # 1.1005 cdot 10^-12 # 1.0499 cdot 10^-12 ## -1.0298 cdot 10^-10 # 2.5062 cdot 10^-9 # 1.0499 cdot 10^-12 # 1.0034 cdot 10^-12 } right ]</annotation>
  </semantics>
</math>
</file>

<file path=Object 9/content.xml><?xml version="1.0" encoding="utf-8"?>
<math xmlns="http://www.w3.org/1998/Math/MathML">
  <semantics>
    <mrow>
      <mi>x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x</mi>
      <mrow>
        <mrow>
          <mo stretchy="false">(</mo>
          <mi>k</mi>
          <mo stretchy="false">)</mo>
        </mrow>
        <mo stretchy="false">+</mo>
        <mi>B</mi>
      </mrow>
      <mi>u</mi>
      <mrow>
        <mrow>
          <mo stretchy="false">(</mo>
          <mi>k</mi>
          <mo stretchy="false">)</mo>
        </mrow>
        <mo stretchy="false">+</mo>
        <msub>
          <mi>B</mi>
          <mi>w</mi>
        </msub>
      </mrow>
      <mi>w</mi>
      <mrow>
        <mo stretchy="false">(</mo>
        <mi>k</mi>
        <mo stretchy="false">)</mo>
      </mrow>
    </mrow>
    <annotation encoding="StarMath 5.0">x(k+1) = A x(k) + B u(k) + B_w w(k)</annotation>
  </semantics>
</math>
</file>

<file path=Object 90/content.xml><?xml version="1.0" encoding="utf-8"?>
<math xmlns="http://www.w3.org/1998/Math/MathML">
  <semantics>
    <mrow>
      <mtext>and </mtext>
      <mrow>
        <mi>K</mi>
        <mi mathvariant="normal">=</mi>
        <mrow>
          <mi stretchy="false" mathvariant="normal">[</mi>
          <mtable>
            <mtr>
              <mtd>
                <mrow>
                  <mi mathvariant="normal">−</mi>
                  <mn>13.251</mn>
                </mrow>
              </mtd>
              <mtd>
                <mn>312.5</mn>
              </mtd>
              <mtd>
                <mn>0.13106</mn>
              </mtd>
              <mtd>
                <mn>0.12527</mn>
              </mtd>
            </mtr>
          </mtable>
          <mi stretchy="false" mathvariant="normal">]</mi>
        </mrow>
      </mrow>
      <mtext>, with optimal cost </mtext>
      <mrow>
        <msup>
          <mi>J</mi>
          <mi>o</mi>
        </msup>
        <mi mathvariant="normal">=</mi>
        <mrow>
          <mn>7.8156</mn>
          <mi mathvariant="normal">⋅</mi>
          <msup>
            <mn>10</mn>
            <mrow>
              <mi mathvariant="normal">−</mi>
              <mn>14</mn>
            </mrow>
          </msup>
        </mrow>
      </mrow>
    </mrow>
    <annotation encoding="StarMath 5.0">"and " K = [ matrix { -13.251 # 312.5 # 0.13106 # 0.12527 } ] ", with optimal cost " J^o = 7.8156 cdot 10^-14</annotation>
  </semantics>
</math>
</file>

<file path=Object 91/content.xml><?xml version="1.0" encoding="utf-8"?>
<math xmlns="http://www.w3.org/1998/Math/MathML">
  <semantics>
    <mrow>
      <mrow>
        <msup>
          <mi>J</mi>
          <mi>o</mi>
        </msup>
        <mi mathvariant="normal">=</mi>
        <mi>trace</mi>
      </mrow>
      <mrow>
        <mi stretchy="false" mathvariant="normal">{</mi>
        <mrow>
          <msubsup>
            <mi>C</mi>
            <mi>Q</mi>
            <mi>T</mi>
          </msubsup>
          <msub>
            <mi>C</mi>
            <mi>Q</mi>
          </msub>
          <mrow>
            <mi>M</mi>
            <mo stretchy="false">+</mo>
            <msup>
              <mi>L</mi>
              <mi>T</mi>
            </msup>
          </mrow>
          <mi>P</mi>
          <mi>L</mi>
          <mi>V</mi>
        </mrow>
        <mi stretchy="false" mathvariant="normal">}</mi>
      </mrow>
    </mrow>
    <annotation encoding="StarMath 5.0">J^o = func trace lbrace C_Q^T C_Q M + L^T P L V rbrace</annotation>
  </semantics>
</math>
</file>

<file path=Object 92/content.xml><?xml version="1.0" encoding="utf-8"?>
<math xmlns="http://www.w3.org/1998/Math/MathML">
  <semantics>
    <mrow>
      <mrow>
        <mi>Q</mi>
        <mi mathvariant="normal">≥</mi>
        <mn>0</mn>
      </mrow>
      <mtext> by construction from </mtext>
      <msub>
        <mi>C</mi>
        <mi>Q</mi>
      </msub>
      <mi>,</mi>
      <mi/>
      <mrow>
        <mi>M</mi>
        <mi mathvariant="normal">≥</mi>
        <mn>0</mn>
      </mrow>
      <mtext> since it is the solution of a Kalman filter Riccati equation,</mtext>
    </mrow>
    <annotation encoding="StarMath 5.0">Q &gt;=0 " by construction from " C_Q ,` M &gt;= 0 " since it is the solution of a Kalman filter Riccati equation,"</annotation>
  </semantics>
</math>
</file>

<file path=Object 93/content.xml><?xml version="1.0" encoding="utf-8"?>
<math xmlns="http://www.w3.org/1998/Math/MathML">
  <semantics>
    <mrow>
      <mtext>First let </mtext>
      <mrow>
        <mi>Q</mi>
        <mi mathvariant="normal">=</mi>
        <msubsup>
          <mi>C</mi>
          <mi>Q</mi>
          <mi>T</mi>
        </msubsup>
      </mrow>
      <msub>
        <mi>C</mi>
        <mi>Q</mi>
      </msub>
      <mtext>. Next, note that the matrices </mtext>
      <mi>Q</mi>
      <mi>,</mi>
      <mi/>
      <mi>M</mi>
      <mtext>, and </mtext>
      <mi>V</mi>
      <mtext> are positive semidefinite.</mtext>
    </mrow>
    <annotation encoding="StarMath 5.0">"First let " Q = C_Q^T C_Q ". Next, note that the matrices " Q,` M ", and " V " are positive semidefinite."</annotation>
  </semantics>
</math>
</file>

<file path=Object 94/content.xml><?xml version="1.0" encoding="utf-8"?>
<math xmlns="http://www.w3.org/1998/Math/MathML">
  <semantics>
    <mrow>
      <mtext>and </mtext>
      <mrow>
        <mi>V</mi>
        <mi mathvariant="normal">≥</mi>
        <mn>0</mn>
      </mrow>
      <mtext> since it is a covariance matrix. These positive semidefinite matrices are symmetric and</mtext>
    </mrow>
    <annotation encoding="StarMath 5.0">"and " V &gt;= 0 " since it is a covariance matrix. These positive semidefinite matrices are symmetric and"</annotation>
  </semantics>
</math>
</file>

<file path=Object 95/content.xml><?xml version="1.0" encoding="utf-8"?>
<math xmlns="http://www.w3.org/1998/Math/MathML">
  <semantics>
    <mrow>
      <mtext>real-valued so they are each diagonalizable. Let </mtext>
      <mrow>
        <mi>M</mi>
        <mi mathvariant="normal">=</mi>
        <msub>
          <mi>T</mi>
          <mi>M</mi>
        </msub>
      </mrow>
      <msub>
        <mo stretchy="false">Λ</mo>
        <mi>M</mi>
      </msub>
      <msubsup>
        <mi>T</mi>
        <mi>M</mi>
        <mrow>
          <mi mathvariant="normal">−</mi>
          <mn>1</mn>
        </mrow>
      </msubsup>
      <mtext> and </mtext>
      <mrow>
        <mi>V</mi>
        <mi mathvariant="normal">=</mi>
        <msub>
          <mi>T</mi>
          <mi>V</mi>
        </msub>
      </mrow>
      <msub>
        <mo stretchy="false">Λ</mo>
        <mi>V</mi>
      </msub>
      <msubsup>
        <mi>T</mi>
        <mi>V</mi>
        <mrow>
          <mi mathvariant="normal">−</mi>
          <mn>1</mn>
        </mrow>
      </msubsup>
    </mrow>
    <annotation encoding="StarMath 5.0">"real-valued so they are each diagonalizable. Let " M = T_M %LAMBDA_M T_M^-1 " and " V = T_V %LAMBDA_V T_V^-1</annotation>
  </semantics>
</math>
</file>

<file path=Object 96/content.xml><?xml version="1.0" encoding="utf-8"?>
<math xmlns="http://www.w3.org/1998/Math/MathML">
  <semantics>
    <mrow>
      <msubsup>
        <mi>C</mi>
        <mi>Q</mi>
        <mi>T</mi>
      </msubsup>
      <msub>
        <mi>C</mi>
        <mi>Q</mi>
      </msub>
      <mrow>
        <mi>M</mi>
        <mi mathvariant="normal">=</mi>
        <mi>Q</mi>
      </mrow>
      <msub>
        <mi>T</mi>
        <mi>M</mi>
      </msub>
      <msub>
        <mo stretchy="false">Λ</mo>
        <mi>M</mi>
      </msub>
      <msubsup>
        <mi>T</mi>
        <mi>M</mi>
        <mi>T</mi>
      </msubsup>
    </mrow>
    <annotation encoding="StarMath 5.0">C_Q^T C_Q M = Q T_M %LAMBDA_M T_M^T</annotation>
  </semantics>
</math>
</file>

<file path=Object 97/content.xml><?xml version="1.0" encoding="utf-8"?>
<math xmlns="http://www.w3.org/1998/Math/MathML">
  <semantics>
    <mtext>The trace of a matrix is the sum of its eigenvalues, so the trace is invariant to a similarity transform.</mtext>
    <annotation encoding="StarMath 5.0">"The trace of a matrix is the sum of its eigenvalues, so the trace is invariant to a similarity transform."</annotation>
  </semantics>
</math>
</file>

<file path=Object 98/content.xml><?xml version="1.0" encoding="utf-8"?>
<math xmlns="http://www.w3.org/1998/Math/MathML">
  <semantics>
    <mrow>
      <mi>trace</mi>
      <mrow>
        <mrow>
          <mi stretchy="false" mathvariant="normal">{</mi>
          <mrow>
            <msubsup>
              <mi>C</mi>
              <mi>Q</mi>
              <mi>T</mi>
            </msubsup>
            <msub>
              <mi>C</mi>
              <mi>Q</mi>
            </msub>
            <mi>M</mi>
          </mrow>
          <mi stretchy="false" mathvariant="normal">}</mi>
        </mrow>
        <mi mathvariant="normal">=</mi>
        <mi>trace</mi>
      </mrow>
      <mrow>
        <mi stretchy="false" mathvariant="normal">{</mi>
        <mrow>
          <msubsup>
            <mi>T</mi>
            <mi>M</mi>
            <mi>T</mi>
          </msubsup>
          <mi>Q</mi>
          <msub>
            <mi>T</mi>
            <mi>M</mi>
          </msub>
          <msub>
            <mo stretchy="false">Λ</mo>
            <mi>M</mi>
          </msub>
        </mrow>
        <mi stretchy="false" mathvariant="normal">}</mi>
      </mrow>
    </mrow>
    <annotation encoding="StarMath 5.0">func trace lbrace C_Q^T C_Q M rbrace = func trace lbrace T_M^T Q T_M %LAMBDA_M rbrace</annotation>
  </semantics>
</math>
</file>

<file path=Object 99/content.xml><?xml version="1.0" encoding="utf-8"?>
<math xmlns="http://www.w3.org/1998/Math/MathML">
  <semantics>
    <mrow>
      <mtext>Since </mtext>
      <msub>
        <mo stretchy="false">Λ</mo>
        <mi>M</mi>
      </msub>
      <mtext> is diagonal, the columns with zero eigenvalues will result in columns of all zeros in the</mtext>
    </mrow>
    <annotation encoding="StarMath 5.0">"Since " %LAMBDA_M " is diagonal, the columns with zero eigenvalues will result in columns of all zeros in the"</annotation>
  </semantics>
</math>
</file>